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0.49pt"/>
    </style:style>
    <style:style style:name="co2" style:family="table-column">
      <style:table-column-properties fo:break-before="auto" style:column-width="149.64pt"/>
    </style:style>
    <style:style style:name="co3" style:family="table-column">
      <style:table-column-properties fo:break-before="auto" style:column-width="54.06pt"/>
    </style:style>
    <style:style style:name="co4" style:family="table-column">
      <style:table-column-properties fo:break-before="auto" style:column-width="36pt"/>
    </style:style>
    <style:style style:name="co5" style:family="table-column">
      <style:table-column-properties fo:break-before="auto" style:column-width="25.2pt"/>
    </style:style>
    <style:style style:name="co6" style:family="table-column">
      <style:table-column-properties fo:break-before="auto" style:column-width="15.11pt"/>
    </style:style>
    <style:style style:name="co7" style:family="table-column">
      <style:table-column-properties fo:break-before="auto" style:column-width="452.15pt"/>
    </style:style>
    <style:style style:name="co8" style:family="table-column">
      <style:table-column-properties fo:break-before="auto" style:column-width="278.19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30.99pt"/>
    </style:style>
    <style:style style:name="co11" style:family="table-column">
      <style:table-column-properties fo:break-before="auto" style:column-width="308.89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99.2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8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99"/>
    <style:style style:name="ce10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6" style:family="table-cell" style:parent-style-name="Default">
      <style:table-cell-properties style:rotation-angle="90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0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ce11"/>
        <table:table-column table:style-name="co6" table:number-columns-repeated="1017" table:default-cell-style-name="Default"/>
        <table:table-row table:style-name="ro1">
          <table:table-cell table:style-name="ce1" table:formula="of:=COM.MICROSOFT.TEXTJOIN(CHAR(10); 1; [List.A$1:.A$1048576]) &amp; CHAR(10) &amp; CHAR(10) &amp; [.D1] &amp; CHAR(10) &amp; [.E1]" office:value-type="string" office:string-value="[b]1. [url=https://forum.zdoom.org/viewtopic.php?t=37044#p703341]DoomRL Arsenal[/url][/b] [[b]44[/b]: [size=85]wildweasel: 3,  TheNightATK300: 2, lil'devil: 1, Hege Cactus: 3, TriMetall: 3, kadu522: 3, Azba: 3, 4thcharacter: 3, ZikShadow: 2, Sumwunn: 4, Marrub: 3, Master Medi: 2, Turbo: 2, Crazy Toni: 3, eharper256: 3, Hellser: 3, IdiotBitz: 1[/size]]&#10;[b]2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&#10;[b]3. [url=https://forum.zdoom.org/viewtopic.php?f=43&amp;t=37066#p703762]Guncaster[/url][/b] [[b]35[/b]: [size=85]Brohnesorge: 4, Shi No Hime: 2, ZippeyKeys12: 4, HaraSwift: 1, Somagu: 1,  TheNightATK300: 1, kadu522: 2, ZikShadow: 1, D3athStalker: 4, erni945: 5, GeneralDelphox: 3, QuakedoomNukem Cz: 1, Rowsol: 5, IdiotBitz: 1[/size]]&#10;[b]4. [url=https://forum.zdoom.org/viewtopic.php?f=43&amp;t=57098#p1006858]High Noon Drifter[/url][/b] [[b]31[/b]: [size=85]m8f: 1, Matt: 1, GAA1992: 3, phantombeta: 1, Hege Cactus: 3, kadu522: 2, Captain J: 4, Master Medi: 1, Cyanide: 1, D3athStalker: 1, erni945: 3, GeneralDelphox: 3, insightguy: 3, Hellser: 3, QuakedoomNukem Cz: 1[/size]]&#10;[b]4. [url=https://forum.zdoom.org/viewtopic.php?f=43&amp;t=29915#p567421]Russian Overkill[/url][/b] [[b]31[/b]: [size=85]leodoom85: 1, Marisa Kirisame: 2, Untitled: 2, HaraSwift: 5, wildweasel: 1,  TheNightATK300: 1, Beed28: 5, Hege Cactus: 1, TriMetall: 1, Azba: 1, 4thcharacter: 3, dard22: 1, Koto: 1, wolfmanfp: 5, Rowsol: 1[/size]]&#10;[b]6. [url=https://forum.zdoom.org/viewtopic.php?f=43&amp;t=47494#p805770]The Trailblazer[/url][/b] [[b]28[/b]: [size=85]m8f: 1, Matt: 2, Hege Cactus: 1, lud: 1, ZikShadow: 1, Cyanide: 1, D3athStalker: 2, erni945: 4, insightguy: 3, sycspysycspy: 5, Ikazu-san: 2, Rowsol: 5[/size]]&#10;[b]7. [url=https://forum.zdoom.org/viewtopic.php?t=25836#p492521]Project MSX[/url][/b] [[b]27[/b]: [size=85]Marisa Kirisame: 4, Combine_Kegan: 2, TerminusEst13: 4, wildweasel: 2, ibm5155: 4, Somagu: 1, Azba: 1, Eric_: 5, sycspysycspy: 4[/size]]&#10;[b]8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&#10;[b]8. [url=https://forum.zdoom.org/viewtopic.php?t=51771#p902709]Samsara[/url][/b] [[b]26[/b]: [size=85]Matt: 3, Combine_Kegan: 3, Untitled: 5, Turbo: 3, Crazy Toni: 2, Cyanide: 1, GeneralDelphox: 1, Revae: 5, Hellser: 3[/size]]&#10;[b]10. [url=https://forum.zdoom.org/viewtopic.php?f=43&amp;t=47980#p818030]Colourful Hell[/url][/b] [[b]24[/b]: [size=85]Brohnesorge: 3, Shadelight: 2, Shi No Hime: 2, Marisa Kirisame: 3, HaraSwift: 3, Somagu: 2, lud: 4, 4thcharacter: 3, D3athStalker: 1, Rowsol: 1[/size]]&#10;[b]11. [url=https://forum.zdoom.org/viewtopic.php?f=19&amp;t=47801#p813367]Blade of Agony[/url][/b] [[b]21[/b]: [size=85]Caligari87: 2, ZikShadow: 3, The Ultimate DooMer: 1, dard22: 2, Zcat: 2, Zan: 1, Ravick: 1, Koto: 4, Solmir : 5[/size]]&#10;[b]11. [url=https://forum.zdoom.org/viewtopic.php?f=43&amp;t=57964#p1019776]Netronian Chaos[/url][/b] [[b]21[/b]: [size=85]TerminusEst13: 2, DrPyspy: 3, phantombeta: 5,  TheNightATK300: 2, PlayerLin: 5, Turbo: 2, TheLightBad96: 2[/size]]&#10;[b]11. [url=https://forum.zdoom.org/viewtopic.php?t=29304#p557222]Winter's Fury[/url][/b] [[b]21[/b]: [size=85]Rachael: 1, Shadelight: 3, Jaxxoon R: 3, insightguy: 2, Zcat: 3, Zan: 4, QuakedoomNukem Cz: 1, Solmir : 4[/size]]&#10;[b]14. [url=https://forum.zdoom.org/viewtopic.php?t=46787#p786254]Demonsteele[/url][/b] [[b]20[/b]: [size=85]Untitled: 4, Azba: 1, Eric_: 3, Zcat: 5, TheMightyHeracross: 3, sycspysycspy: 3, Ikazu-san: 1[/size]]&#10;[b]14. [url=https://forum.zdoom.org/viewtopic.php?f=43&amp;t=55061#p973066]Final Doomer[/url][/b] [[b]20[/b]: [size=85]m8f: 1, Shi No Hime: 2, Marisa Kirisame: 1, Untitled: 1, lil'devil: 1, TriMetall: 3, 4thcharacter: 2, Turbo: 2, Cyanide: 1, Hellser: 2, QuakedoomNukem Cz: 1, Ikazu-san: 2, wolfmanfp: 1[/size]]&#10;[b]14. [url=https://forum.zdoom.org/viewtopic.php?f=43&amp;t=53867#p947413]Hearts of Demons - BARON[/url][/b] [[b]20[/b]: [size=85]leodoom85: 1, Shadelight: 4, Shi No Hime: 1, HaraSwift: 5, Somagu: 1, kadu522: 3, lud: 5[/size]]&#10;[b]17. [url=https://forum.zdoom.org/viewtopic.php?t=57817#p1017445]Touhou Doom[/url][/b] [[b]19[/b]: [size=85]ZikShadow: 3, Master Medi: 5, GeneralDelphox: 5, dard22: 4, insightguy: 2[/size]]&#10;[b]18. [url=https://forum.zdoom.org/viewtopic.php?f=19&amp;t=21681#p426527]Psychic[/url][/b] [[b]18[/b]: [size=85]TerminusEst13: 5, phantombeta: 2, Somagu: 1, Marrub: 5, Crazy Toni: 2, Tapwave: 3[/size]]&#10;[b]19. [url=https://forum.zdoom.org/viewtopic.php?f=43&amp;t=58343#p1025452]La Tailor Girl[/url][/b] [[b]17[/b]: [size=85]leodoom85: 1, Rachael: 1, Marisa Kirisame: 3, Somagu: 1, lud: 3, 4thcharacter: 1, PlayerLin: 1, insightguy: 2, eharper256: 3, QuakedoomNukem Cz: 1[/size]]&#10;[b]19. [url=http://www.thekinsie.com/reelism/]Reelism[/url][/b] [[b]17[/b]: [size=85]Matt: 1, Marisa Kirisame: 1, Untitled: 3, undeadmonk354: 1, Beed28: 2, Hege Cactus: 2, TriMetall: 1, Captain J: 2, Crazy Toni: 2, QuakedoomNukem Cz: 1, IdiotBitz: 1[/size]]&#10;[b]21. [url=https://forum.zdoom.org/viewtopic.php?t=54750#p965349]Death Foretold[/url][/b] [[b]16[/b]: [size=85] TheNightATK300: 2, D3athStalker: 2, insightguy: 3, DoodGuy: 4, JDSH98: 5[/size]]&#10;[b]21. [url=https://forum.zdoom.org/viewtopic.php?f=19&amp;t=33292#p630099]Doom RPG[/url][/b] [[b]16[/b]: [size=85]kadu522: 3, ZikShadow: 1, Sumwunn: 5, Marrub: 2, Master Medi: 3, Ikazu-san: 2[/size]]&#10;[b]21. [url=http://adventuresofsquare.com/]The Adventures of Square[/url][/b] [[b]16[/b]: [size=85]Combine_Kegan: 3, ZippeyKeys12: 4, TriMetall: 1, Bigger C: 2, TheLightBad96: 2, Revae: 3, QuakedoomNukem Cz: 1[/size]]&#10;[b]24. [url=https://forum.zdoom.org/viewtopic.php?f=43&amp;t=51035#p888249]LegenDoom[/url][/b] [[b]15[/b]: [size=85]Hege Cactus: 3, lud: 2, 4thcharacter: 3, ZikShadow: 1, Sumwunn: 3, Crazy Toni: 2, IdiotBitz: 1[/size]]&#10;[b]24. [url=https://forum.zdoom.org/viewtopic.php?f=43&amp;t=57716#p1016051]Quake Champions: Doom Edition[/url][/b] [[b]15[/b]: [size=85] TheNightATK300: 3, Cyanide: 1, D3athStalker: 2, Apaul27 : 1, DoodGuy: 5, JDSH98: 3[/size]]&#10;[b]24. [url=http://action.mancubus.net/ad2free.htm]Urban Brawl: Action Doom 2[/url][/b] [[b]15[/b]: [size=85]DrPyspy: 3, wildweasel: 4, Captain J: 1, PlayerLin: 1, dard22: 5, QuakedoomNukem Cz: 1[/size]]&#10;[b]27. [url=https://forum.zdoom.org/viewtopic.php?f=43&amp;t=54843#p967174]D4D[/url][/b] [[b]14[/b]: [size=85]Caligari87: 3, Shi No Hime: 2, ZippeyKeys12: 1, GAA1992: 1, Beed28: 3, GeneralDelphox: 3, Rowsol: 1[/size]]&#10;[b]27. [url=https://forum.zdoom.org/viewtopic.php?t=32674#p618450]Pirate Doom[/url][/b] [[b]14[/b]: [size=85]Combine_Kegan: 4, undeadmonk354: 5, Zcat: 4, Ravick: 1[/size]]&#10;[b]29. [url=https://www.doomworld.com/idgames/levels/doom2/Ports/v-z/zendyn_x]Zen Dynamics[/url][/b] [[b]11[/b]: [size=85]TerminusEst13: 1, Captain J: 5, Crazy Toni: 2, Tapwave: 3[/size]]&#10;[b]30. [url=https://forum.zdoom.org/viewtopic.php?t=53010#p928835]MetaDoom[/url][/b] [[b]10[/b]: [size=85]Shadelight: 1, DrPyspy: 3, Sumwunn: 1, Crazy Toni: 2, DoodGuy: 3[/size]]&#10;[b]31. [url=https://forum.zdoom.org/viewtopic.php?f=19&amp;t=47574#p808023]Doom: The Golden Souls 2[/url][/b] [[b]9[/b]: [size=85]QuakedoomNukem Cz: 1, Apaul27 : 2, wolfmanfp: 2, Мichаеlis: 2, DoodGuy: 2[/size]]&#10;[b]31. [url=https://forum.zdoom.org/viewtopic.php?f=43&amp;t=57053#p1006227]Kriegsland: Blutorden[/url][/b] [[b]9[/b]: [size=85]TheLightBad96: 2, erni945: 2, Apaul27 : 1, DoodGuy: 1, YukesVonFaust: 1, JDSH98: 2[/size]]&#10;[b]31. [url=https://forum.zdoom.org/viewtopic.php?f=43&amp;t=60054#p1047705]ouch_m 2: abort_m[/url][/b] [[b]9[/b]: [size=85]leodoom85: 1, ZippeyKeys12: 5, Azba: 1, wolfmanfp: 2[/size]]&#10;[b]34. [url=http://www.moddb.com/mods/brutal-doom]Brutal Doom[/url][/b] [[b]8[/b]: [size=85]lil'devil: 1, Olroda: 1, Zcat: 1, Zan: 3, wolfmanfp: 1, Rowsol: 1[/size]]&#10;[b]34. [url=https://forum.zdoom.org/viewtopic.php?f=43&amp;t=54904#p969133]Lithium[/url][/b] [[b]8[/b]: [size=85]GAA1992: 1, Somagu: 1, TriMetall: 3, Ikazu-san: 3[/size]]&#10;[b]34. [url=https://www.doomworld.com/forum/topic/57957-psx-doomfinal-doom-tc-version-2135-now-released/]PlayStation Doom TC[/url][/b] [[b]8[/b]: [size=85]leodoom85: 1, lil'devil: 1, Olroda: 5, Ravick: 1[/size]]&#10;[b]37. [url=https://forum.zdoom.org/viewtopic.php?f=19&amp;t=47573#p807968]Ashes 2063 TC[/url][/b] [[b]7[/b]: [size=85]Olroda: 2, Bigger C: 3, TheLightBad96: 2[/size]]&#10;[b]37. [url=https://forum.zdoom.org/viewtopic.php?f=43&amp;t=58594#p1029236]Doom Incarnate[/url][/b] [[b]7[/b]: [size=85]Somagu: 1, ZikShadow: 1, TheLightBad96: 4, Koto: 1[/size]]&#10;[b]37. [url=https://forum.zdoom.org/viewtopic.php?t=22008#p433365]Legacy of Suffering[/url][/b] [[b]7[/b]: [size=85]ibm5155: 5, Ravick: 1, Koto: 1[/size]]&#10;[b]37. [url=https://forum.zdoom.org/viewtopic.php?t=56668#p1000996]Rise Of The Wool Ball[/url][/b] [[b]7[/b]: [size=85]TheMightyHeracross: 3, QuakedoomNukem Cz: 1, Apaul27 : 3[/size]]&#10;[b]37. [url=https://forum.zdoom.org/viewtopic.php?f=45&amp;t=13704#p278356]The Ghoul's Forest 3[/url][/b] [[b]7[/b]: [size=85]ibm5155: 1, undeadmonk354: 4, lil'devil: 2[/size]]&#10;[b]37. [url=https://forum.zdoom.org/viewtopic.php?t=35846#p676444]Wrath of Cronos RPG[/url][/b] [[b]7[/b]: [size=85]Master Medi: 2, Zan: 1, TheMightyHeracross: 3, IdiotBitz: 1[/size]]&#10;[b]37. [url=https://forum.zdoom.org/viewtopic.php?f=43&amp;t=55465#p982269]WW-Cola3[/url][/b] [[b]7[/b]: [size=85]phantombeta: 2, Apaul27 : 2, wolfmanfp: 3[/size]]&#10;[b]44. [url=https://forum.zdoom.org/viewtopic.php?f=19&amp;t=55387#p980696]Daytime Drama[/url][/b] [[b]6[/b]: [size=85]leodoom85: 1, Marisa Kirisame: 1, lil'devil: 4[/size]]&#10;[b]44. [url=https://forum.zdoom.org/viewtopic.php?t=34430#p651069]DTS-T[/url][/b] [[b]6[/b]: [size=85]Sgt. Shivers: 5, IdiotBitz: 1[/size]]&#10;[b]44. [url=https://forum.zdoom.org/viewtopic.php?f=43&amp;t=47229#p798227]JohnnyDoom[/url][/b] [[b]6[/b]: [size=85]Brohnesorge: 4, Matt: 1, Turbo: 1[/size]]&#10;[b]44. [url=https://forum.zdoom.org/viewtopic.php?f=19&amp;t=54380#p957591]The Inquisitor III[/url][/b] [[b]6[/b]: [size=85]The Ultimate DooMer: 1, Zan: 5[/size]]&#10;[b]44. [url=https://forum.zdoom.org/viewtopic.php?t=14722&amp;#p297378]The Ultimate Torment and Torture[/url][/b] [[b]6[/b]: [size=85]DrPyspy: 3, ibm5155: 2, JDSH98: 1[/size]]&#10;[b]44. [url=https://forum.zdoom.org/viewtopic.php?t=51000#p887649]Zero Tolerance[/url][/b] [[b]6[/b]: [size=85]Combine_Kegan: 1, Tapwave: 3, Hellser: 2[/size]]&#10;[b]50. [url=https://forum.zdoom.org/viewtopic.php?f=19&amp;t=50299#p874982]Aracnocide[/url][/b] [[b]5[/b]: [size=85]TheLightBad96: 1, erni945: 1, YukesVonFaust: 3[/size]]&#10;[b]50. [url=https://www.doomworld.com/vb/wads-mods/91854-wip-doom-64-retribution/]Doom 64: Retribution[/url][/b] [[b]5[/b]: [size=85]leodoom85: 1, Jaxxoon R: 3, YukesVonFaust: 1[/size]]&#10;[b]50. [url=https://forum.zdoom.org/viewtopic.php?f=43&amp;t=52262#p912321]Doom Delta[/url][/b] [[b]5[/b]: [size=85]PlayerLin: 2, Hellser: 2, YukesVonFaust: 1[/size]]&#10;[b]50. [url=https://forum.zdoom.org/viewtopic.php?f=19&amp;t=35135#p661646]Doom: The Golden Souls[/url][/b] [[b]5[/b]: [size=85]The Ultimate DooMer: 1, Koto: 1, Apaul27 : 2, Мichаеlis: 1[/size]]&#10;[b]50. [url=https://forum.zdoom.org/viewtopic.php?f=43&amp;t=48985#p845608]Faspons[/url][/b] [[b]5[/b]: [size=85]Somagu: 1, Bigger C: 4[/size]]&#10;[b]50. [url=https://www.doomworld.com/idgames/levels/doom2/Ports/a-c/circus2]Happy Time Circus ][[/url][/b] [[b]5[/b]: [size=85]Ravick: 1, Major Cooke: 4[/size]]&#10;[b]50. [url=https://forum.zdoom.org/viewtopic.php?t=30942#p586255]Hunter’s Moon[/url][/b] [[b]5[/b]: [size=85]ibm5155: 3, D3athStalker: 1, Мichаеlis: 1[/size]]&#10;[b]50. [url=https://forum.zdoom.org/viewtopic.php?t=29815#p565772]Nazis![/url][/b] [[b]5[/b]: [size=85]ZikShadow: 1, Sgt. Shivers: 4[/size]]&#10;[b]50. [url=https://www.moddb.com/mods/brutal-doom/addons/project-brutality]Project Brutality[/url][/b] [[b]5[/b]: [size=85]Koto: 3, JDSH98: 2[/size]]&#10;[b]50. [url=http://doomworld.com/idgames/?id=12747]RTC-3057 Hub 1[/url][/b] [[b]5[/b]: [size=85]wildweasel: 5[/size]]&#10;[b]50. [url=https://forum.zdoom.org/viewtopic.php?f=42&amp;t=35879#p677083]S.U.P.E.R Natural[/url][/b] [[b]5[/b]: [size=85]Major Cooke: 5[/size]]&#10;[b]50. [url=https://forum.zdoom.org/viewtopic.php?f=43&amp;t=57310#p1010252]Shades of Doom[/url][/b] [[b]5[/b]: [size=85]GAA1992: 2, eharper256: 3[/size]]&#10;[b]50. [url=https://forum.zdoom.org/viewtopic.php?t=33330#p630834]Terrorists![/url][/b] [[b]5[/b]: [size=85] TheNightATK300: 2, TriMetall: 2, ZikShadow: 1[/size]]&#10;[b]50. [url=https://forum.zdoom.org/viewtopic.php?f=43&amp;t=57655#p1015050]The Soldier Z[/url][/b] [[b]5[/b]: [size=85]Shi No Hime: 5[/size]]&#10;[b]50. [url=https://zandronum.com/forum/viewtopic.php?t=123]Who Dun It[/url][/b] [[b]5[/b]: [size=85]Matt: 3, Revae: 2[/size]]&#10;[b]65. [url=https://forum.zdoom.org/viewtopic.php?f=43&amp;t=48872#p842280]10x[/url][/b] [[b]4[/b]: [size=85]Beed28: 4[/size]]&#10;[b]65. [url=http://action.mancubus.net/actiondoom/]Action Doom[/url][/b] [[b]4[/b]: [size=85]lil'devil: 2, QuakedoomNukem Cz: 1, IdiotBitz: 1[/size]]&#10;[b]65. [url=https://forum.zdoom.org/viewtopic.php?f=43&amp;t=55487#p982784]AEons Of Death[/url][/b] [[b]4[/b]: [size=85]leodoom85: 1, undeadmonk354: 2, lil'devil: 1[/size]]&#10;[b]65. [url=https://forum.zdoom.org/viewtopic.php?f=43&amp;t=52363#p914958]Argent[/url][/b] [[b]4[/b]: [size=85]Cyanide: 1, eharper256: 3[/size]]&#10;[b]65. [url=https://forum.zdoom.org/viewtopic.php?f=43&amp;t=50004]Beautiful Doom[/url][/b] [[b]4[/b]: [size=85]m8f: 1, ZippeyKeys12: 1, GAA1992: 1, Мichаеlis: 1[/size]]&#10;[b]65. [url=https://www.doomworld.com/idgames/levels/doom2/Ports/m-o/njbgpabh]BGPA Missions Liberation[/url][/b] [[b]4[/b]: [size=85]Ravick: 1, Koto: 3[/size]]&#10;[b]65. [url=https://www.doomworld.com/idgames/levels/doom2/Ports/d-f/de-pkg]Demon Eclipse[/url][/b] [[b]4[/b]: [size=85]The Ultimate DooMer: 1, Solmir : 3[/size]]&#10;[b]65. [url=https://forum.zdoom.org/viewtopic.php?t=45804#p760002]Hocusdoom[/url][/b] [[b]4[/b]: [size=85]Master Medi: 2, Мichаеlis: 2[/size]]&#10;[b]65. [url=https://forum.zdoom.org/viewtopic.php?f=43&amp;t=57092#p1006758]Juvenile Power Fantasy[/url][/b] [[b]4[/b]: [size=85]Brohnesorge: 2, Rachael: 1, Shi No Hime: 1[/size]]&#10;[b]65. [url=https://forum.zdoom.org/viewtopic.php?f=19&amp;t=52867#p925329]Project Einherjar[/url][/b] [[b]4[/b]: [size=85]Rachael: 1, TheLightBad96: 2, YukesVonFaust: 1[/size]]&#10;[b]65. [url=https://forum.zdoom.org/viewtopic.php?t=23024&amp;#p451257]Serpent Resurrection[/url][/b] [[b]4[/b]: [size=85]The Ultimate DooMer: 1, TheMightyHeracross: 3[/size]]&#10;[b]65. [url=https://forum.zdoom.org/viewtopic.php?t=52301#p913612]Shadow Of The Wool Ball[/url][/b] [[b]4[/b]: [size=85]QuakedoomNukem Cz: 1, Apaul27 : 3[/size]]&#10;[b]65. [url=https://forum.zdoom.org/viewtopic.php?t=47302#p800865]Shut up and Bleed[/url][/b] [[b]4[/b]: [size=85]GAA1992: 1, Somagu: 1, Azba: 1, YukesVonFaust: 1[/size]]&#10;[b]65. [url=https://forum.zdoom.org/viewtopic.php?f=42&amp;t=60219#p1049804]Soundless Mound[/url][/b] [[b]4[/b]: [size=85]Rachael: 1, dard22: 3[/size]]&#10;[b]65. [url=https://forum.zdoom.org/viewtopic.php?f=105&amp;t=54992#p971348]SpriteShadow[/url][/b] [[b]4[/b]: [size=85]m8f: 1, Caligari87: 1, Hipnotic Rogue: 1, Cyanide: 1[/size]]&#10;[b]65. [url=http://stronghold.drdteam.org/]Stronghold: On the Edge of Chaos[/url][/b] [[b]4[/b]: [size=85]Caligari87: 2, The Ultimate DooMer: 1, Ravick: 1[/size]]&#10;[b]65. [url=https://forum.zdoom.org/viewtopic.php?t=55741#p985511]Waterlab GZD[/url][/b] [[b]4[/b]: [size=85]Caligari87: 1, Jaxxoon R: 3[/size]]&#10;[b]82. [url=https://www.doomworld.com/idgames/combos/alanguns]Alandoguns[/url][/b] [[b]3[/b]: [size=85]lil'devil: 1, Мichаеlis: 2[/size]]&#10;[b]82. [url=https://forum.zdoom.org/viewtopic.php?f=43&amp;t=54322#p956169]Bullet-Eye[/url][/b] [[b]3[/b]: [size=85]Ikazu-san: 3[/size]]&#10;[b]82. [url=https://forum.zdoom.org/viewtopic.php?f=19&amp;t=35458#p668203]Burl Tumd[/url][/b] [[b]3[/b]: [size=85]Combine_Kegan: 2, Azba: 1[/size]]&#10;[b]82. [url=https://zdoom.org/wiki/Cold_as_Hell]Cold as Hell[/url][/b] [[b]3[/b]: [size=85]Ravick: 1, Solmir : 2[/size]]&#10;[b]82. [url=https://www.doomworld.com/idgames/combos/wwhcdiaz]Diaz: Last Hours of Purity[/url][/b] [[b]3[/b]: [size=85]TheMightyHeracross: 3[/size]]&#10;[b]82. [url=https://forum.zdoom.org/viewtopic.php?f=19&amp;t=46509#p778245]Droplets: Simulated Blood[/url][/b] [[b]3[/b]: [size=85]Hipnotic Rogue: 1, GAA1992: 1, IdiotBitz: 1[/size]]&#10;[b]82. [url=https://forum.zdoom.org/viewtopic.php?f=43&amp;t=58486#p1027620]Factotum[/url][/b] [[b]3[/b]: [size=85]kadu522: 1, YukesVonFaust: 2[/size]]&#10;[b]82. [url=https://www.doomworld.com/idgames/levels/doom2/Ports/a-c/circus666]Happy Time Circus[/url][/b] [[b]3[/b]: [size=85]Major Cooke: 3[/size]]&#10;[b]82. [url=https://forum.zdoom.org/viewtopic.php?f=43&amp;t=56762]Heretical Doom[/url][/b] [[b]3[/b]: [size=85]eharper256: 3[/size]]&#10;[b]82. [url=https://forum.zdoom.org/viewtopic.php?f=46&amp;t=29117#p553405]Jimmy’s Jukebox[/url][/b] [[b]3[/b]: [size=85]Tapwave: 3[/size]]&#10;[b]82. [url=http://www.prodigal-game.com/doomwads.html]Redux E2M4[/url][/b] [[b]3[/b]: [size=85]Jaxxoon R: 3[/size]]&#10;[b]82. [url=https://forum.zdoom.org/viewtopic.php?f=45&amp;t=24974#p479313]scalliano's 667 Shuffle[/url][/b] [[b]3[/b]: [size=85]leodoom85: 1, Мichаеlis: 2[/size]]&#10;[b]82. [url=https://www.doomworld.com/idgames/levels/doom2/Ports/megawads/sonic]Super Sonic DooM[/url][/b] [[b]3[/b]: [size=85]PlayerLin: 3[/size]]&#10;[b]82. [url=http://waltersgameboy.tripod.com/simpdoom/]The Ultimate Simpsons Doom [/url][/b] [[b]3[/b]: [size=85]undeadmonk354: 3[/size]]&#10;[b]82. [url=https://www.doomworld.com/idgames/levels/doom2/Ports/v-z/void]Void[/url][/b] [[b]3[/b]: [size=85]Jaxxoon R: 3[/size]]&#10;[b]82. [url=http://lazrojas.com/wolfendoom/arctic_2.html]WolfenDOOM: Operation: Arctic Wolf[/url][/b] [[b]3[/b]: [size=85]Sgt. Shivers: 3[/size]]&#10;[b]98. [url=https://forum.zdoom.org/viewtopic.php?f=43&amp;t=54914#p969409]Aetherius[/url][/b] [[b]2[/b]: [size=85]PlayerLin: 2[/size]]&#10;[b]98. [url=https://forum.zdoom.org/viewtopic.php?f=43&amp;t=53545#p940527]BlackWarrior[/url][/b] [[b]2[/b]: [size=85]Somagu: 1, PlayerLin: 1[/size]]&#10;[b]98. [url=https://forum.zdoom.org/viewtopic.php?f=19&amp;t=57800#p1017196]Castlevania - Simon's Destiny[/url][/b] [[b]2[/b]: [size=85]Rachael: 1, QuakedoomNukem Cz: 1[/size]]&#10;[b]98. [url=https://forum.zdoom.org/viewtopic.php?f=43&amp;t=58535#p1028376]Complex Doom[/url][/b] [[b]2[/b]: [size=85]leodoom85: 1, Rowsol: 1[/size]]&#10;[b]98. [url=https://forum.zdoom.org/viewtopic.php?f=19&amp;t=55298#p978283]Consolation Prize: The PSX Doom TC[/url][/b] [[b]2[/b]: [size=85]GAA1992: 1, IdiotBitz: 1[/size]]&#10;[b]98. [url=https://forum.zdoom.org/viewtopic.php?t=36667#p694653]Crossfire[/url][/b] [[b]2[/b]: [size=85]Somagu: 1, Marrub: 1[/size]]&#10;[b]98. [url=https://forum.zdoom.org/viewtopic.php?f=19&amp;t=36608]Cyberrunner[/url][/b] [[b]2[/b]: [size=85]Revae: 2[/size]]&#10;[b]98. [url=https://forum.zdoom.org/viewtopic.php?t=55048#p972862]DamNums[/url][/b] [[b]2[/b]: [size=85]Hipnotic Rogue: 1, Мichаеlis: 1[/size]]&#10;[b]98. [url=https://forum.zdoom.org/viewtopic.php?f=43&amp;t=58521#p1028226]Dead Marine[/url][/b] [[b]2[/b]: [size=85]m8f: 1, GAA1992: 1[/size]]&#10;[b]98. [url=https://forum.zdoom.org/viewtopic.php?f=42&amp;t=54708#p964549]dead.air[/url][/b] [[b]2[/b]: [size=85]Rachael: 1, Мichаеlis: 1[/size]]&#10;[b]98. [url=https://forum.zdoom.org/viewtopic.php?f=43&amp;t=59887#p1045489]Demon CounterStrike[/url][/b] [[b]2[/b]: [size=85]Shadelight: 2[/size]]&#10;[b]98. [url=https://forum.zdoom.org/viewtopic.php?f=19&amp;t=48208#p824651]Eriguns 2[/url][/b] [[b]2[/b]: [size=85]Hipnotic Rogue: 1, Cyanide: 1[/size]]&#10;[b]98. [url=https://forum.zdoom.org/viewtopic.php?t=31034#p587707]Error: Doom[/url][/b] [[b]2[/b]: [size=85]Marrub: 2[/size]]&#10;[b]98. [url=http://www.moddb.com/mods/final-neodoom]Final NeoDoom[/url][/b] [[b]2[/b]: [size=85]The Ultimate DooMer: 1, Ravick: 1[/size]]&#10;[b]98. [url=https://forum.zdoom.org/viewtopic.php?f=43&amp;t=46413#p775648]FragTrak[/url][/b] [[b]2[/b]: [size=85]Ikazu-san: 2[/size]]&#10;[b]98. [url=https://forum.zdoom.org/viewtopic.php?f=19&amp;t=46718#p784166]Gene-Tech: Before the Storm[/url][/b] [[b]2[/b]: [size=85]Rachael: 1, Ravick: 1[/size]]&#10;[b]98. [url=https://forum.zdoom.org/viewtopic.php?t=58009#p1020405]HeXeReTiC Fantasy[/url][/b] [[b]2[/b]: [size=85]Sumwunn: 2[/size]]&#10;[b]98. [url=https://forum.zdoom.org/viewtopic.php?f=43&amp;t=37130#p705156]Insanity's Requiem[/url][/b] [[b]2[/b]: [size=85]D3athStalker: 2[/size]]&#10;[b]98. [url=https://forum.zdoom.org/viewtopic.php?f=3&amp;t=13117#p267820]Queen's Crusade[/url][/b] [[b]2[/b]: [size=85]Matt: 2[/size]]&#10;[b]98. [url=https://www.joshuaosullivan.co.uk/skulldash/]Skulldash[/url][/b] [[b]2[/b]: [size=85]The Ultimate DooMer: 1, QuakedoomNukem Cz: 1[/size]]&#10;[b]98. [url=https://forum.zdoom.org/viewtopic.php?f=43&amp;t=46174#p769209]Sneaky Doom[/url][/b] [[b]2[/b]: [size=85]sycspysycspy: 2[/size]]&#10;[b]98. [url=https://forum.zdoom.org/viewtopic.php?t=49369#p854693]Strange Aeons[/url][/b] [[b]2[/b]: [size=85]Rachael: 1, Мichаеlis: 1[/size]]&#10;[b]98. [url=https://forum.zdoom.org/viewtopic.php?f=43&amp;t=57902#p1018827]Sun Damage Omen[/url][/b] [[b]2[/b]: [size=85]Matt: 2[/size]]&#10;[b]98. [url=https://forum.zdoom.org/viewtopic.php?t=37064#p703739]The Space Pirate[/url][/b] [[b]2[/b]: [size=85]Olroda: 2[/size]]&#10;[b]98. [url=https://forum.zdoom.org/viewtopic.php?f=42&amp;t=45877#p761802]Threshold Of Pain[/url][/b] [[b]2[/b]: [size=85]JDSH98: 2[/size]]&#10;[b]98. [url=https://forum.zdoom.org/viewtopic.php?f=19&amp;t=27981#p535716]TurboCharged ARCADE![/url][/b] [[b]2[/b]: [size=85]Major Cooke: 2[/size]]&#10;[b]98. [url=https://forum.zdoom.org/viewtopic.php?f=43&amp;t=60612]Ultra Crispy[/url][/b] [[b]2[/b]: [size=85]YukesVonFaust: 2[/size]]&#10;[b]98. [url=https://forum.zdoom.org/viewtopic.php?f=42&amp;t=25358#p484506]Unloved[/url][/b] [[b]2[/b]: [size=85]Rachael: 1, Ravick: 1[/size]]&#10;[b]98. [url=https://forum.zdoom.org/viewtopic.php?f=19&amp;t=36821#p698354]Weapons of Saturn[/url][/b] [[b]2[/b]: [size=85]m8f: 1, Cyanide: 1[/size]]&#10;[b]98. [url=http://lazrojas.com/wolfendoom/astrostein_2.html]WolfenDOOM:  Astrostein[/url][/b] [[b]2[/b]: [size=85]Sgt. Shivers: 2[/size]]&#10;[b]128. [url=https://www.doomworld.com/idgames/levels/doom/Ports/0-9/007ltsd]007: Licence to Spell DooM[/url][/b] [[b]1[/b]: [size=85]The Ultimate DooMer: 1[/size]]&#10;[b]128. [url=https://forum.zdoom.org/viewtopic.php?f=42&amp;t=54247#p954473]20 Monsters Challenge[/url][/b] [[b]1[/b]: [size=85]Rachael: 1[/size]]&#10;[b]128. [url=https://forum.zdoom.org/viewtopic.php?t=36877#p699326]Accessories to Murder[/url][/b] [[b]1[/b]: [size=85]Cyanide: 1[/size]]&#10;[b]128. [url=https://forum.zdoom.org/viewtopic.php?t=58501#p1027895]Alfonzone[/url][/b] [[b]1[/b]: [size=85]The Ultimate DooMer: 1[/size]]&#10;[b]128. [url=https://www.moddb.com/mods/acm-2014]Aliens: Colonial Marines TC[/url][/b] [[b]1[/b]: [size=85]Ravick: 1[/size]]&#10;[b]128. [url=https://forum.zdoom.org/viewtopic.php?t=56483#p998194]All Clear Message[/url][/b] [[b]1[/b]: [size=85]Cyanide: 1[/size]]&#10;[b]128. [url=https://forum.zdoom.org/viewtopic.php?f=43&amp;t=57464#p1012472]Banhammer[/url][/b] [[b]1[/b]: [size=85]leodoom85: 1[/size]]&#10;[b]128. [url=https://forum.zdoom.org/viewtopic.php?f=3&amp;t=37949#p722987]Brutalkick[/url][/b] [[b]1[/b]: [size=85]Hipnotic Rogue: 1[/size]]&#10;[b]128. [url=https://forum.zdoom.org/viewtopic.php?t=34569#p653208]Call of Dooty[/url][/b] [[b]1[/b]: [size=85]wolfmanfp: 1[/size]]&#10;[b]128. [url=https://forum.zdoom.org/viewtopic.php?f=43&amp;t=60456#p1052735]Champions[/url][/b] [[b]1[/b]: [size=85]IdiotBitz: 1[/size]]&#10;[b]128. [url=https://www.doomworld.com/idgames/?id=12363]Chosen[/url][/b] [[b]1[/b]: [size=85]Bigger C: 1[/size]]&#10;[b]128. [url=https://forum.zdoom.org/viewtopic.php?f=61&amp;t=57834#p1017698]Complex Doom: LCA[/url][/b] [[b]1[/b]: [size=85]leodoom85: 1[/size]]&#10;[b]128. [url=https://forum.zdoom.org/viewtopic.php?f=43&amp;t=51446]CustomDoom[/url][/b] [[b]1[/b]: [size=85]m8f: 1[/size]]&#10;[b]128. [url=https://www.doomworld.com/idgames/levels/doom2/Ports/d-f/dark7]Dark 7 (with Mission Pack)[/url][/b] [[b]1[/b]: [size=85]The Ultimate DooMer: 1[/size]]&#10;[b]128. [url=https://forum.zdoom.org/viewtopic.php?t=58375#p1025963]Dark Encounters[/url][/b] [[b]1[/b]: [size=85]The Ultimate DooMer: 1[/size]]&#10;[b]128. [url=https://forum.zdoom.org/viewtopic.php?t=46787#p786254]Demonsteele: NowThatsWhatICallMIDI[/url][/b] [[b]1[/b]: [size=85]HaraSwift: 1[/size]]&#10;[b]128. [url=https://www.moddb.com/mods/dont-play-with-hell-black-edition]Don`t play with HELL – Black Edition[/url][/b] [[b]1[/b]: [size=85]Ravick: 1[/size]]&#10;[b]128. [url=https://www.doomworld.com/forum/topic/62403-doom-2-minor-sprite-fixing-project-v19-release-updated-12718/]Doom 2 Minor Sprite Fixing Project[/url][/b] [[b]1[/b]: [size=85]m8f: 1[/size]]&#10;[b]128. [url=https://forum.zdoom.org/viewtopic.php?f=43&amp;t=51596]Doom 64 'weapons only'[/url][/b] [[b]1[/b]: [size=85]Hipnotic Rogue: 1[/size]]&#10;[b]128. [url=https://forum.zdoom.org/viewtopic.php?f=43&amp;t=58499#p1027836]Doom Loot Box Mod[/url][/b] [[b]1[/b]: [size=85]IdiotBitz: 1[/size]]&#10;[b]128. [url=https://forum.zdoom.org/viewtopic.php?f=19&amp;t=48208#p824651]Eriguns 1[/url][/b] [[b]1[/b]: [size=85]Cyanide: 1[/size]]&#10;[b]128. [url=https://forum.zdoom.org/viewtopic.php?f=19&amp;t=52631#p920489]Fading Corpses Universal[/url][/b] [[b]1[/b]: [size=85]m8f: 1[/size]]&#10;[b]128. [url=https://forum.zdoom.org/viewtopic.php?f=43&amp;t=58923#p1033516]FamiliarDoom[/url][/b] [[b]1[/b]: [size=85]kadu522: 1[/size]]&#10;[b]128. [url=https://forum.zdoom.org/viewtopic.php?f=105&amp;t=35388#p666921]Footsteps[/url][/b] [[b]1[/b]: [size=85]m8f: 1[/size]]&#10;[b]128. [url=https://forum.zdoom.org/viewtopic.php?f=19&amp;t=57252#p1009564]Ghoul School 3D[/url][/b] [[b]1[/b]: [size=85]Rachael: 1[/size]]&#10;[b]128. [url=https://forum.zdoom.org/viewtopic.php?f=46&amp;t=56148#p994037]GZSHud[/url][/b] [[b]1[/b]: [size=85]Hipnotic Rogue: 1[/size]]&#10;[b]128. [url=https://forum.zdoom.org/viewtopic.php?f=37&amp;t=47973#p817851]Heretic Widescreened HUD[/url][/b] [[b]1[/b]: [size=85]Hipnotic Rogue: 1[/size]]&#10;[b]128. [url=https://www.doomworld.com/idgames/levels/hexen/v-z/viscerus]Hexen: Scourge of Viscerus[/url][/b] [[b]1[/b]: [size=85]Solmir : 1[/size]]&#10;[b]128. [url=https://forum.zdoom.org/viewtopic.php?f=43&amp;t=33766#p638587]HeXercise[/url][/b] [[b]1[/b]: [size=85]Eric_: 1[/size]]&#10;[b]128. [url=https://forum.zdoom.org/viewtopic.php?f=43&amp;t=57522#p1013338]Highway to Hell[/url][/b] [[b]1[/b]: [size=85]GAA1992: 1[/size]]&#10;[b]128. [url=https://www.doomworld.com/idgames/levels/heretic/Ports/hocx]Hordes of Chaos[/url][/b] [[b]1[/b]: [size=85]The Ultimate DooMer: 1[/size]]&#10;[b]128. [url=https://forum.zdoom.org/viewtopic.php?f=43&amp;t=48074#p820532]HXRTC Project[/url][/b] [[b]1[/b]: [size=85]leodoom85: 1[/size]]&#10;[b]128. [url=https://jp.itch.io/doom-keymaster]Keymaster[/url][/b] [[b]1[/b]: [size=85]IdiotBitz: 1[/size]]&#10;[b]128. [url=https://forum.zdoom.org/viewtopic.php?t=37786#p719312]Lasting Light[/url][/b] [[b]1[/b]: [size=85]Ravick: 1[/size]]&#10;[b]128. [url=https://www.doomworld.com/idgames/levels/doom2/Ports/j-l/lslsp_gd]LOST SOULSPHERE: Gold Edition[/url][/b] [[b]1[/b]: [size=85]Major Cooke: 1[/size]]&#10;[b]128. [url=https://forum.zdoom.org/viewtopic.php?f=43&amp;t=52041#p907566]Lowtech Remake[/url][/b] [[b]1[/b]: [size=85]YukesVonFaust: 1[/size]]&#10;[b]128. [url=https://forum.zdoom.org/viewtopic.php?f=19&amp;t=28589&amp;start=2490#p925995]MAIS[/url][/b] [[b]1[/b]: [size=85]Sgt. Shivers: 1[/size]]&#10;[b]128. [url=https://www.doomworld.com/idgames/levels/doom2/Ports/m-o/massm2]MassMouth 2[/url][/b] [[b]1[/b]: [size=85]The Ultimate DooMer: 1[/size]]&#10;[b]128. [url=https://forum.zdoom.org/viewtopic.php?t=48924#p843884]Megabounce[/url][/b] [[b]1[/b]: [size=85]Beed28: 1[/size]]&#10;[b]128. [url=https://forum.zdoom.org/viewtopic.php?t=45872#p761776]Metroid: Dreadnought[/url][/b] [[b]1[/b]: [size=85]Cyanide: 1[/size]]&#10;[b]128. [url=https://forum.zdoom.org/viewtopic.php?t=56838#p1003369]Monster Scouter[/url][/b] [[b]1[/b]: [size=85]Cyanide: 1[/size]]&#10;[b]128. [url=https://forum.zdoom.org/viewtopic.php?f=43&amp;t=56272]Nameless Lite RPG Mod[/url][/b] [[b]1[/b]: [size=85]IdiotBitz: 1[/size]]&#10;[b]128. [url=https://forum.zdoom.org/viewtopic.php?f=45&amp;t=11545#p237676]Nash's Gore Mod[/url][/b] [[b]1[/b]: [size=85]Hipnotic Rogue: 1[/size]]&#10;[b]128. [url=https://forum.zdoom.org/viewtopic.php?f=46&amp;t=33079#p626384]NC HUD[/url][/b] [[b]1[/b]: [size=85]m8f: 1[/size]]&#10;[b]128. [url=http://web.archive.org/web/20100527012514/http://members.multimania.co.uk/Enjay001/]njsplash[/url][/b] [[b]1[/b]: [size=85]Hipnotic Rogue: 1[/size]]&#10;[b]128. [url=https://forum.zdoom.org/viewtopic.php?t=47988#p818163]Paranoid and Paranoiac[/url][/b] [[b]1[/b]: [size=85]The Ultimate DooMer: 1[/size]]&#10;[b]128. [url=http://www.perkristian.net/game_doom-sfx.shtml]Perkristan's HD Sounds[/url][/b] [[b]1[/b]: [size=85]Caligari87: 1[/size]]&#10;[b]128. [url=https://forum.zdoom.org/viewtopic.php?f=19&amp;t=27649#p529231]Pokémon Doom[/url][/b] [[b]1[/b]: [size=85]Marrub: 1[/size]]&#10;[b]128. [url=https://forum.zdoom.org/viewtopic.php?f=43&amp;t=53876#p947619]Project Ironclad[/url][/b] [[b]1[/b]: [size=85]Rachael: 1[/size]]&#10;[b]128. [url=https://forum.zdoom.org/viewtopic.php?f=19&amp;t=46438#p776148]QUAKE: Descent into Heresy[/url][/b] [[b]1[/b]: [size=85]GAA1992: 1[/size]]&#10;[b]128. [url=https://sites.google.com/site/realgunshardcore/]Real Guns Hardcore[/url][/b] [[b]1[/b]: [size=85]Koto: 1[/size]]&#10;[b]128. [url=https://www.doomworld.com/idgames/levels/doom2/Ports/p-r/roch]Realm of Cheogsh[/url][/b] [[b]1[/b]: [size=85]Ravick: 1[/size]]&#10;[b]128. [url=https://forum.zdoom.org/viewtopic.php?f=46&amp;t=58340#p1025419]Reikall's Voxels[/url][/b] [[b]1[/b]: [size=85]m8f: 1[/size]]&#10;[b]128. [url=https://forum.zdoom.org/viewtopic.php?f=43&amp;t=54362#p957165]Run For It![/url][/b] [[b]1[/b]: [size=85]IdiotBitz: 1[/size]]&#10;[b]128. [url=https://forum.zdoom.org/viewtopic.php?t=29792#p565461]SBrightmaps[/url][/b] [[b]1[/b]: [size=85]Hipnotic Rogue: 1[/size]]&#10;[b]128. [url=https://www.doomworld.com/idgames/graphics/smm4doom]Simple Mirrored Monsters[/url][/b] [[b]1[/b]: [size=85]m8f: 1[/size]]&#10;[b]128. [url=https://forum.zdoom.org/viewtopic.php?t=45550#p753192]Smooth Doom[/url][/b] [[b]1[/b]: [size=85]GAA1992: 1[/size]]&#10;[b]128. [url=https://forum.zdoom.org/viewtopic.php?f=37&amp;t=55161#p975126]Smooth fluids[/url][/b] [[b]1[/b]: [size=85]Hipnotic Rogue: 1[/size]]&#10;[b]128. [url=https://www.doomworld.com/forum/topic/71133-sound-caulking-now-on-idgames/]Sound Caulking[/url][/b] [[b]1[/b]: [size=85]m8f: 1[/size]]&#10;[b]128. [url=https://forum.zdoom.org/viewtopic.php?f=19&amp;t=60104#p1048348]Splatterhouse 3D[/url][/b] [[b]1[/b]: [size=85]Rachael: 1[/size]]&#10;[b]128. [url=https://forum.zdoom.org/viewtopic.php?t=56600#p1000024]StatsKeeper[/url][/b] [[b]1[/b]: [size=85]Cyanide: 1[/size]]&#10;[b]128. [url=https://forum.zdoom.org/viewtopic.php?p=883878#p883878]TGRDM3 (Morgenstern)[/url][/b] [[b]1[/b]: [size=85]Rachael: 1[/size]]&#10;[b]128. [url=https://www.doomworld.com/idgames/levels/doom2/Ports/s-u/tcotd21me]The City of The Damned : Apocalypse[/url][/b] [[b]1[/b]: [size=85]Zan: 1[/size]]&#10;[b]128. [url=https://forum.zdoom.org/viewtopic.php?f=43&amp;t=55321#p978965]The Trooper[/url][/b] [[b]1[/b]: [size=85]lil'devil: 1[/size]]&#10;[b]128. [url=https://forum.zdoom.org/viewtopic.php?f=105&amp;t=55413#p981192]Tilt++[/url][/b] [[b]1[/b]: [size=85]Hipnotic Rogue: 1[/size]]&#10;[b]128. [url=https://zdoom.org/wiki/Town_Infection]Town Infection: The Flooding[/url][/b] [[b]1[/b]: [size=85]IdiotBitz: 1[/size]]&#10;[b]128. [url=http://www.moddb.com/addons/na132689]WARDUST heretic Sprites[/url][/b] [[b]1[/b]: [size=85]Hipnotic Rogue: 1[/size]]&#10;[b]128. [url=https://www.afadoomer.com/wolf3d/default.php]Wolfenstein 3D TC[/url][/b] [[b]1[/b]: [size=85]sycspysycspy: 1[/size]]&#10;[b]128. [url=https://forum.zdoom.org/viewtopic.php?f=19&amp;t=27258#p520682]ZBlood+[/url][/b] [[b]1[/b]: [size=85]Мichаеlis: 1[/size]]&#10;[b]128. [url=https://forum.zdoom.org/viewtopic.php?f=43&amp;t=50744#p882979]Zion[/url][/b] [[b]1[/b]: [size=85]Apaul27 : 1[/size]]&#10;&#10;Mods: 197&#10;Voters: 74" calcext:value-type="string" table:number-columns-spanned="3" table:number-rows-spanned="1">
            <text:p>[b]1. [url=https://forum.zdoom.org/viewtopic.php?t=37044#p703341]DoomRL Arsenal[/url][/b] [[b]44[/b]: [size=85]wildweasel: 3,  TheNightATK300: 2, lil'devil: 1, Hege Cactus: 3, TriMetall: 3, kadu522: 3, Azba: 3, 4thcharacter: 3, ZikShadow: 2, Sumwunn: 4, Marrub: 3, Master Medi: 2, Turbo: 2, Crazy Toni: 3, eharper256: 3, Hellser: 3, IdiotBitz: 1[/size]]</text:p>
            <text:p>[b]2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</text:p>
            <text:p>[b]3. [url=https://forum.zdoom.org/viewtopic.php?f=43&amp;t=37066#p703762]Guncaster[/url][/b] [[b]35[/b]: [size=85]Brohnesorge: 4, Shi No Hime: 2, ZippeyKeys12: 4, HaraSwift: 1, Somagu: 1,  TheNightATK300: 1, kadu522: 2, ZikShadow: 1, D3athStalker: 4, erni945: 5, GeneralDelphox: 3, QuakedoomNukem Cz: 1, Rowsol: 5, IdiotBitz: 1[/size]]</text:p>
            <text:p>[b]4. [url=https://forum.zdoom.org/viewtopic.php?f=43&amp;t=57098#p1006858]High Noon Drifter[/url][/b] [[b]31[/b]: [size=85]m8f: 1, Matt: 1, GAA1992: 3, phantombeta: 1, Hege Cactus: 3, kadu522: 2, Captain J: 4, Master Medi: 1, Cyanide: 1, D3athStalker: 1, erni945: 3, GeneralDelphox: 3, insightguy: 3, Hellser: 3, QuakedoomNukem Cz: 1[/size]]</text:p>
            <text:p>[b]4. [url=https://forum.zdoom.org/viewtopic.php?f=43&amp;t=29915#p567421]Russian Overkill[/url][/b] [[b]31[/b]: [size=85]leodoom85: 1, Marisa Kirisame: 2, Untitled: 2, HaraSwift: 5, wildweasel: 1,  TheNightATK300: 1, Beed28: 5, Hege Cactus: 1, TriMetall: 1, Azba: 1, 4thcharacter: 3, dard22: 1, Koto: 1, wolfmanfp: 5, Rowsol: 1[/size]]</text:p>
            <text:p>[b]6. [url=https://forum.zdoom.org/viewtopic.php?f=43&amp;t=47494#p805770]The Trailblazer[/url][/b] [[b]28[/b]: [size=85]m8f: 1, Matt: 2, Hege Cactus: 1, lud: 1, ZikShadow: 1, Cyanide: 1, D3athStalker: 2, erni945: 4, insightguy: 3, sycspysycspy: 5, Ikazu-san: 2, Rowsol: 5[/size]]</text:p>
            <text:p>[b]7. [url=https://forum.zdoom.org/viewtopic.php?t=25836#p492521]Project MSX[/url][/b] [[b]27[/b]: [size=85]Marisa Kirisame: 4, Combine_Kegan: 2, TerminusEst13: 4, wildweasel: 2, ibm5155: 4, Somagu: 1, Azba: 1, Eric_: 5, sycspysycspy: 4[/size]]</text:p>
            <text:p>[b]8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</text:p>
            <text:p>[b]8. [url=https://forum.zdoom.org/viewtopic.php?t=51771#p902709]Samsara[/url][/b] [[b]26[/b]: [size=85]Matt: 3, Combine_Kegan: 3, Untitled: 5, Turbo: 3, Crazy Toni: 2, Cyanide: 1, GeneralDelphox: 1, Revae: 5, Hellser: 3[/size]]</text:p>
            <text:p>[b]10. [url=https://forum.zdoom.org/viewtopic.php?f=43&amp;t=47980#p818030]Colourful Hell[/url][/b] [[b]24[/b]: [size=85]Brohnesorge: 3, Shadelight: 2, Shi No Hime: 2, Marisa Kirisame: 3, HaraSwift: 3, Somagu: 2, lud: 4, 4thcharacter: 3, D3athStalker: 1, Rowsol: 1[/size]]</text:p>
            <text:p>[b]11. [url=https://forum.zdoom.org/viewtopic.php?f=19&amp;t=47801#p813367]Blade of Agony[/url][/b] [[b]21[/b]: [size=85]Caligari87: 2, ZikShadow: 3, The Ultimate DooMer: 1, dard22: 2, Zcat: 2, Zan: 1, Ravick: 1, Koto: 4, Solmir : 5[/size]]</text:p>
            <text:p>[b]11. [url=https://forum.zdoom.org/viewtopic.php?f=43&amp;t=57964#p1019776]Netronian Chaos[/url][/b] [[b]21[/b]: [size=85]TerminusEst13: 2, DrPyspy: 3, phantombeta: 5,  TheNightATK300: 2, PlayerLin: 5, Turbo: 2, TheLightBad96: 2[/size]]</text:p>
            <text:p>[b]11. [url=https://forum.zdoom.org/viewtopic.php?t=29304#p557222]Winter's Fury[/url][/b] [[b]21[/b]: [size=85]Rachael: 1, Shadelight: 3, Jaxxoon R: 3, insightguy: 2, Zcat: 3, Zan: 4, QuakedoomNukem Cz: 1, Solmir : 4[/size]]</text:p>
            <text:p>[b]14. [url=https://forum.zdoom.org/viewtopic.php?t=46787#p786254]Demonsteele[/url][/b] [[b]20[/b]: [size=85]Untitled: 4, Azba: 1, Eric_: 3, Zcat: 5, TheMightyHeracross: 3, sycspysycspy: 3, Ikazu-san: 1[/size]]</text:p>
            <text:p>[b]14. [url=https://forum.zdoom.org/viewtopic.php?f=43&amp;t=55061#p973066]Final Doomer[/url][/b] [[b]20[/b]: [size=85]m8f: 1, Shi No Hime: 2, Marisa Kirisame: 1, Untitled: 1, lil'devil: 1, TriMetall: 3, 4thcharacter: 2, Turbo: 2, Cyanide: 1, Hellser: 2, QuakedoomNukem Cz: 1, Ikazu-san: 2, wolfmanfp: 1[/size]]</text:p>
            <text:p>[b]14. [url=https://forum.zdoom.org/viewtopic.php?f=43&amp;t=53867#p947413]Hearts of Demons - BARON[/url][/b] [[b]20[/b]: [size=85]leodoom85: 1, Shadelight: 4, Shi No Hime: 1, HaraSwift: 5, Somagu: 1, kadu522: 3, lud: 5[/size]]</text:p>
            <text:p>[b]17. [url=https://forum.zdoom.org/viewtopic.php?t=57817#p1017445]Touhou Doom[/url][/b] [[b]19[/b]: [size=85]ZikShadow: 3, Master Medi: 5, GeneralDelphox: 5, dard22: 4, insightguy: 2[/size]]</text:p>
            <text:p>[b]18. [url=https://forum.zdoom.org/viewtopic.php?f=19&amp;t=21681#p426527]Psychic[/url][/b] [[b]18[/b]: [size=85]TerminusEst13: 5, phantombeta: 2, Somagu: 1, Marrub: 5, Crazy Toni: 2, Tapwave: 3[/size]]</text:p>
            <text:p>[b]19. [url=https://forum.zdoom.org/viewtopic.php?f=43&amp;t=58343#p1025452]La Tailor Girl[/url][/b] [[b]17[/b]: [size=85]leodoom85: 1, Rachael: 1, Marisa Kirisame: 3, Somagu: 1, lud: 3, 4thcharacter: 1, PlayerLin: 1, insightguy: 2, eharper256: 3, QuakedoomNukem Cz: 1[/size]]</text:p>
            <text:p>[b]19. [url=http://www.thekinsie.com/reelism/]Reelism[/url][/b] [[b]17[/b]: [size=85]Matt: 1, Marisa Kirisame: 1, Untitled: 3, undeadmonk354: 1, Beed28: 2, Hege Cactus: 2, TriMetall: 1, Captain J: 2, Crazy Toni: 2, QuakedoomNukem Cz: 1, IdiotBitz: 1[/size]]</text:p>
            <text:p>[b]21. [url=https://forum.zdoom.org/viewtopic.php?t=54750#p965349]Death Foretold[/url][/b] [[b]16[/b]: [size=85] TheNightATK300: 2, D3athStalker: 2, insightguy: 3, DoodGuy: 4, JDSH98: 5[/size]]</text:p>
            <text:p>[b]21. [url=https://forum.zdoom.org/viewtopic.php?f=19&amp;t=33292#p630099]Doom RPG[/url][/b] [[b]16[/b]: [size=85]kadu522: 3, ZikShadow: 1, Sumwunn: 5, Marrub: 2, Master Medi: 3, Ikazu-san: 2[/size]]</text:p>
            <text:p>[b]21. [url=http://adventuresofsquare.com/]The Adventures of Square[/url][/b] [[b]16[/b]: [size=85]Combine_Kegan: 3, ZippeyKeys12: 4, TriMetall: 1, Bigger C: 2, TheLightBad96: 2, Revae: 3, QuakedoomNukem Cz: 1[/size]]</text:p>
            <text:p>[b]24. [url=https://forum.zdoom.org/viewtopic.php?f=43&amp;t=51035#p888249]LegenDoom[/url][/b] [[b]15[/b]: [size=85]Hege Cactus: 3, lud: 2, 4thcharacter: 3, ZikShadow: 1, Sumwunn: 3, Crazy Toni: 2, IdiotBitz: 1[/size]]</text:p>
            <text:p>[b]24. [url=https://forum.zdoom.org/viewtopic.php?f=43&amp;t=57716#p1016051]Quake Champions: Doom Edition[/url][/b] [[b]15[/b]: [size=85] TheNightATK300: 3, Cyanide: 1, D3athStalker: 2, Apaul27 : 1, DoodGuy: 5, JDSH98: 3[/size]]</text:p>
            <text:p>[b]24. [url=http://action.mancubus.net/ad2free.htm]Urban Brawl: Action Doom 2[/url][/b] [[b]15[/b]: [size=85]DrPyspy: 3, wildweasel: 4, Captain J: 1, PlayerLin: 1, dard22: 5, QuakedoomNukem Cz: 1[/size]]</text:p>
            <text:p>[b]27. [url=https://forum.zdoom.org/viewtopic.php?f=43&amp;t=54843#p967174]D4D[/url][/b] [[b]14[/b]: [size=85]Caligari87: 3, Shi No Hime: 2, ZippeyKeys12: 1, GAA1992: 1, Beed28: 3, GeneralDelphox: 3, Rowsol: 1[/size]]</text:p>
            <text:p>[b]27. [url=https://forum.zdoom.org/viewtopic.php?t=32674#p618450]Pirate Doom[/url][/b] [[b]14[/b]: [size=85]Combine_Kegan: 4, undeadmonk354: 5, Zcat: 4, Ravick: 1[/size]]</text:p>
            <text:p>[b]29. [url=https://www.doomworld.com/idgames/levels/doom2/Ports/v-z/zendyn_x]Zen Dynamics[/url][/b] [[b]11[/b]: [size=85]TerminusEst13: 1, Captain J: 5, Crazy Toni: 2, Tapwave: 3[/size]]</text:p>
            <text:p>[b]30. [url=https://forum.zdoom.org/viewtopic.php?t=53010#p928835]MetaDoom[/url][/b] [[b]10[/b]: [size=85]Shadelight: 1, DrPyspy: 3, Sumwunn: 1, Crazy Toni: 2, DoodGuy: 3[/size]]</text:p>
            <text:p>[b]31. [url=https://forum.zdoom.org/viewtopic.php?f=19&amp;t=47574#p808023]Doom: The Golden Souls 2[/url][/b] [[b]9[/b]: [size=85]QuakedoomNukem Cz: 1, Apaul27 : 2, wolfmanfp: 2, Мichаеlis: 2, DoodGuy: 2[/size]]</text:p>
            <text:p>[b]31. [url=https://forum.zdoom.org/viewtopic.php?f=43&amp;t=57053#p1006227]Kriegsland: Blutorden[/url][/b] [[b]9[/b]: [size=85]TheLightBad96: 2, erni945: 2, Apaul27 : 1, DoodGuy: 1, YukesVonFaust: 1, JDSH98: 2[/size]]</text:p>
            <text:p>[b]31. [url=https://forum.zdoom.org/viewtopic.php?f=43&amp;t=60054#p1047705]ouch_m 2: abort_m[/url][/b] [[b]9[/b]: [size=85]leodoom85: 1, ZippeyKeys12: 5, Azba: 1, wolfmanfp: 2[/size]]</text:p>
            <text:p>[b]34. [url=http://www.moddb.com/mods/brutal-doom]Brutal Doom[/url][/b] [[b]8[/b]: [size=85]lil'devil: 1, Olroda: 1, Zcat: 1, Zan: 3, wolfmanfp: 1, Rowsol: 1[/size]]</text:p>
            <text:p>[b]34. [url=https://forum.zdoom.org/viewtopic.php?f=43&amp;t=54904#p969133]Lithium[/url][/b] [[b]8[/b]: [size=85]GAA1992: 1, Somagu: 1, TriMetall: 3, Ikazu-san: 3[/size]]</text:p>
            <text:p>[b]34. [url=https://www.doomworld.com/forum/topic/57957-psx-doomfinal-doom-tc-version-2135-now-released/]PlayStation Doom TC[/url][/b] [[b]8[/b]: [size=85]leodoom85: 1, lil'devil: 1, Olroda: 5, Ravick: 1[/size]]</text:p>
            <text:p>[b]37. [url=https://forum.zdoom.org/viewtopic.php?f=19&amp;t=47573#p807968]Ashes 2063 TC[/url][/b] [[b]7[/b]: [size=85]Olroda: 2, Bigger C: 3, TheLightBad96: 2[/size]]</text:p>
            <text:p>[b]37. [url=https://forum.zdoom.org/viewtopic.php?f=43&amp;t=58594#p1029236]Doom Incarnate[/url][/b] [[b]7[/b]: [size=85]Somagu: 1, ZikShadow: 1, TheLightBad96: 4, Koto: 1[/size]]</text:p>
            <text:p>[b]37. [url=https://forum.zdoom.org/viewtopic.php?t=22008#p433365]Legacy of Suffering[/url][/b] [[b]7[/b]: [size=85]ibm5155: 5, Ravick: 1, Koto: 1[/size]]</text:p>
            <text:p>[b]37. [url=https://forum.zdoom.org/viewtopic.php?t=56668#p1000996]Rise Of The Wool Ball[/url][/b] [[b]7[/b]: [size=85]TheMightyHeracross: 3, QuakedoomNukem Cz: 1, Apaul27 : 3[/size]]</text:p>
            <text:p>[b]37. [url=https://forum.zdoom.org/viewtopic.php?f=45&amp;t=13704#p278356]The Ghoul's Forest 3[/url][/b] [[b]7[/b]: [size=85]ibm5155: 1, undeadmonk354: 4, lil'devil: 2[/size]]</text:p>
            <text:p>[b]37. [url=https://forum.zdoom.org/viewtopic.php?t=35846#p676444]Wrath of Cronos RPG[/url][/b] [[b]7[/b]: [size=85]Master Medi: 2, Zan: 1, TheMightyHeracross: 3, IdiotBitz: 1[/size]]</text:p>
            <text:p>[b]37. [url=https://forum.zdoom.org/viewtopic.php?f=43&amp;t=55465#p982269]WW-Cola3[/url][/b] [[b]7[/b]: [size=85]phantombeta: 2, Apaul27 : 2, wolfmanfp: 3[/size]]</text:p>
            <text:p>[b]44. [url=https://forum.zdoom.org/viewtopic.php?f=19&amp;t=55387#p980696]Daytime Drama[/url][/b] [[b]6[/b]: [size=85]leodoom85: 1, Marisa Kirisame: 1, lil'devil: 4[/size]]</text:p>
            <text:p>[b]44. [url=https://forum.zdoom.org/viewtopic.php?t=34430#p651069]DTS-T[/url][/b] [[b]6[/b]: [size=85]Sgt. Shivers: 5, IdiotBitz: 1[/size]]</text:p>
            <text:p>[b]44. [url=https://forum.zdoom.org/viewtopic.php?f=43&amp;t=47229#p798227]JohnnyDoom[/url][/b] [[b]6[/b]: [size=85]Brohnesorge: 4, Matt: 1, Turbo: 1[/size]]</text:p>
            <text:p>[b]44. [url=https://forum.zdoom.org/viewtopic.php?f=19&amp;t=54380#p957591]The Inquisitor III[/url][/b] [[b]6[/b]: [size=85]The Ultimate DooMer: 1, Zan: 5[/size]]</text:p>
            <text:p>[b]44. [url=https://forum.zdoom.org/viewtopic.php?t=14722&amp;#p297378]The Ultimate Torment and Torture[/url][/b] [[b]6[/b]: [size=85]DrPyspy: 3, ibm5155: 2, JDSH98: 1[/size]]</text:p>
            <text:p>[b]44. [url=https://forum.zdoom.org/viewtopic.php?t=51000#p887649]Zero Tolerance[/url][/b] [[b]6[/b]: [size=85]Combine_Kegan: 1, Tapwave: 3, Hellser: 2[/size]]</text:p>
            <text:p>[b]50. [url=https://forum.zdoom.org/viewtopic.php?f=19&amp;t=50299#p874982]Aracnocide[/url][/b] [[b]5[/b]: [size=85]TheLightBad96: 1, erni945: 1, YukesVonFaust: 3[/size]]</text:p>
            <text:p>[b]50. [url=https://www.doomworld.com/vb/wads-mods/91854-wip-doom-64-retribution/]Doom 64: Retribution[/url][/b] [[b]5[/b]: [size=85]leodoom85: 1, Jaxxoon R: 3, YukesVonFaust: 1[/size]]</text:p>
            <text:p>[b]50. [url=https://forum.zdoom.org/viewtopic.php?f=43&amp;t=52262#p912321]Doom Delta[/url][/b] [[b]5[/b]: [size=85]PlayerLin: 2, Hellser: 2, YukesVonFaust: 1[/size]]</text:p>
            <text:p>[b]50. [url=https://forum.zdoom.org/viewtopic.php?f=19&amp;t=35135#p661646]Doom: The Golden Souls[/url][/b] [[b]5[/b]: [size=85]The Ultimate DooMer: 1, Koto: 1, Apaul27 : 2, Мichаеlis: 1[/size]]</text:p>
            <text:p>[b]50. [url=https://forum.zdoom.org/viewtopic.php?f=43&amp;t=48985#p845608]Faspons[/url][/b] [[b]5[/b]: [size=85]Somagu: 1, Bigger C: 4[/size]]</text:p>
            <text:p>[b]50. [url=https://www.doomworld.com/idgames/levels/doom2/Ports/a-c/circus2]Happy Time Circus ][[/url][/b] [[b]5[/b]: [size=85]Ravick: 1, Major Cooke: 4[/size]]</text:p>
            <text:p>[b]50. [url=https://forum.zdoom.org/viewtopic.php?t=30942#p586255]Hunter’s Moon[/url][/b] [[b]5[/b]: [size=85]ibm5155: 3, D3athStalker: 1, Мichаеlis: 1[/size]]</text:p>
            <text:p>[b]50. [url=https://forum.zdoom.org/viewtopic.php?t=29815#p565772]Nazis![/url][/b] [[b]5[/b]: [size=85]ZikShadow: 1, Sgt. Shivers: 4[/size]]</text:p>
            <text:p>[b]50. [url=https://www.moddb.com/mods/brutal-doom/addons/project-brutality]Project Brutality[/url][/b] [[b]5[/b]: [size=85]Koto: 3, JDSH98: 2[/size]]</text:p>
            <text:p>[b]50. [url=http://doomworld.com/idgames/?id=12747]RTC-3057 Hub 1[/url][/b] [[b]5[/b]: [size=85]wildweasel: 5[/size]]</text:p>
            <text:p>[b]50. [url=https://forum.zdoom.org/viewtopic.php?f=42&amp;t=35879#p677083]S.U.P.E.R Natural[/url][/b] [[b]5[/b]: [size=85]Major Cooke: 5[/size]]</text:p>
            <text:p>[b]50. [url=https://forum.zdoom.org/viewtopic.php?f=43&amp;t=57310#p1010252]Shades of Doom[/url][/b] [[b]5[/b]: [size=85]GAA1992: 2, eharper256: 3[/size]]</text:p>
            <text:p>[b]50. [url=https://forum.zdoom.org/viewtopic.php?t=33330#p630834]Terrorists![/url][/b] [[b]5[/b]: [size=85] TheNightATK300: 2, TriMetall: 2, ZikShadow: 1[/size]]</text:p>
            <text:p>[b]50. [url=https://forum.zdoom.org/viewtopic.php?f=43&amp;t=57655#p1015050]The Soldier Z[/url][/b] [[b]5[/b]: [size=85]Shi No Hime: 5[/size]]</text:p>
            <text:p>[b]50. [url=https://zandronum.com/forum/viewtopic.php?t=123]Who Dun It[/url][/b] [[b]5[/b]: [size=85]Matt: 3, Revae: 2[/size]]</text:p>
            <text:p>[b]65. [url=https://forum.zdoom.org/viewtopic.php?f=43&amp;t=48872#p842280]10x[/url][/b] [[b]4[/b]: [size=85]Beed28: 4[/size]]</text:p>
            <text:p>[b]65. [url=http://action.mancubus.net/actiondoom/]Action Doom[/url][/b] [[b]4[/b]: [size=85]lil'devil: 2, QuakedoomNukem Cz: 1, IdiotBitz: 1[/size]]</text:p>
            <text:p>[b]65. [url=https://forum.zdoom.org/viewtopic.php?f=43&amp;t=55487#p982784]AEons Of Death[/url][/b] [[b]4[/b]: [size=85]leodoom85: 1, undeadmonk354: 2, lil'devil: 1[/size]]</text:p>
            <text:p>[b]65. [url=https://forum.zdoom.org/viewtopic.php?f=43&amp;t=52363#p914958]Argent[/url][/b] [[b]4[/b]: [size=85]Cyanide: 1, eharper256: 3[/size]]</text:p>
            <text:p>[b]65. [url=https://forum.zdoom.org/viewtopic.php?f=43&amp;t=50004]Beautiful Doom[/url][/b] [[b]4[/b]: [size=85]m8f: 1, ZippeyKeys12: 1, GAA1992: 1, Мichаеlis: 1[/size]]</text:p>
            <text:p>[b]65. [url=https://www.doomworld.com/idgames/levels/doom2/Ports/m-o/njbgpabh]BGPA Missions Liberation[/url][/b] [[b]4[/b]: [size=85]Ravick: 1, Koto: 3[/size]]</text:p>
            <text:p>[b]65. [url=https://www.doomworld.com/idgames/levels/doom2/Ports/d-f/de-pkg]Demon Eclipse[/url][/b] [[b]4[/b]: [size=85]The Ultimate DooMer: 1, Solmir : 3[/size]]</text:p>
            <text:p>[b]65. [url=https://forum.zdoom.org/viewtopic.php?t=45804#p760002]Hocusdoom[/url][/b] [[b]4[/b]: [size=85]Master Medi: 2, Мichаеlis: 2[/size]]</text:p>
            <text:p>[b]65. [url=https://forum.zdoom.org/viewtopic.php?f=43&amp;t=57092#p1006758]Juvenile Power Fantasy[/url][/b] [[b]4[/b]: [size=85]Brohnesorge: 2, Rachael: 1, Shi No Hime: 1[/size]]</text:p>
            <text:p>[b]65. [url=https://forum.zdoom.org/viewtopic.php?f=19&amp;t=52867#p925329]Project Einherjar[/url][/b] [[b]4[/b]: [size=85]Rachael: 1, TheLightBad96: 2, YukesVonFaust: 1[/size]]</text:p>
            <text:p>[b]65. [url=https://forum.zdoom.org/viewtopic.php?t=23024&amp;#p451257]Serpent Resurrection[/url][/b] [[b]4[/b]: [size=85]The Ultimate DooMer: 1, TheMightyHeracross: 3[/size]]</text:p>
            <text:p>[b]65. [url=https://forum.zdoom.org/viewtopic.php?t=52301#p913612]Shadow Of The Wool Ball[/url][/b] [[b]4[/b]: [size=85]QuakedoomNukem Cz: 1, Apaul27 : 3[/size]]</text:p>
            <text:p>[b]65. [url=https://forum.zdoom.org/viewtopic.php?t=47302#p800865]Shut up and Bleed[/url][/b] [[b]4[/b]: [size=85]GAA1992: 1, Somagu: 1, Azba: 1, YukesVonFaust: 1[/size]]</text:p>
            <text:p>[b]65. [url=https://forum.zdoom.org/viewtopic.php?f=42&amp;t=60219#p1049804]Soundless Mound[/url][/b] [[b]4[/b]: [size=85]Rachael: 1, dard22: 3[/size]]</text:p>
            <text:p>[b]65. [url=https://forum.zdoom.org/viewtopic.php?f=105&amp;t=54992#p971348]SpriteShadow[/url][/b] [[b]4[/b]: [size=85]m8f: 1, Caligari87: 1, Hipnotic Rogue: 1, Cyanide: 1[/size]]</text:p>
            <text:p>[b]65. [url=http://stronghold.drdteam.org/]Stronghold: On the Edge of Chaos[/url][/b] [[b]4[/b]: [size=85]Caligari87: 2, The Ultimate DooMer: 1, Ravick: 1[/size]]</text:p>
            <text:p>[b]65. [url=https://forum.zdoom.org/viewtopic.php?t=55741#p985511]Waterlab GZD[/url][/b] [[b]4[/b]: [size=85]Caligari87: 1, Jaxxoon R: 3[/size]]</text:p>
            <text:p>[b]82. [url=https://www.doomworld.com/idgames/combos/alanguns]Alandoguns[/url][/b] [[b]3[/b]: [size=85]lil'devil: 1, Мichаеlis: 2[/size]]</text:p>
            <text:p>[b]82. [url=https://forum.zdoom.org/viewtopic.php?f=43&amp;t=54322#p956169]Bullet-Eye[/url][/b] [[b]3[/b]: [size=85]Ikazu-san: 3[/size]]</text:p>
            <text:p>[b]82. [url=https://forum.zdoom.org/viewtopic.php?f=19&amp;t=35458#p668203]Burl Tumd[/url][/b] [[b]3[/b]: [size=85]Combine_Kegan: 2, Azba: 1[/size]]</text:p>
            <text:p>[b]82. [url=https://zdoom.org/wiki/Cold_as_Hell]Cold as Hell[/url][/b] [[b]3[/b]: [size=85]Ravick: 1, Solmir : 2[/size]]</text:p>
            <text:p>[b]82. [url=https://www.doomworld.com/idgames/combos/wwhcdiaz]Diaz: Last Hours of Purity[/url][/b] [[b]3[/b]: [size=85]TheMightyHeracross: 3[/size]]</text:p>
            <text:p>[b]82. [url=https://forum.zdoom.org/viewtopic.php?f=19&amp;t=46509#p778245]Droplets: Simulated Blood[/url][/b] [[b]3[/b]: [size=85]Hipnotic Rogue: 1, GAA1992: 1, IdiotBitz: 1[/size]]</text:p>
            <text:p>[b]82. [url=https://forum.zdoom.org/viewtopic.php?f=43&amp;t=58486#p1027620]Factotum[/url][/b] [[b]3[/b]: [size=85]kadu522: 1, YukesVonFaust: 2[/size]]</text:p>
            <text:p>[b]82. [url=https://www.doomworld.com/idgames/levels/doom2/Ports/a-c/circus666]Happy Time Circus[/url][/b] [[b]3[/b]: [size=85]Major Cooke: 3[/size]]</text:p>
            <text:p>[b]82. [url=https://forum.zdoom.org/viewtopic.php?f=43&amp;t=56762]Heretical Doom[/url][/b] [[b]3[/b]: [size=85]eharper256: 3[/size]]</text:p>
            <text:p>[b]82. [url=https://forum.zdoom.org/viewtopic.php?f=46&amp;t=29117#p553405]Jimmy’s Jukebox[/url][/b] [[b]3[/b]: [size=85]Tapwave: 3[/size]]</text:p>
            <text:p>[b]82. [url=http://www.prodigal-game.com/doomwads.html]Redux E2M4[/url][/b] [[b]3[/b]: [size=85]Jaxxoon R: 3[/size]]</text:p>
            <text:p>[b]82. [url=https://forum.zdoom.org/viewtopic.php?f=45&amp;t=24974#p479313]scalliano's 667 Shuffle[/url][/b] [[b]3[/b]: [size=85]leodoom85: 1, Мichаеlis: 2[/size]]</text:p>
            <text:p>[b]82. [url=https://www.doomworld.com/idgames/levels/doom2/Ports/megawads/sonic]Super Sonic DooM[/url][/b] [[b]3[/b]: [size=85]PlayerLin: 3[/size]]</text:p>
            <text:p>[b]82. [url=http://waltersgameboy.tripod.com/simpdoom/]The Ultimate Simpsons Doom [/url][/b] [[b]3[/b]: [size=85]undeadmonk354: 3[/size]]</text:p>
            <text:p>[b]82. [url=https://www.doomworld.com/idgames/levels/doom2/Ports/v-z/void]Void[/url][/b] [[b]3[/b]: [size=85]Jaxxoon R: 3[/size]]</text:p>
            <text:p>[b]82. [url=http://lazrojas.com/wolfendoom/arctic_2.html]WolfenDOOM: Operation: Arctic Wolf[/url][/b] [[b]3[/b]: [size=85]Sgt. Shivers: 3[/size]]</text:p>
            <text:p>[b]98. [url=https://forum.zdoom.org/viewtopic.php?f=43&amp;t=54914#p969409]Aetherius[/url][/b] [[b]2[/b]: [size=85]PlayerLin: 2[/size]]</text:p>
            <text:p>[b]98. [url=https://forum.zdoom.org/viewtopic.php?f=43&amp;t=53545#p940527]BlackWarrior[/url][/b] [[b]2[/b]: [size=85]Somagu: 1, PlayerLin: 1[/size]]</text:p>
            <text:p>[b]98. [url=https://forum.zdoom.org/viewtopic.php?f=19&amp;t=57800#p1017196]Castlevania - Simon's Destiny[/url][/b] [[b]2[/b]: [size=85]Rachael: 1, QuakedoomNukem Cz: 1[/size]]</text:p>
            <text:p>[b]98. [url=https://forum.zdoom.org/viewtopic.php?f=43&amp;t=58535#p1028376]Complex Doom[/url][/b] [[b]2[/b]: [size=85]leodoom85: 1, Rowsol: 1[/size]]</text:p>
            <text:p>[b]98. [url=https://forum.zdoom.org/viewtopic.php?f=19&amp;t=55298#p978283]Consolation Prize: The PSX Doom TC[/url][/b] [[b]2[/b]: [size=85]GAA1992: 1, IdiotBitz: 1[/size]]</text:p>
            <text:p>[b]98. [url=https://forum.zdoom.org/viewtopic.php?t=36667#p694653]Crossfire[/url][/b] [[b]2[/b]: [size=85]Somagu: 1, Marrub: 1[/size]]</text:p>
            <text:p>[b]98. [url=https://forum.zdoom.org/viewtopic.php?f=19&amp;t=36608]Cyberrunner[/url][/b] [[b]2[/b]: [size=85]Revae: 2[/size]]</text:p>
            <text:p>[b]98. [url=https://forum.zdoom.org/viewtopic.php?t=55048#p972862]DamNums[/url][/b] [[b]2[/b]: [size=85]Hipnotic Rogue: 1, Мichаеlis: 1[/size]]</text:p>
            <text:p>[b]98. [url=https://forum.zdoom.org/viewtopic.php?f=43&amp;t=58521#p1028226]Dead Marine[/url][/b] [[b]2[/b]: [size=85]m8f: 1, GAA1992: 1[/size]]</text:p>
            <text:p>[b]98. [url=https://forum.zdoom.org/viewtopic.php?f=42&amp;t=54708#p964549]dead.air[/url][/b] [[b]2[/b]: [size=85]Rachael: 1, Мichаеlis: 1[/size]]</text:p>
            <text:p>[b]98. [url=https://forum.zdoom.org/viewtopic.php?f=43&amp;t=59887#p1045489]Demon CounterStrike[/url][/b] [[b]2[/b]: [size=85]Shadelight: 2[/size]]</text:p>
            <text:p>[b]98. [url=https://forum.zdoom.org/viewtopic.php?f=19&amp;t=48208#p824651]Eriguns 2[/url][/b] [[b]2[/b]: [size=85]Hipnotic Rogue: 1, Cyanide: 1[/size]]</text:p>
            <text:p>[b]98. [url=https://forum.zdoom.org/viewtopic.php?t=31034#p587707]Error: Doom[/url][/b] [[b]2[/b]: [size=85]Marrub: 2[/size]]</text:p>
            <text:p>[b]98. [url=http://www.moddb.com/mods/final-neodoom]Final NeoDoom[/url][/b] [[b]2[/b]: [size=85]The Ultimate DooMer: 1, Ravick: 1[/size]]</text:p>
            <text:p>[b]98. [url=https://forum.zdoom.org/viewtopic.php?f=43&amp;t=46413#p775648]FragTrak[/url][/b] [[b]2[/b]: [size=85]Ikazu-san: 2[/size]]</text:p>
            <text:p>[b]98. [url=https://forum.zdoom.org/viewtopic.php?f=19&amp;t=46718#p784166]Gene-Tech: Before the Storm[/url][/b] [[b]2[/b]: [size=85]Rachael: 1, Ravick: 1[/size]]</text:p>
            <text:p>[b]98. [url=https://forum.zdoom.org/viewtopic.php?t=58009#p1020405]HeXeReTiC Fantasy[/url][/b] [[b]2[/b]: [size=85]Sumwunn: 2[/size]]</text:p>
            <text:p>[b]98. [url=https://forum.zdoom.org/viewtopic.php?f=43&amp;t=37130#p705156]Insanity's Requiem[/url][/b] [[b]2[/b]: [size=85]D3athStalker: 2[/size]]</text:p>
            <text:p>[b]98. [url=https://forum.zdoom.org/viewtopic.php?f=3&amp;t=13117#p267820]Queen's Crusade[/url][/b] [[b]2[/b]: [size=85]Matt: 2[/size]]</text:p>
            <text:p>[b]98. [url=https://www.joshuaosullivan.co.uk/skulldash/]Skulldash[/url][/b] [[b]2[/b]: [size=85]The Ultimate DooMer: 1, QuakedoomNukem Cz: 1[/size]]</text:p>
            <text:p>[b]98. [url=https://forum.zdoom.org/viewtopic.php?f=43&amp;t=46174#p769209]Sneaky Doom[/url][/b] [[b]2[/b]: [size=85]sycspysycspy: 2[/size]]</text:p>
            <text:p>[b]98. [url=https://forum.zdoom.org/viewtopic.php?t=49369#p854693]Strange Aeons[/url][/b] [[b]2[/b]: [size=85]Rachael: 1, Мichаеlis: 1[/size]]</text:p>
            <text:p>[b]98. [url=https://forum.zdoom.org/viewtopic.php?f=43&amp;t=57902#p1018827]Sun Damage Omen[/url][/b] [[b]2[/b]: [size=85]Matt: 2[/size]]</text:p>
            <text:p>[b]98. [url=https://forum.zdoom.org/viewtopic.php?t=37064#p703739]The Space Pirate[/url][/b] [[b]2[/b]: [size=85]Olroda: 2[/size]]</text:p>
            <text:p>[b]98. [url=https://forum.zdoom.org/viewtopic.php?f=42&amp;t=45877#p761802]Threshold Of Pain[/url][/b] [[b]2[/b]: [size=85]JDSH98: 2[/size]]</text:p>
            <text:p>[b]98. [url=https://forum.zdoom.org/viewtopic.php?f=19&amp;t=27981#p535716]TurboCharged ARCADE![/url][/b] [[b]2[/b]: [size=85]Major Cooke: 2[/size]]</text:p>
            <text:p>[b]98. [url=https://forum.zdoom.org/viewtopic.php?f=43&amp;t=60612]Ultra Crispy[/url][/b] [[b]2[/b]: [size=85]YukesVonFaust: 2[/size]]</text:p>
            <text:p>[b]98. [url=https://forum.zdoom.org/viewtopic.php?f=42&amp;t=25358#p484506]Unloved[/url][/b] [[b]2[/b]: [size=85]Rachael: 1, Ravick: 1[/size]]</text:p>
            <text:p>[b]98. [url=https://forum.zdoom.org/viewtopic.php?f=19&amp;t=36821#p698354]Weapons of Saturn[/url][/b] [[b]2[/b]: [size=85]m8f: 1, Cyanide: 1[/size]]</text:p>
            <text:p>[b]98. [url=http://lazrojas.com/wolfendoom/astrostein_2.html]WolfenDOOM:  Astrostein[/url][/b] [[b]2[/b]: [size=85]Sgt. Shivers: 2[/size]]</text:p>
            <text:p>[b]128. [url=https://www.doomworld.com/idgames/levels/doom/Ports/0-9/007ltsd]007: Licence to Spell DooM[/url][/b] [[b]1[/b]: [size=85]The Ultimate DooMer: 1[/size]]</text:p>
            <text:p>[b]128. [url=https://forum.zdoom.org/viewtopic.php?f=42&amp;t=54247#p954473]20 Monsters Challenge[/url][/b] [[b]1[/b]: [size=85]Rachael: 1[/size]]</text:p>
            <text:p>[b]128. [url=https://forum.zdoom.org/viewtopic.php?t=36877#p699326]Accessories to Murder[/url][/b] [[b]1[/b]: [size=85]Cyanide: 1[/size]]</text:p>
            <text:p>[b]128. [url=https://forum.zdoom.org/viewtopic.php?t=58501#p1027895]Alfonzone[/url][/b] [[b]1[/b]: [size=85]The Ultimate DooMer: 1[/size]]</text:p>
            <text:p>[b]128. [url=https://www.moddb.com/mods/acm-2014]Aliens: Colonial Marines TC[/url][/b] [[b]1[/b]: [size=85]Ravick: 1[/size]]</text:p>
            <text:p>[b]128. [url=https://forum.zdoom.org/viewtopic.php?t=56483#p998194]All Clear Message[/url][/b] [[b]1[/b]: [size=85]Cyanide: 1[/size]]</text:p>
            <text:p>[b]128. [url=https://forum.zdoom.org/viewtopic.php?f=43&amp;t=57464#p1012472]Banhammer[/url][/b] [[b]1[/b]: [size=85]leodoom85: 1[/size]]</text:p>
            <text:p>[b]128. [url=https://forum.zdoom.org/viewtopic.php?f=3&amp;t=37949#p722987]Brutalkick[/url][/b] [[b]1[/b]: [size=85]Hipnotic Rogue: 1[/size]]</text:p>
            <text:p>[b]128. [url=https://forum.zdoom.org/viewtopic.php?t=34569#p653208]Call of Dooty[/url][/b] [[b]1[/b]: [size=85]wolfmanfp: 1[/size]]</text:p>
            <text:p>[b]128. [url=https://forum.zdoom.org/viewtopic.php?f=43&amp;t=60456#p1052735]Champions[/url][/b] [[b]1[/b]: [size=85]IdiotBitz: 1[/size]]</text:p>
            <text:p>[b]128. [url=https://www.doomworld.com/idgames/?id=12363]Chosen[/url][/b] [[b]1[/b]: [size=85]Bigger C: 1[/size]]</text:p>
            <text:p>[b]128. [url=https://forum.zdoom.org/viewtopic.php?f=61&amp;t=57834#p1017698]Complex Doom: LCA[/url][/b] [[b]1[/b]: [size=85]leodoom85: 1[/size]]</text:p>
            <text:p>[b]128. [url=https://forum.zdoom.org/viewtopic.php?f=43&amp;t=51446]CustomDoom[/url][/b] [[b]1[/b]: [size=85]m8f: 1[/size]]</text:p>
            <text:p>[b]128. [url=https://www.doomworld.com/idgames/levels/doom2/Ports/d-f/dark7]Dark 7 (with Mission Pack)[/url][/b] [[b]1[/b]: [size=85]The Ultimate DooMer: 1[/size]]</text:p>
            <text:p>[b]128. [url=https://forum.zdoom.org/viewtopic.php?t=58375#p1025963]Dark Encounters[/url][/b] [[b]1[/b]: [size=85]The Ultimate DooMer: 1[/size]]</text:p>
            <text:p>[b]128. [url=https://forum.zdoom.org/viewtopic.php?t=46787#p786254]Demonsteele: NowThatsWhatICallMIDI[/url][/b] [[b]1[/b]: [size=85]HaraSwift: 1[/size]]</text:p>
            <text:p>[b]128. [url=https://www.moddb.com/mods/dont-play-with-hell-black-edition]Don`t play with HELL – Black Edition[/url][/b] [[b]1[/b]: [size=85]Ravick: 1[/size]]</text:p>
            <text:p>[b]128. [url=https://www.doomworld.com/forum/topic/62403-doom-2-minor-sprite-fixing-project-v19-release-updated-12718/]Doom 2 Minor Sprite Fixing Project[/url][/b] [[b]1[/b]: [size=85]m8f: 1[/size]]</text:p>
            <text:p>[b]128. [url=https://forum.zdoom.org/viewtopic.php?f=43&amp;t=51596]Doom 64 'weapons only'[/url][/b] [[b]1[/b]: [size=85]Hipnotic Rogue: 1[/size]]</text:p>
            <text:p>[b]128. [url=https://forum.zdoom.org/viewtopic.php?f=43&amp;t=58499#p1027836]Doom Loot Box Mod[/url][/b] [[b]1[/b]: [size=85]IdiotBitz: 1[/size]]</text:p>
            <text:p>[b]128. [url=https://forum.zdoom.org/viewtopic.php?f=19&amp;t=48208#p824651]Eriguns 1[/url][/b] [[b]1[/b]: [size=85]Cyanide: 1[/size]]</text:p>
            <text:p>[b]128. [url=https://forum.zdoom.org/viewtopic.php?f=19&amp;t=52631#p920489]Fading Corpses Universal[/url][/b] [[b]1[/b]: [size=85]m8f: 1[/size]]</text:p>
            <text:p>[b]128. [url=https://forum.zdoom.org/viewtopic.php?f=43&amp;t=58923#p1033516]FamiliarDoom[/url][/b] [[b]1[/b]: [size=85]kadu522: 1[/size]]</text:p>
            <text:p>[b]128. [url=https://forum.zdoom.org/viewtopic.php?f=105&amp;t=35388#p666921]Footsteps[/url][/b] [[b]1[/b]: [size=85]m8f: 1[/size]]</text:p>
            <text:p>[b]128. [url=https://forum.zdoom.org/viewtopic.php?f=19&amp;t=57252#p1009564]Ghoul School 3D[/url][/b] [[b]1[/b]: [size=85]Rachael: 1[/size]]</text:p>
            <text:p>[b]128. [url=https://forum.zdoom.org/viewtopic.php?f=46&amp;t=56148#p994037]GZSHud[/url][/b] [[b]1[/b]: [size=85]Hipnotic Rogue: 1[/size]]</text:p>
            <text:p>[b]128. [url=https://forum.zdoom.org/viewtopic.php?f=37&amp;t=47973#p817851]Heretic Widescreened HUD[/url][/b] [[b]1[/b]: [size=85]Hipnotic Rogue: 1[/size]]</text:p>
            <text:p>[b]128. [url=https://www.doomworld.com/idgames/levels/hexen/v-z/viscerus]Hexen: Scourge of Viscerus[/url][/b] [[b]1[/b]: [size=85]Solmir : 1[/size]]</text:p>
            <text:p>[b]128. [url=https://forum.zdoom.org/viewtopic.php?f=43&amp;t=33766#p638587]HeXercise[/url][/b] [[b]1[/b]: [size=85]Eric_: 1[/size]]</text:p>
            <text:p>[b]128. [url=https://forum.zdoom.org/viewtopic.php?f=43&amp;t=57522#p1013338]Highway to Hell[/url][/b] [[b]1[/b]: [size=85]GAA1992: 1[/size]]</text:p>
            <text:p>[b]128. [url=https://www.doomworld.com/idgames/levels/heretic/Ports/hocx]Hordes of Chaos[/url][/b] [[b]1[/b]: [size=85]The Ultimate DooMer: 1[/size]]</text:p>
            <text:p>[b]128. [url=https://forum.zdoom.org/viewtopic.php?f=43&amp;t=48074#p820532]HXRTC Project[/url][/b] [[b]1[/b]: [size=85]leodoom85: 1[/size]]</text:p>
            <text:p>[b]128. [url=https://jp.itch.io/doom-keymaster]Keymaster[/url][/b] [[b]1[/b]: [size=85]IdiotBitz: 1[/size]]</text:p>
            <text:p>[b]128. [url=https://forum.zdoom.org/viewtopic.php?t=37786#p719312]Lasting Light[/url][/b] [[b]1[/b]: [size=85]Ravick: 1[/size]]</text:p>
            <text:p>[b]128. [url=https://www.doomworld.com/idgames/levels/doom2/Ports/j-l/lslsp_gd]LOST SOULSPHERE: Gold Edition[/url][/b] [[b]1[/b]: [size=85]Major Cooke: 1[/size]]</text:p>
            <text:p>[b]128. [url=https://forum.zdoom.org/viewtopic.php?f=43&amp;t=52041#p907566]Lowtech Remake[/url][/b] [[b]1[/b]: [size=85]YukesVonFaust: 1[/size]]</text:p>
            <text:p>[b]128. [url=https://forum.zdoom.org/viewtopic.php?f=19&amp;t=28589&amp;start=2490#p925995]MAIS[/url][/b] [[b]1[/b]: [size=85]Sgt. Shivers: 1[/size]]</text:p>
            <text:p>[b]128. [url=https://www.doomworld.com/idgames/levels/doom2/Ports/m-o/massm2]MassMouth 2[/url][/b] [[b]1[/b]: [size=85]The Ultimate DooMer: 1[/size]]</text:p>
            <text:p>[b]128. [url=https://forum.zdoom.org/viewtopic.php?t=48924#p843884]Megabounce[/url][/b] [[b]1[/b]: [size=85]Beed28: 1[/size]]</text:p>
            <text:p>[b]128. [url=https://forum.zdoom.org/viewtopic.php?t=45872#p761776]Metroid: Dreadnought[/url][/b] [[b]1[/b]: [size=85]Cyanide: 1[/size]]</text:p>
            <text:p>[b]128. [url=https://forum.zdoom.org/viewtopic.php?t=56838#p1003369]Monster Scouter[/url][/b] [[b]1[/b]: [size=85]Cyanide: 1[/size]]</text:p>
            <text:p>[b]128. [url=https://forum.zdoom.org/viewtopic.php?f=43&amp;t=56272]Nameless Lite RPG Mod[/url][/b] [[b]1[/b]: [size=85]IdiotBitz: 1[/size]]</text:p>
            <text:p>[b]128. [url=https://forum.zdoom.org/viewtopic.php?f=45&amp;t=11545#p237676]Nash's Gore Mod[/url][/b] [[b]1[/b]: [size=85]Hipnotic Rogue: 1[/size]]</text:p>
            <text:p>[b]128. [url=https://forum.zdoom.org/viewtopic.php?f=46&amp;t=33079#p626384]NC HUD[/url][/b] [[b]1[/b]: [size=85]m8f: 1[/size]]</text:p>
            <text:p>[b]128. [url=http://web.archive.org/web/20100527012514/http://members.multimania.co.uk/Enjay001/]njsplash[/url][/b] [[b]1[/b]: [size=85]Hipnotic Rogue: 1[/size]]</text:p>
            <text:p>[b]128. [url=https://forum.zdoom.org/viewtopic.php?t=47988#p818163]Paranoid and Paranoiac[/url][/b] [[b]1[/b]: [size=85]The Ultimate DooMer: 1[/size]]</text:p>
            <text:p>[b]128. [url=http://www.perkristian.net/game_doom-sfx.shtml]Perkristan's HD Sounds[/url][/b] [[b]1[/b]: [size=85]Caligari87: 1[/size]]</text:p>
            <text:p>[b]128. [url=https://forum.zdoom.org/viewtopic.php?f=19&amp;t=27649#p529231]Pokémon Doom[/url][/b] [[b]1[/b]: [size=85]Marrub: 1[/size]]</text:p>
            <text:p>[b]128. [url=https://forum.zdoom.org/viewtopic.php?f=43&amp;t=53876#p947619]Project Ironclad[/url][/b] [[b]1[/b]: [size=85]Rachael: 1[/size]]</text:p>
            <text:p>[b]128. [url=https://forum.zdoom.org/viewtopic.php?f=19&amp;t=46438#p776148]QUAKE: Descent into Heresy[/url][/b] [[b]1[/b]: [size=85]GAA1992: 1[/size]]</text:p>
            <text:p>[b]128. [url=https://sites.google.com/site/realgunshardcore/]Real Guns Hardcore[/url][/b] [[b]1[/b]: [size=85]Koto: 1[/size]]</text:p>
            <text:p>[b]128. [url=https://www.doomworld.com/idgames/levels/doom2/Ports/p-r/roch]Realm of Cheogsh[/url][/b] [[b]1[/b]: [size=85]Ravick: 1[/size]]</text:p>
            <text:p>[b]128. [url=https://forum.zdoom.org/viewtopic.php?f=46&amp;t=58340#p1025419]Reikall's Voxels[/url][/b] [[b]1[/b]: [size=85]m8f: 1[/size]]</text:p>
            <text:p>[b]128. [url=https://forum.zdoom.org/viewtopic.php?f=43&amp;t=54362#p957165]Run For It![/url][/b] [[b]1[/b]: [size=85]IdiotBitz: 1[/size]]</text:p>
            <text:p>[b]128. [url=https://forum.zdoom.org/viewtopic.php?t=29792#p565461]SBrightmaps[/url][/b] [[b]1[/b]: [size=85]Hipnotic Rogue: 1[/size]]</text:p>
            <text:p>[b]128. [url=https://www.doomworld.com/idgames/graphics/smm4doom]Simple Mirrored Monsters[/url][/b] [[b]1[/b]: [size=85]m8f: 1[/size]]</text:p>
            <text:p>[b]128. [url=https://forum.zdoom.org/viewtopic.php?t=45550#p753192]Smooth Doom[/url][/b] [[b]1[/b]: [size=85]GAA1992: 1[/size]]</text:p>
            <text:p>[b]128. [url=https://forum.zdoom.org/viewtopic.php?f=37&amp;t=55161#p975126]Smooth fluids[/url][/b] [[b]1[/b]: [size=85]Hipnotic Rogue: 1[/size]]</text:p>
            <text:p>[b]128. [url=https://www.doomworld.com/forum/topic/71133-sound-caulking-now-on-idgames/]Sound Caulking[/url][/b] [[b]1[/b]: [size=85]m8f: 1[/size]]</text:p>
            <text:p>[b]128. [url=https://forum.zdoom.org/viewtopic.php?f=19&amp;t=60104#p1048348]Splatterhouse 3D[/url][/b] [[b]1[/b]: [size=85]Rachael: 1[/size]]</text:p>
            <text:p>[b]128. [url=https://forum.zdoom.org/viewtopic.php?t=56600#p1000024]StatsKeeper[/url][/b] [[b]1[/b]: [size=85]Cyanide: 1[/size]]</text:p>
            <text:p>[b]128. [url=https://forum.zdoom.org/viewtopic.php?p=883878#p883878]TGRDM3 (Morgenstern)[/url][/b] [[b]1[/b]: [size=85]Rachael: 1[/size]]</text:p>
            <text:p>[b]128. [url=https://www.doomworld.com/idgames/levels/doom2/Ports/s-u/tcotd21me]The City of The Damned : Apocalypse[/url][/b] [[b]1[/b]: [size=85]Zan: 1[/size]]</text:p>
            <text:p>[b]128. [url=https://forum.zdoom.org/viewtopic.php?f=43&amp;t=55321#p978965]The Trooper[/url][/b] [[b]1[/b]: [size=85]lil'devil: 1[/size]]</text:p>
            <text:p>[b]128. [url=https://forum.zdoom.org/viewtopic.php?f=105&amp;t=55413#p981192]Tilt++[/url][/b] [[b]1[/b]: [size=85]Hipnotic Rogue: 1[/size]]</text:p>
            <text:p>[b]128. [url=https://zdoom.org/wiki/Town_Infection]Town Infection: The Flooding[/url][/b] [[b]1[/b]: [size=85]IdiotBitz: 1[/size]]</text:p>
            <text:p>[b]128. [url=http://www.moddb.com/addons/na132689]WARDUST heretic Sprites[/url][/b] [[b]1[/b]: [size=85]Hipnotic Rogue: 1[/size]]</text:p>
            <text:p>[b]128. [url=https://www.afadoomer.com/wolf3d/default.php]Wolfenstein 3D TC[/url][/b] [[b]1[/b]: [size=85]sycspysycspy: 1[/size]]</text:p>
            <text:p>[b]128. [url=https://forum.zdoom.org/viewtopic.php?f=19&amp;t=27258#p520682]ZBlood+[/url][/b] [[b]1[/b]: [size=85]Мichаеlis: 1[/size]]</text:p>
            <text:p>[b]128. [url=https://forum.zdoom.org/viewtopic.php?f=43&amp;t=50744#p882979]Zion[/url][/b] [[b]1[/b]: [size=85]Apaul27 : 1[/size]]</text:p>
            <text:p/>
            <text:p>Mods: 197</text:p>
            <text:p>Voters: 74</text:p>
          </table:table-cell>
          <table:covered-table-cell table:style-name="ce3"/>
          <table:covered-table-cell table:style-name="ce5"/>
          <table:table-cell table:style-name="ce2" table:formula="of:=&quot;Mods: &quot; &amp; SUMPRODUCT(NOT(ISBLANK([.D4:.D1048576])))" office:value-type="string" office:string-value="Mods: 197" calcext:value-type="string">
            <text:p>Mods: 197</text:p>
          </table:table-cell>
          <table:table-cell table:style-name="ce2" table:formula="of:=&quot;Voters: &quot; &amp; SUMPRODUCT(NOT(ISBLANK([.H2:.AMJ2])))" office:value-type="string" office:string-value="Voters: 74" calcext:value-type="string">
            <text:p>Voters: 74</text:p>
          </table:table-cell>
          <table:table-cell table:style-name="ce2" office:value-type="string" calcext:value-type="string">
            <text:p>Sums:</text:p>
          </table:table-cell>
          <table:table-cell table:style-name="ce2" table:formula="of:=SUM([.H1:.AMJ1])" office:value-type="float" office:value="1106" calcext:value-type="float">
            <text:p>1106</text:p>
          </table:table-cell>
          <table:table-cell table:formula="of:=SUM([.H4:.H1048576])" office:value-type="float" office:value="15" calcext:value-type="float">
            <text:p>15</text:p>
          </table:table-cell>
          <table:table-cell table:formula="of:=SUM([.I4:.I1048576])" office:value-type="float" office:value="13" calcext:value-type="float">
            <text:p>13</text:p>
          </table:table-cell>
          <table:table-cell table:formula="of:=SUM([.J4:.J1048576])" office:value-type="float" office:value="15" calcext:value-type="float">
            <text:p>15</text:p>
          </table:table-cell>
          <table:table-cell table:formula="of:=SUM([.K4:.K1048576])" office:value-type="float" office:value="15" calcext:value-type="float">
            <text:p>15</text:p>
          </table:table-cell>
          <table:table-cell table:formula="of:=SUM([.L4:.L1048576])" office:value-type="float" office:value="15" calcext:value-type="float">
            <text:p>15</text:p>
          </table:table-cell>
          <table:table-cell table:formula="of:=SUM([.M4:.M1048576])" office:value-type="float" office:value="14" calcext:value-type="float">
            <text:p>14</text:p>
          </table:table-cell>
          <table:table-cell table:formula="of:=SUM([.N4:.N1048576])" office:value-type="float" office:value="15" calcext:value-type="float">
            <text:p>15</text:p>
          </table:table-cell>
          <table:table-cell table:formula="of:=SUM([.O4:.O1048576])" office:value-type="float" office:value="15" calcext:value-type="float">
            <text:p>15</text:p>
          </table:table-cell>
          <table:table-cell table:formula="of:=SUM([.P4:.P1048576])" office:value-type="float" office:value="15" calcext:value-type="float">
            <text:p>15</text:p>
          </table:table-cell>
          <table:table-cell table:formula="of:=SUM([.Q4:.Q1048576])" office:value-type="float" office:value="15" calcext:value-type="float">
            <text:p>15</text:p>
          </table:table-cell>
          <table:table-cell table:formula="of:=SUM([.R4:.R1048576])" office:value-type="float" office:value="15" calcext:value-type="float">
            <text:p>15</text:p>
          </table:table-cell>
          <table:table-cell table:formula="of:=SUM([.S4:.S1048576])" office:value-type="float" office:value="15" calcext:value-type="float">
            <text:p>15</text:p>
          </table:table-cell>
          <table:table-cell table:formula="of:=SUM([.T4:.T1048576])" office:value-type="float" office:value="15" calcext:value-type="float">
            <text:p>15</text:p>
          </table:table-cell>
          <table:table-cell table:formula="of:=SUM([.U4:.U1048576])" office:value-type="float" office:value="15" calcext:value-type="float">
            <text:p>15</text:p>
          </table:table-cell>
          <table:table-cell table:formula="of:=SUM([.V4:.V1048576])" office:value-type="float" office:value="15" calcext:value-type="float">
            <text:p>15</text:p>
          </table:table-cell>
          <table:table-cell table:formula="of:=SUM([.W4:.W1048576])" office:value-type="float" office:value="15" calcext:value-type="float">
            <text:p>15</text:p>
          </table:table-cell>
          <table:table-cell table:formula="of:=SUM([.X4:.X1048576])" office:value-type="float" office:value="15" calcext:value-type="float">
            <text:p>15</text:p>
          </table:table-cell>
          <table:table-cell table:formula="of:=SUM([.Y4:.Y1048576])" office:value-type="float" office:value="15" calcext:value-type="float">
            <text:p>15</text:p>
          </table:table-cell>
          <table:table-cell table:formula="of:=SUM([.Z4:.Z1048576])" office:value-type="float" office:value="15" calcext:value-type="float">
            <text:p>15</text:p>
          </table:table-cell>
          <table:table-cell table:formula="of:=SUM([.AA4:.AA1048576])" office:value-type="float" office:value="15" calcext:value-type="float">
            <text:p>15</text:p>
          </table:table-cell>
          <table:table-cell table:formula="of:=SUM([.AB4:.AB1048576])" office:value-type="float" office:value="15" calcext:value-type="float">
            <text:p>15</text:p>
          </table:table-cell>
          <table:table-cell table:formula="of:=SUM([.AC4:.AC1048576])" office:value-type="float" office:value="15" calcext:value-type="float">
            <text:p>15</text:p>
          </table:table-cell>
          <table:table-cell table:formula="of:=SUM([.AD4:.AD1048576])" office:value-type="float" office:value="15" calcext:value-type="float">
            <text:p>15</text:p>
          </table:table-cell>
          <table:table-cell table:formula="of:=SUM([.AE4:.AE1048576])" office:value-type="float" office:value="15" calcext:value-type="float">
            <text:p>15</text:p>
          </table:table-cell>
          <table:table-cell table:formula="of:=SUM([.AF4:.AF1048576])" office:value-type="float" office:value="15" calcext:value-type="float">
            <text:p>15</text:p>
          </table:table-cell>
          <table:table-cell table:formula="of:=SUM([.AG4:.AG1048576])" office:value-type="float" office:value="15" calcext:value-type="float">
            <text:p>15</text:p>
          </table:table-cell>
          <table:table-cell table:formula="of:=SUM([.AH4:.AH1048576])" office:value-type="float" office:value="15" calcext:value-type="float">
            <text:p>15</text:p>
          </table:table-cell>
          <table:table-cell table:formula="of:=SUM([.AI4:.AI1048576])" office:value-type="float" office:value="15" calcext:value-type="float">
            <text:p>15</text:p>
          </table:table-cell>
          <table:table-cell table:formula="of:=SUM([.AJ4:.AJ1048576])" office:value-type="float" office:value="15" calcext:value-type="float">
            <text:p>15</text:p>
          </table:table-cell>
          <table:table-cell table:formula="of:=SUM([.AK4:.AK1048576])" office:value-type="float" office:value="15" calcext:value-type="float">
            <text:p>15</text:p>
          </table:table-cell>
          <table:table-cell table:formula="of:=SUM([.AL4:.AL1048576])" office:value-type="float" office:value="15" calcext:value-type="float">
            <text:p>15</text:p>
          </table:table-cell>
          <table:table-cell table:formula="of:=SUM([.AM4:.AM1048576])" office:value-type="float" office:value="15" calcext:value-type="float">
            <text:p>15</text:p>
          </table:table-cell>
          <table:table-cell table:formula="of:=SUM([.AN4:.AN1048576])" office:value-type="float" office:value="15" calcext:value-type="float">
            <text:p>15</text:p>
          </table:table-cell>
          <table:table-cell table:formula="of:=SUM([.AO4:.AO1048576])" office:value-type="float" office:value="15" calcext:value-type="float">
            <text:p>15</text:p>
          </table:table-cell>
          <table:table-cell table:formula="of:=SUM([.AP4:.AP1048576])" office:value-type="float" office:value="15" calcext:value-type="float">
            <text:p>15</text:p>
          </table:table-cell>
          <table:table-cell table:formula="of:=SUM([.AQ4:.AQ1048576])" office:value-type="float" office:value="15" calcext:value-type="float">
            <text:p>15</text:p>
          </table:table-cell>
          <table:table-cell table:formula="of:=SUM([.AR4:.AR1048576])" office:value-type="float" office:value="15" calcext:value-type="float">
            <text:p>15</text:p>
          </table:table-cell>
          <table:table-cell table:formula="of:=SUM([.AS4:.AS1048576])" office:value-type="float" office:value="15" calcext:value-type="float">
            <text:p>15</text:p>
          </table:table-cell>
          <table:table-cell table:formula="of:=SUM([.AT4:.AT1048576])" office:value-type="float" office:value="15" calcext:value-type="float">
            <text:p>15</text:p>
          </table:table-cell>
          <table:table-cell table:formula="of:=SUM([.AU4:.AU1048576])" office:value-type="float" office:value="15" calcext:value-type="float">
            <text:p>15</text:p>
          </table:table-cell>
          <table:table-cell table:formula="of:=SUM([.AV4:.AV1048576])" office:value-type="float" office:value="15" calcext:value-type="float">
            <text:p>15</text:p>
          </table:table-cell>
          <table:table-cell table:formula="of:=SUM([.AW4:.AW1048576])" office:value-type="float" office:value="15" calcext:value-type="float">
            <text:p>15</text:p>
          </table:table-cell>
          <table:table-cell table:formula="of:=SUM([.AX4:.AX1048576])" office:value-type="float" office:value="15" calcext:value-type="float">
            <text:p>15</text:p>
          </table:table-cell>
          <table:table-cell table:formula="of:=SUM([.AY4:.AY1048576])" office:value-type="float" office:value="15" calcext:value-type="float">
            <text:p>15</text:p>
          </table:table-cell>
          <table:table-cell table:formula="of:=SUM([.AZ4:.AZ1048576])" office:value-type="float" office:value="15" calcext:value-type="float">
            <text:p>15</text:p>
          </table:table-cell>
          <table:table-cell table:formula="of:=SUM([.BA4:.BA1048576])" office:value-type="float" office:value="15" calcext:value-type="float">
            <text:p>15</text:p>
          </table:table-cell>
          <table:table-cell table:formula="of:=SUM([.BB4:.BB1048576])" office:value-type="float" office:value="15" calcext:value-type="float">
            <text:p>15</text:p>
          </table:table-cell>
          <table:table-cell table:formula="of:=SUM([.BC4:.BC1048576])" office:value-type="float" office:value="15" calcext:value-type="float">
            <text:p>15</text:p>
          </table:table-cell>
          <table:table-cell table:formula="of:=SUM([.BD4:.BD1048576])" office:value-type="float" office:value="15" calcext:value-type="float">
            <text:p>15</text:p>
          </table:table-cell>
          <table:table-cell table:formula="of:=SUM([.BE4:.BE1048576])" office:value-type="float" office:value="15" calcext:value-type="float">
            <text:p>15</text:p>
          </table:table-cell>
          <table:table-cell table:formula="of:=SUM([.BF4:.BF1048576])" office:value-type="float" office:value="15" calcext:value-type="float">
            <text:p>15</text:p>
          </table:table-cell>
          <table:table-cell table:formula="of:=SUM([.BG4:.BG1048576])" office:value-type="float" office:value="15" calcext:value-type="float">
            <text:p>15</text:p>
          </table:table-cell>
          <table:table-cell table:formula="of:=SUM([.BH4:.BH1048576])" office:value-type="float" office:value="15" calcext:value-type="float">
            <text:p>15</text:p>
          </table:table-cell>
          <table:table-cell table:formula="of:=SUM([.BI4:.BI1048576])" office:value-type="float" office:value="15" calcext:value-type="float">
            <text:p>15</text:p>
          </table:table-cell>
          <table:table-cell table:formula="of:=SUM([.BJ4:.BJ1048576])" office:value-type="float" office:value="15" calcext:value-type="float">
            <text:p>15</text:p>
          </table:table-cell>
          <table:table-cell table:formula="of:=SUM([.BK4:.BK1048576])" office:value-type="float" office:value="15" calcext:value-type="float">
            <text:p>15</text:p>
          </table:table-cell>
          <table:table-cell table:formula="of:=SUM([.BL4:.BL1048576])" office:value-type="float" office:value="15" calcext:value-type="float">
            <text:p>15</text:p>
          </table:table-cell>
          <table:table-cell table:formula="of:=SUM([.BM4:.BM1048576])" office:value-type="float" office:value="15" calcext:value-type="float">
            <text:p>15</text:p>
          </table:table-cell>
          <table:table-cell table:formula="of:=SUM([.BN4:.BN1048576])" office:value-type="float" office:value="15" calcext:value-type="float">
            <text:p>15</text:p>
          </table:table-cell>
          <table:table-cell table:formula="of:=SUM([.BO4:.BO1048576])" office:value-type="float" office:value="15" calcext:value-type="float">
            <text:p>15</text:p>
          </table:table-cell>
          <table:table-cell table:formula="of:=SUM([.BP4:.BP1048576])" office:value-type="float" office:value="15" calcext:value-type="float">
            <text:p>15</text:p>
          </table:table-cell>
          <table:table-cell table:formula="of:=SUM([.BQ4:.BQ1048576])" office:value-type="float" office:value="15" calcext:value-type="float">
            <text:p>15</text:p>
          </table:table-cell>
          <table:table-cell table:formula="of:=SUM([.BR4:.BR1048576])" office:value-type="float" office:value="15" calcext:value-type="float">
            <text:p>15</text:p>
          </table:table-cell>
          <table:table-cell table:formula="of:=SUM([.BS4:.BS1048576])" office:value-type="float" office:value="15" calcext:value-type="float">
            <text:p>15</text:p>
          </table:table-cell>
          <table:table-cell table:formula="of:=SUM([.BT4:.BT1048576])" office:value-type="float" office:value="15" calcext:value-type="float">
            <text:p>15</text:p>
          </table:table-cell>
          <table:table-cell table:formula="of:=SUM([.BU4:.BU1048576])" office:value-type="float" office:value="15" calcext:value-type="float">
            <text:p>15</text:p>
          </table:table-cell>
          <table:table-cell table:formula="of:=SUM([.BV4:.BV1048576])" office:value-type="float" office:value="15" calcext:value-type="float">
            <text:p>15</text:p>
          </table:table-cell>
          <table:table-cell table:formula="of:=SUM([.BW4:.BW1048576])" office:value-type="float" office:value="15" calcext:value-type="float">
            <text:p>15</text:p>
          </table:table-cell>
          <table:table-cell table:formula="of:=SUM([.BX4:.BX1048576])" office:value-type="float" office:value="15" calcext:value-type="float">
            <text:p>15</text:p>
          </table:table-cell>
          <table:table-cell table:formula="of:=SUM([.BY4:.BY1048576])" office:value-type="float" office:value="15" calcext:value-type="float">
            <text:p>15</text:p>
          </table:table-cell>
          <table:table-cell table:formula="of:=SUM([.BZ4:.BZ1048576])" office:value-type="float" office:value="15" calcext:value-type="float">
            <text:p>15</text:p>
          </table:table-cell>
          <table:table-cell table:formula="of:=SUM([.CA4:.CA1048576])" office:value-type="float" office:value="14" calcext:value-type="float">
            <text:p>14</text:p>
          </table:table-cell>
          <table:table-cell table:formula="of:=SUM([.CB4:.CB1048576])" office:value-type="float" office:value="15" calcext:value-type="float">
            <text:p>15</text:p>
          </table:table-cell>
          <table:table-cell table:formula="of:=SUM([.CC4:.CC1048576])" office:value-type="float" office:value="15" calcext:value-type="float">
            <text:p>15</text:p>
          </table:table-cell>
          <table:table-cell table:formula="of:=SUM([.CD4:.CD1048576])" office:value-type="float" office:value="0" calcext:value-type="float">
            <text:p>0</text:p>
          </table:table-cell>
          <table:table-cell table:formula="of:=SUM([.CE4:.CE1048576])" office:value-type="float" office:value="0" calcext:value-type="float">
            <text:p>0</text:p>
          </table:table-cell>
          <table:table-cell table:formula="of:=SUM([.CF4:.CF1048576])" office:value-type="float" office:value="0" calcext:value-type="float">
            <text:p>0</text:p>
          </table:table-cell>
          <table:table-cell table:formula="of:=SUM([.CG4:.CG1048576])" office:value-type="float" office:value="0" calcext:value-type="float">
            <text:p>0</text:p>
          </table:table-cell>
          <table:table-cell table:formula="of:=SUM([.CH4:.CH1048576])" office:value-type="float" office:value="0" calcext:value-type="float">
            <text:p>0</text:p>
          </table:table-cell>
          <table:table-cell table:formula="of:=SUM([.CI4:.CI1048576])" office:value-type="float" office:value="0" calcext:value-type="float">
            <text:p>0</text:p>
          </table:table-cell>
          <table:table-cell table:formula="of:=SUM([.CJ4:.CJ1048576])" office:value-type="float" office:value="0" calcext:value-type="float">
            <text:p>0</text:p>
          </table:table-cell>
          <table:table-cell table:number-columns-repeated="936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8" office:value-type="string" calcext:value-type="string">
            <text:p>Points by User</text:p>
          </table:table-cell>
          <table:table-cell table:style-name="ce10" office:value-type="string" calcext:value-type="string">
            <text:p>Voters</text:p>
          </table:table-cell>
          <table:table-cell table:style-name="ce12" office:value-type="string" calcext:value-type="string">
            <text:p>m8f</text:p>
          </table:table-cell>
          <table:table-cell table:style-name="ce13" office:value-type="string" calcext:value-type="string">
            <text:p>leodoom85</text:p>
          </table:table-cell>
          <table:table-cell table:style-name="ce13" office:value-type="string" calcext:value-type="string">
            <text:p>Brohnesorge</text:p>
          </table:table-cell>
          <table:table-cell table:style-name="ce13" office:value-type="string" calcext:value-type="string">
            <text:p>Caligari87</text:p>
          </table:table-cell>
          <table:table-cell table:style-name="ce13" office:value-type="string" calcext:value-type="string">
            <text:p>Rachael</text:p>
          </table:table-cell>
          <table:table-cell table:style-name="ce13" office:value-type="string" calcext:value-type="string">
            <text:p>Hipnotic Rogue</text:p>
          </table:table-cell>
          <table:table-cell table:style-name="ce13" office:value-type="string" calcext:value-type="string">
            <text:p>Shadelight</text:p>
          </table:table-cell>
          <table:table-cell table:style-name="ce13" office:value-type="string" calcext:value-type="string">
            <text:p>Shi No Hime</text:p>
          </table:table-cell>
          <table:table-cell table:style-name="ce13" office:value-type="string" calcext:value-type="string">
            <text:p>Matt</text:p>
          </table:table-cell>
          <table:table-cell table:style-name="ce13" office:value-type="string" calcext:value-type="string">
            <text:p>Marisa Kirisame</text:p>
          </table:table-cell>
          <table:table-cell table:style-name="ce13" office:value-type="string" calcext:value-type="string">
            <text:p>Combine_Kegan</text:p>
          </table:table-cell>
          <table:table-cell table:style-name="ce13" office:value-type="string" calcext:value-type="string">
            <text:p>TerminusEst13</text:p>
          </table:table-cell>
          <table:table-cell table:style-name="ce13" office:value-type="string" calcext:value-type="string">
            <text:p>DrPyspy</text:p>
          </table:table-cell>
          <table:table-cell table:style-name="ce13" office:value-type="string" calcext:value-type="string">
            <text:p>ZippeyKeys12</text:p>
          </table:table-cell>
          <table:table-cell table:style-name="ce13" office:value-type="string" calcext:value-type="string">
            <text:p>GAA1992</text:p>
          </table:table-cell>
          <table:table-cell table:style-name="ce13" office:value-type="string" calcext:value-type="string">
            <text:p>Untitled</text:p>
          </table:table-cell>
          <table:table-cell table:style-name="ce13" office:value-type="string" calcext:value-type="string">
            <text:p>phantombeta</text:p>
          </table:table-cell>
          <table:table-cell table:style-name="ce13" office:value-type="string" calcext:value-type="string">
            <text:p>HaraSwift</text:p>
          </table:table-cell>
          <table:table-cell table:style-name="ce13" office:value-type="string" calcext:value-type="string">
            <text:p>wildweasel</text:p>
          </table:table-cell>
          <table:table-cell table:style-name="ce13" office:value-type="string" calcext:value-type="string">
            <text:p>ibm5155</text:p>
          </table:table-cell>
          <table:table-cell table:style-name="ce13" office:value-type="string" calcext:value-type="string">
            <text:p>undeadmonk354</text:p>
          </table:table-cell>
          <table:table-cell table:style-name="ce13" office:value-type="string" calcext:value-type="string">
            <text:p>Somagu</text:p>
          </table:table-cell>
          <table:table-cell table:style-name="ce13" office:value-type="string" calcext:value-type="string">
            <text:p><text:s/>TheNightATK300</text:p>
          </table:table-cell>
          <table:table-cell table:style-name="ce13" office:value-type="string" calcext:value-type="string">
            <text:p>lil'devil</text:p>
          </table:table-cell>
          <table:table-cell table:style-name="ce13" office:value-type="string" calcext:value-type="string">
            <text:p>Beed28</text:p>
          </table:table-cell>
          <table:table-cell table:style-name="ce13" office:value-type="string" calcext:value-type="string">
            <text:p>Hege Cactus</text:p>
          </table:table-cell>
          <table:table-cell table:style-name="ce13" office:value-type="string" calcext:value-type="string">
            <text:p>TriMetall</text:p>
          </table:table-cell>
          <table:table-cell table:style-name="ce14" office:value-type="string" calcext:value-type="string">
            <text:p>Olroda</text:p>
          </table:table-cell>
          <table:table-cell table:style-name="ce13" office:value-type="string" calcext:value-type="string">
            <text:p>Bigger C</text:p>
          </table:table-cell>
          <table:table-cell table:style-name="ce13" office:value-type="string" calcext:value-type="string">
            <text:p>kadu522</text:p>
          </table:table-cell>
          <table:table-cell table:style-name="ce13" office:value-type="string" calcext:value-type="string">
            <text:p>Captain J</text:p>
          </table:table-cell>
          <table:table-cell table:style-name="ce13" office:value-type="string" calcext:value-type="string">
            <text:p>lud</text:p>
          </table:table-cell>
          <table:table-cell table:style-name="ce13" office:value-type="string" calcext:value-type="string">
            <text:p>Azba</text:p>
          </table:table-cell>
          <table:table-cell table:style-name="ce13" office:value-type="string" calcext:value-type="string">
            <text:p>4thcharacter</text:p>
          </table:table-cell>
          <table:table-cell table:style-name="ce13" office:value-type="string" calcext:value-type="string">
            <text:p>Eric_</text:p>
          </table:table-cell>
          <table:table-cell table:style-name="ce13" office:value-type="string" calcext:value-type="string">
            <text:p>ZikShadow</text:p>
          </table:table-cell>
          <table:table-cell table:style-name="ce13" office:value-type="string" calcext:value-type="string">
            <text:p>Sumwunn</text:p>
          </table:table-cell>
          <table:table-cell table:style-name="ce13" office:value-type="string" calcext:value-type="string">
            <text:p>Marrub</text:p>
          </table:table-cell>
          <table:table-cell table:style-name="ce13" office:value-type="string" calcext:value-type="string">
            <text:p>Jaxxoon R</text:p>
          </table:table-cell>
          <table:table-cell table:style-name="ce13" office:value-type="string" calcext:value-type="string">
            <text:p>Master Medi</text:p>
          </table:table-cell>
          <table:table-cell table:style-name="ce13" office:value-type="string" calcext:value-type="string">
            <text:p>PlayerLin</text:p>
          </table:table-cell>
          <table:table-cell table:style-name="ce13" office:value-type="string" calcext:value-type="string">
            <text:p>Turbo</text:p>
          </table:table-cell>
          <table:table-cell table:style-name="ce13" office:value-type="string" calcext:value-type="string">
            <text:p>TheLightBad96</text:p>
          </table:table-cell>
          <table:table-cell table:style-name="ce13" office:value-type="string" calcext:value-type="string">
            <text:p>Crazy Toni</text:p>
          </table:table-cell>
          <table:table-cell table:style-name="ce13" office:value-type="string" calcext:value-type="string">
            <text:p>Tapwave</text:p>
          </table:table-cell>
          <table:table-cell table:style-name="ce13" office:value-type="string" calcext:value-type="string">
            <text:p>Cyanide</text:p>
          </table:table-cell>
          <table:table-cell table:style-name="ce13" office:value-type="string" calcext:value-type="string">
            <text:p>D3athStalker</text:p>
          </table:table-cell>
          <table:table-cell table:style-name="ce13" office:value-type="string" calcext:value-type="string">
            <text:p>erni945</text:p>
          </table:table-cell>
          <table:table-cell table:style-name="ce15" office:value-type="string" calcext:value-type="string">
            <text:p>The Ultimate DooMer</text:p>
          </table:table-cell>
          <table:table-cell table:style-name="ce16" office:value-type="string" calcext:value-type="string">
            <text:p>GeneralDelphox</text:p>
          </table:table-cell>
          <table:table-cell table:style-name="ce13" office:value-type="string" calcext:value-type="string">
            <text:p>dard22</text:p>
          </table:table-cell>
          <table:table-cell table:style-name="ce13" office:value-type="string" calcext:value-type="string">
            <text:p>Revae</text:p>
          </table:table-cell>
          <table:table-cell table:style-name="ce13" office:value-type="string" calcext:value-type="string">
            <text:p>insightguy</text:p>
          </table:table-cell>
          <table:table-cell table:style-name="ce13" office:value-type="string" calcext:value-type="string">
            <text:p>Sgt. Shivers</text:p>
          </table:table-cell>
          <table:table-cell table:style-name="ce13" office:value-type="string" calcext:value-type="string">
            <text:p>eharper256</text:p>
          </table:table-cell>
          <table:table-cell table:style-name="ce13" office:value-type="string" calcext:value-type="string">
            <text:p>Zcat</text:p>
          </table:table-cell>
          <table:table-cell table:style-name="ce13" office:value-type="string" calcext:value-type="string">
            <text:p>Zan</text:p>
          </table:table-cell>
          <table:table-cell table:style-name="ce17" office:value-type="string" calcext:value-type="string">
            <text:p>Ravick</text:p>
          </table:table-cell>
          <table:table-cell table:style-name="ce18" office:value-type="string" calcext:value-type="string">
            <text:p>TheMightyHeracross</text:p>
          </table:table-cell>
          <table:table-cell table:style-name="ce13" office:value-type="string" calcext:value-type="string">
            <text:p>Hellser</text:p>
          </table:table-cell>
          <table:table-cell table:style-name="ce13" office:value-type="string" calcext:value-type="string">
            <text:p>QuakedoomNukem Cz</text:p>
          </table:table-cell>
          <table:table-cell table:style-name="ce13" office:value-type="string" calcext:value-type="string">
            <text:p>Koto</text:p>
          </table:table-cell>
          <table:table-cell table:style-name="ce16" office:value-type="string" calcext:value-type="string">
            <text:p>Apaul27 </text:p>
          </table:table-cell>
          <table:table-cell table:style-name="ce13" office:value-type="string" calcext:value-type="string">
            <text:p>sycspysycspy</text:p>
          </table:table-cell>
          <table:table-cell table:style-name="ce19" office:value-type="string" calcext:value-type="string">
            <text:p>Ikazu-san</text:p>
          </table:table-cell>
          <table:table-cell table:style-name="ce13" office:value-type="string" calcext:value-type="string">
            <text:p>Solmir </text:p>
          </table:table-cell>
          <table:table-cell table:style-name="ce13" office:value-type="string" calcext:value-type="string">
            <text:p>wolfmanfp</text:p>
          </table:table-cell>
          <table:table-cell table:style-name="ce13" office:value-type="string" calcext:value-type="string">
            <text:p>Rowsol</text:p>
          </table:table-cell>
          <table:table-cell table:style-name="ce13" office:value-type="string" calcext:value-type="string">
            <text:p>Major Cooke</text:p>
          </table:table-cell>
          <table:table-cell table:style-name="ce13" office:value-type="string" calcext:value-type="string">
            <text:p>Мichаеlis</text:p>
          </table:table-cell>
          <table:table-cell table:style-name="ce13" office:value-type="string" calcext:value-type="string">
            <text:p>DoodGuy</text:p>
          </table:table-cell>
          <table:table-cell table:style-name="ce13" office:value-type="string" calcext:value-type="string">
            <text:p>YukesVonFaust</text:p>
          </table:table-cell>
          <table:table-cell table:style-name="ce13" office:value-type="string" calcext:value-type="string">
            <text:p>IdiotBitz</text:p>
          </table:table-cell>
          <table:table-cell table:style-name="ce13" office:value-type="string" calcext:value-type="string">
            <text:p>JDSH98</text:p>
          </table:table-cell>
          <table:table-cell table:style-name="ce13" table:number-columns-repeated="943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44" calcext:value-type="float">
            <text:p>44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https://forum.zdoom.org/viewtopic.php?t=37044#p703341</text:p>
          </table:table-cell>
          <table:table-cell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wildweasel: 3,  TheNightATK300: 2, lil'devil: 1, Hege Cactus: 3, TriMetall: 3, kadu522: 3, Azba: 3, 4thcharacter: 3, ZikShadow: 2, Sumwunn: 4, Marrub: 3, Master Medi: 2, Turbo: 2, Crazy Toni: 3, eharper256: 3, Hellser: 3, IdiotBitz: 1" calcext:value-type="string">
            <text:p>wildweasel: 3, <text:s/>TheNightATK300: 2, lil'devil: 1, Hege Cactus: 3, TriMetall: 3, kadu522: 3, Azba: 3, 4thcharacter: 3, ZikShadow: 2, Sumwunn: 4, Marrub: 3, Master Medi: 2, Turbo: 2, Crazy Toni: 3, eharper256: 3, Hellser: 3, IdiotBitz: 1</text:p>
          </table:table-cell>
          <table:table-cell table:formula="of:=SUMPRODUCT(NOT(ISBLANK([.H4:.AMJ4])))" office:value-type="float" office:value="17" calcext:value-type="float">
            <text:p>17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41" calcext:value-type="float">
            <text:p>41</text:p>
          </table:table-cell>
          <table:table-cell office:value-type="string" calcext:value-type="string">
            <text:p>Hideous Destructor</text:p>
          </table:table-cell>
          <table:table-cell office:value-type="string" calcext:value-type="string">
            <text:p>https://forum.zdoom.org/viewtopic.php?f=43&amp;t=12973#p264919</text:p>
          </table:table-cell>
          <table:table-cell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Brohnesorge: 2, Caligari87: 5, phantombeta: 5, Somagu: 1, TriMetall: 1, Olroda: 5, Bigger C: 5, Azba: 3, Eric_: 5, Turbo: 5, Tapwave: 3, YukesVonFaust: 1" calcext:value-type="string">
            <text:p>Brohnesorge: 2, Caligari87: 5, phantombeta: 5, Somagu: 1, TriMetall: 1, Olroda: 5, Bigger C: 5, Azba: 3, Eric_: 5, Turbo: 5, Tapwave: 3, YukesVonFaust: 1</text:p>
          </table:table-cell>
          <table:table-cell table:formula="of:=SUMPRODUCT(NOT(ISBLANK([.H5:.AMJ5])))"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35" calcext:value-type="float">
            <text:p>35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Brohnesorge: 4, Shi No Hime: 2, ZippeyKeys12: 4, HaraSwift: 1, Somagu: 1,  TheNightATK300: 1, kadu522: 2, ZikShadow: 1, D3athStalker: 4, erni945: 5, GeneralDelphox: 3, QuakedoomNukem Cz: 1, Rowsol: 5, IdiotBitz: 1" calcext:value-type="string">
            <text:p>Brohnesorge: 4, Shi No Hime: 2, ZippeyKeys12: 4, HaraSwift: 1, Somagu: 1, <text:s/>TheNightATK300: 1, kadu522: 2, ZikShadow: 1, D3athStalker: 4, erni945: 5, GeneralDelphox: 3, QuakedoomNukem Cz: 1, Rowsol: 5, IdiotBitz: 1</text:p>
          </table:table-cell>
          <table:table-cell table:formula="of:=SUMPRODUCT(NOT(ISBLANK([.H6:.AMJ6])))" office:value-type="float" office:value="14" calcext:value-type="float">
            <text:p>1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31" calcext:value-type="float">
            <text:p>31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m8f: 1, Matt: 1, GAA1992: 3, phantombeta: 1, Hege Cactus: 3, kadu522: 2, Captain J: 4, Master Medi: 1, Cyanide: 1, D3athStalker: 1, erni945: 3, GeneralDelphox: 3, insightguy: 3, Hellser: 3, QuakedoomNukem Cz: 1" calcext:value-type="string">
            <text:p>m8f: 1, Matt: 1, GAA1992: 3, phantombeta: 1, Hege Cactus: 3, kadu522: 2, Captain J: 4, Master Medi: 1, Cyanide: 1, D3athStalker: 1, erni945: 3, GeneralDelphox: 3, insightguy: 3, Hellser: 3, QuakedoomNukem Cz: 1</text:p>
          </table:table-cell>
          <table:table-cell table:formula="of:=SUMPRODUCT(NOT(ISBLANK([.H7:.AMJ7]))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4" calcext:value-type="float">
            <text:p>4</text:p>
          </table:table-cell>
          <table:table-cell table:formula="of:=SUM([.H8:.AMJ8])" office:value-type="float" office:value="31" calcext:value-type="float">
            <text:p>31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https://forum.zdoom.org/viewtopic.php?f=43&amp;t=29915#p567421</text:p>
          </table:table-cell>
          <table:table-cell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leodoom85: 1, Marisa Kirisame: 2, Untitled: 2, HaraSwift: 5, wildweasel: 1,  TheNightATK300: 1, Beed28: 5, Hege Cactus: 1, TriMetall: 1, Azba: 1, 4thcharacter: 3, dard22: 1, Koto: 1, wolfmanfp: 5, Rowsol: 1" calcext:value-type="string">
            <text:p>leodoom85: 1, Marisa Kirisame: 2, Untitled: 2, HaraSwift: 5, wildweasel: 1, <text:s/>TheNightATK300: 1, Beed28: 5, Hege Cactus: 1, TriMetall: 1, Azba: 1, 4thcharacter: 3, dard22: 1, Koto: 1, wolfmanfp: 5, Rowsol: 1</text:p>
          </table:table-cell>
          <table:table-cell table:formula="of:=SUMPRODUCT(NOT(ISBLANK([.H8:.AMJ8])))"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H9:.AMJ9])" office:value-type="float" office:value="28" calcext:value-type="float">
            <text:p>28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m8f: 1, Matt: 2, Hege Cactus: 1, lud: 1, ZikShadow: 1, Cyanide: 1, D3athStalker: 2, erni945: 4, insightguy: 3, sycspysycspy: 5, Ikazu-san: 2, Rowsol: 5" calcext:value-type="string">
            <text:p>m8f: 1, Matt: 2, Hege Cactus: 1, lud: 1, ZikShadow: 1, Cyanide: 1, D3athStalker: 2, erni945: 4, insightguy: 3, sycspysycspy: 5, Ikazu-san: 2, Rowsol: 5</text:p>
          </table:table-cell>
          <table:table-cell table:formula="of:=SUMPRODUCT(NOT(ISBLANK([.H9:.AMJ9]))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49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27" calcext:value-type="float">
            <text:p>27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Marisa Kirisame: 4, Combine_Kegan: 2, TerminusEst13: 4, wildweasel: 2, ibm5155: 4, Somagu: 1, Azba: 1, Eric_: 5, sycspysycspy: 4" calcext:value-type="string">
            <text:p>Marisa Kirisame: 4, Combine_Kegan: 2, TerminusEst13: 4, wildweasel: 2, ibm5155: 4, Somagu: 1, Azba: 1, Eric_: 5, sycspysycspy: 4</text:p>
          </table:table-cell>
          <table:table-cell table:formula="of:=SUMPRODUCT(NOT(ISBLANK([.H10:.AMJ10])))" office:value-type="float" office:value="9" calcext:value-type="float">
            <text:p>9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953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26" calcext:value-type="float">
            <text:p>26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Shadelight: 3, TerminusEst13: 3, DrPyspy: 3, Somagu: 1,  TheNightATK300: 2, Hege Cactus: 2, Captain J: 3, Azba: 3, Eric_: 1, Marrub: 1, Revae: 3, QuakedoomNukem Cz: 1" calcext:value-type="string">
            <text:p>Shadelight: 3, TerminusEst13: 3, DrPyspy: 3, Somagu: 1, <text:s/>TheNightATK300: 2, Hege Cactus: 2, Captain J: 3, Azba: 3, Eric_: 1, Marrub: 1, Revae: 3, QuakedoomNukem Cz: 1</text:p>
          </table:table-cell>
          <table:table-cell table:formula="of:=SUMPRODUCT(NOT(ISBLANK([.H11:.AMJ11])))" office:value-type="float" office:value="12" calcext:value-type="float">
            <text:p>1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8" calcext:value-type="float">
            <text:p>8</text:p>
          </table:table-cell>
          <table:table-cell table:formula="of:=SUM([.H12:.AMJ12])" office:value-type="float" office:value="26" calcext:value-type="float">
            <text:p>26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Matt: 3, Combine_Kegan: 3, Untitled: 5, Turbo: 3, Crazy Toni: 2, Cyanide: 1, GeneralDelphox: 1, Revae: 5, Hellser: 3" calcext:value-type="string">
            <text:p>Matt: 3, Combine_Kegan: 3, Untitled: 5, Turbo: 3, Crazy Toni: 2, Cyanide: 1, GeneralDelphox: 1, Revae: 5, Hellser: 3</text:p>
          </table:table-cell>
          <table:table-cell table:formula="of:=SUMPRODUCT(NOT(ISBLANK([.H12:.AMJ12])))" office:value-type="float" office:value="9" calcext:value-type="float">
            <text:p>9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957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24" calcext:value-type="float">
            <text:p>24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Brohnesorge: 3, Shadelight: 2, Shi No Hime: 2, Marisa Kirisame: 3, HaraSwift: 3, Somagu: 2, lud: 4, 4thcharacter: 3, D3athStalker: 1, Rowsol: 1" calcext:value-type="string">
            <text:p>Brohnesorge: 3, Shadelight: 2, Shi No Hime: 2, Marisa Kirisame: 3, HaraSwift: 3, Somagu: 2, lud: 4, 4thcharacter: 3, D3athStalker: 1, Rowsol: 1</text:p>
          </table:table-cell>
          <table:table-cell table:formula="of:=SUMPRODUCT(NOT(ISBLANK([.H13:.AMJ13])))"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21" calcext:value-type="float">
            <text:p>21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forum.zdoom.org/viewtopic.php?f=19&amp;t=47801#p813367</text:p>
          </table:table-cell>
          <table:table-cell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Caligari87: 2, ZikShadow: 3, The Ultimate DooMer: 1, dard22: 2, Zcat: 2, Zan: 1, Ravick: 1, Koto: 4, Solmir : 5" calcext:value-type="string">
            <text:p>Caligari87: 2, ZikShadow: 3, The Ultimate DooMer: 1, dard22: 2, Zcat: 2, Zan: 1, Ravick: 1, Koto: 4, Solmir : 5</text:p>
          </table:table-cell>
          <table:table-cell table:formula="of:=SUMPRODUCT(NOT(ISBLANK([.H14:.AMJ14])))" office:value-type="float" office:value="9" calcext:value-type="float">
            <text:p>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51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1" calcext:value-type="float">
            <text:p>11</text:p>
          </table:table-cell>
          <table:table-cell table:formula="of:=SUM([.H15:.AMJ15])" office:value-type="float" office:value="21" calcext:value-type="float">
            <text:p>21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https://forum.zdoom.org/viewtopic.php?f=43&amp;t=57964#p1019776</text:p>
          </table:table-cell>
          <table:table-cell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TerminusEst13: 2, DrPyspy: 3, phantombeta: 5,  TheNightATK300: 2, PlayerLin: 5, Turbo: 2, TheLightBad96: 2" calcext:value-type="string">
            <text:p>TerminusEst13: 2, DrPyspy: 3, phantombeta: 5, <text:s/>TheNightATK300: 2, PlayerLin: 5, Turbo: 2, TheLightBad96: 2</text:p>
          </table:table-cell>
          <table:table-cell table:formula="of:=SUMPRODUCT(NOT(ISBLANK([.H15:.AMJ15])))" office:value-type="float" office:value="7" calcext:value-type="float">
            <text:p>7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1" calcext:value-type="float">
            <text:p>11</text:p>
          </table:table-cell>
          <table:table-cell table:formula="of:=SUM([.H16:.AMJ16])" office:value-type="float" office:value="21" calcext:value-type="float">
            <text:p>21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Rachael: 1, Shadelight: 3, Jaxxoon R: 3, insightguy: 2, Zcat: 3, Zan: 4, QuakedoomNukem Cz: 1, Solmir : 4" calcext:value-type="string">
            <text:p>Rachael: 1, Shadelight: 3, Jaxxoon R: 3, insightguy: 2, Zcat: 3, Zan: 4, QuakedoomNukem Cz: 1, Solmir : 4</text:p>
          </table:table-cell>
          <table:table-cell table:formula="of:=SUMPRODUCT(NOT(ISBLANK([.H16:.AMJ16])))" office:value-type="float" office:value="8" calcext:value-type="float">
            <text:p>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951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20" calcext:value-type="float">
            <text:p>20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Untitled: 4, Azba: 1, Eric_: 3, Zcat: 5, TheMightyHeracross: 3, sycspysycspy: 3, Ikazu-san: 1" calcext:value-type="string">
            <text:p>Untitled: 4, Azba: 1, Eric_: 3, Zcat: 5, TheMightyHeracross: 3, sycspysycspy: 3, Ikazu-san: 1</text:p>
          </table:table-cell>
          <table:table-cell table:formula="of:=SUMPRODUCT(NOT(ISBLANK([.H17:.AMJ17])))" office:value-type="float" office:value="7" calcext:value-type="float">
            <text:p>7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52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4" calcext:value-type="float">
            <text:p>14</text:p>
          </table:table-cell>
          <table:table-cell table:formula="of:=SUM([.H18:.AMJ18])" office:value-type="float" office:value="20" calcext:value-type="float">
            <text:p>20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m8f: 1, Shi No Hime: 2, Marisa Kirisame: 1, Untitled: 1, lil'devil: 1, TriMetall: 3, 4thcharacter: 2, Turbo: 2, Cyanide: 1, Hellser: 2, QuakedoomNukem Cz: 1, Ikazu-san: 2, wolfmanfp: 1" calcext:value-type="string">
            <text:p>m8f: 1, Shi No Hime: 2, Marisa Kirisame: 1, Untitled: 1, lil'devil: 1, TriMetall: 3, 4thcharacter: 2, Turbo: 2, Cyanide: 1, Hellser: 2, QuakedoomNukem Cz: 1, Ikazu-san: 2, wolfmanfp: 1</text:p>
          </table:table-cell>
          <table:table-cell table:formula="of:=SUMPRODUCT(NOT(ISBLANK([.H18:.AMJ18]))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50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4" calcext:value-type="float">
            <text:p>14</text:p>
          </table:table-cell>
          <table:table-cell table:formula="of:=SUM([.H19:.AMJ19])" office:value-type="float" office:value="20" calcext:value-type="float">
            <text:p>20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leodoom85: 1, Shadelight: 4, Shi No Hime: 1, HaraSwift: 5, Somagu: 1, kadu522: 3, lud: 5" calcext:value-type="string">
            <text:p>leodoom85: 1, Shadelight: 4, Shi No Hime: 1, HaraSwift: 5, Somagu: 1, kadu522: 3, lud: 5</text:p>
          </table:table-cell>
          <table:table-cell table:formula="of:=SUMPRODUCT(NOT(ISBLANK([.H19:.AMJ19])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85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H20:.AMJ20])" office:value-type="float" office:value="19" calcext:value-type="float">
            <text:p>19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ZikShadow: 3, Master Medi: 5, GeneralDelphox: 5, dard22: 4, insightguy: 2" calcext:value-type="string">
            <text:p>ZikShadow: 3, Master Medi: 5, GeneralDelphox: 5, dard22: 4, insightguy: 2</text:p>
          </table:table-cell>
          <table:table-cell table:formula="of:=SUMPRODUCT(NOT(ISBLANK([.H20:.AMJ20])))" office:value-type="float" office:value="5" calcext:value-type="float">
            <text:p>5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18" calcext:value-type="float">
            <text:p>1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TerminusEst13: 5, phantombeta: 2, Somagu: 1, Marrub: 5, Crazy Toni: 2, Tapwave: 3" calcext:value-type="string">
            <text:p>TerminusEst13: 5, phantombeta: 2, Somagu: 1, Marrub: 5, Crazy Toni: 2, Tapwave: 3</text:p>
          </table:table-cell>
          <table:table-cell table:formula="of:=SUMPRODUCT(NOT(ISBLANK([.H21:.AMJ21])))" office:value-type="float" office:value="6" calcext:value-type="float">
            <text:p>6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H22:.AMJ22])" office:value-type="float" office:value="17" calcext:value-type="float">
            <text:p>17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leodoom85: 1, Rachael: 1, Marisa Kirisame: 3, Somagu: 1, lud: 3, 4thcharacter: 1, PlayerLin: 1, insightguy: 2, eharper256: 3, QuakedoomNukem Cz: 1" calcext:value-type="string">
            <text:p>leodoom85: 1, Rachael: 1, Marisa Kirisame: 3, Somagu: 1, lud: 3, 4thcharacter: 1, PlayerLin: 1, insightguy: 2, eharper256: 3, QuakedoomNukem Cz: 1</text:p>
          </table:table-cell>
          <table:table-cell table:formula="of:=SUMPRODUCT(NOT(ISBLANK([.H22:.AMJ22]))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19" calcext:value-type="float">
            <text:p>19</text:p>
          </table:table-cell>
          <table:table-cell table:formula="of:=SUM([.H23:.AMJ23])" office:value-type="float" office:value="17" calcext:value-type="float">
            <text:p>17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Matt: 1, Marisa Kirisame: 1, Untitled: 3, undeadmonk354: 1, Beed28: 2, Hege Cactus: 2, TriMetall: 1, Captain J: 2, Crazy Toni: 2, QuakedoomNukem Cz: 1, IdiotBitz: 1" calcext:value-type="string">
            <text:p>Matt: 1, Marisa Kirisame: 1, Untitled: 3, undeadmonk354: 1, Beed28: 2, Hege Cactus: 2, TriMetall: 1, Captain J: 2, Crazy Toni: 2, QuakedoomNukem Cz: 1, IdiotBitz: 1</text:p>
          </table:table-cell>
          <table:table-cell table:formula="of:=SUMPRODUCT(NOT(ISBLANK([.H23:.AMJ23])))" office:value-type="float" office:value="11" calcext:value-type="float">
            <text:p>11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H24:.AMJ24])" office:value-type="float" office:value="16" calcext:value-type="float">
            <text:p>16</text:p>
          </table:table-cell>
          <table:table-cell office:value-type="string" calcext:value-type="string">
            <text:p>Death Foretold</text:p>
          </table:table-cell>
          <table:table-cell office:value-type="string" calcext:value-type="string">
            <text:p>https://forum.zdoom.org/viewtopic.php?t=54750#p965349</text:p>
          </table:table-cell>
          <table:table-cell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 TheNightATK300: 2, D3athStalker: 2, insightguy: 3, DoodGuy: 4, JDSH98: 5" calcext:value-type="string">
            <text:p><text:s/>TheNightATK300: 2, D3athStalker: 2, insightguy: 3, DoodGuy: 4, JDSH98: 5</text:p>
          </table:table-cell>
          <table:table-cell table:formula="of:=SUMPRODUCT(NOT(ISBLANK([.H24:.AMJ24])))" office:value-type="float" office:value="5" calcext:value-type="float">
            <text:p>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43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1" calcext:value-type="float">
            <text:p>21</text:p>
          </table:table-cell>
          <table:table-cell table:formula="of:=SUM([.H25:.AMJ25])" office:value-type="float" office:value="16" calcext:value-type="float">
            <text:p>16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kadu522: 3, ZikShadow: 1, Sumwunn: 5, Marrub: 2, Master Medi: 3, Ikazu-san: 2" calcext:value-type="string">
            <text:p>kadu522: 3, ZikShadow: 1, Sumwunn: 5, Marrub: 2, Master Medi: 3, Ikazu-san: 2</text:p>
          </table:table-cell>
          <table:table-cell table:formula="of:=SUMPRODUCT(NOT(ISBLANK([.H25:.AMJ25])))" office:value-type="float" office:value="6" calcext:value-type="float">
            <text:p>6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1" calcext:value-type="float">
            <text:p>21</text:p>
          </table:table-cell>
          <table:table-cell table:formula="of:=SUM([.H26:.AMJ26])" office:value-type="float" office:value="16" calcext:value-type="float">
            <text:p>16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Combine_Kegan: 3, ZippeyKeys12: 4, TriMetall: 1, Bigger C: 2, TheLightBad96: 2, Revae: 3, QuakedoomNukem Cz: 1" calcext:value-type="string">
            <text:p>Combine_Kegan: 3, ZippeyKeys12: 4, TriMetall: 1, Bigger C: 2, TheLightBad96: 2, Revae: 3, QuakedoomNukem Cz: 1</text:p>
          </table:table-cell>
          <table:table-cell table:formula="of:=SUMPRODUCT(NOT(ISBLANK([.H26:.AMJ26])))" office:value-type="float" office:value="7" calcext:value-type="float">
            <text:p>7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15" calcext:value-type="float">
            <text:p>15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Hege Cactus: 3, lud: 2, 4thcharacter: 3, ZikShadow: 1, Sumwunn: 3, Crazy Toni: 2, IdiotBitz: 1" calcext:value-type="string">
            <text:p>Hege Cactus: 3, lud: 2, 4thcharacter: 3, ZikShadow: 1, Sumwunn: 3, Crazy Toni: 2, IdiotBitz: 1</text:p>
          </table:table-cell>
          <table:table-cell table:formula="of:=SUMPRODUCT(NOT(ISBLANK([.H27:.AMJ27])))" office:value-type="float" office:value="7" calcext:value-type="float">
            <text:p>7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4" calcext:value-type="float">
            <text:p>24</text:p>
          </table:table-cell>
          <table:table-cell table:formula="of:=SUM([.H28:.AMJ28])" office:value-type="float" office:value="15" calcext:value-type="float">
            <text:p>15</text:p>
          </table:table-cell>
          <table:table-cell office:value-type="string" calcext:value-type="string">
            <text:p>Quake Champions: Doom Edition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 TheNightATK300: 3, Cyanide: 1, D3athStalker: 2, Apaul27 : 1, DoodGuy: 5, JDSH98: 3" calcext:value-type="string">
            <text:p><text:s/>TheNightATK300: 3, Cyanide: 1, D3athStalker: 2, Apaul27 : 1, DoodGuy: 5, JDSH98: 3</text:p>
          </table:table-cell>
          <table:table-cell table:formula="of:=SUMPRODUCT(NOT(ISBLANK([.H28:.AMJ28])))" office:value-type="float" office:value="6" calcext:value-type="float">
            <text:p>6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43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4" calcext:value-type="float">
            <text:p>24</text:p>
          </table:table-cell>
          <table:table-cell table:formula="of:=SUM([.H29:.AMJ29])" office:value-type="float" office:value="15" calcext:value-type="float">
            <text:p>15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DrPyspy: 3, wildweasel: 4, Captain J: 1, PlayerLin: 1, dard22: 5, QuakedoomNukem Cz: 1" calcext:value-type="string">
            <text:p>DrPyspy: 3, wildweasel: 4, Captain J: 1, PlayerLin: 1, dard22: 5, QuakedoomNukem Cz: 1</text:p>
          </table:table-cell>
          <table:table-cell table:formula="of:=SUMPRODUCT(NOT(ISBLANK([.H29:.AMJ29])))" office:value-type="float" office:value="6" calcext:value-type="float">
            <text:p>6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H30:.AMJ30])" office:value-type="float" office:value="14" calcext:value-type="float">
            <text:p>14</text:p>
          </table:table-cell>
          <table:table-cell office:value-type="string" calcext:value-type="string">
            <text:p>D4D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Caligari87: 3, Shi No Hime: 2, ZippeyKeys12: 1, GAA1992: 1, Beed28: 3, GeneralDelphox: 3, Rowsol: 1" calcext:value-type="string">
            <text:p>Caligari87: 3, Shi No Hime: 2, ZippeyKeys12: 1, GAA1992: 1, Beed28: 3, GeneralDelphox: 3, Rowsol: 1</text:p>
          </table:table-cell>
          <table:table-cell table:formula="of:=SUMPRODUCT(NOT(ISBLANK([.H30:.AMJ30])))"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7" calcext:value-type="float">
            <text:p>27</text:p>
          </table:table-cell>
          <table:table-cell table:formula="of:=SUM([.H31:.AMJ31])" office:value-type="float" office:value="14" calcext:value-type="float">
            <text:p>14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Combine_Kegan: 4, undeadmonk354: 5, Zcat: 4, Ravick: 1" calcext:value-type="string">
            <text:p>Combine_Kegan: 4, undeadmonk354: 5, Zcat: 4, Ravick: 1</text:p>
          </table:table-cell>
          <table:table-cell table:formula="of:=SUMPRODUCT(NOT(ISBLANK([.H31:.AMJ31])))"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H32:.AMJ32])" office:value-type="float" office:value="11" calcext:value-type="float">
            <text:p>11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TerminusEst13: 1, Captain J: 5, Crazy Toni: 2, Tapwave: 3" calcext:value-type="string">
            <text:p>TerminusEst13: 1, Captain J: 5, Crazy Toni: 2, Tapwave: 3</text:p>
          </table:table-cell>
          <table:table-cell table:formula="of:=SUMPRODUCT(NOT(ISBLANK([.H32:.AMJ32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30" calcext:value-type="float">
            <text:p>30</text:p>
          </table:table-cell>
          <table:table-cell table:formula="of:=SUM([.H33:.AMJ33])" office:value-type="float" office:value="10" calcext:value-type="float">
            <text:p>10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Shadelight: 1, DrPyspy: 3, Sumwunn: 1, Crazy Toni: 2, DoodGuy: 3" calcext:value-type="string">
            <text:p>Shadelight: 1, DrPyspy: 3, Sumwunn: 1, Crazy Toni: 2, DoodGuy: 3</text:p>
          </table:table-cell>
          <table:table-cell table:formula="of:=SUMPRODUCT(NOT(ISBLANK([.H33:.AMJ33])))" office:value-type="float" office:value="5" calcext:value-type="float">
            <text:p>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1" calcext:value-type="float">
            <text:p>31</text:p>
          </table:table-cell>
          <table:table-cell table:formula="of:=SUM([.H34:.AMJ34])" office:value-type="float" office:value="9" calcext:value-type="float">
            <text:p>9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https://forum.zdoom.org/viewtopic.php?f=19&amp;t=47574#p808023</text:p>
          </table:table-cell>
          <table:table-cell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QuakedoomNukem Cz: 1, Apaul27 : 2, wolfmanfp: 2, Мichаеlis: 2, DoodGuy: 2" calcext:value-type="string">
            <text:p>QuakedoomNukem Cz: 1, Apaul27 : 2, wolfmanfp: 2, Мichаеlis: 2, DoodGuy: 2</text:p>
          </table:table-cell>
          <table:table-cell table:formula="of:=SUMPRODUCT(NOT(ISBLANK([.H34:.AMJ34])))" office:value-type="float" office:value="5" calcext:value-type="float">
            <text:p>5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946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1" calcext:value-type="float">
            <text:p>31</text:p>
          </table:table-cell>
          <table:table-cell table:formula="of:=SUM([.H35:.AMJ35])" office:value-type="float" office:value="9" calcext:value-type="float">
            <text:p>9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TheLightBad96: 2, erni945: 2, Apaul27 : 1, DoodGuy: 1, YukesVonFaust: 1, JDSH98: 2" calcext:value-type="string">
            <text:p>TheLightBad96: 2, erni945: 2, Apaul27 : 1, DoodGuy: 1, YukesVonFaust: 1, JDSH98: 2</text:p>
          </table:table-cell>
          <table:table-cell table:formula="of:=SUMPRODUCT(NOT(ISBLANK([.H35:.AMJ35])))" office:value-type="float" office:value="6" calcext:value-type="float">
            <text:p>6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43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1" calcext:value-type="float">
            <text:p>31</text:p>
          </table:table-cell>
          <table:table-cell table:formula="of:=SUM([.H36:.AMJ36])" office:value-type="float" office:value="9" calcext:value-type="float">
            <text:p>9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leodoom85: 1, ZippeyKeys12: 5, Azba: 1, wolfmanfp: 2" calcext:value-type="string">
            <text:p>leodoom85: 1, ZippeyKeys12: 5, Azba: 1, wolfmanfp: 2</text:p>
          </table:table-cell>
          <table:table-cell table:formula="of:=SUMPRODUCT(NOT(ISBLANK([.H36:.AMJ36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50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H37:.AMJ37])" office:value-type="float" office:value="8" calcext:value-type="float">
            <text:p>8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lil'devil: 1, Olroda: 1, Zcat: 1, Zan: 3, wolfmanfp: 1, Rowsol: 1" calcext:value-type="string">
            <text:p>lil'devil: 1, Olroda: 1, Zcat: 1, Zan: 3, wolfmanfp: 1, Rowsol: 1</text:p>
          </table:table-cell>
          <table:table-cell table:formula="of:=SUMPRODUCT(NOT(ISBLANK([.H37:.AMJ37])))" office:value-type="float" office:value="6" calcext:value-type="float">
            <text:p>6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4" calcext:value-type="float">
            <text:p>34</text:p>
          </table:table-cell>
          <table:table-cell table:formula="of:=SUM([.H38:.AMJ38])" office:value-type="float" office:value="8" calcext:value-type="float">
            <text:p>8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GAA1992: 1, Somagu: 1, TriMetall: 3, Ikazu-san: 3" calcext:value-type="string">
            <text:p>GAA1992: 1, Somagu: 1, TriMetall: 3, Ikazu-san: 3</text:p>
          </table:table-cell>
          <table:table-cell table:formula="of:=SUMPRODUCT(NOT(ISBLANK([.H38:.AMJ38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4" calcext:value-type="float">
            <text:p>34</text:p>
          </table:table-cell>
          <table:table-cell table:formula="of:=SUM([.H39:.AMJ39])" office:value-type="float" office:value="8" calcext:value-type="float">
            <text:p>8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leodoom85: 1, lil'devil: 1, Olroda: 5, Ravick: 1" calcext:value-type="string">
            <text:p>leodoom85: 1, lil'devil: 1, Olroda: 5, Ravick: 1</text:p>
          </table:table-cell>
          <table:table-cell table:formula="of:=SUMPRODUCT(NOT(ISBLANK([.H39:.AMJ39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7" calcext:value-type="float">
            <text:p>37</text:p>
          </table:table-cell>
          <table:table-cell table:formula="of:=SUM([.H40:.AMJ40])" office:value-type="float" office:value="7" calcext:value-type="float">
            <text:p>7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Olroda: 2, Bigger C: 3, TheLightBad96: 2" calcext:value-type="string">
            <text:p>Olroda: 2, Bigger C: 3, TheLightBad96: 2</text:p>
          </table:table-cell>
          <table:table-cell table:formula="of:=SUMPRODUCT(NOT(ISBLANK([.H40:.AMJ40])))" office:value-type="float" office:value="3" calcext:value-type="float">
            <text:p>3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7" calcext:value-type="float">
            <text:p>37</text:p>
          </table:table-cell>
          <table:table-cell table:formula="of:=SUM([.H41:.AMJ41])" office:value-type="float" office:value="7" calcext:value-type="float">
            <text:p>7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Somagu: 1, ZikShadow: 1, TheLightBad96: 4, Koto: 1" calcext:value-type="string">
            <text:p>Somagu: 1, ZikShadow: 1, TheLightBad96: 4, Koto: 1</text:p>
          </table:table-cell>
          <table:table-cell table:formula="of:=SUMPRODUCT(NOT(ISBLANK([.H41:.AMJ41])))" office:value-type="float" office:value="4" calcext:value-type="float">
            <text:p>4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7" calcext:value-type="float">
            <text:p>37</text:p>
          </table:table-cell>
          <table:table-cell table:formula="of:=SUM([.H42:.AMJ42])" office:value-type="float" office:value="7" calcext:value-type="float">
            <text:p>7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ibm5155: 5, Ravick: 1, Koto: 1" calcext:value-type="string">
            <text:p>ibm5155: 5, Ravick: 1, Koto: 1</text:p>
          </table:table-cell>
          <table:table-cell table:formula="of:=SUMPRODUCT(NOT(ISBLANK([.H42:.AMJ42])))" office:value-type="float" office:value="3" calcext:value-type="float">
            <text:p>3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7" calcext:value-type="float">
            <text:p>37</text:p>
          </table:table-cell>
          <table:table-cell table:formula="of:=SUM([.H43:.AMJ43])" office:value-type="float" office:value="7" calcext:value-type="float">
            <text:p>7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https://forum.zdoom.org/viewtopic.php?t=56668#p1000996</text:p>
          </table:table-cell>
          <table:table-cell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TheMightyHeracross: 3, QuakedoomNukem Cz: 1, Apaul27 : 3" calcext:value-type="string">
            <text:p>TheMightyHeracross: 3, QuakedoomNukem Cz: 1, Apaul27 : 3</text:p>
          </table:table-cell>
          <table:table-cell table:formula="of:=SUMPRODUCT(NOT(ISBLANK([.H43:.AMJ43])))" office:value-type="float" office:value="3" calcext:value-type="float">
            <text:p>3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37" calcext:value-type="float">
            <text:p>37</text:p>
          </table:table-cell>
          <table:table-cell table:formula="of:=SUM([.H44:.AMJ44])" office:value-type="float" office:value="7" calcext:value-type="float">
            <text:p>7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ibm5155: 1, undeadmonk354: 4, lil'devil: 2" calcext:value-type="string">
            <text:p>ibm5155: 1, undeadmonk354: 4, lil'devil: 2</text:p>
          </table:table-cell>
          <table:table-cell table:formula="of:=SUMPRODUCT(NOT(ISBLANK([.H44:.AMJ44])))"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37" calcext:value-type="float">
            <text:p>37</text:p>
          </table:table-cell>
          <table:table-cell table:formula="of:=SUM([.H45:.AMJ45])" office:value-type="float" office:value="7" calcext:value-type="float">
            <text:p>7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Master Medi: 2, Zan: 1, TheMightyHeracross: 3, IdiotBitz: 1" calcext:value-type="string">
            <text:p>Master Medi: 2, Zan: 1, TheMightyHeracross: 3, IdiotBitz: 1</text:p>
          </table:table-cell>
          <table:table-cell table:formula="of:=SUMPRODUCT(NOT(ISBLANK([.H45:.AMJ45])))" office:value-type="float" office:value="4" calcext:value-type="float">
            <text:p>4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37" calcext:value-type="float">
            <text:p>37</text:p>
          </table:table-cell>
          <table:table-cell table:formula="of:=SUM([.H46:.AMJ46])" office:value-type="float" office:value="7" calcext:value-type="float">
            <text:p>7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phantombeta: 2, Apaul27 : 2, wolfmanfp: 3" calcext:value-type="string">
            <text:p>phantombeta: 2, Apaul27 : 2, wolfmanfp: 3</text:p>
          </table:table-cell>
          <table:table-cell table:formula="of:=SUMPRODUCT(NOT(ISBLANK([.H46:.AMJ46])))"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0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4" calcext:value-type="float">
            <text:p>44</text:p>
          </table:table-cell>
          <table:table-cell table:formula="of:=SUM([.H47:.AMJ47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leodoom85: 1, Marisa Kirisame: 1, lil'devil: 4" calcext:value-type="string">
            <text:p>leodoom85: 1, Marisa Kirisame: 1, lil'devil: 4</text:p>
          </table:table-cell>
          <table:table-cell table:formula="of:=SUMPRODUCT(NOT(ISBLANK([.H47:.AMJ47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4" calcext:value-type="float">
            <text:p>44</text:p>
          </table:table-cell>
          <table:table-cell table:formula="of:=SUM([.H48:.AMJ48])" office:value-type="float" office:value="6" calcext:value-type="float">
            <text:p>6</text:p>
          </table:table-cell>
          <table:table-cell office:value-type="string" calcext:value-type="string">
            <text:p>DTS-T</text:p>
          </table:table-cell>
          <table:table-cell office:value-type="string" calcext:value-type="string">
            <text:p>https://forum.zdoom.org/viewtopic.php?t=34430#p651069</text:p>
          </table:table-cell>
          <table:table-cell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Sgt. Shivers: 5, IdiotBitz: 1" calcext:value-type="string">
            <text:p>Sgt. Shivers: 5, IdiotBitz: 1</text:p>
          </table:table-cell>
          <table:table-cell table:formula="of:=SUMPRODUCT(NOT(ISBLANK([.H48:.AMJ48])))" office:value-type="float" office:value="2" calcext:value-type="float">
            <text:p>2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4" calcext:value-type="float">
            <text:p>44</text:p>
          </table:table-cell>
          <table:table-cell table:formula="of:=SUM([.H49:.AMJ49])" office:value-type="float" office:value="6" calcext:value-type="float">
            <text:p>6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Brohnesorge: 4, Matt: 1, Turbo: 1" calcext:value-type="string">
            <text:p>Brohnesorge: 4, Matt: 1, Turbo: 1</text:p>
          </table:table-cell>
          <table:table-cell table:formula="of:=SUMPRODUCT(NOT(ISBLANK([.H49:.AMJ49])))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4" calcext:value-type="float">
            <text:p>44</text:p>
          </table:table-cell>
          <table:table-cell table:formula="of:=SUM([.H50:.AMJ50])" office:value-type="float" office:value="6" calcext:value-type="float">
            <text:p>6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The Ultimate DooMer: 1, Zan: 5" calcext:value-type="string">
            <text:p>The Ultimate DooMer: 1, Zan: 5</text:p>
          </table:table-cell>
          <table:table-cell table:formula="of:=SUMPRODUCT(NOT(ISBLANK([.H50:.AMJ50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60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4" calcext:value-type="float">
            <text:p>44</text:p>
          </table:table-cell>
          <table:table-cell table:formula="of:=SUM([.H51:.AMJ51])" office:value-type="float" office:value="6" calcext:value-type="float">
            <text:p>6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DrPyspy: 3, ibm5155: 2, JDSH98: 1" calcext:value-type="string">
            <text:p>DrPyspy: 3, ibm5155: 2, JDSH98: 1</text:p>
          </table:table-cell>
          <table:table-cell table:formula="of:=SUMPRODUCT(NOT(ISBLANK([.H51:.AMJ51])))" office:value-type="float" office:value="3" calcext:value-type="float">
            <text:p>3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43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4" calcext:value-type="float">
            <text:p>44</text:p>
          </table:table-cell>
          <table:table-cell table:formula="of:=SUM([.H52:.AMJ52])" office:value-type="float" office:value="6" calcext:value-type="float">
            <text:p>6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Combine_Kegan: 1, Tapwave: 3, Hellser: 2" calcext:value-type="string">
            <text:p>Combine_Kegan: 1, Tapwave: 3, Hellser: 2</text:p>
          </table:table-cell>
          <table:table-cell table:formula="of:=SUMPRODUCT(NOT(ISBLANK([.H52:.AMJ52])))"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50" calcext:value-type="float">
            <text:p>50</text:p>
          </table:table-cell>
          <table:table-cell table:formula="of:=SUM([.H53:.AMJ53])" office:value-type="float" office:value="5" calcext:value-type="float">
            <text:p>5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TheLightBad96: 1, erni945: 1, YukesVonFaust: 3" calcext:value-type="string">
            <text:p>TheLightBad96: 1, erni945: 1, YukesVonFaust: 3</text:p>
          </table:table-cell>
          <table:table-cell table:formula="of:=SUMPRODUCT(NOT(ISBLANK([.H53:.AMJ53])))" office:value-type="float" office:value="3" calcext:value-type="float">
            <text:p>3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0" calcext:value-type="float">
            <text:p>50</text:p>
          </table:table-cell>
          <table:table-cell table:formula="of:=SUM([.H54:.AMJ54])" office:value-type="float" office:value="5" calcext:value-type="float">
            <text:p>5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leodoom85: 1, Jaxxoon R: 3, YukesVonFaust: 1" calcext:value-type="string">
            <text:p>leodoom85: 1, Jaxxoon R: 3, YukesVonFaust: 1</text:p>
          </table:table-cell>
          <table:table-cell table:formula="of:=SUMPRODUCT(NOT(ISBLANK([.H54:.AMJ54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0" calcext:value-type="float">
            <text:p>50</text:p>
          </table:table-cell>
          <table:table-cell table:formula="of:=SUM([.H55:.AMJ55])" office:value-type="float" office:value="5" calcext:value-type="float">
            <text:p>5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PlayerLin: 2, Hellser: 2, YukesVonFaust: 1" calcext:value-type="string">
            <text:p>PlayerLin: 2, Hellser: 2, YukesVonFaust: 1</text:p>
          </table:table-cell>
          <table:table-cell table:formula="of:=SUMPRODUCT(NOT(ISBLANK([.H55:.AMJ55])))" office:value-type="float" office:value="3" calcext:value-type="float">
            <text:p>3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0" calcext:value-type="float">
            <text:p>50</text:p>
          </table:table-cell>
          <table:table-cell table:formula="of:=SUM([.H56:.AMJ56])" office:value-type="float" office:value="5" calcext:value-type="float">
            <text:p>5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The Ultimate DooMer: 1, Koto: 1, Apaul27 : 2, Мichаеlis: 1" calcext:value-type="string">
            <text:p>The Ultimate DooMer: 1, Koto: 1, Apaul27 : 2, Мichаеlis: 1</text:p>
          </table:table-cell>
          <table:table-cell table:formula="of:=SUMPRODUCT(NOT(ISBLANK([.H56:.AMJ56])))" office:value-type="float" office:value="4" calcext:value-type="float">
            <text:p>4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0" calcext:value-type="float">
            <text:p>50</text:p>
          </table:table-cell>
          <table:table-cell table:formula="of:=SUM([.H57:.AMJ57])" office:value-type="float" office:value="5" calcext:value-type="float">
            <text:p>5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Somagu: 1, Bigger C: 4" calcext:value-type="string">
            <text:p>Somagu: 1, Bigger C: 4</text:p>
          </table:table-cell>
          <table:table-cell table:formula="of:=SUMPRODUCT(NOT(ISBLANK([.H57:.AMJ57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88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0" calcext:value-type="float">
            <text:p>50</text:p>
          </table:table-cell>
          <table:table-cell table:formula="of:=SUM([.H58:.AMJ58])" office:value-type="float" office:value="5" calcext:value-type="float">
            <text:p>5</text:p>
          </table:table-cell>
          <table:table-cell office:value-type="string" calcext:value-type="string">
            <text:p>Happy Time Circus ][</text:p>
          </table:table-cell>
          <table:table-cell office:value-type="string" calcext:value-type="string">
            <text:p>https://www.doomworld.com/idgames/levels/doom2/Ports/a-c/circus2</text:p>
          </table:table-cell>
          <table:table-cell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Ravick: 1, Major Cooke: 4" calcext:value-type="string">
            <text:p>Ravick: 1, Major Cooke: 4</text:p>
          </table:table-cell>
          <table:table-cell table:formula="of:=SUMPRODUCT(NOT(ISBLANK([.H58:.AMJ58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48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0" calcext:value-type="float">
            <text:p>50</text:p>
          </table:table-cell>
          <table:table-cell table:formula="of:=SUM([.H59:.AMJ59])" office:value-type="float" office:value="5" calcext:value-type="float">
            <text:p>5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ibm5155: 3, D3athStalker: 1, Мichаеlis: 1" calcext:value-type="string">
            <text:p>ibm5155: 3, D3athStalker: 1, Мichаеlis: 1</text:p>
          </table:table-cell>
          <table:table-cell table:formula="of:=SUMPRODUCT(NOT(ISBLANK([.H59:.AMJ59])))" office:value-type="float" office:value="3" calcext:value-type="float">
            <text:p>3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0" calcext:value-type="float">
            <text:p>50</text:p>
          </table:table-cell>
          <table:table-cell table:formula="of:=SUM([.H60:.AMJ60])" office:value-type="float" office:value="5" calcext:value-type="float">
            <text:p>5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ZikShadow: 1, Sgt. Shivers: 4" calcext:value-type="string">
            <text:p>ZikShadow: 1, Sgt. Shivers: 4</text:p>
          </table:table-cell>
          <table:table-cell table:formula="of:=SUMPRODUCT(NOT(ISBLANK([.H60:.AMJ60])))" office:value-type="float" office:value="2" calcext:value-type="float">
            <text:p>2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0" calcext:value-type="float">
            <text:p>50</text:p>
          </table:table-cell>
          <table:table-cell table:formula="of:=SUM([.H61:.AMJ61])" office:value-type="float" office:value="5" calcext:value-type="float">
            <text:p>5</text:p>
          </table:table-cell>
          <table:table-cell office:value-type="string" calcext:value-type="string">
            <text:p>Project Brutality</text:p>
          </table:table-cell>
          <table:table-cell office:value-type="string" calcext:value-type="string">
            <text:p>https://www.moddb.com/mods/brutal-doom/addons/project-brutality</text:p>
          </table:table-cell>
          <table:table-cell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Koto: 3, JDSH98: 2" calcext:value-type="string">
            <text:p>Koto: 3, JDSH98: 2</text:p>
          </table:table-cell>
          <table:table-cell table:formula="of:=SUMPRODUCT(NOT(ISBLANK([.H61:.AMJ61])))" office:value-type="float" office:value="2" calcext:value-type="float">
            <text:p>2</text:p>
          </table:table-cell>
          <table:table-cell table:number-columns-repeated="61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43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0" calcext:value-type="float">
            <text:p>50</text:p>
          </table:table-cell>
          <table:table-cell table:formula="of:=SUM([.H62:.AMJ62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wildweasel: 5" calcext:value-type="string">
            <text:p>wildweasel: 5</text:p>
          </table:table-cell>
          <table:table-cell table:formula="of:=SUMPRODUCT(NOT(ISBLANK([.H62:.AMJ62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0" calcext:value-type="float">
            <text:p>50</text:p>
          </table:table-cell>
          <table:table-cell table:formula="of:=SUM([.H63:.AMJ63])" office:value-type="float" office:value="5" calcext:value-type="float">
            <text:p>5</text:p>
          </table:table-cell>
          <table:table-cell office:value-type="string" calcext:value-type="string">
            <text:p>S.U.P.E.R Natural</text:p>
          </table:table-cell>
          <table:table-cell office:value-type="string" calcext:value-type="string">
            <text:p>https://forum.zdoom.org/viewtopic.php?f=42&amp;t=35879#p677083</text:p>
          </table:table-cell>
          <table:table-cell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Major Cooke: 5" calcext:value-type="string">
            <text:p>Major Cooke: 5</text:p>
          </table:table-cell>
          <table:table-cell table:formula="of:=SUMPRODUCT(NOT(ISBLANK([.H63:.AMJ63])))" office:value-type="float" office:value="1" calcext:value-type="float">
            <text:p>1</text:p>
          </table:table-cell>
          <table:table-cell table:number-columns-repeated="68"/>
          <table:table-cell office:value-type="float" office:value="5" calcext:value-type="float">
            <text:p>5</text:p>
          </table:table-cell>
          <table:table-cell table:number-columns-repeated="948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50" calcext:value-type="float">
            <text:p>50</text:p>
          </table:table-cell>
          <table:table-cell table:formula="of:=SUM([.H64:.AMJ64])" office:value-type="float" office:value="5" calcext:value-type="float">
            <text:p>5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GAA1992: 2, eharper256: 3" calcext:value-type="string">
            <text:p>GAA1992: 2, eharper256: 3</text:p>
          </table:table-cell>
          <table:table-cell table:formula="of:=SUMPRODUCT(NOT(ISBLANK([.H64:.AMJ64]))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50" calcext:value-type="float">
            <text:p>50</text:p>
          </table:table-cell>
          <table:table-cell table:formula="of:=SUM([.H65:.AMJ65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 TheNightATK300: 2, TriMetall: 2, ZikShadow: 1" calcext:value-type="string">
            <text:p><text:s/>TheNightATK300: 2, TriMetall: 2, ZikShadow: 1</text:p>
          </table:table-cell>
          <table:table-cell table:formula="of:=SUMPRODUCT(NOT(ISBLANK([.H65:.AMJ65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50" calcext:value-type="float">
            <text:p>50</text:p>
          </table:table-cell>
          <table:table-cell table:formula="of:=SUM([.H66:.AMJ66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Shi No Hime: 5" calcext:value-type="string">
            <text:p>Shi No Hime: 5</text:p>
          </table:table-cell>
          <table:table-cell table:formula="of:=SUMPRODUCT(NOT(ISBLANK([.H66:.AMJ66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50" calcext:value-type="float">
            <text:p>50</text:p>
          </table:table-cell>
          <table:table-cell table:formula="of:=SUM([.H67:.AMJ67])" office:value-type="float" office:value="5" calcext:value-type="float">
            <text:p>5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Matt: 3, Revae: 2" calcext:value-type="string">
            <text:p>Matt: 3, Revae: 2</text:p>
          </table:table-cell>
          <table:table-cell table:formula="of:=SUMPRODUCT(NOT(ISBLANK([.H67:.AMJ67])))"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5" calcext:value-type="float">
            <text:p>65</text:p>
          </table:table-cell>
          <table:table-cell table:formula="of:=SUM([.H68:.AMJ68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Beed28: 4" calcext:value-type="string">
            <text:p>Beed28: 4</text:p>
          </table:table-cell>
          <table:table-cell table:formula="of:=SUMPRODUCT(NOT(ISBLANK([.H68:.AMJ68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5" calcext:value-type="float">
            <text:p>65</text:p>
          </table:table-cell>
          <table:table-cell table:formula="of:=SUM([.H69:.AMJ69])" office:value-type="float" office:value="4" calcext:value-type="float">
            <text:p>4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lil'devil: 2, QuakedoomNukem Cz: 1, IdiotBitz: 1" calcext:value-type="string">
            <text:p>lil'devil: 2, QuakedoomNukem Cz: 1, IdiotBitz: 1</text:p>
          </table:table-cell>
          <table:table-cell table:formula="of:=SUMPRODUCT(NOT(ISBLANK([.H69:.AMJ69])))" office:value-type="float" office:value="3" calcext:value-type="float">
            <text:p>3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5" calcext:value-type="float">
            <text:p>65</text:p>
          </table:table-cell>
          <table:table-cell table:formula="of:=SUM([.H70:.AMJ70])" office:value-type="float" office:value="4" calcext:value-type="float">
            <text:p>4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leodoom85: 1, undeadmonk354: 2, lil'devil: 1" calcext:value-type="string">
            <text:p>leodoom85: 1, undeadmonk354: 2, lil'devil: 1</text:p>
          </table:table-cell>
          <table:table-cell table:formula="of:=SUMPRODUCT(NOT(ISBLANK([.H70:.AMJ70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5" calcext:value-type="float">
            <text:p>65</text:p>
          </table:table-cell>
          <table:table-cell table:formula="of:=SUM([.H71:.AMJ71])" office:value-type="float" office:value="4" calcext:value-type="float">
            <text:p>4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Cyanide: 1, eharper256: 3" calcext:value-type="string">
            <text:p>Cyanide: 1, eharper256: 3</text:p>
          </table:table-cell>
          <table:table-cell table:formula="of:=SUMPRODUCT(NOT(ISBLANK([.H71:.AMJ71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5" calcext:value-type="float">
            <text:p>65</text:p>
          </table:table-cell>
          <table:table-cell table:formula="of:=SUM([.H72:.AMJ72])" office:value-type="float" office:value="4" calcext:value-type="float">
            <text:p>4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https://forum.zdoom.org/viewtopic.php?f=43&amp;t=50004</text:p>
          </table:table-cell>
          <table:table-cell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m8f: 1, ZippeyKeys12: 1, GAA1992: 1, Мichаеlis: 1" calcext:value-type="string">
            <text:p>m8f: 1, ZippeyKeys12: 1, GAA1992: 1, Мichаеlis: 1</text:p>
          </table:table-cell>
          <table:table-cell table:formula="of:=SUMPRODUCT(NOT(ISBLANK([.H72:.AMJ72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5" calcext:value-type="float">
            <text:p>65</text:p>
          </table:table-cell>
          <table:table-cell table:formula="of:=SUM([.H73:.AMJ73])" office:value-type="float" office:value="4" calcext:value-type="float">
            <text:p>4</text:p>
          </table:table-cell>
          <table:table-cell office:value-type="string" calcext:value-type="string">
            <text:p>BGPA Missions Liberation</text:p>
          </table:table-cell>
          <table:table-cell office:value-type="string" calcext:value-type="string">
            <text:p>https://www.doomworld.com/idgames/levels/doom2/Ports/m-o/njbgpabh</text:p>
          </table:table-cell>
          <table:table-cell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Ravick: 1, Koto: 3" calcext:value-type="string">
            <text:p>Ravick: 1, Koto: 3</text:p>
          </table:table-cell>
          <table:table-cell table:formula="of:=SUMPRODUCT(NOT(ISBLANK([.H73:.AMJ73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5" calcext:value-type="float">
            <text:p>65</text:p>
          </table:table-cell>
          <table:table-cell table:formula="of:=SUM([.H74:.AMJ74])" office:value-type="float" office:value="4" calcext:value-type="float">
            <text:p>4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The Ultimate DooMer: 1, Solmir : 3" calcext:value-type="string">
            <text:p>The Ultimate DooMer: 1, Solmir : 3</text:p>
          </table:table-cell>
          <table:table-cell table:formula="of:=SUMPRODUCT(NOT(ISBLANK([.H74:.AMJ74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951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65" calcext:value-type="float">
            <text:p>65</text:p>
          </table:table-cell>
          <table:table-cell table:formula="of:=SUM([.H75:.AMJ75])" office:value-type="float" office:value="4" calcext:value-type="float">
            <text:p>4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Master Medi: 2, Мichаеlis: 2" calcext:value-type="string">
            <text:p>Master Medi: 2, Мichаеlis: 2</text:p>
          </table:table-cell>
          <table:table-cell table:formula="of:=SUMPRODUCT(NOT(ISBLANK([.H75:.AMJ75])))"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65" calcext:value-type="float">
            <text:p>65</text:p>
          </table:table-cell>
          <table:table-cell table:formula="of:=SUM([.H76:.AMJ76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Brohnesorge: 2, Rachael: 1, Shi No Hime: 1" calcext:value-type="string">
            <text:p>Brohnesorge: 2, Rachael: 1, Shi No Hime: 1</text:p>
          </table:table-cell>
          <table:table-cell table:formula="of:=SUMPRODUCT(NOT(ISBLANK([.H76:.AMJ76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65" calcext:value-type="float">
            <text:p>65</text:p>
          </table:table-cell>
          <table:table-cell table:formula="of:=SUM([.H77:.AMJ77])" office:value-type="float" office:value="4" calcext:value-type="float">
            <text:p>4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Rachael: 1, TheLightBad96: 2, YukesVonFaust: 1" calcext:value-type="string">
            <text:p>Rachael: 1, TheLightBad96: 2, YukesVonFaust: 1</text:p>
          </table:table-cell>
          <table:table-cell table:formula="of:=SUMPRODUCT(NOT(ISBLANK([.H77:.AMJ77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65" calcext:value-type="float">
            <text:p>65</text:p>
          </table:table-cell>
          <table:table-cell table:formula="of:=SUM([.H78:.AMJ78])" office:value-type="float" office:value="4" calcext:value-type="float">
            <text:p>4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The Ultimate DooMer: 1, TheMightyHeracross: 3" calcext:value-type="string">
            <text:p>The Ultimate DooMer: 1, TheMightyHeracross: 3</text:p>
          </table:table-cell>
          <table:table-cell table:formula="of:=SUMPRODUCT(NOT(ISBLANK([.H78:.AMJ78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65" calcext:value-type="float">
            <text:p>65</text:p>
          </table:table-cell>
          <table:table-cell table:formula="of:=SUM([.H79:.AMJ79])" office:value-type="float" office:value="4" calcext:value-type="float">
            <text:p>4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https://forum.zdoom.org/viewtopic.php?t=52301#p913612</text:p>
          </table:table-cell>
          <table:table-cell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QuakedoomNukem Cz: 1, Apaul27 : 3" calcext:value-type="string">
            <text:p>QuakedoomNukem Cz: 1, Apaul27 : 3</text:p>
          </table:table-cell>
          <table:table-cell table:formula="of:=SUMPRODUCT(NOT(ISBLANK([.H79:.AMJ79])))" office:value-type="float" office:value="2" calcext:value-type="float">
            <text:p>2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65" calcext:value-type="float">
            <text:p>65</text:p>
          </table:table-cell>
          <table:table-cell table:formula="of:=SUM([.H80:.AMJ80])" office:value-type="float" office:value="4" calcext:value-type="float">
            <text:p>4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GAA1992: 1, Somagu: 1, Azba: 1, YukesVonFaust: 1" calcext:value-type="string">
            <text:p>GAA1992: 1, Somagu: 1, Azba: 1, YukesVonFaust: 1</text:p>
          </table:table-cell>
          <table:table-cell table:formula="of:=SUMPRODUCT(NOT(ISBLANK([.H80:.AMJ80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65" calcext:value-type="float">
            <text:p>65</text:p>
          </table:table-cell>
          <table:table-cell table:formula="of:=SUM([.H81:.AMJ81])" office:value-type="float" office:value="4" calcext:value-type="float">
            <text:p>4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Rachael: 1, dard22: 3" calcext:value-type="string">
            <text:p>Rachael: 1, dard22: 3</text:p>
          </table:table-cell>
          <table:table-cell table:formula="of:=SUMPRODUCT(NOT(ISBLANK([.H81:.AMJ81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66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65" calcext:value-type="float">
            <text:p>65</text:p>
          </table:table-cell>
          <table:table-cell table:formula="of:=SUM([.H82:.AMJ82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m8f: 1, Caligari87: 1, Hipnotic Rogue: 1, Cyanide: 1" calcext:value-type="string">
            <text:p>m8f: 1, Caligari87: 1, Hipnotic Rogue: 1, Cyanide: 1</text:p>
          </table:table-cell>
          <table:table-cell table:formula="of:=SUMPRODUCT(NOT(ISBLANK([.H82:.AMJ82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65" calcext:value-type="float">
            <text:p>65</text:p>
          </table:table-cell>
          <table:table-cell table:formula="of:=SUM([.H83:.AMJ83])" office:value-type="float" office:value="4" calcext:value-type="float">
            <text:p>4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Caligari87: 2, The Ultimate DooMer: 1, Ravick: 1" calcext:value-type="string">
            <text:p>Caligari87: 2, The Ultimate DooMer: 1, Ravick: 1</text:p>
          </table:table-cell>
          <table:table-cell table:formula="of:=SUMPRODUCT(NOT(ISBLANK([.H83:.AMJ83])))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65" calcext:value-type="float">
            <text:p>65</text:p>
          </table:table-cell>
          <table:table-cell table:formula="of:=SUM([.H84:.AMJ84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Caligari87: 1, Jaxxoon R: 3" calcext:value-type="string">
            <text:p>Caligari87: 1, Jaxxoon R: 3</text:p>
          </table:table-cell>
          <table:table-cell table:formula="of:=SUMPRODUCT(NOT(ISBLANK([.H84:.AMJ84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82" calcext:value-type="float">
            <text:p>82</text:p>
          </table:table-cell>
          <table:table-cell table:formula="of:=SUM([.H85:.AMJ85])" office:value-type="float" office:value="3" calcext:value-type="float">
            <text:p>3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lil'devil: 1, Мichаеlis: 2" calcext:value-type="string">
            <text:p>lil'devil: 1, Мichаеlis: 2</text:p>
          </table:table-cell>
          <table:table-cell table:formula="of:=SUMPRODUCT(NOT(ISBLANK([.H85:.AMJ85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82" calcext:value-type="float">
            <text:p>82</text:p>
          </table:table-cell>
          <table:table-cell table:formula="of:=SUM([.H86:.AMJ86])" office:value-type="float" office:value="3" calcext:value-type="float">
            <text:p>3</text:p>
          </table:table-cell>
          <table:table-cell office:value-type="string" calcext:value-type="string">
            <text:p>Bullet-Eye</text:p>
          </table:table-cell>
          <table:table-cell office:value-type="string" calcext:value-type="string">
            <text:p>https://forum.zdoom.org/viewtopic.php?f=43&amp;t=54322#p956169</text:p>
          </table:table-cell>
          <table:table-cell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Ikazu-san: 3" calcext:value-type="string">
            <text:p>Ikazu-san: 3</text:p>
          </table:table-cell>
          <table:table-cell table:formula="of:=SUMPRODUCT(NOT(ISBLANK([.H86:.AMJ86])))" office:value-type="float" office:value="1" calcext:value-type="float">
            <text:p>1</text:p>
          </table:table-cell>
          <table:table-cell table:number-columns-repeated="64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2" calcext:value-type="float">
            <text:p>82</text:p>
          </table:table-cell>
          <table:table-cell table:formula="of:=SUM([.H87:.AMJ87])" office:value-type="float" office:value="3" calcext:value-type="float">
            <text:p>3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Combine_Kegan: 2, Azba: 1" calcext:value-type="string">
            <text:p>Combine_Kegan: 2, Azba: 1</text:p>
          </table:table-cell>
          <table:table-cell table:formula="of:=SUMPRODUCT(NOT(ISBLANK([.H87:.AMJ87])))" office:value-type="float" office:value="2" calcext:value-type="float">
            <text:p>2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2" calcext:value-type="float">
            <text:p>82</text:p>
          </table:table-cell>
          <table:table-cell table:formula="of:=SUM([.H88:.AMJ88])" office:value-type="float" office:value="3" calcext:value-type="float">
            <text:p>3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https://zdoom.org/wiki/Cold_as_Hell</text:p>
          </table:table-cell>
          <table:table-cell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Ravick: 1, Solmir : 2" calcext:value-type="string">
            <text:p>Ravick: 1, Solmir : 2</text:p>
          </table:table-cell>
          <table:table-cell table:formula="of:=SUMPRODUCT(NOT(ISBLANK([.H88:.AMJ88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51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2" calcext:value-type="float">
            <text:p>82</text:p>
          </table:table-cell>
          <table:table-cell table:formula="of:=SUM([.H89:.AMJ89])" office:value-type="float" office:value="3" calcext:value-type="float">
            <text:p>3</text:p>
          </table:table-cell>
          <table:table-cell office:value-type="string" calcext:value-type="string">
            <text:p>Diaz: Last Hours of Purity</text:p>
          </table:table-cell>
          <table:table-cell office:value-type="string" calcext:value-type="string">
            <text:p>https://www.doomworld.com/idgames/combos/wwhcdiaz</text:p>
          </table:table-cell>
          <table:table-cell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TheMightyHeracross: 3" calcext:value-type="string">
            <text:p>TheMightyHeracross: 3</text:p>
          </table:table-cell>
          <table:table-cell table:formula="of:=SUMPRODUCT(NOT(ISBLANK([.H89:.AMJ89])))" office:value-type="float" office:value="1" calcext:value-type="float">
            <text:p>1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2" calcext:value-type="float">
            <text:p>82</text:p>
          </table:table-cell>
          <table:table-cell table:formula="of:=SUM([.H90:.AMJ90])" office:value-type="float" office:value="3" calcext:value-type="float">
            <text:p>3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Hipnotic Rogue: 1, GAA1992: 1, IdiotBitz: 1" calcext:value-type="string">
            <text:p>Hipnotic Rogue: 1, GAA1992: 1, IdiotBitz: 1</text:p>
          </table:table-cell>
          <table:table-cell table:formula="of:=SUMPRODUCT(NOT(ISBLANK([.H90:.AMJ90]))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2" calcext:value-type="float">
            <text:p>82</text:p>
          </table:table-cell>
          <table:table-cell table:formula="of:=SUM([.H91:.AMJ91])" office:value-type="float" office:value="3" calcext:value-type="float">
            <text:p>3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kadu522: 1, YukesVonFaust: 2" calcext:value-type="string">
            <text:p>kadu522: 1, YukesVonFaust: 2</text:p>
          </table:table-cell>
          <table:table-cell table:formula="of:=SUMPRODUCT(NOT(ISBLANK([.H91:.AMJ91])))" office:value-type="float" office:value="2" calcext:value-type="float">
            <text:p>2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2" calcext:value-type="float">
            <text:p>82</text:p>
          </table:table-cell>
          <table:table-cell table:formula="of:=SUM([.H92:.AMJ92])" office:value-type="float" office:value="3" calcext:value-type="float">
            <text:p>3</text:p>
          </table:table-cell>
          <table:table-cell office:value-type="string" calcext:value-type="string">
            <text:p>Happy Time Circus</text:p>
          </table:table-cell>
          <table:table-cell office:value-type="string" calcext:value-type="string">
            <text:p>https://www.doomworld.com/idgames/levels/doom2/Ports/a-c/circus666</text:p>
          </table:table-cell>
          <table:table-cell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Major Cooke: 3" calcext:value-type="string">
            <text:p>Major Cooke: 3</text:p>
          </table:table-cell>
          <table:table-cell table:formula="of:=SUMPRODUCT(NOT(ISBLANK([.H92:.AMJ92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2" calcext:value-type="float">
            <text:p>82</text:p>
          </table:table-cell>
          <table:table-cell table:formula="of:=SUM([.H93:.AMJ93])" office:value-type="float" office:value="3" calcext:value-type="float">
            <text:p>3</text:p>
          </table:table-cell>
          <table:table-cell office:value-type="string" calcext:value-type="string">
            <text:p>Heretical Doom</text:p>
          </table:table-cell>
          <table:table-cell office:value-type="string" calcext:value-type="string">
            <text:p>https://forum.zdoom.org/viewtopic.php?f=43&amp;t=56762</text:p>
          </table:table-cell>
          <table:table-cell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eharper256: 3" calcext:value-type="string">
            <text:p>eharper256: 3</text:p>
          </table:table-cell>
          <table:table-cell table:formula="of:=SUMPRODUCT(NOT(ISBLANK([.H93:.AMJ93])))" office:value-type="float" office:value="1" calcext:value-type="float">
            <text:p>1</text:p>
          </table:table-cell>
          <table:table-cell table:number-columns-repeated="54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2" calcext:value-type="float">
            <text:p>82</text:p>
          </table:table-cell>
          <table:table-cell table:formula="of:=SUM([.H94:.AMJ94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Tapwave: 3" calcext:value-type="string">
            <text:p>Tapwave: 3</text:p>
          </table:table-cell>
          <table:table-cell table:formula="of:=SUMPRODUCT(NOT(ISBLANK([.H94:.AMJ94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2" calcext:value-type="float">
            <text:p>82</text:p>
          </table:table-cell>
          <table:table-cell table:formula="of:=SUM([.H95:.AMJ95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Jaxxoon R: 3" calcext:value-type="string">
            <text:p>Jaxxoon R: 3</text:p>
          </table:table-cell>
          <table:table-cell table:formula="of:=SUMPRODUCT(NOT(ISBLANK([.H95:.AMJ95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82" calcext:value-type="float">
            <text:p>82</text:p>
          </table:table-cell>
          <table:table-cell table:formula="of:=SUM([.H96:.AMJ96])" office:value-type="float" office:value="3" calcext:value-type="float">
            <text:p>3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leodoom85: 1, Мichаеlis: 2" calcext:value-type="string">
            <text:p>leodoom85: 1, Мichаеlis: 2</text:p>
          </table:table-cell>
          <table:table-cell table:formula="of:=SUMPRODUCT(NOT(ISBLANK([.H96:.AMJ96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82" calcext:value-type="float">
            <text:p>82</text:p>
          </table:table-cell>
          <table:table-cell table:formula="of:=SUM([.H97:.AMJ97])" office:value-type="float" office:value="3" calcext:value-type="float">
            <text:p>3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  <table:table-cell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PlayerLin: 3" calcext:value-type="string">
            <text:p>PlayerLin: 3</text:p>
          </table:table-cell>
          <table:table-cell table:formula="of:=SUMPRODUCT(NOT(ISBLANK([.H97:.AMJ97])))" office:value-type="float" office:value="1" calcext:value-type="float">
            <text:p>1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82" calcext:value-type="float">
            <text:p>82</text:p>
          </table:table-cell>
          <table:table-cell table:formula="of:=SUM([.H98:.AMJ98])" office:value-type="float" office:value="3" calcext:value-type="float">
            <text:p>3</text:p>
          </table:table-cell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  <table:table-cell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undeadmonk354: 3" calcext:value-type="string">
            <text:p>undeadmonk354: 3</text:p>
          </table:table-cell>
          <table:table-cell table:formula="of:=SUMPRODUCT(NOT(ISBLANK([.H98:.AMJ98])))"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82" calcext:value-type="float">
            <text:p>82</text:p>
          </table:table-cell>
          <table:table-cell table:formula="of:=SUM([.H99:.AMJ99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Jaxxoon R: 3" calcext:value-type="string">
            <text:p>Jaxxoon R: 3</text:p>
          </table:table-cell>
          <table:table-cell table:formula="of:=SUMPRODUCT(NOT(ISBLANK([.H99:.AMJ99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82" calcext:value-type="float">
            <text:p>82</text:p>
          </table:table-cell>
          <table:table-cell table:formula="of:=SUM([.H100:.AMJ100])" office:value-type="float" office:value="3" calcext:value-type="float">
            <text:p>3</text:p>
          </table:table-cell>
          <table:table-cell office:value-type="string" calcext:value-type="string">
            <text:p>WolfenDOOM: Operation: Arctic Wolf</text:p>
          </table:table-cell>
          <table:table-cell office:value-type="string" calcext:value-type="string">
            <text:p>http://lazrojas.com/wolfendoom/arctic_2.html</text:p>
          </table:table-cell>
          <table:table-cell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Sgt. Shivers: 3" calcext:value-type="string">
            <text:p>Sgt. Shivers: 3</text:p>
          </table:table-cell>
          <table:table-cell table:formula="of:=SUMPRODUCT(NOT(ISBLANK([.H100:.AMJ100])))" office:value-type="float" office:value="1" calcext:value-type="float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8" calcext:value-type="float">
            <text:p>98</text:p>
          </table:table-cell>
          <table:table-cell table:formula="of:=SUM([.H101:.AMJ101])" office:value-type="float" office:value="2" calcext:value-type="float">
            <text:p>2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PlayerLin: 2" calcext:value-type="string">
            <text:p>PlayerLin: 2</text:p>
          </table:table-cell>
          <table:table-cell table:formula="of:=SUMPRODUCT(NOT(ISBLANK([.H101:.AMJ101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8" calcext:value-type="float">
            <text:p>98</text:p>
          </table:table-cell>
          <table:table-cell table:formula="of:=SUM([.H102:.AMJ102])" office:value-type="float" office:value="2" calcext:value-type="float">
            <text:p>2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Somagu: 1, PlayerLin: 1" calcext:value-type="string">
            <text:p>Somagu: 1, PlayerLin: 1</text:p>
          </table:table-cell>
          <table:table-cell table:formula="of:=SUMPRODUCT(NOT(ISBLANK([.H102:.AMJ102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8" calcext:value-type="float">
            <text:p>98</text:p>
          </table:table-cell>
          <table:table-cell table:formula="of:=SUM([.H103:.AMJ103])" office:value-type="float" office:value="2" calcext:value-type="float">
            <text:p>2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Rachael: 1, QuakedoomNukem Cz: 1" calcext:value-type="string">
            <text:p>Rachael: 1, QuakedoomNukem Cz: 1</text:p>
          </table:table-cell>
          <table:table-cell table:formula="of:=SUMPRODUCT(NOT(ISBLANK([.H103:.AMJ103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98" calcext:value-type="float">
            <text:p>98</text:p>
          </table:table-cell>
          <table:table-cell table:formula="of:=SUM([.H104:.AMJ104])" office:value-type="float" office:value="2" calcext:value-type="float">
            <text:p>2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leodoom85: 1, Rowsol: 1" calcext:value-type="string">
            <text:p>leodoom85: 1, Rowsol: 1</text:p>
          </table:table-cell>
          <table:table-cell table:formula="of:=SUMPRODUCT(NOT(ISBLANK([.H104:.AMJ104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98" calcext:value-type="float">
            <text:p>98</text:p>
          </table:table-cell>
          <table:table-cell table:formula="of:=SUM([.H105:.AMJ105])" office:value-type="float" office:value="2" calcext:value-type="float">
            <text:p>2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GAA1992: 1, IdiotBitz: 1" calcext:value-type="string">
            <text:p>GAA1992: 1, IdiotBitz: 1</text:p>
          </table:table-cell>
          <table:table-cell table:formula="of:=SUMPRODUCT(NOT(ISBLANK([.H105:.AMJ105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98" calcext:value-type="float">
            <text:p>98</text:p>
          </table:table-cell>
          <table:table-cell table:formula="of:=SUM([.H106:.AMJ106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Somagu: 1, Marrub: 1" calcext:value-type="string">
            <text:p>Somagu: 1, Marrub: 1</text:p>
          </table:table-cell>
          <table:table-cell table:formula="of:=SUMPRODUCT(NOT(ISBLANK([.H106:.AMJ106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98" calcext:value-type="float">
            <text:p>98</text:p>
          </table:table-cell>
          <table:table-cell table:formula="of:=SUM([.H107:.AMJ107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Revae: 2" calcext:value-type="string">
            <text:p>Revae: 2</text:p>
          </table:table-cell>
          <table:table-cell table:formula="of:=SUMPRODUCT(NOT(ISBLANK([.H107:.AMJ107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98" calcext:value-type="float">
            <text:p>98</text:p>
          </table:table-cell>
          <table:table-cell table:formula="of:=SUM([.H108:.AMJ108])" office:value-type="float" office:value="2" calcext:value-type="float">
            <text:p>2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Hipnotic Rogue: 1, Мichаеlis: 1" calcext:value-type="string">
            <text:p>Hipnotic Rogue: 1, Мichаеlis: 1</text:p>
          </table:table-cell>
          <table:table-cell table:formula="of:=SUMPRODUCT(NOT(ISBLANK([.H108:.AMJ108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98" calcext:value-type="float">
            <text:p>98</text:p>
          </table:table-cell>
          <table:table-cell table:formula="of:=SUM([.H109:.AMJ109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m8f: 1, GAA1992: 1" calcext:value-type="string">
            <text:p>m8f: 1, GAA1992: 1</text:p>
          </table:table-cell>
          <table:table-cell table:formula="of:=SUMPRODUCT(NOT(ISBLANK([.H109:.AMJ109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98" calcext:value-type="float">
            <text:p>98</text:p>
          </table:table-cell>
          <table:table-cell table:formula="of:=SUM([.H110:.AMJ110])" office:value-type="float" office:value="2" calcext:value-type="float">
            <text:p>2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Rachael: 1, Мichаеlis: 1" calcext:value-type="string">
            <text:p>Rachael: 1, Мichаеlis: 1</text:p>
          </table:table-cell>
          <table:table-cell table:formula="of:=SUMPRODUCT(NOT(ISBLANK([.H110:.AMJ110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98" calcext:value-type="float">
            <text:p>98</text:p>
          </table:table-cell>
          <table:table-cell table:formula="of:=SUM([.H111:.AMJ111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Shadelight: 2" calcext:value-type="string">
            <text:p>Shadelight: 2</text:p>
          </table:table-cell>
          <table:table-cell table:formula="of:=SUMPRODUCT(NOT(ISBLANK([.H111:.AMJ111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98" calcext:value-type="float">
            <text:p>98</text:p>
          </table:table-cell>
          <table:table-cell table:formula="of:=SUM([.H112:.AMJ112])" office:value-type="float" office:value="2" calcext:value-type="float">
            <text:p>2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Hipnotic Rogue: 1, Cyanide: 1" calcext:value-type="string">
            <text:p>Hipnotic Rogue: 1, Cyanide: 1</text:p>
          </table:table-cell>
          <table:table-cell table:formula="of:=SUMPRODUCT(NOT(ISBLANK([.H112:.AMJ112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98" calcext:value-type="float">
            <text:p>98</text:p>
          </table:table-cell>
          <table:table-cell table:formula="of:=SUM([.H113:.AMJ113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Marrub: 2" calcext:value-type="string">
            <text:p>Marrub: 2</text:p>
          </table:table-cell>
          <table:table-cell table:formula="of:=SUMPRODUCT(NOT(ISBLANK([.H113:.AMJ113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98" calcext:value-type="float">
            <text:p>98</text:p>
          </table:table-cell>
          <table:table-cell table:formula="of:=SUM([.H114:.AMJ114])" office:value-type="float" office:value="2" calcext:value-type="float">
            <text:p>2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The Ultimate DooMer: 1, Ravick: 1" calcext:value-type="string">
            <text:p>The Ultimate DooMer: 1, Ravick: 1</text:p>
          </table:table-cell>
          <table:table-cell table:formula="of:=SUMPRODUCT(NOT(ISBLANK([.H114:.AMJ114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98" calcext:value-type="float">
            <text:p>98</text:p>
          </table:table-cell>
          <table:table-cell table:formula="of:=SUM([.H115:.AMJ115])" office:value-type="float" office:value="2" calcext:value-type="float">
            <text:p>2</text:p>
          </table:table-cell>
          <table:table-cell office:value-type="string" calcext:value-type="string">
            <text:p>FragTrak</text:p>
          </table:table-cell>
          <table:table-cell office:value-type="string" calcext:value-type="string">
            <text:p>https://forum.zdoom.org/viewtopic.php?f=43&amp;t=46413#p775648</text:p>
          </table:table-cell>
          <table:table-cell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Ikazu-san: 2" calcext:value-type="string">
            <text:p>Ikazu-san: 2</text:p>
          </table:table-cell>
          <table:table-cell table:formula="of:=SUMPRODUCT(NOT(ISBLANK([.H115:.AMJ115])))" office:value-type="float" office:value="1" calcext:value-type="float">
            <text:p>1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98" calcext:value-type="float">
            <text:p>98</text:p>
          </table:table-cell>
          <table:table-cell table:formula="of:=SUM([.H116:.AMJ116])" office:value-type="float" office:value="2" calcext:value-type="float">
            <text:p>2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Rachael: 1, Ravick: 1" calcext:value-type="string">
            <text:p>Rachael: 1, Ravick: 1</text:p>
          </table:table-cell>
          <table:table-cell table:formula="of:=SUMPRODUCT(NOT(ISBLANK([.H116:.AMJ116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98" calcext:value-type="float">
            <text:p>98</text:p>
          </table:table-cell>
          <table:table-cell table:formula="of:=SUM([.H117:.AMJ117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Sumwunn: 2" calcext:value-type="string">
            <text:p>Sumwunn: 2</text:p>
          </table:table-cell>
          <table:table-cell table:formula="of:=SUMPRODUCT(NOT(ISBLANK([.H117:.AMJ117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98" calcext:value-type="float">
            <text:p>98</text:p>
          </table:table-cell>
          <table:table-cell table:formula="of:=SUM([.H118:.AMJ118])" office:value-type="float" office:value="2" calcext:value-type="float">
            <text:p>2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D3athStalker: 2" calcext:value-type="string">
            <text:p>D3athStalker: 2</text:p>
          </table:table-cell>
          <table:table-cell table:formula="of:=SUMPRODUCT(NOT(ISBLANK([.H118:.AMJ118])))" office:value-type="float" office:value="1" calcext:value-type="float">
            <text:p>1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970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98" calcext:value-type="float">
            <text:p>98</text:p>
          </table:table-cell>
          <table:table-cell table:formula="of:=SUM([.H119:.AMJ119])" office:value-type="float" office:value="2" calcext:value-type="float">
            <text:p>2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Matt: 2" calcext:value-type="string">
            <text:p>Matt: 2</text:p>
          </table:table-cell>
          <table:table-cell table:formula="of:=SUMPRODUCT(NOT(ISBLANK([.H119:.AMJ119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98" calcext:value-type="float">
            <text:p>98</text:p>
          </table:table-cell>
          <table:table-cell table:formula="of:=SUM([.H120:.AMJ120])" office:value-type="float" office:value="2" calcext:value-type="float">
            <text:p>2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The Ultimate DooMer: 1, QuakedoomNukem Cz: 1" calcext:value-type="string">
            <text:p>The Ultimate DooMer: 1, QuakedoomNukem Cz: 1</text:p>
          </table:table-cell>
          <table:table-cell table:formula="of:=SUMPRODUCT(NOT(ISBLANK([.H120:.AMJ120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98" calcext:value-type="float">
            <text:p>98</text:p>
          </table:table-cell>
          <table:table-cell table:formula="of:=SUM([.H121:.AMJ121])" office:value-type="float" office:value="2" calcext:value-type="float">
            <text:p>2</text:p>
          </table:table-cell>
          <table:table-cell office:value-type="string" calcext:value-type="string">
            <text:p>Sneaky Doom</text:p>
          </table:table-cell>
          <table:table-cell office:value-type="string" calcext:value-type="string">
            <text:p>https://forum.zdoom.org/viewtopic.php?f=43&amp;t=46174#p769209</text:p>
          </table:table-cell>
          <table:table-cell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sycspysycspy: 2" calcext:value-type="string">
            <text:p>sycspysycspy: 2</text:p>
          </table:table-cell>
          <table:table-cell table:formula="of:=SUMPRODUCT(NOT(ISBLANK([.H121:.AMJ121])))" office:value-type="float" office:value="1" calcext:value-type="float">
            <text:p>1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953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98" calcext:value-type="float">
            <text:p>98</text:p>
          </table:table-cell>
          <table:table-cell table:formula="of:=SUM([.H122:.AMJ122])" office:value-type="float" office:value="2" calcext:value-type="float">
            <text:p>2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Rachael: 1, Мichаеlis: 1" calcext:value-type="string">
            <text:p>Rachael: 1, Мichаеlis: 1</text:p>
          </table:table-cell>
          <table:table-cell table:formula="of:=SUMPRODUCT(NOT(ISBLANK([.H122:.AMJ122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98" calcext:value-type="float">
            <text:p>98</text:p>
          </table:table-cell>
          <table:table-cell table:formula="of:=SUM([.H123:.AMJ123])" office:value-type="float" office:value="2" calcext:value-type="float">
            <text:p>2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Matt: 2" calcext:value-type="string">
            <text:p>Matt: 2</text:p>
          </table:table-cell>
          <table:table-cell table:formula="of:=SUMPRODUCT(NOT(ISBLANK([.H123:.AMJ123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98" calcext:value-type="float">
            <text:p>98</text:p>
          </table:table-cell>
          <table:table-cell table:formula="of:=SUM([.H124:.AMJ124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Olroda: 2" calcext:value-type="string">
            <text:p>Olroda: 2</text:p>
          </table:table-cell>
          <table:table-cell table:formula="of:=SUMPRODUCT(NOT(ISBLANK([.H124:.AMJ124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98" calcext:value-type="float">
            <text:p>98</text:p>
          </table:table-cell>
          <table:table-cell table:formula="of:=SUM([.H125:.AMJ125])" office:value-type="float" office:value="2" calcext:value-type="float">
            <text:p>2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https://forum.zdoom.org/viewtopic.php?f=42&amp;t=45877#p761802</text:p>
          </table:table-cell>
          <table:table-cell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JDSH98: 2" calcext:value-type="string">
            <text:p>JDSH98: 2</text:p>
          </table:table-cell>
          <table:table-cell table:formula="of:=SUMPRODUCT(NOT(ISBLANK([.H125:.AMJ125])))" office:value-type="float" office:value="1" calcext:value-type="float">
            <text:p>1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43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98" calcext:value-type="float">
            <text:p>98</text:p>
          </table:table-cell>
          <table:table-cell table:formula="of:=SUM([.H126:.AMJ126])" office:value-type="float" office:value="2" calcext:value-type="float">
            <text:p>2</text:p>
          </table:table-cell>
          <table:table-cell office:value-type="string" calcext:value-type="string">
            <text:p>TurboCharged ARCADE!</text:p>
          </table:table-cell>
          <table:table-cell office:value-type="string" calcext:value-type="string">
            <text:p>https://forum.zdoom.org/viewtopic.php?f=19&amp;t=27981#p535716</text:p>
          </table:table-cell>
          <table:table-cell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Major Cooke: 2" calcext:value-type="string">
            <text:p>Major Cooke: 2</text:p>
          </table:table-cell>
          <table:table-cell table:formula="of:=SUMPRODUCT(NOT(ISBLANK([.H126:.AMJ126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98" calcext:value-type="float">
            <text:p>98</text:p>
          </table:table-cell>
          <table:table-cell table:formula="of:=SUM([.H127:.AMJ127])" office:value-type="float" office:value="2" calcext:value-type="float">
            <text:p>2</text:p>
          </table:table-cell>
          <table:table-cell office:value-type="string" calcext:value-type="string">
            <text:p>Ultra Crispy</text:p>
          </table:table-cell>
          <table:table-cell office:value-type="string" calcext:value-type="string">
            <text:p>https://forum.zdoom.org/viewtopic.php?f=43&amp;t=60612</text:p>
          </table:table-cell>
          <table:table-cell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YukesVonFaust: 2" calcext:value-type="string">
            <text:p>YukesVonFaust: 2</text:p>
          </table:table-cell>
          <table:table-cell table:formula="of:=SUMPRODUCT(NOT(ISBLANK([.H127:.AMJ127])))" office:value-type="float" office:value="1" calcext:value-type="float">
            <text:p>1</text:p>
          </table:table-cell>
          <table:table-cell table:number-columns-repeated="7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98" calcext:value-type="float">
            <text:p>98</text:p>
          </table:table-cell>
          <table:table-cell table:formula="of:=SUM([.H128:.AMJ128])" office:value-type="float" office:value="2" calcext:value-type="float">
            <text:p>2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Rachael: 1, Ravick: 1" calcext:value-type="string">
            <text:p>Rachael: 1, Ravick: 1</text:p>
          </table:table-cell>
          <table:table-cell table:formula="of:=SUMPRODUCT(NOT(ISBLANK([.H128:.AMJ128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98" calcext:value-type="float">
            <text:p>98</text:p>
          </table:table-cell>
          <table:table-cell table:formula="of:=SUM([.H129:.AMJ129])" office:value-type="float" office:value="2" calcext:value-type="float">
            <text:p>2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m8f: 1, Cyanide: 1" calcext:value-type="string">
            <text:p>m8f: 1, Cyanide: 1</text:p>
          </table:table-cell>
          <table:table-cell table:formula="of:=SUMPRODUCT(NOT(ISBLANK([.H129:.AMJ129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98" calcext:value-type="float">
            <text:p>98</text:p>
          </table:table-cell>
          <table:table-cell table:formula="of:=SUM([.H130:.AMJ130])" office:value-type="float" office:value="2" calcext:value-type="float">
            <text:p>2</text:p>
          </table:table-cell>
          <table:table-cell office:value-type="string" calcext:value-type="string">
            <text:p>WolfenDOOM: <text:s/>Astrostein</text:p>
          </table:table-cell>
          <table:table-cell office:value-type="string" calcext:value-type="string">
            <text:p>http://lazrojas.com/wolfendoom/astrostein_2.html</text:p>
          </table:table-cell>
          <table:table-cell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Sgt. Shivers: 2" calcext:value-type="string">
            <text:p>Sgt. Shivers: 2</text:p>
          </table:table-cell>
          <table:table-cell table:formula="of:=SUMPRODUCT(NOT(ISBLANK([.H130:.AMJ130])))"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28" calcext:value-type="float">
            <text:p>128</text:p>
          </table:table-cell>
          <table:table-cell table:formula="of:=SUM([.H131:.AMJ131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The Ultimate DooMer: 1" calcext:value-type="string">
            <text:p>The Ultimate DooMer: 1</text:p>
          </table:table-cell>
          <table:table-cell table:formula="of:=SUMPRODUCT(NOT(ISBLANK([.H131:.AMJ131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8" calcext:value-type="float">
            <text:p>128</text:p>
          </table:table-cell>
          <table:table-cell table:formula="of:=SUM([.H132:.AMJ132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Rachael: 1" calcext:value-type="string">
            <text:p>Rachael: 1</text:p>
          </table:table-cell>
          <table:table-cell table:formula="of:=SUMPRODUCT(NOT(ISBLANK([.H132:.AMJ132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28" calcext:value-type="float">
            <text:p>128</text:p>
          </table:table-cell>
          <table:table-cell table:formula="of:=SUM([.H133:.AMJ133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Cyanide: 1" calcext:value-type="string">
            <text:p>Cyanide: 1</text:p>
          </table:table-cell>
          <table:table-cell table:formula="of:=SUMPRODUCT(NOT(ISBLANK([.H133:.AMJ133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28" calcext:value-type="float">
            <text:p>128</text:p>
          </table:table-cell>
          <table:table-cell table:formula="of:=SUM([.H134:.AMJ134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The Ultimate DooMer: 1" calcext:value-type="string">
            <text:p>The Ultimate DooMer: 1</text:p>
          </table:table-cell>
          <table:table-cell table:formula="of:=SUMPRODUCT(NOT(ISBLANK([.H134:.AMJ134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28" calcext:value-type="float">
            <text:p>128</text:p>
          </table:table-cell>
          <table:table-cell table:formula="of:=SUM([.H135:.AMJ135])" office:value-type="float" office:value="1" calcext:value-type="float">
            <text:p>1</text:p>
          </table:table-cell>
          <table:table-cell office:value-type="string" calcext:value-type="string">
            <text:p>Aliens: Colonial Marines TC</text:p>
          </table:table-cell>
          <table:table-cell office:value-type="string" calcext:value-type="string">
            <text:p>https://www.moddb.com/mods/acm-2014</text:p>
          </table:table-cell>
          <table:table-cell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Ravick: 1" calcext:value-type="string">
            <text:p>Ravick: 1</text:p>
          </table:table-cell>
          <table:table-cell table:formula="of:=SUMPRODUCT(NOT(ISBLANK([.H135:.AMJ135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28" calcext:value-type="float">
            <text:p>128</text:p>
          </table:table-cell>
          <table:table-cell table:formula="of:=SUM([.H136:.AMJ136])" office:value-type="float" office:value="1" calcext:value-type="float">
            <text:p>1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Cyanide: 1" calcext:value-type="string">
            <text:p>Cyanide: 1</text:p>
          </table:table-cell>
          <table:table-cell table:formula="of:=SUMPRODUCT(NOT(ISBLANK([.H136:.AMJ136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28" calcext:value-type="float">
            <text:p>128</text:p>
          </table:table-cell>
          <table:table-cell table:formula="of:=SUM([.H137:.AMJ137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leodoom85: 1" calcext:value-type="string">
            <text:p>leodoom85: 1</text:p>
          </table:table-cell>
          <table:table-cell table:formula="of:=SUMPRODUCT(NOT(ISBLANK([.H137:.AMJ137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28" calcext:value-type="float">
            <text:p>128</text:p>
          </table:table-cell>
          <table:table-cell table:formula="of:=SUM([.H138:.AMJ138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Hipnotic Rogue: 1" calcext:value-type="string">
            <text:p>Hipnotic Rogue: 1</text:p>
          </table:table-cell>
          <table:table-cell table:formula="of:=SUMPRODUCT(NOT(ISBLANK([.H138:.AMJ13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28" calcext:value-type="float">
            <text:p>128</text:p>
          </table:table-cell>
          <table:table-cell table:formula="of:=SUM([.H139:.AMJ139])" office:value-type="float" office:value="1" calcext:value-type="float">
            <text:p>1</text:p>
          </table:table-cell>
          <table:table-cell office:value-type="string" calcext:value-type="string">
            <text:p>Call of Dooty</text:p>
          </table:table-cell>
          <table:table-cell office:value-type="string" calcext:value-type="string">
            <text:p>https://forum.zdoom.org/viewtopic.php?t=34569#p653208</text:p>
          </table:table-cell>
          <table:table-cell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wolfmanfp: 1" calcext:value-type="string">
            <text:p>wolfmanfp: 1</text:p>
          </table:table-cell>
          <table:table-cell table:formula="of:=SUMPRODUCT(NOT(ISBLANK([.H139:.AMJ139])))" office:value-type="float" office:value="1" calcext:value-type="float">
            <text:p>1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950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28" calcext:value-type="float">
            <text:p>128</text:p>
          </table:table-cell>
          <table:table-cell table:formula="of:=SUM([.H140:.AMJ140])" office:value-type="float" office:value="1" calcext:value-type="float">
            <text:p>1</text:p>
          </table:table-cell>
          <table:table-cell office:value-type="string" calcext:value-type="string">
            <text:p>Champions</text:p>
          </table:table-cell>
          <table:table-cell office:value-type="string" calcext:value-type="string">
            <text:p>https://forum.zdoom.org/viewtopic.php?f=43&amp;t=60456#p1052735</text:p>
          </table:table-cell>
          <table:table-cell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IdiotBitz: 1" calcext:value-type="string">
            <text:p>IdiotBitz: 1</text:p>
          </table:table-cell>
          <table:table-cell table:formula="of:=SUMPRODUCT(NOT(ISBLANK([.H140:.AMJ140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28" calcext:value-type="float">
            <text:p>128</text:p>
          </table:table-cell>
          <table:table-cell table:formula="of:=SUM([.H141:.AMJ141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Bigger C: 1" calcext:value-type="string">
            <text:p>Bigger C: 1</text:p>
          </table:table-cell>
          <table:table-cell table:formula="of:=SUMPRODUCT(NOT(ISBLANK([.H141:.AMJ141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28" calcext:value-type="float">
            <text:p>128</text:p>
          </table:table-cell>
          <table:table-cell table:formula="of:=SUM([.H142:.AMJ142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leodoom85: 1" calcext:value-type="string">
            <text:p>leodoom85: 1</text:p>
          </table:table-cell>
          <table:table-cell table:formula="of:=SUMPRODUCT(NOT(ISBLANK([.H142:.AMJ142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28" calcext:value-type="float">
            <text:p>128</text:p>
          </table:table-cell>
          <table:table-cell table:formula="of:=SUM([.H143:.AMJ143])" office:value-type="float" office:value="1" calcext:value-type="float">
            <text:p>1</text:p>
          </table:table-cell>
          <table:table-cell office:value-type="string" calcext:value-type="string">
            <text:p>CustomDoom</text:p>
          </table:table-cell>
          <table:table-cell office:value-type="string" calcext:value-type="string">
            <text:p><text:a xlink:href="https://forum.zdoom.org/viewtopic.php?f=43&amp;t=51446" xlink:type="simple">https://forum.zdoom.org/viewtopic.php?f=43&amp;t=51446</text:a></text:p>
          </table:table-cell>
          <table:table-cell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m8f: 1" calcext:value-type="string">
            <text:p>m8f: 1</text:p>
          </table:table-cell>
          <table:table-cell table:formula="of:=SUMPRODUCT(NOT(ISBLANK([.H143:.AMJ14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28" calcext:value-type="float">
            <text:p>128</text:p>
          </table:table-cell>
          <table:table-cell table:formula="of:=SUM([.H144:.AMJ144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The Ultimate DooMer: 1" calcext:value-type="string">
            <text:p>The Ultimate DooMer: 1</text:p>
          </table:table-cell>
          <table:table-cell table:formula="of:=SUMPRODUCT(NOT(ISBLANK([.H144:.AMJ144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28" calcext:value-type="float">
            <text:p>128</text:p>
          </table:table-cell>
          <table:table-cell table:formula="of:=SUM([.H145:.AMJ145])" office:value-type="float" office:value="1" calcext:value-type="float">
            <text:p>1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The Ultimate DooMer: 1" calcext:value-type="string">
            <text:p>The Ultimate DooMer: 1</text:p>
          </table:table-cell>
          <table:table-cell table:formula="of:=SUMPRODUCT(NOT(ISBLANK([.H145:.AMJ145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28" calcext:value-type="float">
            <text:p>128</text:p>
          </table:table-cell>
          <table:table-cell table:formula="of:=SUM([.H146:.AMJ146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HaraSwift: 1" calcext:value-type="string">
            <text:p>HaraSwift: 1</text:p>
          </table:table-cell>
          <table:table-cell table:formula="of:=SUMPRODUCT(NOT(ISBLANK([.H146:.AMJ146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28" calcext:value-type="float">
            <text:p>128</text:p>
          </table:table-cell>
          <table:table-cell table:formula="of:=SUM([.H147:.AMJ147])" office:value-type="float" office:value="1" calcext:value-type="float">
            <text:p>1</text:p>
          </table:table-cell>
          <table:table-cell office:value-type="string" calcext:value-type="string">
            <text:p>Don`t play with HELL – Black Edition</text:p>
          </table:table-cell>
          <table:table-cell office:value-type="string" calcext:value-type="string">
            <text:p>https://www.moddb.com/mods/dont-play-with-hell-black-edition</text:p>
          </table:table-cell>
          <table:table-cell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Ravick: 1" calcext:value-type="string">
            <text:p>Ravick: 1</text:p>
          </table:table-cell>
          <table:table-cell table:formula="of:=SUMPRODUCT(NOT(ISBLANK([.H147:.AMJ147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28" calcext:value-type="float">
            <text:p>128</text:p>
          </table:table-cell>
          <table:table-cell table:formula="of:=SUM([.H148:.AMJ148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m8f: 1" calcext:value-type="string">
            <text:p>m8f: 1</text:p>
          </table:table-cell>
          <table:table-cell table:formula="of:=SUMPRODUCT(NOT(ISBLANK([.H148:.AMJ148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28" calcext:value-type="float">
            <text:p>128</text:p>
          </table:table-cell>
          <table:table-cell table:formula="of:=SUM([.H149:.AMJ149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Hipnotic Rogue: 1" calcext:value-type="string">
            <text:p>Hipnotic Rogue: 1</text:p>
          </table:table-cell>
          <table:table-cell table:formula="of:=SUMPRODUCT(NOT(ISBLANK([.H149:.AMJ14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28" calcext:value-type="float">
            <text:p>128</text:p>
          </table:table-cell>
          <table:table-cell table:formula="of:=SUM([.H150:.AMJ150])" office:value-type="float" office:value="1" calcext:value-type="float">
            <text:p>1</text:p>
          </table:table-cell>
          <table:table-cell office:value-type="string" calcext:value-type="string">
            <text:p>Doom Loot Box Mod</text:p>
          </table:table-cell>
          <table:table-cell office:value-type="string" calcext:value-type="string">
            <text:p>https://forum.zdoom.org/viewtopic.php?f=43&amp;t=58499#p1027836</text:p>
          </table:table-cell>
          <table:table-cell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IdiotBitz: 1" calcext:value-type="string">
            <text:p>IdiotBitz: 1</text:p>
          </table:table-cell>
          <table:table-cell table:formula="of:=SUMPRODUCT(NOT(ISBLANK([.H150:.AMJ150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28" calcext:value-type="float">
            <text:p>128</text:p>
          </table:table-cell>
          <table:table-cell table:formula="of:=SUM([.H151:.AMJ151])" office:value-type="float" office:value="1" calcext:value-type="float">
            <text:p>1</text:p>
          </table:table-cell>
          <table:table-cell office:value-type="string" calcext:value-type="string">
            <text:p>Eriguns 1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Cyanide: 1" calcext:value-type="string">
            <text:p>Cyanide: 1</text:p>
          </table:table-cell>
          <table:table-cell table:formula="of:=SUMPRODUCT(NOT(ISBLANK([.H151:.AMJ151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28" calcext:value-type="float">
            <text:p>128</text:p>
          </table:table-cell>
          <table:table-cell table:formula="of:=SUM([.H152:.AMJ152])" office:value-type="float" office:value="1" calcext:value-type="float">
            <text:p>1</text:p>
          </table:table-cell>
          <table:table-cell office:value-type="string" calcext:value-type="string">
            <text:p>Fading Corpses Universal</text:p>
          </table:table-cell>
          <table:table-cell office:value-type="string" calcext:value-type="string">
            <text:p>https://forum.zdoom.org/viewtopic.php?f=19&amp;t=52631#p920489</text:p>
          </table:table-cell>
          <table:table-cell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m8f: 1" calcext:value-type="string">
            <text:p>m8f: 1</text:p>
          </table:table-cell>
          <table:table-cell table:formula="of:=SUMPRODUCT(NOT(ISBLANK([.H152:.AMJ152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28" calcext:value-type="float">
            <text:p>128</text:p>
          </table:table-cell>
          <table:table-cell table:formula="of:=SUM([.H153:.AMJ153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kadu522: 1" calcext:value-type="string">
            <text:p>kadu522: 1</text:p>
          </table:table-cell>
          <table:table-cell table:formula="of:=SUMPRODUCT(NOT(ISBLANK([.H153:.AMJ153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28" calcext:value-type="float">
            <text:p>128</text:p>
          </table:table-cell>
          <table:table-cell table:formula="of:=SUM([.H154:.AMJ154])" office:value-type="float" office:value="1" calcext:value-type="float">
            <text:p>1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m8f: 1" calcext:value-type="string">
            <text:p>m8f: 1</text:p>
          </table:table-cell>
          <table:table-cell table:formula="of:=SUMPRODUCT(NOT(ISBLANK([.H154:.AMJ154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28" calcext:value-type="float">
            <text:p>128</text:p>
          </table:table-cell>
          <table:table-cell table:formula="of:=SUM([.H155:.AMJ155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Rachael: 1" calcext:value-type="string">
            <text:p>Rachael: 1</text:p>
          </table:table-cell>
          <table:table-cell table:formula="of:=SUMPRODUCT(NOT(ISBLANK([.H155:.AMJ155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28" calcext:value-type="float">
            <text:p>128</text:p>
          </table:table-cell>
          <table:table-cell table:formula="of:=SUM([.H156:.AMJ156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Hipnotic Rogue: 1" calcext:value-type="string">
            <text:p>Hipnotic Rogue: 1</text:p>
          </table:table-cell>
          <table:table-cell table:formula="of:=SUMPRODUCT(NOT(ISBLANK([.H156:.AMJ156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28" calcext:value-type="float">
            <text:p>128</text:p>
          </table:table-cell>
          <table:table-cell table:formula="of:=SUM([.H157:.AMJ157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Hipnotic Rogue: 1" calcext:value-type="string">
            <text:p>Hipnotic Rogue: 1</text:p>
          </table:table-cell>
          <table:table-cell table:formula="of:=SUMPRODUCT(NOT(ISBLANK([.H157:.AMJ15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28" calcext:value-type="float">
            <text:p>128</text:p>
          </table:table-cell>
          <table:table-cell table:formula="of:=SUM([.H158:.AMJ158])" office:value-type="float" office:value="1" calcext:value-type="float">
            <text:p>1</text:p>
          </table:table-cell>
          <table:table-cell office:value-type="string" calcext:value-type="string">
            <text:p>Hexen: Scourge of Viscerus</text:p>
          </table:table-cell>
          <table:table-cell office:value-type="string" calcext:value-type="string">
            <text:p>https://www.doomworld.com/idgames/levels/hexen/v-z/viscerus</text:p>
          </table:table-cell>
          <table:table-cell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Solmir : 1" calcext:value-type="string">
            <text:p>Solmir : 1</text:p>
          </table:table-cell>
          <table:table-cell table:formula="of:=SUMPRODUCT(NOT(ISBLANK([.H158:.AMJ158])))"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51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28" calcext:value-type="float">
            <text:p>128</text:p>
          </table:table-cell>
          <table:table-cell table:formula="of:=SUM([.H159:.AMJ159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Eric_: 1" calcext:value-type="string">
            <text:p>Eric_: 1</text:p>
          </table:table-cell>
          <table:table-cell table:formula="of:=SUMPRODUCT(NOT(ISBLANK([.H159:.AMJ159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28" calcext:value-type="float">
            <text:p>128</text:p>
          </table:table-cell>
          <table:table-cell table:formula="of:=SUM([.H160:.AMJ160])" office:value-type="float" office:value="1" calcext:value-type="float">
            <text:p>1</text:p>
          </table:table-cell>
          <table:table-cell office:value-type="string" calcext:value-type="string">
            <text:p>Highway to Hell</text:p>
          </table:table-cell>
          <table:table-cell office:value-type="string" calcext:value-type="string">
            <text:p>https://forum.zdoom.org/viewtopic.php?f=43&amp;t=57522#p1013338</text:p>
          </table:table-cell>
          <table:table-cell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GAA1992: 1" calcext:value-type="string">
            <text:p>GAA1992: 1</text:p>
          </table:table-cell>
          <table:table-cell table:formula="of:=SUMPRODUCT(NOT(ISBLANK([.H160:.AMJ160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28" calcext:value-type="float">
            <text:p>128</text:p>
          </table:table-cell>
          <table:table-cell table:formula="of:=SUM([.H161:.AMJ161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The Ultimate DooMer: 1" calcext:value-type="string">
            <text:p>The Ultimate DooMer: 1</text:p>
          </table:table-cell>
          <table:table-cell table:formula="of:=SUMPRODUCT(NOT(ISBLANK([.H161:.AMJ161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28" calcext:value-type="float">
            <text:p>128</text:p>
          </table:table-cell>
          <table:table-cell table:formula="of:=SUM([.H162:.AMJ162])" office:value-type="float" office:value="1" calcext:value-type="float">
            <text:p>1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leodoom85: 1" calcext:value-type="string">
            <text:p>leodoom85: 1</text:p>
          </table:table-cell>
          <table:table-cell table:formula="of:=SUMPRODUCT(NOT(ISBLANK([.H162:.AMJ162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28" calcext:value-type="float">
            <text:p>128</text:p>
          </table:table-cell>
          <table:table-cell table:formula="of:=SUM([.H163:.AMJ163])" office:value-type="float" office:value="1" calcext:value-type="float">
            <text:p>1</text:p>
          </table:table-cell>
          <table:table-cell office:value-type="string" calcext:value-type="string">
            <text:p>Keymaster</text:p>
          </table:table-cell>
          <table:table-cell office:value-type="string" calcext:value-type="string">
            <text:p>https://jp.itch.io/doom-keymaster</text:p>
          </table:table-cell>
          <table:table-cell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IdiotBitz: 1" calcext:value-type="string">
            <text:p>IdiotBitz: 1</text:p>
          </table:table-cell>
          <table:table-cell table:formula="of:=SUMPRODUCT(NOT(ISBLANK([.H163:.AMJ163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28" calcext:value-type="float">
            <text:p>128</text:p>
          </table:table-cell>
          <table:table-cell table:formula="of:=SUM([.H164:.AMJ164])" office:value-type="float" office:value="1" calcext:value-type="float">
            <text:p>1</text:p>
          </table:table-cell>
          <table:table-cell office:value-type="string" calcext:value-type="string">
            <text:p>Lasting Light</text:p>
          </table:table-cell>
          <table:table-cell office:value-type="string" calcext:value-type="string">
            <text:p>https://forum.zdoom.org/viewtopic.php?t=37786#p719312</text:p>
          </table:table-cell>
          <table:table-cell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Ravick: 1" calcext:value-type="string">
            <text:p>Ravick: 1</text:p>
          </table:table-cell>
          <table:table-cell table:formula="of:=SUMPRODUCT(NOT(ISBLANK([.H164:.AMJ164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28" calcext:value-type="float">
            <text:p>128</text:p>
          </table:table-cell>
          <table:table-cell table:formula="of:=SUM([.H165:.AMJ165])" office:value-type="float" office:value="1" calcext:value-type="float">
            <text:p>1</text:p>
          </table:table-cell>
          <table:table-cell office:value-type="string" calcext:value-type="string">
            <text:p>LOST SOULSPHERE: Gold Edition</text:p>
          </table:table-cell>
          <table:table-cell office:value-type="string" calcext:value-type="string">
            <text:p>https://www.doomworld.com/idgames/levels/doom2/Ports/j-l/lslsp_gd</text:p>
          </table:table-cell>
          <table:table-cell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Major Cooke: 1" calcext:value-type="string">
            <text:p>Major Cooke: 1</text:p>
          </table:table-cell>
          <table:table-cell table:formula="of:=SUMPRODUCT(NOT(ISBLANK([.H165:.AMJ165])))"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28" calcext:value-type="float">
            <text:p>128</text:p>
          </table:table-cell>
          <table:table-cell table:formula="of:=SUM([.H166:.AMJ166])" office:value-type="float" office:value="1" calcext:value-type="float">
            <text:p>1</text:p>
          </table:table-cell>
          <table:table-cell office:value-type="string" calcext:value-type="string">
            <text:p>Lowtech Remake</text:p>
          </table:table-cell>
          <table:table-cell office:value-type="string" calcext:value-type="string">
            <text:p>https://forum.zdoom.org/viewtopic.php?f=43&amp;t=52041#p907566</text:p>
          </table:table-cell>
          <table:table-cell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YukesVonFaust: 1" calcext:value-type="string">
            <text:p>YukesVonFaust: 1</text:p>
          </table:table-cell>
          <table:table-cell table:formula="of:=SUMPRODUCT(NOT(ISBLANK([.H166:.AMJ166])))" office:value-type="float" office:value="1" calcext:value-type="float">
            <text:p>1</text:p>
          </table:table-cell>
          <table:table-cell table:number-columns-repeated="7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28" calcext:value-type="float">
            <text:p>128</text:p>
          </table:table-cell>
          <table:table-cell table:formula="of:=SUM([.H167:.AMJ167])" office:value-type="float" office:value="1" calcext:value-type="float">
            <text:p>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https://forum.zdoom.org/viewtopic.php?f=19&amp;t=28589&amp;start=2490#p925995</text:p>
          </table:table-cell>
          <table:table-cell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Sgt. Shivers: 1" calcext:value-type="string">
            <text:p>Sgt. Shivers: 1</text:p>
          </table:table-cell>
          <table:table-cell table:formula="of:=SUMPRODUCT(NOT(ISBLANK([.H167:.AMJ167]))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28" calcext:value-type="float">
            <text:p>128</text:p>
          </table:table-cell>
          <table:table-cell table:formula="of:=SUM([.H168:.AMJ168])" office:value-type="float" office:value="1" calcext:value-type="float">
            <text:p>1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The Ultimate DooMer: 1" calcext:value-type="string">
            <text:p>The Ultimate DooMer: 1</text:p>
          </table:table-cell>
          <table:table-cell table:formula="of:=SUMPRODUCT(NOT(ISBLANK([.H168:.AMJ168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28" calcext:value-type="float">
            <text:p>128</text:p>
          </table:table-cell>
          <table:table-cell table:formula="of:=SUM([.H169:.AMJ169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Beed28: 1" calcext:value-type="string">
            <text:p>Beed28: 1</text:p>
          </table:table-cell>
          <table:table-cell table:formula="of:=SUMPRODUCT(NOT(ISBLANK([.H169:.AMJ169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28" calcext:value-type="float">
            <text:p>128</text:p>
          </table:table-cell>
          <table:table-cell table:formula="of:=SUM([.H170:.AMJ170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Cyanide: 1" calcext:value-type="string">
            <text:p>Cyanide: 1</text:p>
          </table:table-cell>
          <table:table-cell table:formula="of:=SUMPRODUCT(NOT(ISBLANK([.H170:.AMJ170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28" calcext:value-type="float">
            <text:p>128</text:p>
          </table:table-cell>
          <table:table-cell table:formula="of:=SUM([.H171:.AMJ171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Cyanide: 1" calcext:value-type="string">
            <text:p>Cyanide: 1</text:p>
          </table:table-cell>
          <table:table-cell table:formula="of:=SUMPRODUCT(NOT(ISBLANK([.H171:.AMJ171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28" calcext:value-type="float">
            <text:p>128</text:p>
          </table:table-cell>
          <table:table-cell table:formula="of:=SUM([.H172:.AMJ172])" office:value-type="float" office:value="1" calcext:value-type="float">
            <text:p>1</text:p>
          </table:table-cell>
          <table:table-cell office:value-type="string" calcext:value-type="string">
            <text:p>Nameless Lite RPG Mod</text:p>
          </table:table-cell>
          <table:table-cell office:value-type="string" calcext:value-type="string">
            <text:p>https://forum.zdoom.org/viewtopic.php?f=43&amp;t=56272</text:p>
          </table:table-cell>
          <table:table-cell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IdiotBitz: 1" calcext:value-type="string">
            <text:p>IdiotBitz: 1</text:p>
          </table:table-cell>
          <table:table-cell table:formula="of:=SUMPRODUCT(NOT(ISBLANK([.H172:.AMJ172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28" calcext:value-type="float">
            <text:p>128</text:p>
          </table:table-cell>
          <table:table-cell table:formula="of:=SUM([.H173:.AMJ173])" office:value-type="float" office:value="1" calcext:value-type="float">
            <text:p>1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https://forum.zdoom.org/viewtopic.php?f=45&amp;t=11545#p237676</text:p>
          </table:table-cell>
          <table:table-cell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Hipnotic Rogue: 1" calcext:value-type="string">
            <text:p>Hipnotic Rogue: 1</text:p>
          </table:table-cell>
          <table:table-cell table:formula="of:=SUMPRODUCT(NOT(ISBLANK([.H173:.AMJ173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28" calcext:value-type="float">
            <text:p>128</text:p>
          </table:table-cell>
          <table:table-cell table:formula="of:=SUM([.H174:.AMJ174])" office:value-type="float" office:value="1" calcext:value-type="float">
            <text:p>1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m8f: 1" calcext:value-type="string">
            <text:p>m8f: 1</text:p>
          </table:table-cell>
          <table:table-cell table:formula="of:=SUMPRODUCT(NOT(ISBLANK([.H174:.AMJ174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28" calcext:value-type="float">
            <text:p>128</text:p>
          </table:table-cell>
          <table:table-cell table:formula="of:=SUM([.H175:.AMJ175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Hipnotic Rogue: 1" calcext:value-type="string">
            <text:p>Hipnotic Rogue: 1</text:p>
          </table:table-cell>
          <table:table-cell table:formula="of:=SUMPRODUCT(NOT(ISBLANK([.H175:.AMJ17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28" calcext:value-type="float">
            <text:p>128</text:p>
          </table:table-cell>
          <table:table-cell table:formula="of:=SUM([.H176:.AMJ176])" office:value-type="float" office:value="1" calcext:value-type="float">
            <text:p>1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The Ultimate DooMer: 1" calcext:value-type="string">
            <text:p>The Ultimate DooMer: 1</text:p>
          </table:table-cell>
          <table:table-cell table:formula="of:=SUMPRODUCT(NOT(ISBLANK([.H176:.AMJ176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28" calcext:value-type="float">
            <text:p>128</text:p>
          </table:table-cell>
          <table:table-cell table:formula="of:=SUM([.H177:.AMJ177])" office:value-type="float" office:value="1" calcext:value-type="float">
            <text:p>1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Caligari87: 1" calcext:value-type="string">
            <text:p>Caligari87: 1</text:p>
          </table:table-cell>
          <table:table-cell table:formula="of:=SUMPRODUCT(NOT(ISBLANK([.H177:.AMJ177]))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28" calcext:value-type="float">
            <text:p>128</text:p>
          </table:table-cell>
          <table:table-cell table:formula="of:=SUM([.H178:.AMJ178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Marrub: 1" calcext:value-type="string">
            <text:p>Marrub: 1</text:p>
          </table:table-cell>
          <table:table-cell table:formula="of:=SUMPRODUCT(NOT(ISBLANK([.H178:.AMJ178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28" calcext:value-type="float">
            <text:p>128</text:p>
          </table:table-cell>
          <table:table-cell table:formula="of:=SUM([.H179:.AMJ179])" office:value-type="float" office:value="1" calcext:value-type="float">
            <text:p>1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Rachael: 1" calcext:value-type="string">
            <text:p>Rachael: 1</text:p>
          </table:table-cell>
          <table:table-cell table:formula="of:=SUMPRODUCT(NOT(ISBLANK([.H179:.AMJ179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28" calcext:value-type="float">
            <text:p>128</text:p>
          </table:table-cell>
          <table:table-cell table:formula="of:=SUM([.H180:.AMJ180])" office:value-type="float" office:value="1" calcext:value-type="float">
            <text:p>1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GAA1992: 1" calcext:value-type="string">
            <text:p>GAA1992: 1</text:p>
          </table:table-cell>
          <table:table-cell table:formula="of:=SUMPRODUCT(NOT(ISBLANK([.H180:.AMJ180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28" calcext:value-type="float">
            <text:p>128</text:p>
          </table:table-cell>
          <table:table-cell table:formula="of:=SUM([.H181:.AMJ181])" office:value-type="float" office:value="1" calcext:value-type="float">
            <text:p>1</text:p>
          </table:table-cell>
          <table:table-cell office:value-type="string" calcext:value-type="string">
            <text:p>Real Guns Hardcore</text:p>
          </table:table-cell>
          <table:table-cell office:value-type="string" calcext:value-type="string">
            <text:p>https://sites.google.com/site/realgunshardcore/</text:p>
          </table:table-cell>
          <table:table-cell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Koto: 1" calcext:value-type="string">
            <text:p>Koto: 1</text:p>
          </table:table-cell>
          <table:table-cell table:formula="of:=SUMPRODUCT(NOT(ISBLANK([.H181:.AMJ181])))"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28" calcext:value-type="float">
            <text:p>128</text:p>
          </table:table-cell>
          <table:table-cell table:formula="of:=SUM([.H182:.AMJ182])" office:value-type="float" office:value="1" calcext:value-type="float">
            <text:p>1</text:p>
          </table:table-cell>
          <table:table-cell office:value-type="string" calcext:value-type="string">
            <text:p>Realm of Cheogsh</text:p>
          </table:table-cell>
          <table:table-cell office:value-type="string" calcext:value-type="string">
            <text:p>https://www.doomworld.com/idgames/levels/doom2/Ports/p-r/roch</text:p>
          </table:table-cell>
          <table:table-cell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Ravick: 1" calcext:value-type="string">
            <text:p>Ravick: 1</text:p>
          </table:table-cell>
          <table:table-cell table:formula="of:=SUMPRODUCT(NOT(ISBLANK([.H182:.AMJ182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28" calcext:value-type="float">
            <text:p>128</text:p>
          </table:table-cell>
          <table:table-cell table:formula="of:=SUM([.H183:.AMJ183])" office:value-type="float" office:value="1" calcext:value-type="float">
            <text:p>1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m8f: 1" calcext:value-type="string">
            <text:p>m8f: 1</text:p>
          </table:table-cell>
          <table:table-cell table:formula="of:=SUMPRODUCT(NOT(ISBLANK([.H183:.AMJ18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28" calcext:value-type="float">
            <text:p>128</text:p>
          </table:table-cell>
          <table:table-cell table:formula="of:=SUM([.H184:.AMJ184])" office:value-type="float" office:value="1" calcext:value-type="float">
            <text:p>1</text:p>
          </table:table-cell>
          <table:table-cell office:value-type="string" calcext:value-type="string">
            <text:p>Run For It!</text:p>
          </table:table-cell>
          <table:table-cell office:value-type="string" calcext:value-type="string">
            <text:p>https://forum.zdoom.org/viewtopic.php?f=43&amp;t=54362#p957165</text:p>
          </table:table-cell>
          <table:table-cell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IdiotBitz: 1" calcext:value-type="string">
            <text:p>IdiotBitz: 1</text:p>
          </table:table-cell>
          <table:table-cell table:formula="of:=SUMPRODUCT(NOT(ISBLANK([.H184:.AMJ184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28" calcext:value-type="float">
            <text:p>128</text:p>
          </table:table-cell>
          <table:table-cell table:formula="of:=SUM([.H185:.AMJ185])" office:value-type="float" office:value="1" calcext:value-type="float">
            <text:p>1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Hipnotic Rogue: 1" calcext:value-type="string">
            <text:p>Hipnotic Rogue: 1</text:p>
          </table:table-cell>
          <table:table-cell table:formula="of:=SUMPRODUCT(NOT(ISBLANK([.H185:.AMJ18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28" calcext:value-type="float">
            <text:p>128</text:p>
          </table:table-cell>
          <table:table-cell table:formula="of:=SUM([.H186:.AMJ186])" office:value-type="float" office:value="1" calcext:value-type="float">
            <text:p>1</text:p>
          </table:table-cell>
          <table:table-cell office:value-type="string" calcext:value-type="string">
            <text:p>Simple Mirrored Monsters</text:p>
          </table:table-cell>
          <table:table-cell office:value-type="string" calcext:value-type="string">
            <text:p>https://www.doomworld.com/idgames/graphics/smm4doom</text:p>
          </table:table-cell>
          <table:table-cell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m8f: 1" calcext:value-type="string">
            <text:p>m8f: 1</text:p>
          </table:table-cell>
          <table:table-cell table:formula="of:=SUMPRODUCT(NOT(ISBLANK([.H186:.AMJ186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28" calcext:value-type="float">
            <text:p>128</text:p>
          </table:table-cell>
          <table:table-cell table:formula="of:=SUM([.H187:.AMJ187])" office:value-type="float" office:value="1" calcext:value-type="float">
            <text:p>1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number-matrix-columns-spanned="1" table:number-matrix-rows-spanned="1" table:formula="of:=COM.MICROSOFT.TEXTJOIN(&quot;, &quot;; 1; IF(ISBLANK([.H187:.AMJ187]); &quot;&quot;; [.H$2:.AMJ$2] &amp; &quot;: &quot; &amp; [.H187:.AMJ187]))" office:value-type="string" office:string-value="GAA1992: 1" calcext:value-type="string">
            <text:p>GAA1992: 1</text:p>
          </table:table-cell>
          <table:table-cell table:formula="of:=SUMPRODUCT(NOT(ISBLANK([.H187:.AMJ187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28" calcext:value-type="float">
            <text:p>128</text:p>
          </table:table-cell>
          <table:table-cell table:formula="of:=SUM([.H188:.AMJ188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number-matrix-columns-spanned="1" table:number-matrix-rows-spanned="1" table:formula="of:=COM.MICROSOFT.TEXTJOIN(&quot;, &quot;; 1; IF(ISBLANK([.H188:.AMJ188]); &quot;&quot;; [.H$2:.AMJ$2] &amp; &quot;: &quot; &amp; [.H188:.AMJ188]))" office:value-type="string" office:string-value="Hipnotic Rogue: 1" calcext:value-type="string">
            <text:p>Hipnotic Rogue: 1</text:p>
          </table:table-cell>
          <table:table-cell table:formula="of:=SUMPRODUCT(NOT(ISBLANK([.H188:.AMJ18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28" calcext:value-type="float">
            <text:p>128</text:p>
          </table:table-cell>
          <table:table-cell table:formula="of:=SUM([.H189:.AMJ189])" office:value-type="float" office:value="1" calcext:value-type="float">
            <text:p>1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number-matrix-columns-spanned="1" table:number-matrix-rows-spanned="1" table:formula="of:=COM.MICROSOFT.TEXTJOIN(&quot;, &quot;; 1; IF(ISBLANK([.H189:.AMJ189]); &quot;&quot;; [.H$2:.AMJ$2] &amp; &quot;: &quot; &amp; [.H189:.AMJ189]))" office:value-type="string" office:string-value="m8f: 1" calcext:value-type="string">
            <text:p>m8f: 1</text:p>
          </table:table-cell>
          <table:table-cell table:formula="of:=SUMPRODUCT(NOT(ISBLANK([.H189:.AMJ189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28" calcext:value-type="float">
            <text:p>128</text:p>
          </table:table-cell>
          <table:table-cell table:formula="of:=SUM([.H190:.AMJ190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number-matrix-columns-spanned="1" table:number-matrix-rows-spanned="1" table:formula="of:=COM.MICROSOFT.TEXTJOIN(&quot;, &quot;; 1; IF(ISBLANK([.H190:.AMJ190]); &quot;&quot;; [.H$2:.AMJ$2] &amp; &quot;: &quot; &amp; [.H190:.AMJ190]))" office:value-type="string" office:string-value="Rachael: 1" calcext:value-type="string">
            <text:p>Rachael: 1</text:p>
          </table:table-cell>
          <table:table-cell table:formula="of:=SUMPRODUCT(NOT(ISBLANK([.H190:.AMJ190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28" calcext:value-type="float">
            <text:p>128</text:p>
          </table:table-cell>
          <table:table-cell table:formula="of:=SUM([.H191:.AMJ191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number-matrix-columns-spanned="1" table:number-matrix-rows-spanned="1" table:formula="of:=COM.MICROSOFT.TEXTJOIN(&quot;, &quot;; 1; IF(ISBLANK([.H191:.AMJ191]); &quot;&quot;; [.H$2:.AMJ$2] &amp; &quot;: &quot; &amp; [.H191:.AMJ191]))" office:value-type="string" office:string-value="Cyanide: 1" calcext:value-type="string">
            <text:p>Cyanide: 1</text:p>
          </table:table-cell>
          <table:table-cell table:formula="of:=SUMPRODUCT(NOT(ISBLANK([.H191:.AMJ191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28" calcext:value-type="float">
            <text:p>128</text:p>
          </table:table-cell>
          <table:table-cell table:formula="of:=SUM([.H192:.AMJ192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number-matrix-columns-spanned="1" table:number-matrix-rows-spanned="1" table:formula="of:=COM.MICROSOFT.TEXTJOIN(&quot;, &quot;; 1; IF(ISBLANK([.H192:.AMJ192]); &quot;&quot;; [.H$2:.AMJ$2] &amp; &quot;: &quot; &amp; [.H192:.AMJ192]))" office:value-type="string" office:string-value="Rachael: 1" calcext:value-type="string">
            <text:p>Rachael: 1</text:p>
          </table:table-cell>
          <table:table-cell table:formula="of:=SUMPRODUCT(NOT(ISBLANK([.H192:.AMJ192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28" calcext:value-type="float">
            <text:p>128</text:p>
          </table:table-cell>
          <table:table-cell table:formula="of:=SUM([.H193:.AMJ193])" office:value-type="float" office:value="1" calcext:value-type="float">
            <text:p>1</text:p>
          </table:table-cell>
          <table:table-cell office:value-type="string" calcext:value-type="string">
            <text:p>The City of The Damned : Apocalypse</text:p>
          </table:table-cell>
          <table:table-cell office:value-type="string" calcext:value-type="string">
            <text:p>https://www.doomworld.com/idgames/levels/doom2/Ports/s-u/tcotd21me</text:p>
          </table:table-cell>
          <table:table-cell table:number-matrix-columns-spanned="1" table:number-matrix-rows-spanned="1" table:formula="of:=COM.MICROSOFT.TEXTJOIN(&quot;, &quot;; 1; IF(ISBLANK([.H193:.AMJ193]); &quot;&quot;; [.H$2:.AMJ$2] &amp; &quot;: &quot; &amp; [.H193:.AMJ193]))" office:value-type="string" office:string-value="Zan: 1" calcext:value-type="string">
            <text:p>Zan: 1</text:p>
          </table:table-cell>
          <table:table-cell table:formula="of:=SUMPRODUCT(NOT(ISBLANK([.H193:.AMJ193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28" calcext:value-type="float">
            <text:p>128</text:p>
          </table:table-cell>
          <table:table-cell table:formula="of:=SUM([.H194:.AMJ194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number-matrix-columns-spanned="1" table:number-matrix-rows-spanned="1" table:formula="of:=COM.MICROSOFT.TEXTJOIN(&quot;, &quot;; 1; IF(ISBLANK([.H194:.AMJ194]); &quot;&quot;; [.H$2:.AMJ$2] &amp; &quot;: &quot; &amp; [.H194:.AMJ194]))" office:value-type="string" office:string-value="lil'devil: 1" calcext:value-type="string">
            <text:p>lil'devil: 1</text:p>
          </table:table-cell>
          <table:table-cell table:formula="of:=SUMPRODUCT(NOT(ISBLANK([.H194:.AMJ194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28" calcext:value-type="float">
            <text:p>128</text:p>
          </table:table-cell>
          <table:table-cell table:formula="of:=SUM([.H195:.AMJ195])" office:value-type="float" office:value="1" calcext:value-type="float">
            <text:p>1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number-matrix-columns-spanned="1" table:number-matrix-rows-spanned="1" table:formula="of:=COM.MICROSOFT.TEXTJOIN(&quot;, &quot;; 1; IF(ISBLANK([.H195:.AMJ195]); &quot;&quot;; [.H$2:.AMJ$2] &amp; &quot;: &quot; &amp; [.H195:.AMJ195]))" office:value-type="string" office:string-value="Hipnotic Rogue: 1" calcext:value-type="string">
            <text:p>Hipnotic Rogue: 1</text:p>
          </table:table-cell>
          <table:table-cell table:formula="of:=SUMPRODUCT(NOT(ISBLANK([.H195:.AMJ19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28" calcext:value-type="float">
            <text:p>128</text:p>
          </table:table-cell>
          <table:table-cell table:formula="of:=SUM([.H196:.AMJ196])" office:value-type="float" office:value="1" calcext:value-type="float">
            <text:p>1</text:p>
          </table:table-cell>
          <table:table-cell office:value-type="string" calcext:value-type="string">
            <text:p>Town Infection: The Flooding</text:p>
          </table:table-cell>
          <table:table-cell office:value-type="string" calcext:value-type="string">
            <text:p>https://zdoom.org/wiki/Town_Infection</text:p>
          </table:table-cell>
          <table:table-cell table:number-matrix-columns-spanned="1" table:number-matrix-rows-spanned="1" table:formula="of:=COM.MICROSOFT.TEXTJOIN(&quot;, &quot;; 1; IF(ISBLANK([.H196:.AMJ196]); &quot;&quot;; [.H$2:.AMJ$2] &amp; &quot;: &quot; &amp; [.H196:.AMJ196]))" office:value-type="string" office:string-value="IdiotBitz: 1" calcext:value-type="string">
            <text:p>IdiotBitz: 1</text:p>
          </table:table-cell>
          <table:table-cell table:formula="of:=SUMPRODUCT(NOT(ISBLANK([.H196:.AMJ196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28" calcext:value-type="float">
            <text:p>128</text:p>
          </table:table-cell>
          <table:table-cell table:formula="of:=SUM([.H197:.AMJ197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number-matrix-columns-spanned="1" table:number-matrix-rows-spanned="1" table:formula="of:=COM.MICROSOFT.TEXTJOIN(&quot;, &quot;; 1; IF(ISBLANK([.H197:.AMJ197]); &quot;&quot;; [.H$2:.AMJ$2] &amp; &quot;: &quot; &amp; [.H197:.AMJ197]))" office:value-type="string" office:string-value="Hipnotic Rogue: 1" calcext:value-type="string">
            <text:p>Hipnotic Rogue: 1</text:p>
          </table:table-cell>
          <table:table-cell table:formula="of:=SUMPRODUCT(NOT(ISBLANK([.H197:.AMJ19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28" calcext:value-type="float">
            <text:p>128</text:p>
          </table:table-cell>
          <table:table-cell table:formula="of:=SUM([.H198:.AMJ198])" office:value-type="float" office:value="1" calcext:value-type="float">
            <text:p>1</text:p>
          </table:table-cell>
          <table:table-cell office:value-type="string" calcext:value-type="string">
            <text:p>Wolfenstein 3D TC</text:p>
          </table:table-cell>
          <table:table-cell office:value-type="string" calcext:value-type="string">
            <text:p>https://www.afadoomer.com/wolf3d/default.php</text:p>
          </table:table-cell>
          <table:table-cell table:number-matrix-columns-spanned="1" table:number-matrix-rows-spanned="1" table:formula="of:=COM.MICROSOFT.TEXTJOIN(&quot;, &quot;; 1; IF(ISBLANK([.H198:.AMJ198]); &quot;&quot;; [.H$2:.AMJ$2] &amp; &quot;: &quot; &amp; [.H198:.AMJ198]))" office:value-type="string" office:string-value="sycspysycspy: 1" calcext:value-type="string">
            <text:p>sycspysycspy: 1</text:p>
          </table:table-cell>
          <table:table-cell table:formula="of:=SUMPRODUCT(NOT(ISBLANK([.H198:.AMJ198])))"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28" calcext:value-type="float">
            <text:p>128</text:p>
          </table:table-cell>
          <table:table-cell table:formula="of:=SUM([.H199:.AMJ199])" office:value-type="float" office:value="1" calcext:value-type="float">
            <text:p>1</text:p>
          </table:table-cell>
          <table:table-cell office:value-type="string" calcext:value-type="string">
            <text:p>ZBlood+</text:p>
          </table:table-cell>
          <table:table-cell office:value-type="string" calcext:value-type="string">
            <text:p>https://forum.zdoom.org/viewtopic.php?f=19&amp;t=27258#p520682</text:p>
          </table:table-cell>
          <table:table-cell table:number-matrix-columns-spanned="1" table:number-matrix-rows-spanned="1" table:formula="of:=COM.MICROSOFT.TEXTJOIN(&quot;, &quot;; 1; IF(ISBLANK([.H199:.AMJ199]); &quot;&quot;; [.H$2:.AMJ$2] &amp; &quot;: &quot; &amp; [.H199:.AMJ199]))" office:value-type="string" office:string-value="Мichаеlis: 1" calcext:value-type="string">
            <text:p>Мichаеlis: 1</text:p>
          </table:table-cell>
          <table:table-cell table:formula="of:=SUMPRODUCT(NOT(ISBLANK([.H199:.AMJ199])))" office:value-type="float" office:value="1" calcext:value-type="float">
            <text:p>1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28" calcext:value-type="float">
            <text:p>128</text:p>
          </table:table-cell>
          <table:table-cell table:formula="of:=SUM([.H200:.AMJ200])" office:value-type="float" office:value="1" calcext:value-type="float">
            <text:p>1</text:p>
          </table:table-cell>
          <table:table-cell office:value-type="string" calcext:value-type="string">
            <text:p>Zion</text:p>
          </table:table-cell>
          <table:table-cell office:value-type="string" calcext:value-type="string">
            <text:p>https://forum.zdoom.org/viewtopic.php?f=43&amp;t=50744#p882979</text:p>
          </table:table-cell>
          <table:table-cell table:number-matrix-columns-spanned="1" table:number-matrix-rows-spanned="1" table:formula="of:=COM.MICROSOFT.TEXTJOIN(&quot;, &quot;; 1; IF(ISBLANK([.H200:.AMJ200]); &quot;&quot;; [.H$2:.AMJ$2] &amp; &quot;: &quot; &amp; [.H200:.AMJ200]))" office:value-type="string" office:string-value="Apaul27 : 1" calcext:value-type="string">
            <text:p>Apaul27 : 1</text:p>
          </table:table-cell>
          <table:table-cell table:formula="of:=SUMPRODUCT(NOT(ISBLANK([.H200:.AMJ200])))"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98" calcext:value-type="float">
            <text:p>198</text:p>
          </table:table-cell>
          <table:table-cell table:formula="of:=SUM([.H201:.AMJ20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1:.AMJ201]); &quot;&quot;; [.H$2:.AMJ$2] &amp; &quot;: &quot; &amp; [.H201:.AMJ201]))">
            <text:p/>
          </table:table-cell>
          <table:table-cell table:formula="of:=SUMPRODUCT(NOT(ISBLANK([.H201:.AMJ20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98" calcext:value-type="float">
            <text:p>198</text:p>
          </table:table-cell>
          <table:table-cell table:formula="of:=SUM([.H202:.AMJ20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2:.AMJ202]); &quot;&quot;; [.H$2:.AMJ$2] &amp; &quot;: &quot; &amp; [.H202:.AMJ202]))">
            <text:p/>
          </table:table-cell>
          <table:table-cell table:formula="of:=SUMPRODUCT(NOT(ISBLANK([.H202:.AMJ20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98" calcext:value-type="float">
            <text:p>198</text:p>
          </table:table-cell>
          <table:table-cell table:formula="of:=SUM([.H203:.AMJ20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3:.AMJ203]); &quot;&quot;; [.H$2:.AMJ$2] &amp; &quot;: &quot; &amp; [.H203:.AMJ203]))">
            <text:p/>
          </table:table-cell>
          <table:table-cell table:formula="of:=SUMPRODUCT(NOT(ISBLANK([.H203:.AMJ2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98" calcext:value-type="float">
            <text:p>198</text:p>
          </table:table-cell>
          <table:table-cell table:formula="of:=SUM([.H204:.AMJ20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4:.AMJ204]); &quot;&quot;; [.H$2:.AMJ$2] &amp; &quot;: &quot; &amp; [.H204:.AMJ204]))">
            <text:p/>
          </table:table-cell>
          <table:table-cell table:formula="of:=SUMPRODUCT(NOT(ISBLANK([.H204:.AMJ20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98" calcext:value-type="float">
            <text:p>198</text:p>
          </table:table-cell>
          <table:table-cell table:formula="of:=SUM([.H205:.AMJ20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5:.AMJ205]); &quot;&quot;; [.H$2:.AMJ$2] &amp; &quot;: &quot; &amp; [.H205:.AMJ205]))">
            <text:p/>
          </table:table-cell>
          <table:table-cell table:formula="of:=SUMPRODUCT(NOT(ISBLANK([.H205:.AMJ20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98" calcext:value-type="float">
            <text:p>198</text:p>
          </table:table-cell>
          <table:table-cell table:formula="of:=SUM([.H206:.AMJ20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6:.AMJ206]); &quot;&quot;; [.H$2:.AMJ$2] &amp; &quot;: &quot; &amp; [.H206:.AMJ206]))">
            <text:p/>
          </table:table-cell>
          <table:table-cell table:formula="of:=SUMPRODUCT(NOT(ISBLANK([.H206:.AMJ20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98" calcext:value-type="float">
            <text:p>198</text:p>
          </table:table-cell>
          <table:table-cell table:formula="of:=SUM([.H207:.AMJ20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7:.AMJ207]); &quot;&quot;; [.H$2:.AMJ$2] &amp; &quot;: &quot; &amp; [.H207:.AMJ207]))">
            <text:p/>
          </table:table-cell>
          <table:table-cell table:formula="of:=SUMPRODUCT(NOT(ISBLANK([.H207:.AMJ20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98" calcext:value-type="float">
            <text:p>198</text:p>
          </table:table-cell>
          <table:table-cell table:formula="of:=SUM([.H208:.AMJ20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8:.AMJ208]); &quot;&quot;; [.H$2:.AMJ$2] &amp; &quot;: &quot; &amp; [.H208:.AMJ208]))">
            <text:p/>
          </table:table-cell>
          <table:table-cell table:formula="of:=SUMPRODUCT(NOT(ISBLANK([.H208:.AMJ20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98" calcext:value-type="float">
            <text:p>198</text:p>
          </table:table-cell>
          <table:table-cell table:formula="of:=SUM([.H209:.AMJ20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9:.AMJ209]); &quot;&quot;; [.H$2:.AMJ$2] &amp; &quot;: &quot; &amp; [.H209:.AMJ209]))">
            <text:p/>
          </table:table-cell>
          <table:table-cell table:formula="of:=SUMPRODUCT(NOT(ISBLANK([.H209:.AMJ20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98" calcext:value-type="float">
            <text:p>198</text:p>
          </table:table-cell>
          <table:table-cell table:formula="of:=SUM([.H210:.AMJ21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0:.AMJ210]); &quot;&quot;; [.H$2:.AMJ$2] &amp; &quot;: &quot; &amp; [.H210:.AMJ210]))">
            <text:p/>
          </table:table-cell>
          <table:table-cell table:formula="of:=SUMPRODUCT(NOT(ISBLANK([.H210:.AMJ21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98" calcext:value-type="float">
            <text:p>198</text:p>
          </table:table-cell>
          <table:table-cell table:formula="of:=SUM([.H211:.AMJ21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1:.AMJ211]); &quot;&quot;; [.H$2:.AMJ$2] &amp; &quot;: &quot; &amp; [.H211:.AMJ211]))">
            <text:p/>
          </table:table-cell>
          <table:table-cell table:formula="of:=SUMPRODUCT(NOT(ISBLANK([.H211:.AMJ21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98" calcext:value-type="float">
            <text:p>198</text:p>
          </table:table-cell>
          <table:table-cell table:formula="of:=SUM([.H212:.AMJ21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2:.AMJ212]); &quot;&quot;; [.H$2:.AMJ$2] &amp; &quot;: &quot; &amp; [.H212:.AMJ212]))">
            <text:p/>
          </table:table-cell>
          <table:table-cell table:formula="of:=SUMPRODUCT(NOT(ISBLANK([.H212:.AMJ21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98" calcext:value-type="float">
            <text:p>198</text:p>
          </table:table-cell>
          <table:table-cell table:formula="of:=SUM([.H213:.AMJ21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3:.AMJ213]); &quot;&quot;; [.H$2:.AMJ$2] &amp; &quot;: &quot; &amp; [.H213:.AMJ213]))">
            <text:p/>
          </table:table-cell>
          <table:table-cell table:formula="of:=SUMPRODUCT(NOT(ISBLANK([.H213:.AMJ21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98" calcext:value-type="float">
            <text:p>198</text:p>
          </table:table-cell>
          <table:table-cell table:formula="of:=SUM([.H214:.AMJ21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4:.AMJ214]); &quot;&quot;; [.H$2:.AMJ$2] &amp; &quot;: &quot; &amp; [.H214:.AMJ214]))">
            <text:p/>
          </table:table-cell>
          <table:table-cell table:formula="of:=SUMPRODUCT(NOT(ISBLANK([.H214:.AMJ21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98" calcext:value-type="float">
            <text:p>198</text:p>
          </table:table-cell>
          <table:table-cell table:formula="of:=SUM([.H215:.AMJ21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5:.AMJ215]); &quot;&quot;; [.H$2:.AMJ$2] &amp; &quot;: &quot; &amp; [.H215:.AMJ215]))">
            <text:p/>
          </table:table-cell>
          <table:table-cell table:formula="of:=SUMPRODUCT(NOT(ISBLANK([.H215:.AMJ21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98" calcext:value-type="float">
            <text:p>198</text:p>
          </table:table-cell>
          <table:table-cell table:formula="of:=SUM([.H216:.AMJ21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6:.AMJ216]); &quot;&quot;; [.H$2:.AMJ$2] &amp; &quot;: &quot; &amp; [.H216:.AMJ216]))">
            <text:p/>
          </table:table-cell>
          <table:table-cell table:formula="of:=SUMPRODUCT(NOT(ISBLANK([.H216:.AMJ21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98" calcext:value-type="float">
            <text:p>198</text:p>
          </table:table-cell>
          <table:table-cell table:formula="of:=SUM([.H217:.AMJ21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7:.AMJ217]); &quot;&quot;; [.H$2:.AMJ$2] &amp; &quot;: &quot; &amp; [.H217:.AMJ217]))">
            <text:p/>
          </table:table-cell>
          <table:table-cell table:formula="of:=SUMPRODUCT(NOT(ISBLANK([.H217:.AMJ21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98" calcext:value-type="float">
            <text:p>198</text:p>
          </table:table-cell>
          <table:table-cell table:formula="of:=SUM([.H218:.AMJ21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8:.AMJ218]); &quot;&quot;; [.H$2:.AMJ$2] &amp; &quot;: &quot; &amp; [.H218:.AMJ218]))">
            <text:p/>
          </table:table-cell>
          <table:table-cell table:formula="of:=SUMPRODUCT(NOT(ISBLANK([.H218:.AMJ21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98" calcext:value-type="float">
            <text:p>198</text:p>
          </table:table-cell>
          <table:table-cell table:formula="of:=SUM([.H219:.AMJ21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9:.AMJ219]); &quot;&quot;; [.H$2:.AMJ$2] &amp; &quot;: &quot; &amp; [.H219:.AMJ219]))">
            <text:p/>
          </table:table-cell>
          <table:table-cell table:formula="of:=SUMPRODUCT(NOT(ISBLANK([.H219:.AMJ21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98" calcext:value-type="float">
            <text:p>198</text:p>
          </table:table-cell>
          <table:table-cell table:formula="of:=SUM([.H220:.AMJ22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0:.AMJ220]); &quot;&quot;; [.H$2:.AMJ$2] &amp; &quot;: &quot; &amp; [.H220:.AMJ220]))">
            <text:p/>
          </table:table-cell>
          <table:table-cell table:formula="of:=SUMPRODUCT(NOT(ISBLANK([.H220:.AMJ22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98" calcext:value-type="float">
            <text:p>198</text:p>
          </table:table-cell>
          <table:table-cell table:formula="of:=SUM([.H221:.AMJ22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1:.AMJ221]); &quot;&quot;; [.H$2:.AMJ$2] &amp; &quot;: &quot; &amp; [.H221:.AMJ221]))">
            <text:p/>
          </table:table-cell>
          <table:table-cell table:formula="of:=SUMPRODUCT(NOT(ISBLANK([.H221:.AMJ22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98" calcext:value-type="float">
            <text:p>198</text:p>
          </table:table-cell>
          <table:table-cell table:formula="of:=SUM([.H222:.AMJ22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2:.AMJ222]); &quot;&quot;; [.H$2:.AMJ$2] &amp; &quot;: &quot; &amp; [.H222:.AMJ222]))">
            <text:p/>
          </table:table-cell>
          <table:table-cell table:formula="of:=SUMPRODUCT(NOT(ISBLANK([.H222:.AMJ22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98" calcext:value-type="float">
            <text:p>198</text:p>
          </table:table-cell>
          <table:table-cell table:formula="of:=SUM([.H223:.AMJ22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3:.AMJ223]); &quot;&quot;; [.H$2:.AMJ$2] &amp; &quot;: &quot; &amp; [.H223:.AMJ223]))">
            <text:p/>
          </table:table-cell>
          <table:table-cell table:formula="of:=SUMPRODUCT(NOT(ISBLANK([.H223:.AMJ22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198" calcext:value-type="float">
            <text:p>198</text:p>
          </table:table-cell>
          <table:table-cell table:formula="of:=SUM([.H224:.AMJ22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4:.AMJ224]); &quot;&quot;; [.H$2:.AMJ$2] &amp; &quot;: &quot; &amp; [.H224:.AMJ224]))">
            <text:p/>
          </table:table-cell>
          <table:table-cell table:formula="of:=SUMPRODUCT(NOT(ISBLANK([.H224:.AMJ22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198" calcext:value-type="float">
            <text:p>198</text:p>
          </table:table-cell>
          <table:table-cell table:formula="of:=SUM([.H225:.AMJ22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5:.AMJ225]); &quot;&quot;; [.H$2:.AMJ$2] &amp; &quot;: &quot; &amp; [.H225:.AMJ225]))">
            <text:p/>
          </table:table-cell>
          <table:table-cell table:formula="of:=SUMPRODUCT(NOT(ISBLANK([.H225:.AMJ22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198" calcext:value-type="float">
            <text:p>198</text:p>
          </table:table-cell>
          <table:table-cell table:formula="of:=SUM([.H226:.AMJ22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6:.AMJ226]); &quot;&quot;; [.H$2:.AMJ$2] &amp; &quot;: &quot; &amp; [.H226:.AMJ226]))">
            <text:p/>
          </table:table-cell>
          <table:table-cell table:formula="of:=SUMPRODUCT(NOT(ISBLANK([.H226:.AMJ22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198" calcext:value-type="float">
            <text:p>198</text:p>
          </table:table-cell>
          <table:table-cell table:formula="of:=SUM([.H227:.AMJ22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7:.AMJ227]); &quot;&quot;; [.H$2:.AMJ$2] &amp; &quot;: &quot; &amp; [.H227:.AMJ227]))">
            <text:p/>
          </table:table-cell>
          <table:table-cell table:formula="of:=SUMPRODUCT(NOT(ISBLANK([.H227:.AMJ22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198" calcext:value-type="float">
            <text:p>198</text:p>
          </table:table-cell>
          <table:table-cell table:formula="of:=SUM([.H228:.AMJ22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8:.AMJ228]); &quot;&quot;; [.H$2:.AMJ$2] &amp; &quot;: &quot; &amp; [.H228:.AMJ228]))">
            <text:p/>
          </table:table-cell>
          <table:table-cell table:formula="of:=SUMPRODUCT(NOT(ISBLANK([.H228:.AMJ22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198" calcext:value-type="float">
            <text:p>198</text:p>
          </table:table-cell>
          <table:table-cell table:formula="of:=SUM([.H229:.AMJ22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9:.AMJ229]); &quot;&quot;; [.H$2:.AMJ$2] &amp; &quot;: &quot; &amp; [.H229:.AMJ229]))">
            <text:p/>
          </table:table-cell>
          <table:table-cell table:formula="of:=SUMPRODUCT(NOT(ISBLANK([.H229:.AMJ22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198" calcext:value-type="float">
            <text:p>198</text:p>
          </table:table-cell>
          <table:table-cell table:formula="of:=SUM([.H230:.AMJ23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0:.AMJ230]); &quot;&quot;; [.H$2:.AMJ$2] &amp; &quot;: &quot; &amp; [.H230:.AMJ230]))">
            <text:p/>
          </table:table-cell>
          <table:table-cell table:formula="of:=SUMPRODUCT(NOT(ISBLANK([.H230:.AMJ23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198" calcext:value-type="float">
            <text:p>198</text:p>
          </table:table-cell>
          <table:table-cell table:formula="of:=SUM([.H231:.AMJ23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1:.AMJ231]); &quot;&quot;; [.H$2:.AMJ$2] &amp; &quot;: &quot; &amp; [.H231:.AMJ231]))">
            <text:p/>
          </table:table-cell>
          <table:table-cell table:formula="of:=SUMPRODUCT(NOT(ISBLANK([.H231:.AMJ23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198" calcext:value-type="float">
            <text:p>198</text:p>
          </table:table-cell>
          <table:table-cell table:formula="of:=SUM([.H232:.AMJ23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2:.AMJ232]); &quot;&quot;; [.H$2:.AMJ$2] &amp; &quot;: &quot; &amp; [.H232:.AMJ232]))">
            <text:p/>
          </table:table-cell>
          <table:table-cell table:formula="of:=SUMPRODUCT(NOT(ISBLANK([.H232:.AMJ23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198" calcext:value-type="float">
            <text:p>198</text:p>
          </table:table-cell>
          <table:table-cell table:formula="of:=SUM([.H233:.AMJ23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3:.AMJ233]); &quot;&quot;; [.H$2:.AMJ$2] &amp; &quot;: &quot; &amp; [.H233:.AMJ233]))">
            <text:p/>
          </table:table-cell>
          <table:table-cell table:formula="of:=SUMPRODUCT(NOT(ISBLANK([.H233:.AMJ23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198" calcext:value-type="float">
            <text:p>198</text:p>
          </table:table-cell>
          <table:table-cell table:formula="of:=SUM([.H234:.AMJ23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4:.AMJ234]); &quot;&quot;; [.H$2:.AMJ$2] &amp; &quot;: &quot; &amp; [.H234:.AMJ234]))">
            <text:p/>
          </table:table-cell>
          <table:table-cell table:formula="of:=SUMPRODUCT(NOT(ISBLANK([.H234:.AMJ23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198" calcext:value-type="float">
            <text:p>198</text:p>
          </table:table-cell>
          <table:table-cell table:formula="of:=SUM([.H235:.AMJ23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5:.AMJ235]); &quot;&quot;; [.H$2:.AMJ$2] &amp; &quot;: &quot; &amp; [.H235:.AMJ235]))">
            <text:p/>
          </table:table-cell>
          <table:table-cell table:formula="of:=SUMPRODUCT(NOT(ISBLANK([.H235:.AMJ23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198" calcext:value-type="float">
            <text:p>198</text:p>
          </table:table-cell>
          <table:table-cell table:formula="of:=SUM([.H236:.AMJ23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6:.AMJ236]); &quot;&quot;; [.H$2:.AMJ$2] &amp; &quot;: &quot; &amp; [.H236:.AMJ236]))">
            <text:p/>
          </table:table-cell>
          <table:table-cell table:formula="of:=SUMPRODUCT(NOT(ISBLANK([.H236:.AMJ23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198" calcext:value-type="float">
            <text:p>198</text:p>
          </table:table-cell>
          <table:table-cell table:formula="of:=SUM([.H237:.AMJ23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7:.AMJ237]); &quot;&quot;; [.H$2:.AMJ$2] &amp; &quot;: &quot; &amp; [.H237:.AMJ237]))">
            <text:p/>
          </table:table-cell>
          <table:table-cell table:formula="of:=SUMPRODUCT(NOT(ISBLANK([.H237:.AMJ23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198" calcext:value-type="float">
            <text:p>198</text:p>
          </table:table-cell>
          <table:table-cell table:formula="of:=SUM([.H238:.AMJ23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8:.AMJ238]); &quot;&quot;; [.H$2:.AMJ$2] &amp; &quot;: &quot; &amp; [.H238:.AMJ238]))">
            <text:p/>
          </table:table-cell>
          <table:table-cell table:formula="of:=SUMPRODUCT(NOT(ISBLANK([.H238:.AMJ23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198" calcext:value-type="float">
            <text:p>198</text:p>
          </table:table-cell>
          <table:table-cell table:formula="of:=SUM([.H239:.AMJ23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9:.AMJ239]); &quot;&quot;; [.H$2:.AMJ$2] &amp; &quot;: &quot; &amp; [.H239:.AMJ239]))">
            <text:p/>
          </table:table-cell>
          <table:table-cell table:formula="of:=SUMPRODUCT(NOT(ISBLANK([.H239:.AMJ23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198" calcext:value-type="float">
            <text:p>198</text:p>
          </table:table-cell>
          <table:table-cell table:formula="of:=SUM([.H240:.AMJ24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0:.AMJ240]); &quot;&quot;; [.H$2:.AMJ$2] &amp; &quot;: &quot; &amp; [.H240:.AMJ240]))">
            <text:p/>
          </table:table-cell>
          <table:table-cell table:formula="of:=SUMPRODUCT(NOT(ISBLANK([.H240:.AMJ24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198" calcext:value-type="float">
            <text:p>198</text:p>
          </table:table-cell>
          <table:table-cell table:formula="of:=SUM([.H241:.AMJ24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1:.AMJ241]); &quot;&quot;; [.H$2:.AMJ$2] &amp; &quot;: &quot; &amp; [.H241:.AMJ241]))">
            <text:p/>
          </table:table-cell>
          <table:table-cell table:formula="of:=SUMPRODUCT(NOT(ISBLANK([.H241:.AMJ24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198" calcext:value-type="float">
            <text:p>198</text:p>
          </table:table-cell>
          <table:table-cell table:formula="of:=SUM([.H242:.AMJ24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2:.AMJ242]); &quot;&quot;; [.H$2:.AMJ$2] &amp; &quot;: &quot; &amp; [.H242:.AMJ242]))">
            <text:p/>
          </table:table-cell>
          <table:table-cell table:formula="of:=SUMPRODUCT(NOT(ISBLANK([.H242:.AMJ24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198" calcext:value-type="float">
            <text:p>198</text:p>
          </table:table-cell>
          <table:table-cell table:formula="of:=SUM([.H243:.AMJ24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3:.AMJ243]); &quot;&quot;; [.H$2:.AMJ$2] &amp; &quot;: &quot; &amp; [.H243:.AMJ243]))">
            <text:p/>
          </table:table-cell>
          <table:table-cell table:formula="of:=SUMPRODUCT(NOT(ISBLANK([.H243:.AMJ24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198" calcext:value-type="float">
            <text:p>198</text:p>
          </table:table-cell>
          <table:table-cell table:formula="of:=SUM([.H244:.AMJ24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4:.AMJ244]); &quot;&quot;; [.H$2:.AMJ$2] &amp; &quot;: &quot; &amp; [.H244:.AMJ244]))">
            <text:p/>
          </table:table-cell>
          <table:table-cell table:formula="of:=SUMPRODUCT(NOT(ISBLANK([.H244:.AMJ24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198" calcext:value-type="float">
            <text:p>198</text:p>
          </table:table-cell>
          <table:table-cell table:formula="of:=SUM([.H245:.AMJ24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5:.AMJ245]); &quot;&quot;; [.H$2:.AMJ$2] &amp; &quot;: &quot; &amp; [.H245:.AMJ245]))">
            <text:p/>
          </table:table-cell>
          <table:table-cell table:formula="of:=SUMPRODUCT(NOT(ISBLANK([.H245:.AMJ24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198" calcext:value-type="float">
            <text:p>198</text:p>
          </table:table-cell>
          <table:table-cell table:formula="of:=SUM([.H246:.AMJ24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6:.AMJ246]); &quot;&quot;; [.H$2:.AMJ$2] &amp; &quot;: &quot; &amp; [.H246:.AMJ246]))">
            <text:p/>
          </table:table-cell>
          <table:table-cell table:formula="of:=SUMPRODUCT(NOT(ISBLANK([.H246:.AMJ24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198" calcext:value-type="float">
            <text:p>198</text:p>
          </table:table-cell>
          <table:table-cell table:formula="of:=SUM([.H247:.AMJ24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7:.AMJ247]); &quot;&quot;; [.H$2:.AMJ$2] &amp; &quot;: &quot; &amp; [.H247:.AMJ247]))">
            <text:p/>
          </table:table-cell>
          <table:table-cell table:formula="of:=SUMPRODUCT(NOT(ISBLANK([.H247:.AMJ24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198" calcext:value-type="float">
            <text:p>198</text:p>
          </table:table-cell>
          <table:table-cell table:formula="of:=SUM([.H248:.AMJ24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8:.AMJ248]); &quot;&quot;; [.H$2:.AMJ$2] &amp; &quot;: &quot; &amp; [.H248:.AMJ248]))">
            <text:p/>
          </table:table-cell>
          <table:table-cell table:formula="of:=SUMPRODUCT(NOT(ISBLANK([.H248:.AMJ24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198" calcext:value-type="float">
            <text:p>198</text:p>
          </table:table-cell>
          <table:table-cell table:formula="of:=SUM([.H249:.AMJ24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9:.AMJ249]); &quot;&quot;; [.H$2:.AMJ$2] &amp; &quot;: &quot; &amp; [.H249:.AMJ249]))">
            <text:p/>
          </table:table-cell>
          <table:table-cell table:formula="of:=SUMPRODUCT(NOT(ISBLANK([.H249:.AMJ24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198" calcext:value-type="float">
            <text:p>198</text:p>
          </table:table-cell>
          <table:table-cell table:formula="of:=SUM([.H250:.AMJ25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0:.AMJ250]); &quot;&quot;; [.H$2:.AMJ$2] &amp; &quot;: &quot; &amp; [.H250:.AMJ250]))">
            <text:p/>
          </table:table-cell>
          <table:table-cell table:formula="of:=SUMPRODUCT(NOT(ISBLANK([.H250:.AMJ25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198" calcext:value-type="float">
            <text:p>198</text:p>
          </table:table-cell>
          <table:table-cell table:formula="of:=SUM([.H251:.AMJ25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1:.AMJ251]); &quot;&quot;; [.H$2:.AMJ$2] &amp; &quot;: &quot; &amp; [.H251:.AMJ251]))">
            <text:p/>
          </table:table-cell>
          <table:table-cell table:formula="of:=SUMPRODUCT(NOT(ISBLANK([.H251:.AMJ2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198" calcext:value-type="float">
            <text:p>198</text:p>
          </table:table-cell>
          <table:table-cell table:formula="of:=SUM([.H252:.AMJ25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2:.AMJ252]); &quot;&quot;; [.H$2:.AMJ$2] &amp; &quot;: &quot; &amp; [.H252:.AMJ252]))">
            <text:p/>
          </table:table-cell>
          <table:table-cell table:formula="of:=SUMPRODUCT(NOT(ISBLANK([.H252:.AMJ2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198" calcext:value-type="float">
            <text:p>198</text:p>
          </table:table-cell>
          <table:table-cell table:formula="of:=SUM([.H253:.AMJ25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3:.AMJ253]); &quot;&quot;; [.H$2:.AMJ$2] &amp; &quot;: &quot; &amp; [.H253:.AMJ253]))">
            <text:p/>
          </table:table-cell>
          <table:table-cell table:formula="of:=SUMPRODUCT(NOT(ISBLANK([.H253:.AMJ2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198" calcext:value-type="float">
            <text:p>198</text:p>
          </table:table-cell>
          <table:table-cell table:formula="of:=SUM([.H254:.AMJ25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4:.AMJ254]); &quot;&quot;; [.H$2:.AMJ$2] &amp; &quot;: &quot; &amp; [.H254:.AMJ254]))">
            <text:p/>
          </table:table-cell>
          <table:table-cell table:formula="of:=SUMPRODUCT(NOT(ISBLANK([.H254:.AMJ2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198" calcext:value-type="float">
            <text:p>198</text:p>
          </table:table-cell>
          <table:table-cell table:formula="of:=SUM([.H255:.AMJ25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5:.AMJ255]); &quot;&quot;; [.H$2:.AMJ$2] &amp; &quot;: &quot; &amp; [.H255:.AMJ255]))">
            <text:p/>
          </table:table-cell>
          <table:table-cell table:formula="of:=SUMPRODUCT(NOT(ISBLANK([.H255:.AMJ2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198" calcext:value-type="float">
            <text:p>198</text:p>
          </table:table-cell>
          <table:table-cell table:formula="of:=SUM([.H256:.AMJ25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6:.AMJ256]); &quot;&quot;; [.H$2:.AMJ$2] &amp; &quot;: &quot; &amp; [.H256:.AMJ256]))">
            <text:p/>
          </table:table-cell>
          <table:table-cell table:formula="of:=SUMPRODUCT(NOT(ISBLANK([.H256:.AMJ2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198" calcext:value-type="float">
            <text:p>198</text:p>
          </table:table-cell>
          <table:table-cell table:formula="of:=SUM([.H257:.AMJ25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7:.AMJ257]); &quot;&quot;; [.H$2:.AMJ$2] &amp; &quot;: &quot; &amp; [.H257:.AMJ257]))">
            <text:p/>
          </table:table-cell>
          <table:table-cell table:formula="of:=SUMPRODUCT(NOT(ISBLANK([.H257:.AMJ2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198" calcext:value-type="float">
            <text:p>198</text:p>
          </table:table-cell>
          <table:table-cell table:formula="of:=SUM([.H258:.AMJ25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8:.AMJ258]); &quot;&quot;; [.H$2:.AMJ$2] &amp; &quot;: &quot; &amp; [.H258:.AMJ258]))">
            <text:p/>
          </table:table-cell>
          <table:table-cell table:formula="of:=SUMPRODUCT(NOT(ISBLANK([.H258:.AMJ2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198" calcext:value-type="float">
            <text:p>198</text:p>
          </table:table-cell>
          <table:table-cell table:formula="of:=SUM([.H259:.AMJ25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9:.AMJ259]); &quot;&quot;; [.H$2:.AMJ$2] &amp; &quot;: &quot; &amp; [.H259:.AMJ259]))">
            <text:p/>
          </table:table-cell>
          <table:table-cell table:formula="of:=SUMPRODUCT(NOT(ISBLANK([.H259:.AMJ2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198" calcext:value-type="float">
            <text:p>198</text:p>
          </table:table-cell>
          <table:table-cell table:formula="of:=SUM([.H260:.AMJ26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60:.AMJ260]); &quot;&quot;; [.H$2:.AMJ$2] &amp; &quot;: &quot; &amp; [.H260:.AMJ260]))">
            <text:p/>
          </table:table-cell>
          <table:table-cell table:formula="of:=SUMPRODUCT(NOT(ISBLANK([.H260:.AMJ260])))" office:value-type="float" office:value="0" calcext:value-type="float">
            <text:p>0</text:p>
          </table:table-cell>
          <table:table-cell table:number-columns-repeated="1017"/>
        </table:table-row>
        <calcext:conditional-formats>
          <calcext:conditional-format calcext:target-range-address="Numbers.BU2:Numbers.AMJ2 Numbers.B2:Numbers.G2 Numbers.I2:Numbers.AH2 Numbers.AJ2:Numbers.BC2 Numbers.BF2:Numbers.BL2 Numbers.BO2:Numbers.BQ2 Numbers.BS2:Numbers.BS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T2:Numbers.BT2">
            <calcext:condition calcext:apply-style-name="Result" calcext:value="duplicate" calcext:base-cell-address="Numbers.BT2"/>
            <calcext:condition calcext:apply-style-name="Default" calcext:value="unique" calcext:base-cell-address="Numbers.BT2"/>
          </calcext:conditional-format>
        </calcext:conditional-formats>
      </table:table>
      <table:table table:name="List" table:style-name="ta1"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4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[size=85]&quot; &amp; [Numbers.F4] &amp; &quot;[/size]]&quot;; &quot;&quot;)" office:value-type="string" office:string-value="[b]1. [url=https://forum.zdoom.org/viewtopic.php?t=37044#p703341]DoomRL Arsenal[/url][/b] [[b]44[/b]: [size=85]wildweasel: 3,  TheNightATK300: 2, lil'devil: 1, Hege Cactus: 3, TriMetall: 3, kadu522: 3, Azba: 3, 4thcharacter: 3, ZikShadow: 2, Sumwunn: 4, Marrub: 3, Master Medi: 2, Turbo: 2, Crazy Toni: 3, eharper256: 3, Hellser: 3, IdiotBitz: 1[/size]]" calcext:value-type="string">
            <text:p>[b]1. [url=https://forum.zdoom.org/viewtopic.php?t=37044#p703341]DoomRL Arsenal[/url][/b] [[b]44[/b]: [size=85]wildweasel: 3, <text:s/>TheNightATK300: 2, lil'devil: 1, Hege Cactus: 3, TriMetall: 3, kadu522: 3, Azba: 3, 4thcharacter: 3, ZikShadow: 2, Sumwunn: 4, Marrub: 3, Master Medi: 2, Turbo: 2, Crazy Toni: 3, eharper256: 3, Hellser: 3, IdiotBitz: 1[/size]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8:pngs/&quot; &amp; SUBSTITUTE(SUBSTITUTE(SUBSTITUTE(SUBSTITUTE(SUBSTITUTE([Numbers.D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8:pngs/DoomRL_Arsenal.png" calcext:value-type="string">
            <text:p>convert background.png -gravity Center -size 270 -pointsize 24 -fill black -annotate +0-14 'Voted #1 mod' -pointsize 20 -fill white -annotate +0+18 'by ZDoom Community' png8:pngs/DoomRL_Arsenal.png</text:p>
          </table:table-cell>
          <table:table-cell office:value-type="string" calcext:value-type="string">
            <text:p>|</text:p>
          </table:table-cell>
          <table:table-cell/>
          <table:table-cell table:style-name="ce20" table:formula="of:=&quot;#!/bin/bash&quot; &amp; CHAR(10) &amp; &quot;rm pngs/*&quot; &amp; CHAR(10) &amp; CHAR(10) &amp; COM.MICROSOFT.TEXTJOIN(CHAR(10); 1; [.B$1:.B$1048576]) &amp; CHAR(10) &amp; &quot;optipng -strip all pngs/*&quot;" office:value-type="string" office:string-value="#!/bin/bash&#10;rm pngs/*&#10;&#10;convert background.png -gravity Center -size 270 -pointsize 24 -fill black -annotate +0-14 'Voted #1 mod' -pointsize 20 -fill white -annotate +0+18 'by ZDoom Community' png8:pngs/DoomRL_Arsenal.png&#10;convert background.png -gravity Center -size 270 -pointsize 24 -fill black -annotate +0-14 'Voted #2 mod' -pointsize 20 -fill white -annotate +0+18 'by ZDoom Community' png8:pngs/Hideous_Destructor.png&#10;convert background.png -gravity Center -size 270 -pointsize 24 -fill black -annotate +0-14 'Voted #3 mod' -pointsize 20 -fill white -annotate +0+18 'by ZDoom Community' png8:pngs/Guncaster.png&#10;convert background.png -gravity Center -size 270 -pointsize 24 -fill black -annotate +0-14 'Voted #4 mod' -pointsize 20 -fill white -annotate +0+18 'by ZDoom Community' png8:pngs/High_Noon_Drifter.png&#10;convert background.png -gravity Center -size 270 -pointsize 24 -fill black -annotate +0-14 'Voted #4 mod' -pointsize 20 -fill white -annotate +0+18 'by ZDoom Community' png8:pngs/Russian_Overkill.png&#10;convert background.png -gravity Center -size 270 -pointsize 24 -fill black -annotate +0-14 'Voted #6 mod' -pointsize 20 -fill white -annotate +0+18 'by ZDoom Community' png8:pngs/The_Trailblazer.png&#10;convert background.png -gravity Center -size 270 -pointsize 24 -fill black -annotate +0-14 'Voted #7 mod' -pointsize 20 -fill white -annotate +0+18 'by ZDoom Community' png8:pngs/Project_MSX.png&#10;convert background.png -gravity Center -size 270 -pointsize 24 -fill black -annotate +0-14 'Voted #8 mod' -pointsize 20 -fill white -annotate +0+18 'by ZDoom Community' png8:pngs/GMOTA.png&#10;convert background.png -gravity Center -size 270 -pointsize 24 -fill black -annotate +0-14 'Voted #8 mod' -pointsize 20 -fill white -annotate +0+18 'by ZDoom Community' png8:pngs/Samsara.png&#10;convert background.png -gravity Center -size 270 -pointsize 24 -fill black -annotate +0-14 'Voted #10 mod' -pointsize 20 -fill white -annotate +0+18 'by ZDoom Community' png8:pngs/Colourful_Hell.png&#10;convert background.png -gravity Center -size 270 -pointsize 24 -fill black -annotate +0-14 'Voted #11 mod' -pointsize 20 -fill white -annotate +0+18 'by ZDoom Community' png8:pngs/Blade_of_Agony.png&#10;convert background.png -gravity Center -size 270 -pointsize 24 -fill black -annotate +0-14 'Voted #11 mod' -pointsize 20 -fill white -annotate +0+18 'by ZDoom Community' png8:pngs/Netronian_Chaos.png&#10;convert background.png -gravity Center -size 270 -pointsize 24 -fill black -annotate +0-14 'Voted #11 mod' -pointsize 20 -fill white -annotate +0+18 'by ZDoom Community' png8:pngs/Winter_s_Fury.png&#10;convert background.png -gravity Center -size 270 -pointsize 24 -fill black -annotate +0-14 'Voted #14 mod' -pointsize 20 -fill white -annotate +0+18 'by ZDoom Community' png8:pngs/Demonsteele.png&#10;convert background.png -gravity Center -size 270 -pointsize 24 -fill black -annotate +0-14 'Voted #14 mod' -pointsize 20 -fill white -annotate +0+18 'by ZDoom Community' png8:pngs/Final_Doomer.png&#10;convert background.png -gravity Center -size 270 -pointsize 24 -fill black -annotate +0-14 'Voted #14 mod' -pointsize 20 -fill white -annotate +0+18 'by ZDoom Community' png8:pngs/Hearts_of_Demons_-_BARON.png&#10;convert background.png -gravity Center -size 270 -pointsize 24 -fill black -annotate +0-14 'Voted #17 mod' -pointsize 20 -fill white -annotate +0+18 'by ZDoom Community' png8:pngs/Touhou_Doom.png&#10;convert background.png -gravity Center -size 270 -pointsize 24 -fill black -annotate +0-14 'Voted #18 mod' -pointsize 20 -fill white -annotate +0+18 'by ZDoom Community' png8:pngs/Psychic.png&#10;convert background.png -gravity Center -size 270 -pointsize 24 -fill black -annotate +0-14 'Voted #19 mod' -pointsize 20 -fill white -annotate +0+18 'by ZDoom Community' png8:pngs/La_Tailor_Girl.png&#10;convert background.png -gravity Center -size 270 -pointsize 24 -fill black -annotate +0-14 'Voted #19 mod' -pointsize 20 -fill white -annotate +0+18 'by ZDoom Community' png8:pngs/Reelism.png&#10;convert background.png -gravity Center -size 270 -pointsize 24 -fill black -annotate +0-14 'Voted #21 mod' -pointsize 20 -fill white -annotate +0+18 'by ZDoom Community' png8:pngs/Death_Foretold.png&#10;convert background.png -gravity Center -size 270 -pointsize 24 -fill black -annotate +0-14 'Voted #21 mod' -pointsize 20 -fill white -annotate +0+18 'by ZDoom Community' png8:pngs/Doom_RPG.png&#10;convert background.png -gravity Center -size 270 -pointsize 24 -fill black -annotate +0-14 'Voted #21 mod' -pointsize 20 -fill white -annotate +0+18 'by ZDoom Community' png8:pngs/The_Adventures_of_Square.png&#10;convert background.png -gravity Center -size 270 -pointsize 24 -fill black -annotate +0-14 'Voted #24 mod' -pointsize 20 -fill white -annotate +0+18 'by ZDoom Community' png8:pngs/LegenDoom.png&#10;convert background.png -gravity Center -size 270 -pointsize 24 -fill black -annotate +0-14 'Voted #24 mod' -pointsize 20 -fill white -annotate +0+18 'by ZDoom Community' png8:pngs/Quake_Champions:_Doom_Edition.png&#10;convert background.png -gravity Center -size 270 -pointsize 24 -fill black -annotate +0-14 'Voted #24 mod' -pointsize 20 -fill white -annotate +0+18 'by ZDoom Community' png8:pngs/Urban_Brawl:_Action_Doom_2.png&#10;convert background.png -gravity Center -size 270 -pointsize 24 -fill black -annotate +0-14 'Voted #27 mod' -pointsize 20 -fill white -annotate +0+18 'by ZDoom Community' png8:pngs/D4D.png&#10;convert background.png -gravity Center -size 270 -pointsize 24 -fill black -annotate +0-14 'Voted #27 mod' -pointsize 20 -fill white -annotate +0+18 'by ZDoom Community' png8:pngs/Pirate_Doom.png&#10;convert background.png -gravity Center -size 270 -pointsize 24 -fill black -annotate +0-14 'Voted #29 mod' -pointsize 20 -fill white -annotate +0+18 'by ZDoom Community' png8:pngs/Zen_Dynamics.png&#10;convert background.png -gravity Center -size 270 -pointsize 24 -fill black -annotate +0-14 'Voted #30 mod' -pointsize 20 -fill white -annotate +0+18 'by ZDoom Community' png8:pngs/MetaDoom.png&#10;convert background.png -gravity Center -size 270 -pointsize 24 -fill black -annotate +0-14 'Voted #31 mod' -pointsize 20 -fill white -annotate +0+18 'by ZDoom Community' png8:pngs/Doom:_The_Golden_Souls_2.png&#10;convert background.png -gravity Center -size 270 -pointsize 24 -fill black -annotate +0-14 'Voted #31 mod' -pointsize 20 -fill white -annotate +0+18 'by ZDoom Community' png8:pngs/Kriegsland:_Blutorden.png&#10;convert background.png -gravity Center -size 270 -pointsize 24 -fill black -annotate +0-14 'Voted #31 mod' -pointsize 20 -fill white -annotate +0+18 'by ZDoom Community' png8:pngs/ouch_m_2:_abort_m.png&#10;convert background.png -gravity Center -size 270 -pointsize 24 -fill black -annotate +0-14 'Voted #34 mod' -pointsize 20 -fill white -annotate +0+18 'by ZDoom Community' png8:pngs/Brutal_Doom.png&#10;convert background.png -gravity Center -size 270 -pointsize 24 -fill black -annotate +0-14 'Voted #34 mod' -pointsize 20 -fill white -annotate +0+18 'by ZDoom Community' png8:pngs/Lithium.png&#10;convert background.png -gravity Center -size 270 -pointsize 24 -fill black -annotate +0-14 'Voted #34 mod' -pointsize 20 -fill white -annotate +0+18 'by ZDoom Community' png8:pngs/PlayStation_Doom_TC.png&#10;convert background.png -gravity Center -size 270 -pointsize 24 -fill black -annotate +0-14 'Voted #37 mod' -pointsize 20 -fill white -annotate +0+18 'by ZDoom Community' png8:pngs/Ashes_2063_TC.png&#10;convert background.png -gravity Center -size 270 -pointsize 24 -fill black -annotate +0-14 'Voted #37 mod' -pointsize 20 -fill white -annotate +0+18 'by ZDoom Community' png8:pngs/Doom_Incarnate.png&#10;convert background.png -gravity Center -size 270 -pointsize 24 -fill black -annotate +0-14 'Voted #37 mod' -pointsize 20 -fill white -annotate +0+18 'by ZDoom Community' png8:pngs/Legacy_of_Suffering.png&#10;convert background.png -gravity Center -size 270 -pointsize 24 -fill black -annotate +0-14 'Voted #37 mod' -pointsize 20 -fill white -annotate +0+18 'by ZDoom Community' png8:pngs/Rise_Of_The_Wool_Ball.png&#10;convert background.png -gravity Center -size 270 -pointsize 24 -fill black -annotate +0-14 'Voted #37 mod' -pointsize 20 -fill white -annotate +0+18 'by ZDoom Community' png8:pngs/The_Ghoul_s_Forest_3.png&#10;convert background.png -gravity Center -size 270 -pointsize 24 -fill black -annotate +0-14 'Voted #37 mod' -pointsize 20 -fill white -annotate +0+18 'by ZDoom Community' png8:pngs/Wrath_of_Cronos_RPG.png&#10;convert background.png -gravity Center -size 270 -pointsize 24 -fill black -annotate +0-14 'Voted #37 mod' -pointsize 20 -fill white -annotate +0+18 'by ZDoom Community' png8:pngs/WW-Cola3.png&#10;convert background.png -gravity Center -size 270 -pointsize 24 -fill black -annotate +0-14 'Voted #44 mod' -pointsize 20 -fill white -annotate +0+18 'by ZDoom Community' png8:pngs/Daytime_Drama.png&#10;convert background.png -gravity Center -size 270 -pointsize 24 -fill black -annotate +0-14 'Voted #44 mod' -pointsize 20 -fill white -annotate +0+18 'by ZDoom Community' png8:pngs/DTS-T.png&#10;convert background.png -gravity Center -size 270 -pointsize 24 -fill black -annotate +0-14 'Voted #44 mod' -pointsize 20 -fill white -annotate +0+18 'by ZDoom Community' png8:pngs/JohnnyDoom.png&#10;convert background.png -gravity Center -size 270 -pointsize 24 -fill black -annotate +0-14 'Voted #44 mod' -pointsize 20 -fill white -annotate +0+18 'by ZDoom Community' png8:pngs/The_Inquisitor_III.png&#10;convert background.png -gravity Center -size 270 -pointsize 24 -fill black -annotate +0-14 'Voted #44 mod' -pointsize 20 -fill white -annotate +0+18 'by ZDoom Community' png8:pngs/The_Ultimate_Torment_and_Torture.png&#10;convert background.png -gravity Center -size 270 -pointsize 24 -fill black -annotate +0-14 'Voted #44 mod' -pointsize 20 -fill white -annotate +0+18 'by ZDoom Community' png8:pngs/Zero_Tolerance.png&#10;convert background.png -gravity Center -size 270 -pointsize 24 -fill black -annotate +0-14 'Voted #50 mod' -pointsize 20 -fill white -annotate +0+18 'by ZDoom Community' png8:pngs/Aracnocide.png&#10;convert background.png -gravity Center -size 270 -pointsize 24 -fill black -annotate +0-14 'Voted #50 mod' -pointsize 20 -fill white -annotate +0+18 'by ZDoom Community' png8:pngs/Doom_64:_Retribution.png&#10;convert background.png -gravity Center -size 270 -pointsize 24 -fill black -annotate +0-14 'Voted #50 mod' -pointsize 20 -fill white -annotate +0+18 'by ZDoom Community' png8:pngs/Doom_Delta.png&#10;convert background.png -gravity Center -size 270 -pointsize 24 -fill black -annotate +0-14 'Voted #50 mod' -pointsize 20 -fill white -annotate +0+18 'by ZDoom Community' png8:pngs/Doom:_The_Golden_Souls.png&#10;convert background.png -gravity Center -size 270 -pointsize 24 -fill black -annotate +0-14 'Voted #50 mod' -pointsize 20 -fill white -annotate +0+18 'by ZDoom Community' png8:pngs/Faspons.png&#10;convert background.png -gravity Center -size 270 -pointsize 24 -fill black -annotate +0-14 'Voted #50 mod' -pointsize 20 -fill white -annotate +0+18 'by ZDoom Community' png8:pngs/Happy_Time_Circus_][.png&#10;convert background.png -gravity Center -size 270 -pointsize 24 -fill black -annotate +0-14 'Voted #50 mod' -pointsize 20 -fill white -annotate +0+18 'by ZDoom Community' png8:pngs/Hunter’s_Moon.png&#10;convert background.png -gravity Center -size 270 -pointsize 24 -fill black -annotate +0-14 'Voted #50 mod' -pointsize 20 -fill white -annotate +0+18 'by ZDoom Community' png8:pngs/Nazis!.png&#10;convert background.png -gravity Center -size 270 -pointsize 24 -fill black -annotate +0-14 'Voted #50 mod' -pointsize 20 -fill white -annotate +0+18 'by ZDoom Community' png8:pngs/Project_Brutality.png&#10;convert background.png -gravity Center -size 270 -pointsize 24 -fill black -annotate +0-14 'Voted #50 mod' -pointsize 20 -fill white -annotate +0+18 'by ZDoom Community' png8:pngs/RTC-3057_Hub_1.png&#10;convert background.png -gravity Center -size 270 -pointsize 24 -fill black -annotate +0-14 'Voted #50 mod' -pointsize 20 -fill white -annotate +0+18 'by ZDoom Community' png8:pngs/S.U.P.E.R_Natural.png&#10;convert background.png -gravity Center -size 270 -pointsize 24 -fill black -annotate +0-14 'Voted #50 mod' -pointsize 20 -fill white -annotate +0+18 'by ZDoom Community' png8:pngs/Shades_of_Doom.png&#10;convert background.png -gravity Center -size 270 -pointsize 24 -fill black -annotate +0-14 'Voted #50 mod' -pointsize 20 -fill white -annotate +0+18 'by ZDoom Community' png8:pngs/Terrorists!.png&#10;convert background.png -gravity Center -size 270 -pointsize 24 -fill black -annotate +0-14 'Voted #50 mod' -pointsize 20 -fill white -annotate +0+18 'by ZDoom Community' png8:pngs/The_Soldier_Z.png&#10;convert background.png -gravity Center -size 270 -pointsize 24 -fill black -annotate +0-14 'Voted #50 mod' -pointsize 20 -fill white -annotate +0+18 'by ZDoom Community' png8:pngs/Who_Dun_It.png&#10;convert background.png -gravity Center -size 270 -pointsize 24 -fill black -annotate +0-14 'Voted #65 mod' -pointsize 20 -fill white -annotate +0+18 'by ZDoom Community' png8:pngs/10x.png&#10;convert background.png -gravity Center -size 270 -pointsize 24 -fill black -annotate +0-14 'Voted #65 mod' -pointsize 20 -fill white -annotate +0+18 'by ZDoom Community' png8:pngs/Action_Doom.png&#10;convert background.png -gravity Center -size 270 -pointsize 24 -fill black -annotate +0-14 'Voted #65 mod' -pointsize 20 -fill white -annotate +0+18 'by ZDoom Community' png8:pngs/AEons_Of_Death.png&#10;convert background.png -gravity Center -size 270 -pointsize 24 -fill black -annotate +0-14 'Voted #65 mod' -pointsize 20 -fill white -annotate +0+18 'by ZDoom Community' png8:pngs/Argent.png&#10;convert background.png -gravity Center -size 270 -pointsize 24 -fill black -annotate +0-14 'Voted #65 mod' -pointsize 20 -fill white -annotate +0+18 'by ZDoom Community' png8:pngs/Beautiful_Doom.png&#10;convert background.png -gravity Center -size 270 -pointsize 24 -fill black -annotate +0-14 'Voted #65 mod' -pointsize 20 -fill white -annotate +0+18 'by ZDoom Community' png8:pngs/BGPA_Missions_Liberation.png&#10;convert background.png -gravity Center -size 270 -pointsize 24 -fill black -annotate +0-14 'Voted #65 mod' -pointsize 20 -fill white -annotate +0+18 'by ZDoom Community' png8:pngs/Demon_Eclipse.png&#10;convert background.png -gravity Center -size 270 -pointsize 24 -fill black -annotate +0-14 'Voted #65 mod' -pointsize 20 -fill white -annotate +0+18 'by ZDoom Community' png8:pngs/Hocusdoom.png&#10;convert background.png -gravity Center -size 270 -pointsize 24 -fill black -annotate +0-14 'Voted #65 mod' -pointsize 20 -fill white -annotate +0+18 'by ZDoom Community' png8:pngs/Juvenile_Power_Fantasy.png&#10;convert background.png -gravity Center -size 270 -pointsize 24 -fill black -annotate +0-14 'Voted #65 mod' -pointsize 20 -fill white -annotate +0+18 'by ZDoom Community' png8:pngs/Project_Einherjar.png&#10;convert background.png -gravity Center -size 270 -pointsize 24 -fill black -annotate +0-14 'Voted #65 mod' -pointsize 20 -fill white -annotate +0+18 'by ZDoom Community' png8:pngs/Serpent_Resurrection.png&#10;convert background.png -gravity Center -size 270 -pointsize 24 -fill black -annotate +0-14 'Voted #65 mod' -pointsize 20 -fill white -annotate +0+18 'by ZDoom Community' png8:pngs/Shadow_Of_The_Wool_Ball.png&#10;convert background.png -gravity Center -size 270 -pointsize 24 -fill black -annotate +0-14 'Voted #65 mod' -pointsize 20 -fill white -annotate +0+18 'by ZDoom Community' png8:pngs/Shut_up_and_Bleed.png&#10;convert background.png -gravity Center -size 270 -pointsize 24 -fill black -annotate +0-14 'Voted #65 mod' -pointsize 20 -fill white -annotate +0+18 'by ZDoom Community' png8:pngs/Soundless_Mound.png&#10;convert background.png -gravity Center -size 270 -pointsize 24 -fill black -annotate +0-14 'Voted #65 mod' -pointsize 20 -fill white -annotate +0+18 'by ZDoom Community' png8:pngs/SpriteShadow.png&#10;convert background.png -gravity Center -size 270 -pointsize 24 -fill black -annotate +0-14 'Voted #65 mod' -pointsize 20 -fill white -annotate +0+18 'by ZDoom Community' png8:pngs/Stronghold:_On_the_Edge_of_Chaos.png&#10;convert background.png -gravity Center -size 270 -pointsize 24 -fill black -annotate +0-14 'Voted #65 mod' -pointsize 20 -fill white -annotate +0+18 'by ZDoom Community' png8:pngs/Waterlab_GZD.png&#10;convert background.png -gravity Center -size 270 -pointsize 24 -fill black -annotate +0-14 'Voted #82 mod' -pointsize 20 -fill white -annotate +0+18 'by ZDoom Community' png8:pngs/Alandoguns.png&#10;convert background.png -gravity Center -size 270 -pointsize 24 -fill black -annotate +0-14 'Voted #82 mod' -pointsize 20 -fill white -annotate +0+18 'by ZDoom Community' png8:pngs/Bullet-Eye.png&#10;convert background.png -gravity Center -size 270 -pointsize 24 -fill black -annotate +0-14 'Voted #82 mod' -pointsize 20 -fill white -annotate +0+18 'by ZDoom Community' png8:pngs/Burl_Tumd.png&#10;convert background.png -gravity Center -size 270 -pointsize 24 -fill black -annotate +0-14 'Voted #82 mod' -pointsize 20 -fill white -annotate +0+18 'by ZDoom Community' png8:pngs/Cold_as_Hell.png&#10;convert background.png -gravity Center -size 270 -pointsize 24 -fill black -annotate +0-14 'Voted #82 mod' -pointsize 20 -fill white -annotate +0+18 'by ZDoom Community' png8:pngs/Diaz:_Last_Hours_of_Purity.png&#10;convert background.png -gravity Center -size 270 -pointsize 24 -fill black -annotate +0-14 'Voted #82 mod' -pointsize 20 -fill white -annotate +0+18 'by ZDoom Community' png8:pngs/Droplets:_Simulated_Blood.png&#10;convert background.png -gravity Center -size 270 -pointsize 24 -fill black -annotate +0-14 'Voted #82 mod' -pointsize 20 -fill white -annotate +0+18 'by ZDoom Community' png8:pngs/Factotum.png&#10;convert background.png -gravity Center -size 270 -pointsize 24 -fill black -annotate +0-14 'Voted #82 mod' -pointsize 20 -fill white -annotate +0+18 'by ZDoom Community' png8:pngs/Happy_Time_Circus.png&#10;convert background.png -gravity Center -size 270 -pointsize 24 -fill black -annotate +0-14 'Voted #82 mod' -pointsize 20 -fill white -annotate +0+18 'by ZDoom Community' png8:pngs/Heretical_Doom.png&#10;convert background.png -gravity Center -size 270 -pointsize 24 -fill black -annotate +0-14 'Voted #82 mod' -pointsize 20 -fill white -annotate +0+18 'by ZDoom Community' png8:pngs/Jimmy’s_Jukebox.png&#10;convert background.png -gravity Center -size 270 -pointsize 24 -fill black -annotate +0-14 'Voted #82 mod' -pointsize 20 -fill white -annotate +0+18 'by ZDoom Community' png8:pngs/Redux_E2M4.png&#10;convert background.png -gravity Center -size 270 -pointsize 24 -fill black -annotate +0-14 'Voted #82 mod' -pointsize 20 -fill white -annotate +0+18 'by ZDoom Community' png8:pngs/scalliano_s_667_Shuffle.png&#10;convert background.png -gravity Center -size 270 -pointsize 24 -fill black -annotate +0-14 'Voted #82 mod' -pointsize 20 -fill white -annotate +0+18 'by ZDoom Community' png8:pngs/Super_Sonic_DooM.png&#10;convert background.png -gravity Center -size 270 -pointsize 24 -fill black -annotate +0-14 'Voted #82 mod' -pointsize 20 -fill white -annotate +0+18 'by ZDoom Community' png8:pngs/The_Ultimate_Simpsons_Doom_.png&#10;convert background.png -gravity Center -size 270 -pointsize 24 -fill black -annotate +0-14 'Voted #82 mod' -pointsize 20 -fill white -annotate +0+18 'by ZDoom Community' png8:pngs/Void.png&#10;convert background.png -gravity Center -size 270 -pointsize 24 -fill black -annotate +0-14 'Voted #82 mod' -pointsize 20 -fill white -annotate +0+18 'by ZDoom Community' png8:pngs/WolfenDOOM:_Operation:_Arctic_Wolf.png&#10;convert background.png -gravity Center -size 270 -pointsize 24 -fill black -annotate +0-14 'Voted #98 mod' -pointsize 20 -fill white -annotate +0+18 'by ZDoom Community' png8:pngs/Aetherius.png&#10;convert background.png -gravity Center -size 270 -pointsize 24 -fill black -annotate +0-14 'Voted #98 mod' -pointsize 20 -fill white -annotate +0+18 'by ZDoom Community' png8:pngs/BlackWarrior.png&#10;convert background.png -gravity Center -size 270 -pointsize 24 -fill black -annotate +0-14 'Voted #98 mod' -pointsize 20 -fill white -annotate +0+18 'by ZDoom Community' png8:pngs/Castlevania_-_Simon_s_Destiny.png&#10;convert background.png -gravity Center -size 270 -pointsize 24 -fill black -annotate +0-14 'Voted #98 mod' -pointsize 20 -fill white -annotate +0+18 'by ZDoom Community' png8:pngs/Complex_Doom.png&#10;convert background.png -gravity Center -size 270 -pointsize 24 -fill black -annotate +0-14 'Voted #98 mod' -pointsize 20 -fill white -annotate +0+18 'by ZDoom Community' png8:pngs/Consolation_Prize:_The_PSX_Doom_TC.png&#10;convert background.png -gravity Center -size 270 -pointsize 24 -fill black -annotate +0-14 'Voted #98 mod' -pointsize 20 -fill white -annotate +0+18 'by ZDoom Community' png8:pngs/Crossfire.png&#10;convert background.png -gravity Center -size 270 -pointsize 24 -fill black -annotate +0-14 'Voted #98 mod' -pointsize 20 -fill white -annotate +0+18 'by ZDoom Community' png8:pngs/Cyberrunner.png&#10;convert background.png -gravity Center -size 270 -pointsize 24 -fill black -annotate +0-14 'Voted #98 mod' -pointsize 20 -fill white -annotate +0+18 'by ZDoom Community' png8:pngs/DamNums.png&#10;convert background.png -gravity Center -size 270 -pointsize 24 -fill black -annotate +0-14 'Voted #98 mod' -pointsize 20 -fill white -annotate +0+18 'by ZDoom Community' png8:pngs/Dead_Marine.png&#10;convert background.png -gravity Center -size 270 -pointsize 24 -fill black -annotate +0-14 'Voted #98 mod' -pointsize 20 -fill white -annotate +0+18 'by ZDoom Community' png8:pngs/dead.air.png&#10;convert background.png -gravity Center -size 270 -pointsize 24 -fill black -annotate +0-14 'Voted #98 mod' -pointsize 20 -fill white -annotate +0+18 'by ZDoom Community' png8:pngs/Demon_CounterStrike.png&#10;convert background.png -gravity Center -size 270 -pointsize 24 -fill black -annotate +0-14 'Voted #98 mod' -pointsize 20 -fill white -annotate +0+18 'by ZDoom Community' png8:pngs/Eriguns_2.png&#10;convert background.png -gravity Center -size 270 -pointsize 24 -fill black -annotate +0-14 'Voted #98 mod' -pointsize 20 -fill white -annotate +0+18 'by ZDoom Community' png8:pngs/Error:_Doom.png&#10;convert background.png -gravity Center -size 270 -pointsize 24 -fill black -annotate +0-14 'Voted #98 mod' -pointsize 20 -fill white -annotate +0+18 'by ZDoom Community' png8:pngs/Final_NeoDoom.png&#10;convert background.png -gravity Center -size 270 -pointsize 24 -fill black -annotate +0-14 'Voted #98 mod' -pointsize 20 -fill white -annotate +0+18 'by ZDoom Community' png8:pngs/FragTrak.png&#10;convert background.png -gravity Center -size 270 -pointsize 24 -fill black -annotate +0-14 'Voted #98 mod' -pointsize 20 -fill white -annotate +0+18 'by ZDoom Community' png8:pngs/Gene-Tech:_Before_the_Storm.png&#10;convert background.png -gravity Center -size 270 -pointsize 24 -fill black -annotate +0-14 'Voted #98 mod' -pointsize 20 -fill white -annotate +0+18 'by ZDoom Community' png8:pngs/HeXeReTiC_Fantasy.png&#10;convert background.png -gravity Center -size 270 -pointsize 24 -fill black -annotate +0-14 'Voted #98 mod' -pointsize 20 -fill white -annotate +0+18 'by ZDoom Community' png8:pngs/Insanity_s_Requiem.png&#10;convert background.png -gravity Center -size 270 -pointsize 24 -fill black -annotate +0-14 'Voted #98 mod' -pointsize 20 -fill white -annotate +0+18 'by ZDoom Community' png8:pngs/Queen_s_Crusade.png&#10;convert background.png -gravity Center -size 270 -pointsize 24 -fill black -annotate +0-14 'Voted #98 mod' -pointsize 20 -fill white -annotate +0+18 'by ZDoom Community' png8:pngs/Skulldash.png&#10;convert background.png -gravity Center -size 270 -pointsize 24 -fill black -annotate +0-14 'Voted #98 mod' -pointsize 20 -fill white -annotate +0+18 'by ZDoom Community' png8:pngs/Sneaky_Doom.png&#10;convert background.png -gravity Center -size 270 -pointsize 24 -fill black -annotate +0-14 'Voted #98 mod' -pointsize 20 -fill white -annotate +0+18 'by ZDoom Community' png8:pngs/Strange_Aeons.png&#10;convert background.png -gravity Center -size 270 -pointsize 24 -fill black -annotate +0-14 'Voted #98 mod' -pointsize 20 -fill white -annotate +0+18 'by ZDoom Community' png8:pngs/Sun_Damage_Omen.png&#10;convert background.png -gravity Center -size 270 -pointsize 24 -fill black -annotate +0-14 'Voted #98 mod' -pointsize 20 -fill white -annotate +0+18 'by ZDoom Community' png8:pngs/The_Space_Pirate.png&#10;convert background.png -gravity Center -size 270 -pointsize 24 -fill black -annotate +0-14 'Voted #98 mod' -pointsize 20 -fill white -annotate +0+18 'by ZDoom Community' png8:pngs/Threshold_Of_Pain.png&#10;convert background.png -gravity Center -size 270 -pointsize 24 -fill black -annotate +0-14 'Voted #98 mod' -pointsize 20 -fill white -annotate +0+18 'by ZDoom Community' png8:pngs/TurboCharged_ARCADE!.png&#10;convert background.png -gravity Center -size 270 -pointsize 24 -fill black -annotate +0-14 'Voted #98 mod' -pointsize 20 -fill white -annotate +0+18 'by ZDoom Community' png8:pngs/Ultra_Crispy.png&#10;convert background.png -gravity Center -size 270 -pointsize 24 -fill black -annotate +0-14 'Voted #98 mod' -pointsize 20 -fill white -annotate +0+18 'by ZDoom Community' png8:pngs/Unloved.png&#10;convert background.png -gravity Center -size 270 -pointsize 24 -fill black -annotate +0-14 'Voted #98 mod' -pointsize 20 -fill white -annotate +0+18 'by ZDoom Community' png8:pngs/Weapons_of_Saturn.png&#10;convert background.png -gravity Center -size 270 -pointsize 24 -fill black -annotate +0-14 'Voted #98 mod' -pointsize 20 -fill white -annotate +0+18 'by ZDoom Community' png8:pngs/WolfenDOOM:__Astrostein.png&#10;convert background.png -gravity Center -size 270 -pointsize 24 -fill black -annotate +0-14 'Voted #128 mod' -pointsize 20 -fill white -annotate +0+18 'by ZDoom Community' png8:pngs/007:_Licence_to_Spell_DooM.png&#10;convert background.png -gravity Center -size 270 -pointsize 24 -fill black -annotate +0-14 'Voted #128 mod' -pointsize 20 -fill white -annotate +0+18 'by ZDoom Community' png8:pngs/20_Monsters_Challenge.png&#10;convert background.png -gravity Center -size 270 -pointsize 24 -fill black -annotate +0-14 'Voted #128 mod' -pointsize 20 -fill white -annotate +0+18 'by ZDoom Community' png8:pngs/Accessories_to_Murder.png&#10;convert background.png -gravity Center -size 270 -pointsize 24 -fill black -annotate +0-14 'Voted #128 mod' -pointsize 20 -fill white -annotate +0+18 'by ZDoom Community' png8:pngs/Alfonzone.png&#10;convert background.png -gravity Center -size 270 -pointsize 24 -fill black -annotate +0-14 'Voted #128 mod' -pointsize 20 -fill white -annotate +0+18 'by ZDoom Community' png8:pngs/Aliens:_Colonial_Marines_TC.png&#10;convert background.png -gravity Center -size 270 -pointsize 24 -fill black -annotate +0-14 'Voted #128 mod' -pointsize 20 -fill white -annotate +0+18 'by ZDoom Community' png8:pngs/All_Clear_Message.png&#10;convert background.png -gravity Center -size 270 -pointsize 24 -fill black -annotate +0-14 'Voted #128 mod' -pointsize 20 -fill white -annotate +0+18 'by ZDoom Community' png8:pngs/Banhammer.png&#10;convert background.png -gravity Center -size 270 -pointsize 24 -fill black -annotate +0-14 'Voted #128 mod' -pointsize 20 -fill white -annotate +0+18 'by ZDoom Community' png8:pngs/Brutalkick.png&#10;convert background.png -gravity Center -size 270 -pointsize 24 -fill black -annotate +0-14 'Voted #128 mod' -pointsize 20 -fill white -annotate +0+18 'by ZDoom Community' png8:pngs/Call_of_Dooty.png&#10;convert background.png -gravity Center -size 270 -pointsize 24 -fill black -annotate +0-14 'Voted #128 mod' -pointsize 20 -fill white -annotate +0+18 'by ZDoom Community' png8:pngs/Champions.png&#10;convert background.png -gravity Center -size 270 -pointsize 24 -fill black -annotate +0-14 'Voted #128 mod' -pointsize 20 -fill white -annotate +0+18 'by ZDoom Community' png8:pngs/Chosen.png&#10;convert background.png -gravity Center -size 270 -pointsize 24 -fill black -annotate +0-14 'Voted #128 mod' -pointsize 20 -fill white -annotate +0+18 'by ZDoom Community' png8:pngs/Complex_Doom:_LCA.png&#10;convert background.png -gravity Center -size 270 -pointsize 24 -fill black -annotate +0-14 'Voted #128 mod' -pointsize 20 -fill white -annotate +0+18 'by ZDoom Community' png8:pngs/CustomDoom.png&#10;convert background.png -gravity Center -size 270 -pointsize 24 -fill black -annotate +0-14 'Voted #128 mod' -pointsize 20 -fill white -annotate +0+18 'by ZDoom Community' png8:pngs/Dark_7__with_Mission_Pack_.png&#10;convert background.png -gravity Center -size 270 -pointsize 24 -fill black -annotate +0-14 'Voted #128 mod' -pointsize 20 -fill white -annotate +0+18 'by ZDoom Community' png8:pngs/Dark_Encounters.png&#10;convert background.png -gravity Center -size 270 -pointsize 24 -fill black -annotate +0-14 'Voted #128 mod' -pointsize 20 -fill white -annotate +0+18 'by ZDoom Community' png8:pngs/Demonsteele:_NowThatsWhatICallMIDI.png&#10;convert background.png -gravity Center -size 270 -pointsize 24 -fill black -annotate +0-14 'Voted #128 mod' -pointsize 20 -fill white -annotate +0+18 'by ZDoom Community' png8:pngs/Don-t_play_with_HELL_–_Black_Edition.png&#10;convert background.png -gravity Center -size 270 -pointsize 24 -fill black -annotate +0-14 'Voted #128 mod' -pointsize 20 -fill white -annotate +0+18 'by ZDoom Community' png8:pngs/Doom_2_Minor_Sprite_Fixing_Project.png&#10;convert background.png -gravity Center -size 270 -pointsize 24 -fill black -annotate +0-14 'Voted #128 mod' -pointsize 20 -fill white -annotate +0+18 'by ZDoom Community' png8:pngs/Doom_64__weapons_only_.png&#10;convert background.png -gravity Center -size 270 -pointsize 24 -fill black -annotate +0-14 'Voted #128 mod' -pointsize 20 -fill white -annotate +0+18 'by ZDoom Community' png8:pngs/Doom_Loot_Box_Mod.png&#10;convert background.png -gravity Center -size 270 -pointsize 24 -fill black -annotate +0-14 'Voted #128 mod' -pointsize 20 -fill white -annotate +0+18 'by ZDoom Community' png8:pngs/Eriguns_1.png&#10;convert background.png -gravity Center -size 270 -pointsize 24 -fill black -annotate +0-14 'Voted #128 mod' -pointsize 20 -fill white -annotate +0+18 'by ZDoom Community' png8:pngs/Fading_Corpses_Universal.png&#10;convert background.png -gravity Center -size 270 -pointsize 24 -fill black -annotate +0-14 'Voted #128 mod' -pointsize 20 -fill white -annotate +0+18 'by ZDoom Community' png8:pngs/FamiliarDoom.png&#10;convert background.png -gravity Center -size 270 -pointsize 24 -fill black -annotate +0-14 'Voted #128 mod' -pointsize 20 -fill white -annotate +0+18 'by ZDoom Community' png8:pngs/Footsteps.png&#10;convert background.png -gravity Center -size 270 -pointsize 24 -fill black -annotate +0-14 'Voted #128 mod' -pointsize 20 -fill white -annotate +0+18 'by ZDoom Community' png8:pngs/Ghoul_School_3D.png&#10;convert background.png -gravity Center -size 270 -pointsize 24 -fill black -annotate +0-14 'Voted #128 mod' -pointsize 20 -fill white -annotate +0+18 'by ZDoom Community' png8:pngs/GZSHud.png&#10;convert background.png -gravity Center -size 270 -pointsize 24 -fill black -annotate +0-14 'Voted #128 mod' -pointsize 20 -fill white -annotate +0+18 'by ZDoom Community' png8:pngs/Heretic_Widescreened_HUD.png&#10;convert background.png -gravity Center -size 270 -pointsize 24 -fill black -annotate +0-14 'Voted #128 mod' -pointsize 20 -fill white -annotate +0+18 'by ZDoom Community' png8:pngs/Hexen:_Scourge_of_Viscerus.png&#10;convert background.png -gravity Center -size 270 -pointsize 24 -fill black -annotate +0-14 'Voted #128 mod' -pointsize 20 -fill white -annotate +0+18 'by ZDoom Community' png8:pngs/HeXercise.png&#10;convert background.png -gravity Center -size 270 -pointsize 24 -fill black -annotate +0-14 'Voted #128 mod' -pointsize 20 -fill white -annotate +0+18 'by ZDoom Community' png8:pngs/Highway_to_Hell.png&#10;convert background.png -gravity Center -size 270 -pointsize 24 -fill black -annotate +0-14 'Voted #128 mod' -pointsize 20 -fill white -annotate +0+18 'by ZDoom Community' png8:pngs/Hordes_of_Chaos.png&#10;convert background.png -gravity Center -size 270 -pointsize 24 -fill black -annotate +0-14 'Voted #128 mod' -pointsize 20 -fill white -annotate +0+18 'by ZDoom Community' png8:pngs/HXRTC_Project.png&#10;convert background.png -gravity Center -size 270 -pointsize 24 -fill black -annotate +0-14 'Voted #128 mod' -pointsize 20 -fill white -annotate +0+18 'by ZDoom Community' png8:pngs/Keymaster.png&#10;convert background.png -gravity Center -size 270 -pointsize 24 -fill black -annotate +0-14 'Voted #128 mod' -pointsize 20 -fill white -annotate +0+18 'by ZDoom Community' png8:pngs/Lasting_Light.png&#10;convert background.png -gravity Center -size 270 -pointsize 24 -fill black -annotate +0-14 'Voted #128 mod' -pointsize 20 -fill white -annotate +0+18 'by ZDoom Community' png8:pngs/LOST_SOULSPHERE:_Gold_Edition.png&#10;convert background.png -gravity Center -size 270 -pointsize 24 -fill black -annotate +0-14 'Voted #128 mod' -pointsize 20 -fill white -annotate +0+18 'by ZDoom Community' png8:pngs/Lowtech_Remake.png&#10;convert background.png -gravity Center -size 270 -pointsize 24 -fill black -annotate +0-14 'Voted #128 mod' -pointsize 20 -fill white -annotate +0+18 'by ZDoom Community' png8:pngs/MAIS.png&#10;convert background.png -gravity Center -size 270 -pointsize 24 -fill black -annotate +0-14 'Voted #128 mod' -pointsize 20 -fill white -annotate +0+18 'by ZDoom Community' png8:pngs/MassMouth_2.png&#10;convert background.png -gravity Center -size 270 -pointsize 24 -fill black -annotate +0-14 'Voted #128 mod' -pointsize 20 -fill white -annotate +0+18 'by ZDoom Community' png8:pngs/Megabounce.png&#10;convert background.png -gravity Center -size 270 -pointsize 24 -fill black -annotate +0-14 'Voted #128 mod' -pointsize 20 -fill white -annotate +0+18 'by ZDoom Community' png8:pngs/Metroid:_Dreadnought.png&#10;convert background.png -gravity Center -size 270 -pointsize 24 -fill black -annotate +0-14 'Voted #128 mod' -pointsize 20 -fill white -annotate +0+18 'by ZDoom Community' png8:pngs/Monster_Scouter.png&#10;convert background.png -gravity Center -size 270 -pointsize 24 -fill black -annotate +0-14 'Voted #128 mod' -pointsize 20 -fill white -annotate +0+18 'by ZDoom Community' png8:pngs/Nameless_Lite_RPG_Mod.png&#10;convert background.png -gravity Center -size 270 -pointsize 24 -fill black -annotate +0-14 'Voted #128 mod' -pointsize 20 -fill white -annotate +0+18 'by ZDoom Community' png8:pngs/Nash_s_Gore_Mod.png&#10;convert background.png -gravity Center -size 270 -pointsize 24 -fill black -annotate +0-14 'Voted #128 mod' -pointsize 20 -fill white -annotate +0+18 'by ZDoom Community' png8:pngs/NC_HUD.png&#10;convert background.png -gravity Center -size 270 -pointsize 24 -fill black -annotate +0-14 'Voted #128 mod' -pointsize 20 -fill white -annotate +0+18 'by ZDoom Community' png8:pngs/njsplash.png&#10;convert background.png -gravity Center -size 270 -pointsize 24 -fill black -annotate +0-14 'Voted #128 mod' -pointsize 20 -fill white -annotate +0+18 'by ZDoom Community' png8:pngs/Paranoid_and_Paranoiac.png&#10;convert background.png -gravity Center -size 270 -pointsize 24 -fill black -annotate +0-14 'Voted #128 mod' -pointsize 20 -fill white -annotate +0+18 'by ZDoom Community' png8:pngs/Perkristan_s_HD_Sounds.png&#10;convert background.png -gravity Center -size 270 -pointsize 24 -fill black -annotate +0-14 'Voted #128 mod' -pointsize 20 -fill white -annotate +0+18 'by ZDoom Community' png8:pngs/Pokémon_Doom.png&#10;convert background.png -gravity Center -size 270 -pointsize 24 -fill black -annotate +0-14 'Voted #128 mod' -pointsize 20 -fill white -annotate +0+18 'by ZDoom Community' png8:pngs/Project_Ironclad.png&#10;convert background.png -gravity Center -size 270 -pointsize 24 -fill black -annotate +0-14 'Voted #128 mod' -pointsize 20 -fill white -annotate +0+18 'by ZDoom Community' png8:pngs/QUAKE:_Descent_into_Heresy.png&#10;convert background.png -gravity Center -size 270 -pointsize 24 -fill black -annotate +0-14 'Voted #128 mod' -pointsize 20 -fill white -annotate +0+18 'by ZDoom Community' png8:pngs/Real_Guns_Hardcore.png&#10;convert background.png -gravity Center -size 270 -pointsize 24 -fill black -annotate +0-14 'Voted #128 mod' -pointsize 20 -fill white -annotate +0+18 'by ZDoom Community' png8:pngs/Realm_of_Cheogsh.png&#10;convert background.png -gravity Center -size 270 -pointsize 24 -fill black -annotate +0-14 'Voted #128 mod' -pointsize 20 -fill white -annotate +0+18 'by ZDoom Community' png8:pngs/Reikall_s_Voxels.png&#10;convert background.png -gravity Center -size 270 -pointsize 24 -fill black -annotate +0-14 'Voted #128 mod' -pointsize 20 -fill white -annotate +0+18 'by ZDoom Community' png8:pngs/Run_For_It!.png&#10;convert background.png -gravity Center -size 270 -pointsize 24 -fill black -annotate +0-14 'Voted #128 mod' -pointsize 20 -fill white -annotate +0+18 'by ZDoom Community' png8:pngs/SBrightmaps.png&#10;convert background.png -gravity Center -size 270 -pointsize 24 -fill black -annotate +0-14 'Voted #128 mod' -pointsize 20 -fill white -annotate +0+18 'by ZDoom Community' png8:pngs/Simple_Mirrored_Monsters.png&#10;convert background.png -gravity Center -size 270 -pointsize 24 -fill black -annotate +0-14 'Voted #128 mod' -pointsize 20 -fill white -annotate +0+18 'by ZDoom Community' png8:pngs/Smooth_Doom.png&#10;convert background.png -gravity Center -size 270 -pointsize 24 -fill black -annotate +0-14 'Voted #128 mod' -pointsize 20 -fill white -annotate +0+18 'by ZDoom Community' png8:pngs/Smooth_fluids.png&#10;convert background.png -gravity Center -size 270 -pointsize 24 -fill black -annotate +0-14 'Voted #128 mod' -pointsize 20 -fill white -annotate +0+18 'by ZDoom Community' png8:pngs/Sound_Caulking.png&#10;convert background.png -gravity Center -size 270 -pointsize 24 -fill black -annotate +0-14 'Voted #128 mod' -pointsize 20 -fill white -annotate +0+18 'by ZDoom Community' png8:pngs/Splatterhouse_3D.png&#10;convert background.png -gravity Center -size 270 -pointsize 24 -fill black -annotate +0-14 'Voted #128 mod' -pointsize 20 -fill white -annotate +0+18 'by ZDoom Community' png8:pngs/StatsKeeper.png&#10;convert background.png -gravity Center -size 270 -pointsize 24 -fill black -annotate +0-14 'Voted #128 mod' -pointsize 20 -fill white -annotate +0+18 'by ZDoom Community' png8:pngs/TGRDM3__Morgenstern_.png&#10;convert background.png -gravity Center -size 270 -pointsize 24 -fill black -annotate +0-14 'Voted #128 mod' -pointsize 20 -fill white -annotate +0+18 'by ZDoom Community' png8:pngs/The_City_of_The_Damned_:_Apocalypse.png&#10;convert background.png -gravity Center -size 270 -pointsize 24 -fill black -annotate +0-14 'Voted #128 mod' -pointsize 20 -fill white -annotate +0+18 'by ZDoom Community' png8:pngs/The_Trooper.png&#10;convert background.png -gravity Center -size 270 -pointsize 24 -fill black -annotate +0-14 'Voted #128 mod' -pointsize 20 -fill white -annotate +0+18 'by ZDoom Community' png8:pngs/Tilt++.png&#10;convert background.png -gravity Center -size 270 -pointsize 24 -fill black -annotate +0-14 'Voted #128 mod' -pointsize 20 -fill white -annotate +0+18 'by ZDoom Community' png8:pngs/Town_Infection:_The_Flooding.png&#10;convert background.png -gravity Center -size 270 -pointsize 24 -fill black -annotate +0-14 'Voted #128 mod' -pointsize 20 -fill white -annotate +0+18 'by ZDoom Community' png8:pngs/WARDUST_heretic_Sprites.png&#10;convert background.png -gravity Center -size 270 -pointsize 24 -fill black -annotate +0-14 'Voted #128 mod' -pointsize 20 -fill white -annotate +0+18 'by ZDoom Community' png8:pngs/Wolfenstein_3D_TC.png&#10;convert background.png -gravity Center -size 270 -pointsize 24 -fill black -annotate +0-14 'Voted #128 mod' -pointsize 20 -fill white -annotate +0+18 'by ZDoom Community' png8:pngs/ZBlood+.png&#10;convert background.png -gravity Center -size 270 -pointsize 24 -fill black -annotate +0-14 'Voted #128 mod' -pointsize 20 -fill white -annotate +0+18 'by ZDoom Community' png8:pngs/Zion.png&#10;optipng -strip all pngs/*" calcext:value-type="string">
            <text:p>#!/bin/bash</text:p>
            <text:p>rm pngs/*</text:p>
            <text:p/>
            <text:p>convert background.png -gravity Center -size 270 -pointsize 24 -fill black -annotate +0-14 'Voted #1 mod' -pointsize 20 -fill white -annotate +0+18 'by ZDoom Community' png8:pngs/DoomRL_Arsenal.png</text:p>
            <text:p>convert background.png -gravity Center -size 270 -pointsize 24 -fill black -annotate +0-14 'Voted #2 mod' -pointsize 20 -fill white -annotate +0+18 'by ZDoom Community' png8:pngs/Hideous_Destructor.png</text:p>
            <text:p>convert background.png -gravity Center -size 270 -pointsize 24 -fill black -annotate +0-14 'Voted #3 mod' -pointsize 20 -fill white -annotate +0+18 'by ZDoom Community' png8:pngs/Guncaster.png</text:p>
            <text:p>convert background.png -gravity Center -size 270 -pointsize 24 -fill black -annotate +0-14 'Voted #4 mod' -pointsize 20 -fill white -annotate +0+18 'by ZDoom Community' png8:pngs/High_Noon_Drifter.png</text:p>
            <text:p>convert background.png -gravity Center -size 270 -pointsize 24 -fill black -annotate +0-14 'Voted #4 mod' -pointsize 20 -fill white -annotate +0+18 'by ZDoom Community' png8:pngs/Russian_Overkill.png</text:p>
            <text:p>convert background.png -gravity Center -size 270 -pointsize 24 -fill black -annotate +0-14 'Voted #6 mod' -pointsize 20 -fill white -annotate +0+18 'by ZDoom Community' png8:pngs/The_Trailblazer.png</text:p>
            <text:p>convert background.png -gravity Center -size 270 -pointsize 24 -fill black -annotate +0-14 'Voted #7 mod' -pointsize 20 -fill white -annotate +0+18 'by ZDoom Community' png8:pngs/Project_MSX.png</text:p>
            <text:p>convert background.png -gravity Center -size 270 -pointsize 24 -fill black -annotate +0-14 'Voted #8 mod' -pointsize 20 -fill white -annotate +0+18 'by ZDoom Community' png8:pngs/GMOTA.png</text:p>
            <text:p>convert background.png -gravity Center -size 270 -pointsize 24 -fill black -annotate +0-14 'Voted #8 mod' -pointsize 20 -fill white -annotate +0+18 'by ZDoom Community' png8:pngs/Samsara.png</text:p>
            <text:p>convert background.png -gravity Center -size 270 -pointsize 24 -fill black -annotate +0-14 'Voted #10 mod' -pointsize 20 -fill white -annotate +0+18 'by ZDoom Community' png8:pngs/Colourful_Hell.png</text:p>
            <text:p>convert background.png -gravity Center -size 270 -pointsize 24 -fill black -annotate +0-14 'Voted #11 mod' -pointsize 20 -fill white -annotate +0+18 'by ZDoom Community' png8:pngs/Blade_of_Agony.png</text:p>
            <text:p>convert background.png -gravity Center -size 270 -pointsize 24 -fill black -annotate +0-14 'Voted #11 mod' -pointsize 20 -fill white -annotate +0+18 'by ZDoom Community' png8:pngs/Netronian_Chaos.png</text:p>
            <text:p>convert background.png -gravity Center -size 270 -pointsize 24 -fill black -annotate +0-14 'Voted #11 mod' -pointsize 20 -fill white -annotate +0+18 'by ZDoom Community' png8:pngs/Winter_s_Fury.png</text:p>
            <text:p>convert background.png -gravity Center -size 270 -pointsize 24 -fill black -annotate +0-14 'Voted #14 mod' -pointsize 20 -fill white -annotate +0+18 'by ZDoom Community' png8:pngs/Demonsteele.png</text:p>
            <text:p>convert background.png -gravity Center -size 270 -pointsize 24 -fill black -annotate +0-14 'Voted #14 mod' -pointsize 20 -fill white -annotate +0+18 'by ZDoom Community' png8:pngs/Final_Doomer.png</text:p>
            <text:p>convert background.png -gravity Center -size 270 -pointsize 24 -fill black -annotate +0-14 'Voted #14 mod' -pointsize 20 -fill white -annotate +0+18 'by ZDoom Community' png8:pngs/Hearts_of_Demons_-_BARON.png</text:p>
            <text:p>convert background.png -gravity Center -size 270 -pointsize 24 -fill black -annotate +0-14 'Voted #17 mod' -pointsize 20 -fill white -annotate +0+18 'by ZDoom Community' png8:pngs/Touhou_Doom.png</text:p>
            <text:p>convert background.png -gravity Center -size 270 -pointsize 24 -fill black -annotate +0-14 'Voted #18 mod' -pointsize 20 -fill white -annotate +0+18 'by ZDoom Community' png8:pngs/Psychic.png</text:p>
            <text:p>convert background.png -gravity Center -size 270 -pointsize 24 -fill black -annotate +0-14 'Voted #19 mod' -pointsize 20 -fill white -annotate +0+18 'by ZDoom Community' png8:pngs/La_Tailor_Girl.png</text:p>
            <text:p>convert background.png -gravity Center -size 270 -pointsize 24 -fill black -annotate +0-14 'Voted #19 mod' -pointsize 20 -fill white -annotate +0+18 'by ZDoom Community' png8:pngs/Reelism.png</text:p>
            <text:p>convert background.png -gravity Center -size 270 -pointsize 24 -fill black -annotate +0-14 'Voted #21 mod' -pointsize 20 -fill white -annotate +0+18 'by ZDoom Community' png8:pngs/Death_Foretold.png</text:p>
            <text:p>convert background.png -gravity Center -size 270 -pointsize 24 -fill black -annotate +0-14 'Voted #21 mod' -pointsize 20 -fill white -annotate +0+18 'by ZDoom Community' png8:pngs/Doom_RPG.png</text:p>
            <text:p>convert background.png -gravity Center -size 270 -pointsize 24 -fill black -annotate +0-14 'Voted #21 mod' -pointsize 20 -fill white -annotate +0+18 'by ZDoom Community' png8:pngs/The_Adventures_of_Square.png</text:p>
            <text:p>convert background.png -gravity Center -size 270 -pointsize 24 -fill black -annotate +0-14 'Voted #24 mod' -pointsize 20 -fill white -annotate +0+18 'by ZDoom Community' png8:pngs/LegenDoom.png</text:p>
            <text:p>convert background.png -gravity Center -size 270 -pointsize 24 -fill black -annotate +0-14 'Voted #24 mod' -pointsize 20 -fill white -annotate +0+18 'by ZDoom Community' png8:pngs/Quake_Champions:_Doom_Edition.png</text:p>
            <text:p>convert background.png -gravity Center -size 270 -pointsize 24 -fill black -annotate +0-14 'Voted #24 mod' -pointsize 20 -fill white -annotate +0+18 'by ZDoom Community' png8:pngs/Urban_Brawl:_Action_Doom_2.png</text:p>
            <text:p>convert background.png -gravity Center -size 270 -pointsize 24 -fill black -annotate +0-14 'Voted #27 mod' -pointsize 20 -fill white -annotate +0+18 'by ZDoom Community' png8:pngs/D4D.png</text:p>
            <text:p>convert background.png -gravity Center -size 270 -pointsize 24 -fill black -annotate +0-14 'Voted #27 mod' -pointsize 20 -fill white -annotate +0+18 'by ZDoom Community' png8:pngs/Pirate_Doom.png</text:p>
            <text:p>convert background.png -gravity Center -size 270 -pointsize 24 -fill black -annotate +0-14 'Voted #29 mod' -pointsize 20 -fill white -annotate +0+18 'by ZDoom Community' png8:pngs/Zen_Dynamics.png</text:p>
            <text:p>convert background.png -gravity Center -size 270 -pointsize 24 -fill black -annotate +0-14 'Voted #30 mod' -pointsize 20 -fill white -annotate +0+18 'by ZDoom Community' png8:pngs/MetaDoom.png</text:p>
            <text:p>convert background.png -gravity Center -size 270 -pointsize 24 -fill black -annotate +0-14 'Voted #31 mod' -pointsize 20 -fill white -annotate +0+18 'by ZDoom Community' png8:pngs/Doom:_The_Golden_Souls_2.png</text:p>
            <text:p>convert background.png -gravity Center -size 270 -pointsize 24 -fill black -annotate +0-14 'Voted #31 mod' -pointsize 20 -fill white -annotate +0+18 'by ZDoom Community' png8:pngs/Kriegsland:_Blutorden.png</text:p>
            <text:p>convert background.png -gravity Center -size 270 -pointsize 24 -fill black -annotate +0-14 'Voted #31 mod' -pointsize 20 -fill white -annotate +0+18 'by ZDoom Community' png8:pngs/ouch_m_2:_abort_m.png</text:p>
            <text:p>convert background.png -gravity Center -size 270 -pointsize 24 -fill black -annotate +0-14 'Voted #34 mod' -pointsize 20 -fill white -annotate +0+18 'by ZDoom Community' png8:pngs/Brutal_Doom.png</text:p>
            <text:p>convert background.png -gravity Center -size 270 -pointsize 24 -fill black -annotate +0-14 'Voted #34 mod' -pointsize 20 -fill white -annotate +0+18 'by ZDoom Community' png8:pngs/Lithium.png</text:p>
            <text:p>convert background.png -gravity Center -size 270 -pointsize 24 -fill black -annotate +0-14 'Voted #34 mod' -pointsize 20 -fill white -annotate +0+18 'by ZDoom Community' png8:pngs/PlayStation_Doom_TC.png</text:p>
            <text:p>convert background.png -gravity Center -size 270 -pointsize 24 -fill black -annotate +0-14 'Voted #37 mod' -pointsize 20 -fill white -annotate +0+18 'by ZDoom Community' png8:pngs/Ashes_2063_TC.png</text:p>
            <text:p>convert background.png -gravity Center -size 270 -pointsize 24 -fill black -annotate +0-14 'Voted #37 mod' -pointsize 20 -fill white -annotate +0+18 'by ZDoom Community' png8:pngs/Doom_Incarnate.png</text:p>
            <text:p>convert background.png -gravity Center -size 270 -pointsize 24 -fill black -annotate +0-14 'Voted #37 mod' -pointsize 20 -fill white -annotate +0+18 'by ZDoom Community' png8:pngs/Legacy_of_Suffering.png</text:p>
            <text:p>convert background.png -gravity Center -size 270 -pointsize 24 -fill black -annotate +0-14 'Voted #37 mod' -pointsize 20 -fill white -annotate +0+18 'by ZDoom Community' png8:pngs/Rise_Of_The_Wool_Ball.png</text:p>
            <text:p>convert background.png -gravity Center -size 270 -pointsize 24 -fill black -annotate +0-14 'Voted #37 mod' -pointsize 20 -fill white -annotate +0+18 'by ZDoom Community' png8:pngs/The_Ghoul_s_Forest_3.png</text:p>
            <text:p>convert background.png -gravity Center -size 270 -pointsize 24 -fill black -annotate +0-14 'Voted #37 mod' -pointsize 20 -fill white -annotate +0+18 'by ZDoom Community' png8:pngs/Wrath_of_Cronos_RPG.png</text:p>
            <text:p>convert background.png -gravity Center -size 270 -pointsize 24 -fill black -annotate +0-14 'Voted #37 mod' -pointsize 20 -fill white -annotate +0+18 'by ZDoom Community' png8:pngs/WW-Cola3.png</text:p>
            <text:p>convert background.png -gravity Center -size 270 -pointsize 24 -fill black -annotate +0-14 'Voted #44 mod' -pointsize 20 -fill white -annotate +0+18 'by ZDoom Community' png8:pngs/Daytime_Drama.png</text:p>
            <text:p>convert background.png -gravity Center -size 270 -pointsize 24 -fill black -annotate +0-14 'Voted #44 mod' -pointsize 20 -fill white -annotate +0+18 'by ZDoom Community' png8:pngs/DTS-T.png</text:p>
            <text:p>convert background.png -gravity Center -size 270 -pointsize 24 -fill black -annotate +0-14 'Voted #44 mod' -pointsize 20 -fill white -annotate +0+18 'by ZDoom Community' png8:pngs/JohnnyDoom.png</text:p>
            <text:p>convert background.png -gravity Center -size 270 -pointsize 24 -fill black -annotate +0-14 'Voted #44 mod' -pointsize 20 -fill white -annotate +0+18 'by ZDoom Community' png8:pngs/The_Inquisitor_III.png</text:p>
            <text:p>convert background.png -gravity Center -size 270 -pointsize 24 -fill black -annotate +0-14 'Voted #44 mod' -pointsize 20 -fill white -annotate +0+18 'by ZDoom Community' png8:pngs/The_Ultimate_Torment_and_Torture.png</text:p>
            <text:p>convert background.png -gravity Center -size 270 -pointsize 24 -fill black -annotate +0-14 'Voted #44 mod' -pointsize 20 -fill white -annotate +0+18 'by ZDoom Community' png8:pngs/Zero_Tolerance.png</text:p>
            <text:p>convert background.png -gravity Center -size 270 -pointsize 24 -fill black -annotate +0-14 'Voted #50 mod' -pointsize 20 -fill white -annotate +0+18 'by ZDoom Community' png8:pngs/Aracnocide.png</text:p>
            <text:p>convert background.png -gravity Center -size 270 -pointsize 24 -fill black -annotate +0-14 'Voted #50 mod' -pointsize 20 -fill white -annotate +0+18 'by ZDoom Community' png8:pngs/Doom_64:_Retribution.png</text:p>
            <text:p>convert background.png -gravity Center -size 270 -pointsize 24 -fill black -annotate +0-14 'Voted #50 mod' -pointsize 20 -fill white -annotate +0+18 'by ZDoom Community' png8:pngs/Doom_Delta.png</text:p>
            <text:p>convert background.png -gravity Center -size 270 -pointsize 24 -fill black -annotate +0-14 'Voted #50 mod' -pointsize 20 -fill white -annotate +0+18 'by ZDoom Community' png8:pngs/Doom:_The_Golden_Souls.png</text:p>
            <text:p>convert background.png -gravity Center -size 270 -pointsize 24 -fill black -annotate +0-14 'Voted #50 mod' -pointsize 20 -fill white -annotate +0+18 'by ZDoom Community' png8:pngs/Faspons.png</text:p>
            <text:p>convert background.png -gravity Center -size 270 -pointsize 24 -fill black -annotate +0-14 'Voted #50 mod' -pointsize 20 -fill white -annotate +0+18 'by ZDoom Community' png8:pngs/Happy_Time_Circus_][.png</text:p>
            <text:p>convert background.png -gravity Center -size 270 -pointsize 24 -fill black -annotate +0-14 'Voted #50 mod' -pointsize 20 -fill white -annotate +0+18 'by ZDoom Community' png8:pngs/Hunter’s_Moon.png</text:p>
            <text:p>convert background.png -gravity Center -size 270 -pointsize 24 -fill black -annotate +0-14 'Voted #50 mod' -pointsize 20 -fill white -annotate +0+18 'by ZDoom Community' png8:pngs/Nazis!.png</text:p>
            <text:p>convert background.png -gravity Center -size 270 -pointsize 24 -fill black -annotate +0-14 'Voted #50 mod' -pointsize 20 -fill white -annotate +0+18 'by ZDoom Community' png8:pngs/Project_Brutality.png</text:p>
            <text:p>convert background.png -gravity Center -size 270 -pointsize 24 -fill black -annotate +0-14 'Voted #50 mod' -pointsize 20 -fill white -annotate +0+18 'by ZDoom Community' png8:pngs/RTC-3057_Hub_1.png</text:p>
            <text:p>convert background.png -gravity Center -size 270 -pointsize 24 -fill black -annotate +0-14 'Voted #50 mod' -pointsize 20 -fill white -annotate +0+18 'by ZDoom Community' png8:pngs/S.U.P.E.R_Natural.png</text:p>
            <text:p>convert background.png -gravity Center -size 270 -pointsize 24 -fill black -annotate +0-14 'Voted #50 mod' -pointsize 20 -fill white -annotate +0+18 'by ZDoom Community' png8:pngs/Shades_of_Doom.png</text:p>
            <text:p>convert background.png -gravity Center -size 270 -pointsize 24 -fill black -annotate +0-14 'Voted #50 mod' -pointsize 20 -fill white -annotate +0+18 'by ZDoom Community' png8:pngs/Terrorists!.png</text:p>
            <text:p>convert background.png -gravity Center -size 270 -pointsize 24 -fill black -annotate +0-14 'Voted #50 mod' -pointsize 20 -fill white -annotate +0+18 'by ZDoom Community' png8:pngs/The_Soldier_Z.png</text:p>
            <text:p>convert background.png -gravity Center -size 270 -pointsize 24 -fill black -annotate +0-14 'Voted #50 mod' -pointsize 20 -fill white -annotate +0+18 'by ZDoom Community' png8:pngs/Who_Dun_It.png</text:p>
            <text:p>convert background.png -gravity Center -size 270 -pointsize 24 -fill black -annotate +0-14 'Voted #65 mod' -pointsize 20 -fill white -annotate +0+18 'by ZDoom Community' png8:pngs/10x.png</text:p>
            <text:p>convert background.png -gravity Center -size 270 -pointsize 24 -fill black -annotate +0-14 'Voted #65 mod' -pointsize 20 -fill white -annotate +0+18 'by ZDoom Community' png8:pngs/Action_Doom.png</text:p>
            <text:p>convert background.png -gravity Center -size 270 -pointsize 24 -fill black -annotate +0-14 'Voted #65 mod' -pointsize 20 -fill white -annotate +0+18 'by ZDoom Community' png8:pngs/AEons_Of_Death.png</text:p>
            <text:p>convert background.png -gravity Center -size 270 -pointsize 24 -fill black -annotate +0-14 'Voted #65 mod' -pointsize 20 -fill white -annotate +0+18 'by ZDoom Community' png8:pngs/Argent.png</text:p>
            <text:p>convert background.png -gravity Center -size 270 -pointsize 24 -fill black -annotate +0-14 'Voted #65 mod' -pointsize 20 -fill white -annotate +0+18 'by ZDoom Community' png8:pngs/Beautiful_Doom.png</text:p>
            <text:p>convert background.png -gravity Center -size 270 -pointsize 24 -fill black -annotate +0-14 'Voted #65 mod' -pointsize 20 -fill white -annotate +0+18 'by ZDoom Community' png8:pngs/BGPA_Missions_Liberation.png</text:p>
            <text:p>convert background.png -gravity Center -size 270 -pointsize 24 -fill black -annotate +0-14 'Voted #65 mod' -pointsize 20 -fill white -annotate +0+18 'by ZDoom Community' png8:pngs/Demon_Eclipse.png</text:p>
            <text:p>convert background.png -gravity Center -size 270 -pointsize 24 -fill black -annotate +0-14 'Voted #65 mod' -pointsize 20 -fill white -annotate +0+18 'by ZDoom Community' png8:pngs/Hocusdoom.png</text:p>
            <text:p>convert background.png -gravity Center -size 270 -pointsize 24 -fill black -annotate +0-14 'Voted #65 mod' -pointsize 20 -fill white -annotate +0+18 'by ZDoom Community' png8:pngs/Juvenile_Power_Fantasy.png</text:p>
            <text:p>convert background.png -gravity Center -size 270 -pointsize 24 -fill black -annotate +0-14 'Voted #65 mod' -pointsize 20 -fill white -annotate +0+18 'by ZDoom Community' png8:pngs/Project_Einherjar.png</text:p>
            <text:p>convert background.png -gravity Center -size 270 -pointsize 24 -fill black -annotate +0-14 'Voted #65 mod' -pointsize 20 -fill white -annotate +0+18 'by ZDoom Community' png8:pngs/Serpent_Resurrection.png</text:p>
            <text:p>convert background.png -gravity Center -size 270 -pointsize 24 -fill black -annotate +0-14 'Voted #65 mod' -pointsize 20 -fill white -annotate +0+18 'by ZDoom Community' png8:pngs/Shadow_Of_The_Wool_Ball.png</text:p>
            <text:p>convert background.png -gravity Center -size 270 -pointsize 24 -fill black -annotate +0-14 'Voted #65 mod' -pointsize 20 -fill white -annotate +0+18 'by ZDoom Community' png8:pngs/Shut_up_and_Bleed.png</text:p>
            <text:p>convert background.png -gravity Center -size 270 -pointsize 24 -fill black -annotate +0-14 'Voted #65 mod' -pointsize 20 -fill white -annotate +0+18 'by ZDoom Community' png8:pngs/Soundless_Mound.png</text:p>
            <text:p>convert background.png -gravity Center -size 270 -pointsize 24 -fill black -annotate +0-14 'Voted #65 mod' -pointsize 20 -fill white -annotate +0+18 'by ZDoom Community' png8:pngs/SpriteShadow.png</text:p>
            <text:p>convert background.png -gravity Center -size 270 -pointsize 24 -fill black -annotate +0-14 'Voted #65 mod' -pointsize 20 -fill white -annotate +0+18 'by ZDoom Community' png8:pngs/Stronghold:_On_the_Edge_of_Chaos.png</text:p>
            <text:p>convert background.png -gravity Center -size 270 -pointsize 24 -fill black -annotate +0-14 'Voted #65 mod' -pointsize 20 -fill white -annotate +0+18 'by ZDoom Community' png8:pngs/Waterlab_GZD.png</text:p>
            <text:p>convert background.png -gravity Center -size 270 -pointsize 24 -fill black -annotate +0-14 'Voted #82 mod' -pointsize 20 -fill white -annotate +0+18 'by ZDoom Community' png8:pngs/Alandoguns.png</text:p>
            <text:p>convert background.png -gravity Center -size 270 -pointsize 24 -fill black -annotate +0-14 'Voted #82 mod' -pointsize 20 -fill white -annotate +0+18 'by ZDoom Community' png8:pngs/Bullet-Eye.png</text:p>
            <text:p>convert background.png -gravity Center -size 270 -pointsize 24 -fill black -annotate +0-14 'Voted #82 mod' -pointsize 20 -fill white -annotate +0+18 'by ZDoom Community' png8:pngs/Burl_Tumd.png</text:p>
            <text:p>convert background.png -gravity Center -size 270 -pointsize 24 -fill black -annotate +0-14 'Voted #82 mod' -pointsize 20 -fill white -annotate +0+18 'by ZDoom Community' png8:pngs/Cold_as_Hell.png</text:p>
            <text:p>convert background.png -gravity Center -size 270 -pointsize 24 -fill black -annotate +0-14 'Voted #82 mod' -pointsize 20 -fill white -annotate +0+18 'by ZDoom Community' png8:pngs/Diaz:_Last_Hours_of_Purity.png</text:p>
            <text:p>convert background.png -gravity Center -size 270 -pointsize 24 -fill black -annotate +0-14 'Voted #82 mod' -pointsize 20 -fill white -annotate +0+18 'by ZDoom Community' png8:pngs/Droplets:_Simulated_Blood.png</text:p>
            <text:p>convert background.png -gravity Center -size 270 -pointsize 24 -fill black -annotate +0-14 'Voted #82 mod' -pointsize 20 -fill white -annotate +0+18 'by ZDoom Community' png8:pngs/Factotum.png</text:p>
            <text:p>convert background.png -gravity Center -size 270 -pointsize 24 -fill black -annotate +0-14 'Voted #82 mod' -pointsize 20 -fill white -annotate +0+18 'by ZDoom Community' png8:pngs/Happy_Time_Circus.png</text:p>
            <text:p>convert background.png -gravity Center -size 270 -pointsize 24 -fill black -annotate +0-14 'Voted #82 mod' -pointsize 20 -fill white -annotate +0+18 'by ZDoom Community' png8:pngs/Heretical_Doom.png</text:p>
            <text:p>convert background.png -gravity Center -size 270 -pointsize 24 -fill black -annotate +0-14 'Voted #82 mod' -pointsize 20 -fill white -annotate +0+18 'by ZDoom Community' png8:pngs/Jimmy’s_Jukebox.png</text:p>
            <text:p>convert background.png -gravity Center -size 270 -pointsize 24 -fill black -annotate +0-14 'Voted #82 mod' -pointsize 20 -fill white -annotate +0+18 'by ZDoom Community' png8:pngs/Redux_E2M4.png</text:p>
            <text:p>convert background.png -gravity Center -size 270 -pointsize 24 -fill black -annotate +0-14 'Voted #82 mod' -pointsize 20 -fill white -annotate +0+18 'by ZDoom Community' png8:pngs/scalliano_s_667_Shuffle.png</text:p>
            <text:p>convert background.png -gravity Center -size 270 -pointsize 24 -fill black -annotate +0-14 'Voted #82 mod' -pointsize 20 -fill white -annotate +0+18 'by ZDoom Community' png8:pngs/Super_Sonic_DooM.png</text:p>
            <text:p>convert background.png -gravity Center -size 270 -pointsize 24 -fill black -annotate +0-14 'Voted #82 mod' -pointsize 20 -fill white -annotate +0+18 'by ZDoom Community' png8:pngs/The_Ultimate_Simpsons_Doom_.png</text:p>
            <text:p>convert background.png -gravity Center -size 270 -pointsize 24 -fill black -annotate +0-14 'Voted #82 mod' -pointsize 20 -fill white -annotate +0+18 'by ZDoom Community' png8:pngs/Void.png</text:p>
            <text:p>convert background.png -gravity Center -size 270 -pointsize 24 -fill black -annotate +0-14 'Voted #82 mod' -pointsize 20 -fill white -annotate +0+18 'by ZDoom Community' png8:pngs/WolfenDOOM:_Operation:_Arctic_Wolf.png</text:p>
            <text:p>convert background.png -gravity Center -size 270 -pointsize 24 -fill black -annotate +0-14 'Voted #98 mod' -pointsize 20 -fill white -annotate +0+18 'by ZDoom Community' png8:pngs/Aetherius.png</text:p>
            <text:p>convert background.png -gravity Center -size 270 -pointsize 24 -fill black -annotate +0-14 'Voted #98 mod' -pointsize 20 -fill white -annotate +0+18 'by ZDoom Community' png8:pngs/BlackWarrior.png</text:p>
            <text:p>convert background.png -gravity Center -size 270 -pointsize 24 -fill black -annotate +0-14 'Voted #98 mod' -pointsize 20 -fill white -annotate +0+18 'by ZDoom Community' png8:pngs/Castlevania_-_Simon_s_Destiny.png</text:p>
            <text:p>convert background.png -gravity Center -size 270 -pointsize 24 -fill black -annotate +0-14 'Voted #98 mod' -pointsize 20 -fill white -annotate +0+18 'by ZDoom Community' png8:pngs/Complex_Doom.png</text:p>
            <text:p>convert background.png -gravity Center -size 270 -pointsize 24 -fill black -annotate +0-14 'Voted #98 mod' -pointsize 20 -fill white -annotate +0+18 'by ZDoom Community' png8:pngs/Consolation_Prize:_The_PSX_Doom_TC.png</text:p>
            <text:p>convert background.png -gravity Center -size 270 -pointsize 24 -fill black -annotate +0-14 'Voted #98 mod' -pointsize 20 -fill white -annotate +0+18 'by ZDoom Community' png8:pngs/Crossfire.png</text:p>
            <text:p>convert background.png -gravity Center -size 270 -pointsize 24 -fill black -annotate +0-14 'Voted #98 mod' -pointsize 20 -fill white -annotate +0+18 'by ZDoom Community' png8:pngs/Cyberrunner.png</text:p>
            <text:p>convert background.png -gravity Center -size 270 -pointsize 24 -fill black -annotate +0-14 'Voted #98 mod' -pointsize 20 -fill white -annotate +0+18 'by ZDoom Community' png8:pngs/DamNums.png</text:p>
            <text:p>convert background.png -gravity Center -size 270 -pointsize 24 -fill black -annotate +0-14 'Voted #98 mod' -pointsize 20 -fill white -annotate +0+18 'by ZDoom Community' png8:pngs/Dead_Marine.png</text:p>
            <text:p>convert background.png -gravity Center -size 270 -pointsize 24 -fill black -annotate +0-14 'Voted #98 mod' -pointsize 20 -fill white -annotate +0+18 'by ZDoom Community' png8:pngs/dead.air.png</text:p>
            <text:p>convert background.png -gravity Center -size 270 -pointsize 24 -fill black -annotate +0-14 'Voted #98 mod' -pointsize 20 -fill white -annotate +0+18 'by ZDoom Community' png8:pngs/Demon_CounterStrike.png</text:p>
            <text:p>convert background.png -gravity Center -size 270 -pointsize 24 -fill black -annotate +0-14 'Voted #98 mod' -pointsize 20 -fill white -annotate +0+18 'by ZDoom Community' png8:pngs/Eriguns_2.png</text:p>
            <text:p>convert background.png -gravity Center -size 270 -pointsize 24 -fill black -annotate +0-14 'Voted #98 mod' -pointsize 20 -fill white -annotate +0+18 'by ZDoom Community' png8:pngs/Error:_Doom.png</text:p>
            <text:p>convert background.png -gravity Center -size 270 -pointsize 24 -fill black -annotate +0-14 'Voted #98 mod' -pointsize 20 -fill white -annotate +0+18 'by ZDoom Community' png8:pngs/Final_NeoDoom.png</text:p>
            <text:p>convert background.png -gravity Center -size 270 -pointsize 24 -fill black -annotate +0-14 'Voted #98 mod' -pointsize 20 -fill white -annotate +0+18 'by ZDoom Community' png8:pngs/FragTrak.png</text:p>
            <text:p>convert background.png -gravity Center -size 270 -pointsize 24 -fill black -annotate +0-14 'Voted #98 mod' -pointsize 20 -fill white -annotate +0+18 'by ZDoom Community' png8:pngs/Gene-Tech:_Before_the_Storm.png</text:p>
            <text:p>convert background.png -gravity Center -size 270 -pointsize 24 -fill black -annotate +0-14 'Voted #98 mod' -pointsize 20 -fill white -annotate +0+18 'by ZDoom Community' png8:pngs/HeXeReTiC_Fantasy.png</text:p>
            <text:p>convert background.png -gravity Center -size 270 -pointsize 24 -fill black -annotate +0-14 'Voted #98 mod' -pointsize 20 -fill white -annotate +0+18 'by ZDoom Community' png8:pngs/Insanity_s_Requiem.png</text:p>
            <text:p>convert background.png -gravity Center -size 270 -pointsize 24 -fill black -annotate +0-14 'Voted #98 mod' -pointsize 20 -fill white -annotate +0+18 'by ZDoom Community' png8:pngs/Queen_s_Crusade.png</text:p>
            <text:p>convert background.png -gravity Center -size 270 -pointsize 24 -fill black -annotate +0-14 'Voted #98 mod' -pointsize 20 -fill white -annotate +0+18 'by ZDoom Community' png8:pngs/Skulldash.png</text:p>
            <text:p>convert background.png -gravity Center -size 270 -pointsize 24 -fill black -annotate +0-14 'Voted #98 mod' -pointsize 20 -fill white -annotate +0+18 'by ZDoom Community' png8:pngs/Sneaky_Doom.png</text:p>
            <text:p>convert background.png -gravity Center -size 270 -pointsize 24 -fill black -annotate +0-14 'Voted #98 mod' -pointsize 20 -fill white -annotate +0+18 'by ZDoom Community' png8:pngs/Strange_Aeons.png</text:p>
            <text:p>convert background.png -gravity Center -size 270 -pointsize 24 -fill black -annotate +0-14 'Voted #98 mod' -pointsize 20 -fill white -annotate +0+18 'by ZDoom Community' png8:pngs/Sun_Damage_Omen.png</text:p>
            <text:p>convert background.png -gravity Center -size 270 -pointsize 24 -fill black -annotate +0-14 'Voted #98 mod' -pointsize 20 -fill white -annotate +0+18 'by ZDoom Community' png8:pngs/The_Space_Pirate.png</text:p>
            <text:p>convert background.png -gravity Center -size 270 -pointsize 24 -fill black -annotate +0-14 'Voted #98 mod' -pointsize 20 -fill white -annotate +0+18 'by ZDoom Community' png8:pngs/Threshold_Of_Pain.png</text:p>
            <text:p>convert background.png -gravity Center -size 270 -pointsize 24 -fill black -annotate +0-14 'Voted #98 mod' -pointsize 20 -fill white -annotate +0+18 'by ZDoom Community' png8:pngs/TurboCharged_ARCADE!.png</text:p>
            <text:p>convert background.png -gravity Center -size 270 -pointsize 24 -fill black -annotate +0-14 'Voted #98 mod' -pointsize 20 -fill white -annotate +0+18 'by ZDoom Community' png8:pngs/Ultra_Crispy.png</text:p>
            <text:p>convert background.png -gravity Center -size 270 -pointsize 24 -fill black -annotate +0-14 'Voted #98 mod' -pointsize 20 -fill white -annotate +0+18 'by ZDoom Community' png8:pngs/Unloved.png</text:p>
            <text:p>convert background.png -gravity Center -size 270 -pointsize 24 -fill black -annotate +0-14 'Voted #98 mod' -pointsize 20 -fill white -annotate +0+18 'by ZDoom Community' png8:pngs/Weapons_of_Saturn.png</text:p>
            <text:p>convert background.png -gravity Center -size 270 -pointsize 24 -fill black -annotate +0-14 'Voted #98 mod' -pointsize 20 -fill white -annotate +0+18 'by ZDoom Community' png8:pngs/WolfenDOOM:__Astrostein.png</text:p>
            <text:p>convert background.png -gravity Center -size 270 -pointsize 24 -fill black -annotate +0-14 'Voted #128 mod' -pointsize 20 -fill white -annotate +0+18 'by ZDoom Community' png8:pngs/007:_Licence_to_Spell_DooM.png</text:p>
            <text:p>convert background.png -gravity Center -size 270 -pointsize 24 -fill black -annotate +0-14 'Voted #128 mod' -pointsize 20 -fill white -annotate +0+18 'by ZDoom Community' png8:pngs/20_Monsters_Challenge.png</text:p>
            <text:p>convert background.png -gravity Center -size 270 -pointsize 24 -fill black -annotate +0-14 'Voted #128 mod' -pointsize 20 -fill white -annotate +0+18 'by ZDoom Community' png8:pngs/Accessories_to_Murder.png</text:p>
            <text:p>convert background.png -gravity Center -size 270 -pointsize 24 -fill black -annotate +0-14 'Voted #128 mod' -pointsize 20 -fill white -annotate +0+18 'by ZDoom Community' png8:pngs/Alfonzone.png</text:p>
            <text:p>convert background.png -gravity Center -size 270 -pointsize 24 -fill black -annotate +0-14 'Voted #128 mod' -pointsize 20 -fill white -annotate +0+18 'by ZDoom Community' png8:pngs/Aliens:_Colonial_Marines_TC.png</text:p>
            <text:p>convert background.png -gravity Center -size 270 -pointsize 24 -fill black -annotate +0-14 'Voted #128 mod' -pointsize 20 -fill white -annotate +0+18 'by ZDoom Community' png8:pngs/All_Clear_Message.png</text:p>
            <text:p>convert background.png -gravity Center -size 270 -pointsize 24 -fill black -annotate +0-14 'Voted #128 mod' -pointsize 20 -fill white -annotate +0+18 'by ZDoom Community' png8:pngs/Banhammer.png</text:p>
            <text:p>convert background.png -gravity Center -size 270 -pointsize 24 -fill black -annotate +0-14 'Voted #128 mod' -pointsize 20 -fill white -annotate +0+18 'by ZDoom Community' png8:pngs/Brutalkick.png</text:p>
            <text:p>convert background.png -gravity Center -size 270 -pointsize 24 -fill black -annotate +0-14 'Voted #128 mod' -pointsize 20 -fill white -annotate +0+18 'by ZDoom Community' png8:pngs/Call_of_Dooty.png</text:p>
            <text:p>convert background.png -gravity Center -size 270 -pointsize 24 -fill black -annotate +0-14 'Voted #128 mod' -pointsize 20 -fill white -annotate +0+18 'by ZDoom Community' png8:pngs/Champions.png</text:p>
            <text:p>convert background.png -gravity Center -size 270 -pointsize 24 -fill black -annotate +0-14 'Voted #128 mod' -pointsize 20 -fill white -annotate +0+18 'by ZDoom Community' png8:pngs/Chosen.png</text:p>
            <text:p>convert background.png -gravity Center -size 270 -pointsize 24 -fill black -annotate +0-14 'Voted #128 mod' -pointsize 20 -fill white -annotate +0+18 'by ZDoom Community' png8:pngs/Complex_Doom:_LCA.png</text:p>
            <text:p>convert background.png -gravity Center -size 270 -pointsize 24 -fill black -annotate +0-14 'Voted #128 mod' -pointsize 20 -fill white -annotate +0+18 'by ZDoom Community' png8:pngs/CustomDoom.png</text:p>
            <text:p>convert background.png -gravity Center -size 270 -pointsize 24 -fill black -annotate +0-14 'Voted #128 mod' -pointsize 20 -fill white -annotate +0+18 'by ZDoom Community' png8:pngs/Dark_7__with_Mission_Pack_.png</text:p>
            <text:p>convert background.png -gravity Center -size 270 -pointsize 24 -fill black -annotate +0-14 'Voted #128 mod' -pointsize 20 -fill white -annotate +0+18 'by ZDoom Community' png8:pngs/Dark_Encounters.png</text:p>
            <text:p>convert background.png -gravity Center -size 270 -pointsize 24 -fill black -annotate +0-14 'Voted #128 mod' -pointsize 20 -fill white -annotate +0+18 'by ZDoom Community' png8:pngs/Demonsteele:_NowThatsWhatICallMIDI.png</text:p>
            <text:p>convert background.png -gravity Center -size 270 -pointsize 24 -fill black -annotate +0-14 'Voted #128 mod' -pointsize 20 -fill white -annotate +0+18 'by ZDoom Community' png8:pngs/Don-t_play_with_HELL_–_Black_Edition.png</text:p>
            <text:p>convert background.png -gravity Center -size 270 -pointsize 24 -fill black -annotate +0-14 'Voted #128 mod' -pointsize 20 -fill white -annotate +0+18 'by ZDoom Community' png8:pngs/Doom_2_Minor_Sprite_Fixing_Project.png</text:p>
            <text:p>convert background.png -gravity Center -size 270 -pointsize 24 -fill black -annotate +0-14 'Voted #128 mod' -pointsize 20 -fill white -annotate +0+18 'by ZDoom Community' png8:pngs/Doom_64__weapons_only_.png</text:p>
            <text:p>convert background.png -gravity Center -size 270 -pointsize 24 -fill black -annotate +0-14 'Voted #128 mod' -pointsize 20 -fill white -annotate +0+18 'by ZDoom Community' png8:pngs/Doom_Loot_Box_Mod.png</text:p>
            <text:p>convert background.png -gravity Center -size 270 -pointsize 24 -fill black -annotate +0-14 'Voted #128 mod' -pointsize 20 -fill white -annotate +0+18 'by ZDoom Community' png8:pngs/Eriguns_1.png</text:p>
            <text:p>convert background.png -gravity Center -size 270 -pointsize 24 -fill black -annotate +0-14 'Voted #128 mod' -pointsize 20 -fill white -annotate +0+18 'by ZDoom Community' png8:pngs/Fading_Corpses_Universal.png</text:p>
            <text:p>convert background.png -gravity Center -size 270 -pointsize 24 -fill black -annotate +0-14 'Voted #128 mod' -pointsize 20 -fill white -annotate +0+18 'by ZDoom Community' png8:pngs/FamiliarDoom.png</text:p>
            <text:p>convert background.png -gravity Center -size 270 -pointsize 24 -fill black -annotate +0-14 'Voted #128 mod' -pointsize 20 -fill white -annotate +0+18 'by ZDoom Community' png8:pngs/Footsteps.png</text:p>
            <text:p>convert background.png -gravity Center -size 270 -pointsize 24 -fill black -annotate +0-14 'Voted #128 mod' -pointsize 20 -fill white -annotate +0+18 'by ZDoom Community' png8:pngs/Ghoul_School_3D.png</text:p>
            <text:p>convert background.png -gravity Center -size 270 -pointsize 24 -fill black -annotate +0-14 'Voted #128 mod' -pointsize 20 -fill white -annotate +0+18 'by ZDoom Community' png8:pngs/GZSHud.png</text:p>
            <text:p>convert background.png -gravity Center -size 270 -pointsize 24 -fill black -annotate +0-14 'Voted #128 mod' -pointsize 20 -fill white -annotate +0+18 'by ZDoom Community' png8:pngs/Heretic_Widescreened_HUD.png</text:p>
            <text:p>convert background.png -gravity Center -size 270 -pointsize 24 -fill black -annotate +0-14 'Voted #128 mod' -pointsize 20 -fill white -annotate +0+18 'by ZDoom Community' png8:pngs/Hexen:_Scourge_of_Viscerus.png</text:p>
            <text:p>convert background.png -gravity Center -size 270 -pointsize 24 -fill black -annotate +0-14 'Voted #128 mod' -pointsize 20 -fill white -annotate +0+18 'by ZDoom Community' png8:pngs/HeXercise.png</text:p>
            <text:p>convert background.png -gravity Center -size 270 -pointsize 24 -fill black -annotate +0-14 'Voted #128 mod' -pointsize 20 -fill white -annotate +0+18 'by ZDoom Community' png8:pngs/Highway_to_Hell.png</text:p>
            <text:p>convert background.png -gravity Center -size 270 -pointsize 24 -fill black -annotate +0-14 'Voted #128 mod' -pointsize 20 -fill white -annotate +0+18 'by ZDoom Community' png8:pngs/Hordes_of_Chaos.png</text:p>
            <text:p>convert background.png -gravity Center -size 270 -pointsize 24 -fill black -annotate +0-14 'Voted #128 mod' -pointsize 20 -fill white -annotate +0+18 'by ZDoom Community' png8:pngs/HXRTC_Project.png</text:p>
            <text:p>convert background.png -gravity Center -size 270 -pointsize 24 -fill black -annotate +0-14 'Voted #128 mod' -pointsize 20 -fill white -annotate +0+18 'by ZDoom Community' png8:pngs/Keymaster.png</text:p>
            <text:p>convert background.png -gravity Center -size 270 -pointsize 24 -fill black -annotate +0-14 'Voted #128 mod' -pointsize 20 -fill white -annotate +0+18 'by ZDoom Community' png8:pngs/Lasting_Light.png</text:p>
            <text:p>convert background.png -gravity Center -size 270 -pointsize 24 -fill black -annotate +0-14 'Voted #128 mod' -pointsize 20 -fill white -annotate +0+18 'by ZDoom Community' png8:pngs/LOST_SOULSPHERE:_Gold_Edition.png</text:p>
            <text:p>convert background.png -gravity Center -size 270 -pointsize 24 -fill black -annotate +0-14 'Voted #128 mod' -pointsize 20 -fill white -annotate +0+18 'by ZDoom Community' png8:pngs/Lowtech_Remake.png</text:p>
            <text:p>convert background.png -gravity Center -size 270 -pointsize 24 -fill black -annotate +0-14 'Voted #128 mod' -pointsize 20 -fill white -annotate +0+18 'by ZDoom Community' png8:pngs/MAIS.png</text:p>
            <text:p>convert background.png -gravity Center -size 270 -pointsize 24 -fill black -annotate +0-14 'Voted #128 mod' -pointsize 20 -fill white -annotate +0+18 'by ZDoom Community' png8:pngs/MassMouth_2.png</text:p>
            <text:p>convert background.png -gravity Center -size 270 -pointsize 24 -fill black -annotate +0-14 'Voted #128 mod' -pointsize 20 -fill white -annotate +0+18 'by ZDoom Community' png8:pngs/Megabounce.png</text:p>
            <text:p>convert background.png -gravity Center -size 270 -pointsize 24 -fill black -annotate +0-14 'Voted #128 mod' -pointsize 20 -fill white -annotate +0+18 'by ZDoom Community' png8:pngs/Metroid:_Dreadnought.png</text:p>
            <text:p>convert background.png -gravity Center -size 270 -pointsize 24 -fill black -annotate +0-14 'Voted #128 mod' -pointsize 20 -fill white -annotate +0+18 'by ZDoom Community' png8:pngs/Monster_Scouter.png</text:p>
            <text:p>convert background.png -gravity Center -size 270 -pointsize 24 -fill black -annotate +0-14 'Voted #128 mod' -pointsize 20 -fill white -annotate +0+18 'by ZDoom Community' png8:pngs/Nameless_Lite_RPG_Mod.png</text:p>
            <text:p>convert background.png -gravity Center -size 270 -pointsize 24 -fill black -annotate +0-14 'Voted #128 mod' -pointsize 20 -fill white -annotate +0+18 'by ZDoom Community' png8:pngs/Nash_s_Gore_Mod.png</text:p>
            <text:p>convert background.png -gravity Center -size 270 -pointsize 24 -fill black -annotate +0-14 'Voted #128 mod' -pointsize 20 -fill white -annotate +0+18 'by ZDoom Community' png8:pngs/NC_HUD.png</text:p>
            <text:p>convert background.png -gravity Center -size 270 -pointsize 24 -fill black -annotate +0-14 'Voted #128 mod' -pointsize 20 -fill white -annotate +0+18 'by ZDoom Community' png8:pngs/njsplash.png</text:p>
            <text:p>convert background.png -gravity Center -size 270 -pointsize 24 -fill black -annotate +0-14 'Voted #128 mod' -pointsize 20 -fill white -annotate +0+18 'by ZDoom Community' png8:pngs/Paranoid_and_Paranoiac.png</text:p>
            <text:p>convert background.png -gravity Center -size 270 -pointsize 24 -fill black -annotate +0-14 'Voted #128 mod' -pointsize 20 -fill white -annotate +0+18 'by ZDoom Community' png8:pngs/Perkristan_s_HD_Sounds.png</text:p>
            <text:p>convert background.png -gravity Center -size 270 -pointsize 24 -fill black -annotate +0-14 'Voted #128 mod' -pointsize 20 -fill white -annotate +0+18 'by ZDoom Community' png8:pngs/Pokémon_Doom.png</text:p>
            <text:p>convert background.png -gravity Center -size 270 -pointsize 24 -fill black -annotate +0-14 'Voted #128 mod' -pointsize 20 -fill white -annotate +0+18 'by ZDoom Community' png8:pngs/Project_Ironclad.png</text:p>
            <text:p>convert background.png -gravity Center -size 270 -pointsize 24 -fill black -annotate +0-14 'Voted #128 mod' -pointsize 20 -fill white -annotate +0+18 'by ZDoom Community' png8:pngs/QUAKE:_Descent_into_Heresy.png</text:p>
            <text:p>convert background.png -gravity Center -size 270 -pointsize 24 -fill black -annotate +0-14 'Voted #128 mod' -pointsize 20 -fill white -annotate +0+18 'by ZDoom Community' png8:pngs/Real_Guns_Hardcore.png</text:p>
            <text:p>convert background.png -gravity Center -size 270 -pointsize 24 -fill black -annotate +0-14 'Voted #128 mod' -pointsize 20 -fill white -annotate +0+18 'by ZDoom Community' png8:pngs/Realm_of_Cheogsh.png</text:p>
            <text:p>convert background.png -gravity Center -size 270 -pointsize 24 -fill black -annotate +0-14 'Voted #128 mod' -pointsize 20 -fill white -annotate +0+18 'by ZDoom Community' png8:pngs/Reikall_s_Voxels.png</text:p>
            <text:p>convert background.png -gravity Center -size 270 -pointsize 24 -fill black -annotate +0-14 'Voted #128 mod' -pointsize 20 -fill white -annotate +0+18 'by ZDoom Community' png8:pngs/Run_For_It!.png</text:p>
            <text:p>convert background.png -gravity Center -size 270 -pointsize 24 -fill black -annotate +0-14 'Voted #128 mod' -pointsize 20 -fill white -annotate +0+18 'by ZDoom Community' png8:pngs/SBrightmaps.png</text:p>
            <text:p>convert background.png -gravity Center -size 270 -pointsize 24 -fill black -annotate +0-14 'Voted #128 mod' -pointsize 20 -fill white -annotate +0+18 'by ZDoom Community' png8:pngs/Simple_Mirrored_Monsters.png</text:p>
            <text:p>convert background.png -gravity Center -size 270 -pointsize 24 -fill black -annotate +0-14 'Voted #128 mod' -pointsize 20 -fill white -annotate +0+18 'by ZDoom Community' png8:pngs/Smooth_Doom.png</text:p>
            <text:p>convert background.png -gravity Center -size 270 -pointsize 24 -fill black -annotate +0-14 'Voted #128 mod' -pointsize 20 -fill white -annotate +0+18 'by ZDoom Community' png8:pngs/Smooth_fluids.png</text:p>
            <text:p>convert background.png -gravity Center -size 270 -pointsize 24 -fill black -annotate +0-14 'Voted #128 mod' -pointsize 20 -fill white -annotate +0+18 'by ZDoom Community' png8:pngs/Sound_Caulking.png</text:p>
            <text:p>convert background.png -gravity Center -size 270 -pointsize 24 -fill black -annotate +0-14 'Voted #128 mod' -pointsize 20 -fill white -annotate +0+18 'by ZDoom Community' png8:pngs/Splatterhouse_3D.png</text:p>
            <text:p>convert background.png -gravity Center -size 270 -pointsize 24 -fill black -annotate +0-14 'Voted #128 mod' -pointsize 20 -fill white -annotate +0+18 'by ZDoom Community' png8:pngs/StatsKeeper.png</text:p>
            <text:p>convert background.png -gravity Center -size 270 -pointsize 24 -fill black -annotate +0-14 'Voted #128 mod' -pointsize 20 -fill white -annotate +0+18 'by ZDoom Community' png8:pngs/TGRDM3__Morgenstern_.png</text:p>
            <text:p>convert background.png -gravity Center -size 270 -pointsize 24 -fill black -annotate +0-14 'Voted #128 mod' -pointsize 20 -fill white -annotate +0+18 'by ZDoom Community' png8:pngs/The_City_of_The_Damned_:_Apocalypse.png</text:p>
            <text:p>convert background.png -gravity Center -size 270 -pointsize 24 -fill black -annotate +0-14 'Voted #128 mod' -pointsize 20 -fill white -annotate +0+18 'by ZDoom Community' png8:pngs/The_Trooper.png</text:p>
            <text:p>convert background.png -gravity Center -size 270 -pointsize 24 -fill black -annotate +0-14 'Voted #128 mod' -pointsize 20 -fill white -annotate +0+18 'by ZDoom Community' png8:pngs/Tilt++.png</text:p>
            <text:p>convert background.png -gravity Center -size 270 -pointsize 24 -fill black -annotate +0-14 'Voted #128 mod' -pointsize 20 -fill white -annotate +0+18 'by ZDoom Community' png8:pngs/Town_Infection:_The_Flooding.png</text:p>
            <text:p>convert background.png -gravity Center -size 270 -pointsize 24 -fill black -annotate +0-14 'Voted #128 mod' -pointsize 20 -fill white -annotate +0+18 'by ZDoom Community' png8:pngs/WARDUST_heretic_Sprites.png</text:p>
            <text:p>convert background.png -gravity Center -size 270 -pointsize 24 -fill black -annotate +0-14 'Voted #128 mod' -pointsize 20 -fill white -annotate +0+18 'by ZDoom Community' png8:pngs/Wolfenstein_3D_TC.png</text:p>
            <text:p>convert background.png -gravity Center -size 270 -pointsize 24 -fill black -annotate +0-14 'Voted #128 mod' -pointsize 20 -fill white -annotate +0+18 'by ZDoom Community' png8:pngs/ZBlood+.png</text:p>
            <text:p>convert background.png -gravity Center -size 270 -pointsize 24 -fill black -annotate +0-14 'Voted #128 mod' -pointsize 20 -fill white -annotate +0+18 'by ZDoom Community' png8:pngs/Zion.png</text:p>
            <text:p>optipng -strip all pngs/*</text:p>
          </table:table-cell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[size=85]&quot; &amp; [Numbers.F5] &amp; &quot;[/size]]&quot;; &quot;&quot;)" office:value-type="string" office:string-value="[b]2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" calcext:value-type="string">
            <text:p>[b]2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8:pngs/&quot; &amp; SUBSTITUTE(SUBSTITUTE(SUBSTITUTE(SUBSTITUTE(SUBSTITUTE([Numbers.D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8:pngs/Hideous_Destructor.png" calcext:value-type="string">
            <text:p>convert background.png -gravity Center -size 270 -pointsize 24 -fill black -annotate +0-14 'Voted #2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[size=85]&quot; &amp; [Numbers.F6] &amp; &quot;[/size]]&quot;; &quot;&quot;)" office:value-type="string" office:string-value="[b]3. [url=https://forum.zdoom.org/viewtopic.php?f=43&amp;t=37066#p703762]Guncaster[/url][/b] [[b]35[/b]: [size=85]Brohnesorge: 4, Shi No Hime: 2, ZippeyKeys12: 4, HaraSwift: 1, Somagu: 1,  TheNightATK300: 1, kadu522: 2, ZikShadow: 1, D3athStalker: 4, erni945: 5, GeneralDelphox: 3, QuakedoomNukem Cz: 1, Rowsol: 5, IdiotBitz: 1[/size]]" calcext:value-type="string">
            <text:p>[b]3. [url=https://forum.zdoom.org/viewtopic.php?f=43&amp;t=37066#p703762]Guncaster[/url][/b] [[b]35[/b]: [size=85]Brohnesorge: 4, Shi No Hime: 2, ZippeyKeys12: 4, HaraSwift: 1, Somagu: 1, <text:s/>TheNightATK300: 1, kadu522: 2, ZikShadow: 1, D3athStalker: 4, erni945: 5, GeneralDelphox: 3, QuakedoomNukem Cz: 1, Rowsol: 5, IdiotBitz: 1[/size]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8:pngs/&quot; &amp; SUBSTITUTE(SUBSTITUTE(SUBSTITUTE(SUBSTITUTE(SUBSTITUTE([Numbers.D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8:pngs/Guncaster.png" calcext:value-type="string">
            <text:p>convert background.png -gravity Center -size 270 -pointsize 24 -fill black -annotate +0-14 'Voted #3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[size=85]&quot; &amp; [Numbers.F7] &amp; &quot;[/size]]&quot;; &quot;&quot;)" office:value-type="string" office:string-value="[b]4. [url=https://forum.zdoom.org/viewtopic.php?f=43&amp;t=57098#p1006858]High Noon Drifter[/url][/b] [[b]31[/b]: [size=85]m8f: 1, Matt: 1, GAA1992: 3, phantombeta: 1, Hege Cactus: 3, kadu522: 2, Captain J: 4, Master Medi: 1, Cyanide: 1, D3athStalker: 1, erni945: 3, GeneralDelphox: 3, insightguy: 3, Hellser: 3, QuakedoomNukem Cz: 1[/size]]" calcext:value-type="string">
            <text:p>[b]4. [url=https://forum.zdoom.org/viewtopic.php?f=43&amp;t=57098#p1006858]High Noon Drifter[/url][/b] [[b]31[/b]: [size=85]m8f: 1, Matt: 1, GAA1992: 3, phantombeta: 1, Hege Cactus: 3, kadu522: 2, Captain J: 4, Master Medi: 1, Cyanide: 1, D3athStalker: 1, erni945: 3, GeneralDelphox: 3, insightguy: 3, Hellser: 3, QuakedoomNukem Cz: 1[/size]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8:pngs/&quot; &amp; SUBSTITUTE(SUBSTITUTE(SUBSTITUTE(SUBSTITUTE(SUBSTITUTE([Numbers.D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8:pngs/High_Noon_Drifter.png" calcext:value-type="string">
            <text:p>convert background.png -gravity Center -size 270 -pointsize 24 -fill black -annotate +0-14 'Voted #4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[size=85]&quot; &amp; [Numbers.F8] &amp; &quot;[/size]]&quot;; &quot;&quot;)" office:value-type="string" office:string-value="[b]4. [url=https://forum.zdoom.org/viewtopic.php?f=43&amp;t=29915#p567421]Russian Overkill[/url][/b] [[b]31[/b]: [size=85]leodoom85: 1, Marisa Kirisame: 2, Untitled: 2, HaraSwift: 5, wildweasel: 1,  TheNightATK300: 1, Beed28: 5, Hege Cactus: 1, TriMetall: 1, Azba: 1, 4thcharacter: 3, dard22: 1, Koto: 1, wolfmanfp: 5, Rowsol: 1[/size]]" calcext:value-type="string">
            <text:p>[b]4. [url=https://forum.zdoom.org/viewtopic.php?f=43&amp;t=29915#p567421]Russian Overkill[/url][/b] [[b]31[/b]: [size=85]leodoom85: 1, Marisa Kirisame: 2, Untitled: 2, HaraSwift: 5, wildweasel: 1, <text:s/>TheNightATK300: 1, Beed28: 5, Hege Cactus: 1, TriMetall: 1, Azba: 1, 4thcharacter: 3, dard22: 1, Koto: 1, wolfmanfp: 5, Rowsol: 1[/size]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8:pngs/&quot; &amp; SUBSTITUTE(SUBSTITUTE(SUBSTITUTE(SUBSTITUTE(SUBSTITUTE([Numbers.D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8:pngs/Russian_Overkill.png" calcext:value-type="string">
            <text:p>convert background.png -gravity Center -size 270 -pointsize 24 -fill black -annotate +0-14 'Voted #4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[size=85]&quot; &amp; [Numbers.F9] &amp; &quot;[/size]]&quot;; &quot;&quot;)" office:value-type="string" office:string-value="[b]6. [url=https://forum.zdoom.org/viewtopic.php?f=43&amp;t=47494#p805770]The Trailblazer[/url][/b] [[b]28[/b]: [size=85]m8f: 1, Matt: 2, Hege Cactus: 1, lud: 1, ZikShadow: 1, Cyanide: 1, D3athStalker: 2, erni945: 4, insightguy: 3, sycspysycspy: 5, Ikazu-san: 2, Rowsol: 5[/size]]" calcext:value-type="string">
            <text:p>[b]6. [url=https://forum.zdoom.org/viewtopic.php?f=43&amp;t=47494#p805770]The Trailblazer[/url][/b] [[b]28[/b]: [size=85]m8f: 1, Matt: 2, Hege Cactus: 1, lud: 1, ZikShadow: 1, Cyanide: 1, D3athStalker: 2, erni945: 4, insightguy: 3, sycspysycspy: 5, Ikazu-san: 2, Rowsol: 5[/size]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8:pngs/&quot; &amp; SUBSTITUTE(SUBSTITUTE(SUBSTITUTE(SUBSTITUTE(SUBSTITUTE([Numbers.D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 mod' -pointsize 20 -fill white -annotate +0+18 'by ZDoom Community' png8:pngs/The_Trailblazer.png" calcext:value-type="string">
            <text:p>convert background.png -gravity Center -size 270 -pointsize 24 -fill black -annotate +0-14 'Voted #6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[size=85]&quot; &amp; [Numbers.F10] &amp; &quot;[/size]]&quot;; &quot;&quot;)" office:value-type="string" office:string-value="[b]7. [url=https://forum.zdoom.org/viewtopic.php?t=25836#p492521]Project MSX[/url][/b] [[b]27[/b]: [size=85]Marisa Kirisame: 4, Combine_Kegan: 2, TerminusEst13: 4, wildweasel: 2, ibm5155: 4, Somagu: 1, Azba: 1, Eric_: 5, sycspysycspy: 4[/size]]" calcext:value-type="string">
            <text:p>[b]7. [url=https://forum.zdoom.org/viewtopic.php?t=25836#p492521]Project MSX[/url][/b] [[b]27[/b]: [size=85]Marisa Kirisame: 4, Combine_Kegan: 2, TerminusEst13: 4, wildweasel: 2, ibm5155: 4, Somagu: 1, Azba: 1, Eric_: 5, sycspysycspy: 4[/size]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8:pngs/&quot; &amp; SUBSTITUTE(SUBSTITUTE(SUBSTITUTE(SUBSTITUTE(SUBSTITUTE([Numbers.D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Project_MSX.png" calcext:value-type="string">
            <text:p>convert background.png -gravity Center -size 270 -pointsize 24 -fill black -annotate +0-14 'Voted #7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[size=85]&quot; &amp; [Numbers.F11] &amp; &quot;[/size]]&quot;; &quot;&quot;)" office:value-type="string" office:string-value="[b]8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" calcext:value-type="string">
            <text:p>[b]8. [url=https://forum.zdoom.org/viewtopic.php?f=43&amp;t=45115#p742401]GMOTA[/url][/b] [[b]26[/b]: [size=85]Shadelight: 3, TerminusEst13: 3, DrPyspy: 3, Somagu: 1, <text:s/>TheNightATK300: 2, Hege Cactus: 2, Captain J: 3, Azba: 3, Eric_: 1, Marrub: 1, Revae: 3, QuakedoomNukem Cz: 1[/size]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8:pngs/&quot; &amp; SUBSTITUTE(SUBSTITUTE(SUBSTITUTE(SUBSTITUTE(SUBSTITUTE([Numbers.D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 mod' -pointsize 20 -fill white -annotate +0+18 'by ZDoom Community' png8:pngs/GMOTA.png" calcext:value-type="string">
            <text:p>convert background.png -gravity Center -size 270 -pointsize 24 -fill black -annotate +0-14 'Voted #8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[size=85]&quot; &amp; [Numbers.F12] &amp; &quot;[/size]]&quot;; &quot;&quot;)" office:value-type="string" office:string-value="[b]8. [url=https://forum.zdoom.org/viewtopic.php?t=51771#p902709]Samsara[/url][/b] [[b]26[/b]: [size=85]Matt: 3, Combine_Kegan: 3, Untitled: 5, Turbo: 3, Crazy Toni: 2, Cyanide: 1, GeneralDelphox: 1, Revae: 5, Hellser: 3[/size]]" calcext:value-type="string">
            <text:p>[b]8. [url=https://forum.zdoom.org/viewtopic.php?t=51771#p902709]Samsara[/url][/b] [[b]26[/b]: [size=85]Matt: 3, Combine_Kegan: 3, Untitled: 5, Turbo: 3, Crazy Toni: 2, Cyanide: 1, GeneralDelphox: 1, Revae: 5, Hellser: 3[/size]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8:pngs/&quot; &amp; SUBSTITUTE(SUBSTITUTE(SUBSTITUTE(SUBSTITUTE(SUBSTITUTE([Numbers.D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 mod' -pointsize 20 -fill white -annotate +0+18 'by ZDoom Community' png8:pngs/Samsara.png" calcext:value-type="string">
            <text:p>convert background.png -gravity Center -size 270 -pointsize 24 -fill black -annotate +0-14 'Voted #8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[size=85]&quot; &amp; [Numbers.F13] &amp; &quot;[/size]]&quot;; &quot;&quot;)" office:value-type="string" office:string-value="[b]10. [url=https://forum.zdoom.org/viewtopic.php?f=43&amp;t=47980#p818030]Colourful Hell[/url][/b] [[b]24[/b]: [size=85]Brohnesorge: 3, Shadelight: 2, Shi No Hime: 2, Marisa Kirisame: 3, HaraSwift: 3, Somagu: 2, lud: 4, 4thcharacter: 3, D3athStalker: 1, Rowsol: 1[/size]]" calcext:value-type="string">
            <text:p>[b]10. [url=https://forum.zdoom.org/viewtopic.php?f=43&amp;t=47980#p818030]Colourful Hell[/url][/b] [[b]24[/b]: [size=85]Brohnesorge: 3, Shadelight: 2, Shi No Hime: 2, Marisa Kirisame: 3, HaraSwift: 3, Somagu: 2, lud: 4, 4thcharacter: 3, D3athStalker: 1, Rowsol: 1[/size]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8:pngs/&quot; &amp; SUBSTITUTE(SUBSTITUTE(SUBSTITUTE(SUBSTITUTE(SUBSTITUTE([Numbers.D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8:pngs/Colourful_Hell.png" calcext:value-type="string">
            <text:p>convert background.png -gravity Center -size 270 -pointsize 24 -fill black -annotate +0-14 'Voted #10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[size=85]&quot; &amp; [Numbers.F14] &amp; &quot;[/size]]&quot;; &quot;&quot;)" office:value-type="string" office:string-value="[b]11. [url=https://forum.zdoom.org/viewtopic.php?f=19&amp;t=47801#p813367]Blade of Agony[/url][/b] [[b]21[/b]: [size=85]Caligari87: 2, ZikShadow: 3, The Ultimate DooMer: 1, dard22: 2, Zcat: 2, Zan: 1, Ravick: 1, Koto: 4, Solmir : 5[/size]]" calcext:value-type="string">
            <text:p>[b]11. [url=https://forum.zdoom.org/viewtopic.php?f=19&amp;t=47801#p813367]Blade of Agony[/url][/b] [[b]21[/b]: [size=85]Caligari87: 2, ZikShadow: 3, The Ultimate DooMer: 1, dard22: 2, Zcat: 2, Zan: 1, Ravick: 1, Koto: 4, Solmir : 5[/size]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8:pngs/&quot; &amp; SUBSTITUTE(SUBSTITUTE(SUBSTITUTE(SUBSTITUTE(SUBSTITUTE([Numbers.D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8:pngs/Blade_of_Agony.png" calcext:value-type="string">
            <text:p>convert background.png -gravity Center -size 270 -pointsize 24 -fill black -annotate +0-14 'Voted #11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[size=85]&quot; &amp; [Numbers.F15] &amp; &quot;[/size]]&quot;; &quot;&quot;)" office:value-type="string" office:string-value="[b]11. [url=https://forum.zdoom.org/viewtopic.php?f=43&amp;t=57964#p1019776]Netronian Chaos[/url][/b] [[b]21[/b]: [size=85]TerminusEst13: 2, DrPyspy: 3, phantombeta: 5,  TheNightATK300: 2, PlayerLin: 5, Turbo: 2, TheLightBad96: 2[/size]]" calcext:value-type="string">
            <text:p>[b]11. [url=https://forum.zdoom.org/viewtopic.php?f=43&amp;t=57964#p1019776]Netronian Chaos[/url][/b] [[b]21[/b]: [size=85]TerminusEst13: 2, DrPyspy: 3, phantombeta: 5, <text:s/>TheNightATK300: 2, PlayerLin: 5, Turbo: 2, TheLightBad96: 2[/size]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8:pngs/&quot; &amp; SUBSTITUTE(SUBSTITUTE(SUBSTITUTE(SUBSTITUTE(SUBSTITUTE([Numbers.D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8:pngs/Netronian_Chaos.png" calcext:value-type="string">
            <text:p>convert background.png -gravity Center -size 270 -pointsize 24 -fill black -annotate +0-14 'Voted #11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[size=85]&quot; &amp; [Numbers.F16] &amp; &quot;[/size]]&quot;; &quot;&quot;)" office:value-type="string" office:string-value="[b]11. [url=https://forum.zdoom.org/viewtopic.php?t=29304#p557222]Winter's Fury[/url][/b] [[b]21[/b]: [size=85]Rachael: 1, Shadelight: 3, Jaxxoon R: 3, insightguy: 2, Zcat: 3, Zan: 4, QuakedoomNukem Cz: 1, Solmir : 4[/size]]" calcext:value-type="string">
            <text:p>[b]11. [url=https://forum.zdoom.org/viewtopic.php?t=29304#p557222]Winter's Fury[/url][/b] [[b]21[/b]: [size=85]Rachael: 1, Shadelight: 3, Jaxxoon R: 3, insightguy: 2, Zcat: 3, Zan: 4, QuakedoomNukem Cz: 1, Solmir : 4[/size]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8:pngs/&quot; &amp; SUBSTITUTE(SUBSTITUTE(SUBSTITUTE(SUBSTITUTE(SUBSTITUTE([Numbers.D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8:pngs/Winter_s_Fury.png" calcext:value-type="string">
            <text:p>convert background.png -gravity Center -size 270 -pointsize 24 -fill black -annotate +0-14 'Voted #11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[size=85]&quot; &amp; [Numbers.F17] &amp; &quot;[/size]]&quot;; &quot;&quot;)" office:value-type="string" office:string-value="[b]14. [url=https://forum.zdoom.org/viewtopic.php?t=46787#p786254]Demonsteele[/url][/b] [[b]20[/b]: [size=85]Untitled: 4, Azba: 1, Eric_: 3, Zcat: 5, TheMightyHeracross: 3, sycspysycspy: 3, Ikazu-san: 1[/size]]" calcext:value-type="string">
            <text:p>[b]14. [url=https://forum.zdoom.org/viewtopic.php?t=46787#p786254]Demonsteele[/url][/b] [[b]20[/b]: [size=85]Untitled: 4, Azba: 1, Eric_: 3, Zcat: 5, TheMightyHeracross: 3, sycspysycspy: 3, Ikazu-san: 1[/size]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8:pngs/&quot; &amp; SUBSTITUTE(SUBSTITUTE(SUBSTITUTE(SUBSTITUTE(SUBSTITUTE([Numbers.D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Demonsteele.png" calcext:value-type="string">
            <text:p>convert background.png -gravity Center -size 270 -pointsize 24 -fill black -annotate +0-14 'Voted #14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[size=85]&quot; &amp; [Numbers.F18] &amp; &quot;[/size]]&quot;; &quot;&quot;)" office:value-type="string" office:string-value="[b]14. [url=https://forum.zdoom.org/viewtopic.php?f=43&amp;t=55061#p973066]Final Doomer[/url][/b] [[b]20[/b]: [size=85]m8f: 1, Shi No Hime: 2, Marisa Kirisame: 1, Untitled: 1, lil'devil: 1, TriMetall: 3, 4thcharacter: 2, Turbo: 2, Cyanide: 1, Hellser: 2, QuakedoomNukem Cz: 1, Ikazu-san: 2, wolfmanfp: 1[/size]]" calcext:value-type="string">
            <text:p>[b]14. [url=https://forum.zdoom.org/viewtopic.php?f=43&amp;t=55061#p973066]Final Doomer[/url][/b] [[b]20[/b]: [size=85]m8f: 1, Shi No Hime: 2, Marisa Kirisame: 1, Untitled: 1, lil'devil: 1, TriMetall: 3, 4thcharacter: 2, Turbo: 2, Cyanide: 1, Hellser: 2, QuakedoomNukem Cz: 1, Ikazu-san: 2, wolfmanfp: 1[/size]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8:pngs/&quot; &amp; SUBSTITUTE(SUBSTITUTE(SUBSTITUTE(SUBSTITUTE(SUBSTITUTE([Numbers.D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Final_Doomer.png" calcext:value-type="string">
            <text:p>convert background.png -gravity Center -size 270 -pointsize 24 -fill black -annotate +0-14 'Voted #14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[size=85]&quot; &amp; [Numbers.F19] &amp; &quot;[/size]]&quot;; &quot;&quot;)" office:value-type="string" office:string-value="[b]14. [url=https://forum.zdoom.org/viewtopic.php?f=43&amp;t=53867#p947413]Hearts of Demons - BARON[/url][/b] [[b]20[/b]: [size=85]leodoom85: 1, Shadelight: 4, Shi No Hime: 1, HaraSwift: 5, Somagu: 1, kadu522: 3, lud: 5[/size]]" calcext:value-type="string">
            <text:p>[b]14. [url=https://forum.zdoom.org/viewtopic.php?f=43&amp;t=53867#p947413]Hearts of Demons - BARON[/url][/b] [[b]20[/b]: [size=85]leodoom85: 1, Shadelight: 4, Shi No Hime: 1, HaraSwift: 5, Somagu: 1, kadu522: 3, lud: 5[/size]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8:pngs/&quot; &amp; SUBSTITUTE(SUBSTITUTE(SUBSTITUTE(SUBSTITUTE(SUBSTITUTE([Numbers.D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Hearts_of_Demons_-_BARON.png" calcext:value-type="string">
            <text:p>convert background.png -gravity Center -size 270 -pointsize 24 -fill black -annotate +0-14 'Voted #14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[size=85]&quot; &amp; [Numbers.F20] &amp; &quot;[/size]]&quot;; &quot;&quot;)" office:value-type="string" office:string-value="[b]17. [url=https://forum.zdoom.org/viewtopic.php?t=57817#p1017445]Touhou Doom[/url][/b] [[b]19[/b]: [size=85]ZikShadow: 3, Master Medi: 5, GeneralDelphox: 5, dard22: 4, insightguy: 2[/size]]" calcext:value-type="string">
            <text:p>[b]17. [url=https://forum.zdoom.org/viewtopic.php?t=57817#p1017445]Touhou Doom[/url][/b] [[b]19[/b]: [size=85]ZikShadow: 3, Master Medi: 5, GeneralDelphox: 5, dard22: 4, insightguy: 2[/size]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8:pngs/&quot; &amp; SUBSTITUTE(SUBSTITUTE(SUBSTITUTE(SUBSTITUTE(SUBSTITUTE([Numbers.D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8:pngs/Touhou_Doom.png" calcext:value-type="string">
            <text:p>convert background.png -gravity Center -size 270 -pointsize 24 -fill black -annotate +0-14 'Voted #17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[size=85]&quot; &amp; [Numbers.F21] &amp; &quot;[/size]]&quot;; &quot;&quot;)" office:value-type="string" office:string-value="[b]18. [url=https://forum.zdoom.org/viewtopic.php?f=19&amp;t=21681#p426527]Psychic[/url][/b] [[b]18[/b]: [size=85]TerminusEst13: 5, phantombeta: 2, Somagu: 1, Marrub: 5, Crazy Toni: 2, Tapwave: 3[/size]]" calcext:value-type="string">
            <text:p>[b]18. [url=https://forum.zdoom.org/viewtopic.php?f=19&amp;t=21681#p426527]Psychic[/url][/b] [[b]18[/b]: [size=85]TerminusEst13: 5, phantombeta: 2, Somagu: 1, Marrub: 5, Crazy Toni: 2, Tapwave: 3[/size]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8:pngs/&quot; &amp; SUBSTITUTE(SUBSTITUTE(SUBSTITUTE(SUBSTITUTE(SUBSTITUTE([Numbers.D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8:pngs/Psychic.png" calcext:value-type="string">
            <text:p>convert background.png -gravity Center -size 270 -pointsize 24 -fill black -annotate +0-14 'Voted #18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[size=85]&quot; &amp; [Numbers.F22] &amp; &quot;[/size]]&quot;; &quot;&quot;)" office:value-type="string" office:string-value="[b]19. [url=https://forum.zdoom.org/viewtopic.php?f=43&amp;t=58343#p1025452]La Tailor Girl[/url][/b] [[b]17[/b]: [size=85]leodoom85: 1, Rachael: 1, Marisa Kirisame: 3, Somagu: 1, lud: 3, 4thcharacter: 1, PlayerLin: 1, insightguy: 2, eharper256: 3, QuakedoomNukem Cz: 1[/size]]" calcext:value-type="string">
            <text:p>[b]19. [url=https://forum.zdoom.org/viewtopic.php?f=43&amp;t=58343#p1025452]La Tailor Girl[/url][/b] [[b]17[/b]: [size=85]leodoom85: 1, Rachael: 1, Marisa Kirisame: 3, Somagu: 1, lud: 3, 4thcharacter: 1, PlayerLin: 1, insightguy: 2, eharper256: 3, QuakedoomNukem Cz: 1[/size]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8:pngs/&quot; &amp; SUBSTITUTE(SUBSTITUTE(SUBSTITUTE(SUBSTITUTE(SUBSTITUTE([Numbers.D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8:pngs/La_Tailor_Girl.png" calcext:value-type="string">
            <text:p>convert background.png -gravity Center -size 270 -pointsize 24 -fill black -annotate +0-14 'Voted #19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[size=85]&quot; &amp; [Numbers.F23] &amp; &quot;[/size]]&quot;; &quot;&quot;)" office:value-type="string" office:string-value="[b]19. [url=http://www.thekinsie.com/reelism/]Reelism[/url][/b] [[b]17[/b]: [size=85]Matt: 1, Marisa Kirisame: 1, Untitled: 3, undeadmonk354: 1, Beed28: 2, Hege Cactus: 2, TriMetall: 1, Captain J: 2, Crazy Toni: 2, QuakedoomNukem Cz: 1, IdiotBitz: 1[/size]]" calcext:value-type="string">
            <text:p>[b]19. [url=http://www.thekinsie.com/reelism/]Reelism[/url][/b] [[b]17[/b]: [size=85]Matt: 1, Marisa Kirisame: 1, Untitled: 3, undeadmonk354: 1, Beed28: 2, Hege Cactus: 2, TriMetall: 1, Captain J: 2, Crazy Toni: 2, QuakedoomNukem Cz: 1, IdiotBitz: 1[/size]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8:pngs/&quot; &amp; SUBSTITUTE(SUBSTITUTE(SUBSTITUTE(SUBSTITUTE(SUBSTITUTE([Numbers.D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8:pngs/Reelism.png" calcext:value-type="string">
            <text:p>convert background.png -gravity Center -size 270 -pointsize 24 -fill black -annotate +0-14 'Voted #19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[size=85]&quot; &amp; [Numbers.F24] &amp; &quot;[/size]]&quot;; &quot;&quot;)" office:value-type="string" office:string-value="[b]21. [url=https://forum.zdoom.org/viewtopic.php?t=54750#p965349]Death Foretold[/url][/b] [[b]16[/b]: [size=85] TheNightATK300: 2, D3athStalker: 2, insightguy: 3, DoodGuy: 4, JDSH98: 5[/size]]" calcext:value-type="string">
            <text:p>[b]21. [url=https://forum.zdoom.org/viewtopic.php?t=54750#p965349]Death Foretold[/url][/b] [[b]16[/b]: [size=85] TheNightATK300: 2, D3athStalker: 2, insightguy: 3, DoodGuy: 4, JDSH98: 5[/size]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8:pngs/&quot; &amp; SUBSTITUTE(SUBSTITUTE(SUBSTITUTE(SUBSTITUTE(SUBSTITUTE([Numbers.D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1 mod' -pointsize 20 -fill white -annotate +0+18 'by ZDoom Community' png8:pngs/Death_Foretold.png" calcext:value-type="string">
            <text:p>convert background.png -gravity Center -size 270 -pointsize 24 -fill black -annotate +0-14 'Voted #21 mod' -pointsize 20 -fill white -annotate +0+18 'by ZDoom Community' png8:pngs/Death_Foretol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[size=85]&quot; &amp; [Numbers.F25] &amp; &quot;[/size]]&quot;; &quot;&quot;)" office:value-type="string" office:string-value="[b]21. [url=https://forum.zdoom.org/viewtopic.php?f=19&amp;t=33292#p630099]Doom RPG[/url][/b] [[b]16[/b]: [size=85]kadu522: 3, ZikShadow: 1, Sumwunn: 5, Marrub: 2, Master Medi: 3, Ikazu-san: 2[/size]]" calcext:value-type="string">
            <text:p>[b]21. [url=https://forum.zdoom.org/viewtopic.php?f=19&amp;t=33292#p630099]Doom RPG[/url][/b] [[b]16[/b]: [size=85]kadu522: 3, ZikShadow: 1, Sumwunn: 5, Marrub: 2, Master Medi: 3, Ikazu-san: 2[/size]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8:pngs/&quot; &amp; SUBSTITUTE(SUBSTITUTE(SUBSTITUTE(SUBSTITUTE(SUBSTITUTE([Numbers.D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1 mod' -pointsize 20 -fill white -annotate +0+18 'by ZDoom Community' png8:pngs/Doom_RPG.png" calcext:value-type="string">
            <text:p>convert background.png -gravity Center -size 270 -pointsize 24 -fill black -annotate +0-14 'Voted #21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[size=85]&quot; &amp; [Numbers.F26] &amp; &quot;[/size]]&quot;; &quot;&quot;)" office:value-type="string" office:string-value="[b]21. [url=http://adventuresofsquare.com/]The Adventures of Square[/url][/b] [[b]16[/b]: [size=85]Combine_Kegan: 3, ZippeyKeys12: 4, TriMetall: 1, Bigger C: 2, TheLightBad96: 2, Revae: 3, QuakedoomNukem Cz: 1[/size]]" calcext:value-type="string">
            <text:p>[b]21. [url=http://adventuresofsquare.com/]The Adventures of Square[/url][/b] [[b]16[/b]: [size=85]Combine_Kegan: 3, ZippeyKeys12: 4, TriMetall: 1, Bigger C: 2, TheLightBad96: 2, Revae: 3, QuakedoomNukem Cz: 1[/size]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8:pngs/&quot; &amp; SUBSTITUTE(SUBSTITUTE(SUBSTITUTE(SUBSTITUTE(SUBSTITUTE([Numbers.D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1 mod' -pointsize 20 -fill white -annotate +0+18 'by ZDoom Community' png8:pngs/The_Adventures_of_Square.png" calcext:value-type="string">
            <text:p>convert background.png -gravity Center -size 270 -pointsize 24 -fill black -annotate +0-14 'Voted #21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[size=85]&quot; &amp; [Numbers.F27] &amp; &quot;[/size]]&quot;; &quot;&quot;)" office:value-type="string" office:string-value="[b]24. [url=https://forum.zdoom.org/viewtopic.php?f=43&amp;t=51035#p888249]LegenDoom[/url][/b] [[b]15[/b]: [size=85]Hege Cactus: 3, lud: 2, 4thcharacter: 3, ZikShadow: 1, Sumwunn: 3, Crazy Toni: 2, IdiotBitz: 1[/size]]" calcext:value-type="string">
            <text:p>[b]24. [url=https://forum.zdoom.org/viewtopic.php?f=43&amp;t=51035#p888249]LegenDoom[/url][/b] [[b]15[/b]: [size=85]Hege Cactus: 3, lud: 2, 4thcharacter: 3, ZikShadow: 1, Sumwunn: 3, Crazy Toni: 2, IdiotBitz: 1[/size]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8:pngs/&quot; &amp; SUBSTITUTE(SUBSTITUTE(SUBSTITUTE(SUBSTITUTE(SUBSTITUTE([Numbers.D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LegenDoom.png" calcext:value-type="string">
            <text:p>convert background.png -gravity Center -size 270 -pointsize 24 -fill black -annotate +0-14 'Voted #24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[size=85]&quot; &amp; [Numbers.F28] &amp; &quot;[/size]]&quot;; &quot;&quot;)" office:value-type="string" office:string-value="[b]24. [url=https://forum.zdoom.org/viewtopic.php?f=43&amp;t=57716#p1016051]Quake Champions: Doom Edition[/url][/b] [[b]15[/b]: [size=85] TheNightATK300: 3, Cyanide: 1, D3athStalker: 2, Apaul27 : 1, DoodGuy: 5, JDSH98: 3[/size]]" calcext:value-type="string">
            <text:p>[b]24. [url=https://forum.zdoom.org/viewtopic.php?f=43&amp;t=57716#p1016051]Quake Champions: Doom Edition[/url][/b] [[b]15[/b]: [size=85] TheNightATK300: 3, Cyanide: 1, D3athStalker: 2, Apaul27 : 1, DoodGuy: 5, JDSH98: 3[/size]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8:pngs/&quot; &amp; SUBSTITUTE(SUBSTITUTE(SUBSTITUTE(SUBSTITUTE(SUBSTITUTE([Numbers.D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Quake_Champions:_Doom_Edition.png" calcext:value-type="string">
            <text:p>convert background.png -gravity Center -size 270 -pointsize 24 -fill black -annotate +0-14 'Voted #24 mod' -pointsize 20 -fill white -annotate +0+18 'by ZDoom Community' png8:pngs/Quake_Champions:_Doom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[size=85]&quot; &amp; [Numbers.F29] &amp; &quot;[/size]]&quot;; &quot;&quot;)" office:value-type="string" office:string-value="[b]24. [url=http://action.mancubus.net/ad2free.htm]Urban Brawl: Action Doom 2[/url][/b] [[b]15[/b]: [size=85]DrPyspy: 3, wildweasel: 4, Captain J: 1, PlayerLin: 1, dard22: 5, QuakedoomNukem Cz: 1[/size]]" calcext:value-type="string">
            <text:p>[b]24. [url=http://action.mancubus.net/ad2free.htm]Urban Brawl: Action Doom 2[/url][/b] [[b]15[/b]: [size=85]DrPyspy: 3, wildweasel: 4, Captain J: 1, PlayerLin: 1, dard22: 5, QuakedoomNukem Cz: 1[/size]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8:pngs/&quot; &amp; SUBSTITUTE(SUBSTITUTE(SUBSTITUTE(SUBSTITUTE(SUBSTITUTE([Numbers.D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Urban_Brawl:_Action_Doom_2.png" calcext:value-type="string">
            <text:p>convert background.png -gravity Center -size 270 -pointsize 24 -fill black -annotate +0-14 'Voted #24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[size=85]&quot; &amp; [Numbers.F30] &amp; &quot;[/size]]&quot;; &quot;&quot;)" office:value-type="string" office:string-value="[b]27. [url=https://forum.zdoom.org/viewtopic.php?f=43&amp;t=54843#p967174]D4D[/url][/b] [[b]14[/b]: [size=85]Caligari87: 3, Shi No Hime: 2, ZippeyKeys12: 1, GAA1992: 1, Beed28: 3, GeneralDelphox: 3, Rowsol: 1[/size]]" calcext:value-type="string">
            <text:p>[b]27. [url=https://forum.zdoom.org/viewtopic.php?f=43&amp;t=54843#p967174]D4D[/url][/b] [[b]14[/b]: [size=85]Caligari87: 3, Shi No Hime: 2, ZippeyKeys12: 1, GAA1992: 1, Beed28: 3, GeneralDelphox: 3, Rowsol: 1[/size]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8:pngs/&quot; &amp; SUBSTITUTE(SUBSTITUTE(SUBSTITUTE(SUBSTITUTE(SUBSTITUTE([Numbers.D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8:pngs/D4D.png" calcext:value-type="string">
            <text:p>convert background.png -gravity Center -size 270 -pointsize 24 -fill black -annotate +0-14 'Voted #27 mod' -pointsize 20 -fill white -annotate +0+18 'by ZDoom Community' png8:pngs/D4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[size=85]&quot; &amp; [Numbers.F31] &amp; &quot;[/size]]&quot;; &quot;&quot;)" office:value-type="string" office:string-value="[b]27. [url=https://forum.zdoom.org/viewtopic.php?t=32674#p618450]Pirate Doom[/url][/b] [[b]14[/b]: [size=85]Combine_Kegan: 4, undeadmonk354: 5, Zcat: 4, Ravick: 1[/size]]" calcext:value-type="string">
            <text:p>[b]27. [url=https://forum.zdoom.org/viewtopic.php?t=32674#p618450]Pirate Doom[/url][/b] [[b]14[/b]: [size=85]Combine_Kegan: 4, undeadmonk354: 5, Zcat: 4, Ravick: 1[/size]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8:pngs/&quot; &amp; SUBSTITUTE(SUBSTITUTE(SUBSTITUTE(SUBSTITUTE(SUBSTITUTE([Numbers.D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8:pngs/Pirate_Doom.png" calcext:value-type="string">
            <text:p>convert background.png -gravity Center -size 270 -pointsize 24 -fill black -annotate +0-14 'Voted #27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[size=85]&quot; &amp; [Numbers.F32] &amp; &quot;[/size]]&quot;; &quot;&quot;)" office:value-type="string" office:string-value="[b]29. [url=https://www.doomworld.com/idgames/levels/doom2/Ports/v-z/zendyn_x]Zen Dynamics[/url][/b] [[b]11[/b]: [size=85]TerminusEst13: 1, Captain J: 5, Crazy Toni: 2, Tapwave: 3[/size]]" calcext:value-type="string">
            <text:p>[b]29. [url=https://www.doomworld.com/idgames/levels/doom2/Ports/v-z/zendyn_x]Zen Dynamics[/url][/b] [[b]11[/b]: [size=85]TerminusEst13: 1, Captain J: 5, Crazy Toni: 2, Tapwave: 3[/size]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8:pngs/&quot; &amp; SUBSTITUTE(SUBSTITUTE(SUBSTITUTE(SUBSTITUTE(SUBSTITUTE([Numbers.D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Zen_Dynamics.png" calcext:value-type="string">
            <text:p>convert background.png -gravity Center -size 270 -pointsize 24 -fill black -annotate +0-14 'Voted #29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[size=85]&quot; &amp; [Numbers.F33] &amp; &quot;[/size]]&quot;; &quot;&quot;)" office:value-type="string" office:string-value="[b]30. [url=https://forum.zdoom.org/viewtopic.php?t=53010#p928835]MetaDoom[/url][/b] [[b]10[/b]: [size=85]Shadelight: 1, DrPyspy: 3, Sumwunn: 1, Crazy Toni: 2, DoodGuy: 3[/size]]" calcext:value-type="string">
            <text:p>[b]30. [url=https://forum.zdoom.org/viewtopic.php?t=53010#p928835]MetaDoom[/url][/b] [[b]10[/b]: [size=85]Shadelight: 1, DrPyspy: 3, Sumwunn: 1, Crazy Toni: 2, DoodGuy: 3[/size]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8:pngs/&quot; &amp; SUBSTITUTE(SUBSTITUTE(SUBSTITUTE(SUBSTITUTE(SUBSTITUTE([Numbers.D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0 mod' -pointsize 20 -fill white -annotate +0+18 'by ZDoom Community' png8:pngs/MetaDoom.png" calcext:value-type="string">
            <text:p>convert background.png -gravity Center -size 270 -pointsize 24 -fill black -annotate +0-14 'Voted #30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[size=85]&quot; &amp; [Numbers.F34] &amp; &quot;[/size]]&quot;; &quot;&quot;)" office:value-type="string" office:string-value="[b]31. [url=https://forum.zdoom.org/viewtopic.php?f=19&amp;t=47574#p808023]Doom: The Golden Souls 2[/url][/b] [[b]9[/b]: [size=85]QuakedoomNukem Cz: 1, Apaul27 : 2, wolfmanfp: 2, Мichаеlis: 2, DoodGuy: 2[/size]]" calcext:value-type="string">
            <text:p>[b]31. [url=https://forum.zdoom.org/viewtopic.php?f=19&amp;t=47574#p808023]Doom: The Golden Souls 2[/url][/b] [[b]9[/b]: [size=85]QuakedoomNukem Cz: 1, Apaul27 : 2, wolfmanfp: 2, Мichаеlis: 2, DoodGuy: 2[/size]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8:pngs/&quot; &amp; SUBSTITUTE(SUBSTITUTE(SUBSTITUTE(SUBSTITUTE(SUBSTITUTE([Numbers.D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1 mod' -pointsize 20 -fill white -annotate +0+18 'by ZDoom Community' png8:pngs/Doom:_The_Golden_Souls_2.png" calcext:value-type="string">
            <text:p>convert background.png -gravity Center -size 270 -pointsize 24 -fill black -annotate +0-14 'Voted #31 mod' -pointsize 20 -fill white -annotate +0+18 'by ZDoom Community' png8:pngs/Doom:_The_Golden_Soul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[size=85]&quot; &amp; [Numbers.F35] &amp; &quot;[/size]]&quot;; &quot;&quot;)" office:value-type="string" office:string-value="[b]31. [url=https://forum.zdoom.org/viewtopic.php?f=43&amp;t=57053#p1006227]Kriegsland: Blutorden[/url][/b] [[b]9[/b]: [size=85]TheLightBad96: 2, erni945: 2, Apaul27 : 1, DoodGuy: 1, YukesVonFaust: 1, JDSH98: 2[/size]]" calcext:value-type="string">
            <text:p>[b]31. [url=https://forum.zdoom.org/viewtopic.php?f=43&amp;t=57053#p1006227]Kriegsland: Blutorden[/url][/b] [[b]9[/b]: [size=85]TheLightBad96: 2, erni945: 2, Apaul27 : 1, DoodGuy: 1, YukesVonFaust: 1, JDSH98: 2[/size]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8:pngs/&quot; &amp; SUBSTITUTE(SUBSTITUTE(SUBSTITUTE(SUBSTITUTE(SUBSTITUTE([Numbers.D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1 mod' -pointsize 20 -fill white -annotate +0+18 'by ZDoom Community' png8:pngs/Kriegsland:_Blutorden.png" calcext:value-type="string">
            <text:p>convert background.png -gravity Center -size 270 -pointsize 24 -fill black -annotate +0-14 'Voted #31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[size=85]&quot; &amp; [Numbers.F36] &amp; &quot;[/size]]&quot;; &quot;&quot;)" office:value-type="string" office:string-value="[b]31. [url=https://forum.zdoom.org/viewtopic.php?f=43&amp;t=60054#p1047705]ouch_m 2: abort_m[/url][/b] [[b]9[/b]: [size=85]leodoom85: 1, ZippeyKeys12: 5, Azba: 1, wolfmanfp: 2[/size]]" calcext:value-type="string">
            <text:p>[b]31. [url=https://forum.zdoom.org/viewtopic.php?f=43&amp;t=60054#p1047705]ouch_m 2: abort_m[/url][/b] [[b]9[/b]: [size=85]leodoom85: 1, ZippeyKeys12: 5, Azba: 1, wolfmanfp: 2[/size]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8:pngs/&quot; &amp; SUBSTITUTE(SUBSTITUTE(SUBSTITUTE(SUBSTITUTE(SUBSTITUTE([Numbers.D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1 mod' -pointsize 20 -fill white -annotate +0+18 'by ZDoom Community' png8:pngs/ouch_m_2:_abort_m.png" calcext:value-type="string">
            <text:p>convert background.png -gravity Center -size 270 -pointsize 24 -fill black -annotate +0-14 'Voted #31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[size=85]&quot; &amp; [Numbers.F37] &amp; &quot;[/size]]&quot;; &quot;&quot;)" office:value-type="string" office:string-value="[b]34. [url=http://www.moddb.com/mods/brutal-doom]Brutal Doom[/url][/b] [[b]8[/b]: [size=85]lil'devil: 1, Olroda: 1, Zcat: 1, Zan: 3, wolfmanfp: 1, Rowsol: 1[/size]]" calcext:value-type="string">
            <text:p>[b]34. [url=http://www.moddb.com/mods/brutal-doom]Brutal Doom[/url][/b] [[b]8[/b]: [size=85]lil'devil: 1, Olroda: 1, Zcat: 1, Zan: 3, wolfmanfp: 1, Rowsol: 1[/size]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8:pngs/&quot; &amp; SUBSTITUTE(SUBSTITUTE(SUBSTITUTE(SUBSTITUTE(SUBSTITUTE([Numbers.D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Brutal_Doom.png" calcext:value-type="string">
            <text:p>convert background.png -gravity Center -size 270 -pointsize 24 -fill black -annotate +0-14 'Voted #34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[size=85]&quot; &amp; [Numbers.F38] &amp; &quot;[/size]]&quot;; &quot;&quot;)" office:value-type="string" office:string-value="[b]34. [url=https://forum.zdoom.org/viewtopic.php?f=43&amp;t=54904#p969133]Lithium[/url][/b] [[b]8[/b]: [size=85]GAA1992: 1, Somagu: 1, TriMetall: 3, Ikazu-san: 3[/size]]" calcext:value-type="string">
            <text:p>[b]34. [url=https://forum.zdoom.org/viewtopic.php?f=43&amp;t=54904#p969133]Lithium[/url][/b] [[b]8[/b]: [size=85]GAA1992: 1, Somagu: 1, TriMetall: 3, Ikazu-san: 3[/size]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8:pngs/&quot; &amp; SUBSTITUTE(SUBSTITUTE(SUBSTITUTE(SUBSTITUTE(SUBSTITUTE([Numbers.D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Lithium.png" calcext:value-type="string">
            <text:p>convert background.png -gravity Center -size 270 -pointsize 24 -fill black -annotate +0-14 'Voted #34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[size=85]&quot; &amp; [Numbers.F39] &amp; &quot;[/size]]&quot;; &quot;&quot;)" office:value-type="string" office:string-value="[b]34. [url=https://www.doomworld.com/forum/topic/57957-psx-doomfinal-doom-tc-version-2135-now-released/]PlayStation Doom TC[/url][/b] [[b]8[/b]: [size=85]leodoom85: 1, lil'devil: 1, Olroda: 5, Ravick: 1[/size]]" calcext:value-type="string">
            <text:p>[b]34. [url=https://www.doomworld.com/forum/topic/57957-psx-doomfinal-doom-tc-version-2135-now-released/]PlayStation Doom TC[/url][/b] [[b]8[/b]: [size=85]leodoom85: 1, lil'devil: 1, Olroda: 5, Ravick: 1[/size]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8:pngs/&quot; &amp; SUBSTITUTE(SUBSTITUTE(SUBSTITUTE(SUBSTITUTE(SUBSTITUTE([Numbers.D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PlayStation_Doom_TC.png" calcext:value-type="string">
            <text:p>convert background.png -gravity Center -size 270 -pointsize 24 -fill black -annotate +0-14 'Voted #34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[size=85]&quot; &amp; [Numbers.F40] &amp; &quot;[/size]]&quot;; &quot;&quot;)" office:value-type="string" office:string-value="[b]37. [url=https://forum.zdoom.org/viewtopic.php?f=19&amp;t=47573#p807968]Ashes 2063 TC[/url][/b] [[b]7[/b]: [size=85]Olroda: 2, Bigger C: 3, TheLightBad96: 2[/size]]" calcext:value-type="string">
            <text:p>[b]37. [url=https://forum.zdoom.org/viewtopic.php?f=19&amp;t=47573#p807968]Ashes 2063 TC[/url][/b] [[b]7[/b]: [size=85]Olroda: 2, Bigger C: 3, TheLightBad96: 2[/size]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8:pngs/&quot; &amp; SUBSTITUTE(SUBSTITUTE(SUBSTITUTE(SUBSTITUTE(SUBSTITUTE([Numbers.D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8:pngs/Ashes_2063_TC.png" calcext:value-type="string">
            <text:p>convert background.png -gravity Center -size 270 -pointsize 24 -fill black -annotate +0-14 'Voted #37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[size=85]&quot; &amp; [Numbers.F41] &amp; &quot;[/size]]&quot;; &quot;&quot;)" office:value-type="string" office:string-value="[b]37. [url=https://forum.zdoom.org/viewtopic.php?f=43&amp;t=58594#p1029236]Doom Incarnate[/url][/b] [[b]7[/b]: [size=85]Somagu: 1, ZikShadow: 1, TheLightBad96: 4, Koto: 1[/size]]" calcext:value-type="string">
            <text:p>[b]37. [url=https://forum.zdoom.org/viewtopic.php?f=43&amp;t=58594#p1029236]Doom Incarnate[/url][/b] [[b]7[/b]: [size=85]Somagu: 1, ZikShadow: 1, TheLightBad96: 4, Koto: 1[/size]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8:pngs/&quot; &amp; SUBSTITUTE(SUBSTITUTE(SUBSTITUTE(SUBSTITUTE(SUBSTITUTE([Numbers.D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8:pngs/Doom_Incarnate.png" calcext:value-type="string">
            <text:p>convert background.png -gravity Center -size 270 -pointsize 24 -fill black -annotate +0-14 'Voted #37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[size=85]&quot; &amp; [Numbers.F42] &amp; &quot;[/size]]&quot;; &quot;&quot;)" office:value-type="string" office:string-value="[b]37. [url=https://forum.zdoom.org/viewtopic.php?t=22008#p433365]Legacy of Suffering[/url][/b] [[b]7[/b]: [size=85]ibm5155: 5, Ravick: 1, Koto: 1[/size]]" calcext:value-type="string">
            <text:p>[b]37. [url=https://forum.zdoom.org/viewtopic.php?t=22008#p433365]Legacy of Suffering[/url][/b] [[b]7[/b]: [size=85]ibm5155: 5, Ravick: 1, Koto: 1[/size]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8:pngs/&quot; &amp; SUBSTITUTE(SUBSTITUTE(SUBSTITUTE(SUBSTITUTE(SUBSTITUTE([Numbers.D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8:pngs/Legacy_of_Suffering.png" calcext:value-type="string">
            <text:p>convert background.png -gravity Center -size 270 -pointsize 24 -fill black -annotate +0-14 'Voted #37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[size=85]&quot; &amp; [Numbers.F43] &amp; &quot;[/size]]&quot;; &quot;&quot;)" office:value-type="string" office:string-value="[b]37. [url=https://forum.zdoom.org/viewtopic.php?t=56668#p1000996]Rise Of The Wool Ball[/url][/b] [[b]7[/b]: [size=85]TheMightyHeracross: 3, QuakedoomNukem Cz: 1, Apaul27 : 3[/size]]" calcext:value-type="string">
            <text:p>[b]37. [url=https://forum.zdoom.org/viewtopic.php?t=56668#p1000996]Rise Of The Wool Ball[/url][/b] [[b]7[/b]: [size=85]TheMightyHeracross: 3, QuakedoomNukem Cz: 1, Apaul27 : 3[/size]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8:pngs/&quot; &amp; SUBSTITUTE(SUBSTITUTE(SUBSTITUTE(SUBSTITUTE(SUBSTITUTE([Numbers.D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8:pngs/Rise_Of_The_Wool_Ball.png" calcext:value-type="string">
            <text:p>convert background.png -gravity Center -size 270 -pointsize 24 -fill black -annotate +0-14 'Voted #37 mod' -pointsize 20 -fill white -annotate +0+18 'by ZDoom Community' png8:pngs/Rise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[size=85]&quot; &amp; [Numbers.F44] &amp; &quot;[/size]]&quot;; &quot;&quot;)" office:value-type="string" office:string-value="[b]37. [url=https://forum.zdoom.org/viewtopic.php?f=45&amp;t=13704#p278356]The Ghoul's Forest 3[/url][/b] [[b]7[/b]: [size=85]ibm5155: 1, undeadmonk354: 4, lil'devil: 2[/size]]" calcext:value-type="string">
            <text:p>[b]37. [url=https://forum.zdoom.org/viewtopic.php?f=45&amp;t=13704#p278356]The Ghoul's Forest 3[/url][/b] [[b]7[/b]: [size=85]ibm5155: 1, undeadmonk354: 4, lil'devil: 2[/size]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8:pngs/&quot; &amp; SUBSTITUTE(SUBSTITUTE(SUBSTITUTE(SUBSTITUTE(SUBSTITUTE([Numbers.D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8:pngs/The_Ghoul_s_Forest_3.png" calcext:value-type="string">
            <text:p>convert background.png -gravity Center -size 270 -pointsize 24 -fill black -annotate +0-14 'Voted #37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[size=85]&quot; &amp; [Numbers.F45] &amp; &quot;[/size]]&quot;; &quot;&quot;)" office:value-type="string" office:string-value="[b]37. [url=https://forum.zdoom.org/viewtopic.php?t=35846#p676444]Wrath of Cronos RPG[/url][/b] [[b]7[/b]: [size=85]Master Medi: 2, Zan: 1, TheMightyHeracross: 3, IdiotBitz: 1[/size]]" calcext:value-type="string">
            <text:p>[b]37. [url=https://forum.zdoom.org/viewtopic.php?t=35846#p676444]Wrath of Cronos RPG[/url][/b] [[b]7[/b]: [size=85]Master Medi: 2, Zan: 1, TheMightyHeracross: 3, IdiotBitz: 1[/size]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8:pngs/&quot; &amp; SUBSTITUTE(SUBSTITUTE(SUBSTITUTE(SUBSTITUTE(SUBSTITUTE([Numbers.D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8:pngs/Wrath_of_Cronos_RPG.png" calcext:value-type="string">
            <text:p>convert background.png -gravity Center -size 270 -pointsize 24 -fill black -annotate +0-14 'Voted #37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[size=85]&quot; &amp; [Numbers.F46] &amp; &quot;[/size]]&quot;; &quot;&quot;)" office:value-type="string" office:string-value="[b]37. [url=https://forum.zdoom.org/viewtopic.php?f=43&amp;t=55465#p982269]WW-Cola3[/url][/b] [[b]7[/b]: [size=85]phantombeta: 2, Apaul27 : 2, wolfmanfp: 3[/size]]" calcext:value-type="string">
            <text:p>[b]37. [url=https://forum.zdoom.org/viewtopic.php?f=43&amp;t=55465#p982269]WW-Cola3[/url][/b] [[b]7[/b]: [size=85]phantombeta: 2, Apaul27 : 2, wolfmanfp: 3[/size]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8:pngs/&quot; &amp; SUBSTITUTE(SUBSTITUTE(SUBSTITUTE(SUBSTITUTE(SUBSTITUTE([Numbers.D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8:pngs/WW-Cola3.png" calcext:value-type="string">
            <text:p>convert background.png -gravity Center -size 270 -pointsize 24 -fill black -annotate +0-14 'Voted #37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[size=85]&quot; &amp; [Numbers.F47] &amp; &quot;[/size]]&quot;; &quot;&quot;)" office:value-type="string" office:string-value="[b]44. [url=https://forum.zdoom.org/viewtopic.php?f=19&amp;t=55387#p980696]Daytime Drama[/url][/b] [[b]6[/b]: [size=85]leodoom85: 1, Marisa Kirisame: 1, lil'devil: 4[/size]]" calcext:value-type="string">
            <text:p>[b]44. [url=https://forum.zdoom.org/viewtopic.php?f=19&amp;t=55387#p980696]Daytime Drama[/url][/b] [[b]6[/b]: [size=85]leodoom85: 1, Marisa Kirisame: 1, lil'devil: 4[/size]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8:pngs/&quot; &amp; SUBSTITUTE(SUBSTITUTE(SUBSTITUTE(SUBSTITUTE(SUBSTITUTE([Numbers.D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Daytime_Drama.png" calcext:value-type="string">
            <text:p>convert background.png -gravity Center -size 270 -pointsize 24 -fill black -annotate +0-14 'Voted #44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[size=85]&quot; &amp; [Numbers.F48] &amp; &quot;[/size]]&quot;; &quot;&quot;)" office:value-type="string" office:string-value="[b]44. [url=https://forum.zdoom.org/viewtopic.php?t=34430#p651069]DTS-T[/url][/b] [[b]6[/b]: [size=85]Sgt. Shivers: 5, IdiotBitz: 1[/size]]" calcext:value-type="string">
            <text:p>[b]44. [url=https://forum.zdoom.org/viewtopic.php?t=34430#p651069]DTS-T[/url][/b] [[b]6[/b]: [size=85]Sgt. Shivers: 5, IdiotBitz: 1[/size]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8:pngs/&quot; &amp; SUBSTITUTE(SUBSTITUTE(SUBSTITUTE(SUBSTITUTE(SUBSTITUTE([Numbers.D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DTS-T.png" calcext:value-type="string">
            <text:p>convert background.png -gravity Center -size 270 -pointsize 24 -fill black -annotate +0-14 'Voted #44 mod' -pointsize 20 -fill white -annotate +0+18 'by ZDoom Community' png8:pngs/DTS-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[size=85]&quot; &amp; [Numbers.F49] &amp; &quot;[/size]]&quot;; &quot;&quot;)" office:value-type="string" office:string-value="[b]44. [url=https://forum.zdoom.org/viewtopic.php?f=43&amp;t=47229#p798227]JohnnyDoom[/url][/b] [[b]6[/b]: [size=85]Brohnesorge: 4, Matt: 1, Turbo: 1[/size]]" calcext:value-type="string">
            <text:p>[b]44. [url=https://forum.zdoom.org/viewtopic.php?f=43&amp;t=47229#p798227]JohnnyDoom[/url][/b] [[b]6[/b]: [size=85]Brohnesorge: 4, Matt: 1, Turbo: 1[/size]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8:pngs/&quot; &amp; SUBSTITUTE(SUBSTITUTE(SUBSTITUTE(SUBSTITUTE(SUBSTITUTE([Numbers.D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JohnnyDoom.png" calcext:value-type="string">
            <text:p>convert background.png -gravity Center -size 270 -pointsize 24 -fill black -annotate +0-14 'Voted #44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[size=85]&quot; &amp; [Numbers.F50] &amp; &quot;[/size]]&quot;; &quot;&quot;)" office:value-type="string" office:string-value="[b]44. [url=https://forum.zdoom.org/viewtopic.php?f=19&amp;t=54380#p957591]The Inquisitor III[/url][/b] [[b]6[/b]: [size=85]The Ultimate DooMer: 1, Zan: 5[/size]]" calcext:value-type="string">
            <text:p>[b]44. [url=https://forum.zdoom.org/viewtopic.php?f=19&amp;t=54380#p957591]The Inquisitor III[/url][/b] [[b]6[/b]: [size=85]The Ultimate DooMer: 1, Zan: 5[/size]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8:pngs/&quot; &amp; SUBSTITUTE(SUBSTITUTE(SUBSTITUTE(SUBSTITUTE(SUBSTITUTE([Numbers.D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The_Inquisitor_III.png" calcext:value-type="string">
            <text:p>convert background.png -gravity Center -size 270 -pointsize 24 -fill black -annotate +0-14 'Voted #44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[size=85]&quot; &amp; [Numbers.F51] &amp; &quot;[/size]]&quot;; &quot;&quot;)" office:value-type="string" office:string-value="[b]44. [url=https://forum.zdoom.org/viewtopic.php?t=14722&amp;#p297378]The Ultimate Torment and Torture[/url][/b] [[b]6[/b]: [size=85]DrPyspy: 3, ibm5155: 2, JDSH98: 1[/size]]" calcext:value-type="string">
            <text:p>[b]44. [url=https://forum.zdoom.org/viewtopic.php?t=14722&amp;#p297378]The Ultimate Torment and Torture[/url][/b] [[b]6[/b]: [size=85]DrPyspy: 3, ibm5155: 2, JDSH98: 1[/size]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8:pngs/&quot; &amp; SUBSTITUTE(SUBSTITUTE(SUBSTITUTE(SUBSTITUTE(SUBSTITUTE([Numbers.D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The_Ultimate_Torment_and_Torture.png" calcext:value-type="string">
            <text:p>convert background.png -gravity Center -size 270 -pointsize 24 -fill black -annotate +0-14 'Voted #44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[size=85]&quot; &amp; [Numbers.F52] &amp; &quot;[/size]]&quot;; &quot;&quot;)" office:value-type="string" office:string-value="[b]44. [url=https://forum.zdoom.org/viewtopic.php?t=51000#p887649]Zero Tolerance[/url][/b] [[b]6[/b]: [size=85]Combine_Kegan: 1, Tapwave: 3, Hellser: 2[/size]]" calcext:value-type="string">
            <text:p>[b]44. [url=https://forum.zdoom.org/viewtopic.php?t=51000#p887649]Zero Tolerance[/url][/b] [[b]6[/b]: [size=85]Combine_Kegan: 1, Tapwave: 3, Hellser: 2[/size]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8:pngs/&quot; &amp; SUBSTITUTE(SUBSTITUTE(SUBSTITUTE(SUBSTITUTE(SUBSTITUTE([Numbers.D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Zero_Tolerance.png" calcext:value-type="string">
            <text:p>convert background.png -gravity Center -size 270 -pointsize 24 -fill black -annotate +0-14 'Voted #44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[size=85]&quot; &amp; [Numbers.F53] &amp; &quot;[/size]]&quot;; &quot;&quot;)" office:value-type="string" office:string-value="[b]50. [url=https://forum.zdoom.org/viewtopic.php?f=19&amp;t=50299#p874982]Aracnocide[/url][/b] [[b]5[/b]: [size=85]TheLightBad96: 1, erni945: 1, YukesVonFaust: 3[/size]]" calcext:value-type="string">
            <text:p>[b]50. [url=https://forum.zdoom.org/viewtopic.php?f=19&amp;t=50299#p874982]Aracnocide[/url][/b] [[b]5[/b]: [size=85]TheLightBad96: 1, erni945: 1, YukesVonFaust: 3[/size]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8:pngs/&quot; &amp; SUBSTITUTE(SUBSTITUTE(SUBSTITUTE(SUBSTITUTE(SUBSTITUTE([Numbers.D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Aracnocide.png" calcext:value-type="string">
            <text:p>convert background.png -gravity Center -size 270 -pointsize 24 -fill black -annotate +0-14 'Voted #50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[size=85]&quot; &amp; [Numbers.F54] &amp; &quot;[/size]]&quot;; &quot;&quot;)" office:value-type="string" office:string-value="[b]50. [url=https://www.doomworld.com/vb/wads-mods/91854-wip-doom-64-retribution/]Doom 64: Retribution[/url][/b] [[b]5[/b]: [size=85]leodoom85: 1, Jaxxoon R: 3, YukesVonFaust: 1[/size]]" calcext:value-type="string">
            <text:p>[b]50. [url=https://www.doomworld.com/vb/wads-mods/91854-wip-doom-64-retribution/]Doom 64: Retribution[/url][/b] [[b]5[/b]: [size=85]leodoom85: 1, Jaxxoon R: 3, YukesVonFaust: 1[/size]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8:pngs/&quot; &amp; SUBSTITUTE(SUBSTITUTE(SUBSTITUTE(SUBSTITUTE(SUBSTITUTE([Numbers.D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Doom_64:_Retribution.png" calcext:value-type="string">
            <text:p>convert background.png -gravity Center -size 270 -pointsize 24 -fill black -annotate +0-14 'Voted #50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[size=85]&quot; &amp; [Numbers.F55] &amp; &quot;[/size]]&quot;; &quot;&quot;)" office:value-type="string" office:string-value="[b]50. [url=https://forum.zdoom.org/viewtopic.php?f=43&amp;t=52262#p912321]Doom Delta[/url][/b] [[b]5[/b]: [size=85]PlayerLin: 2, Hellser: 2, YukesVonFaust: 1[/size]]" calcext:value-type="string">
            <text:p>[b]50. [url=https://forum.zdoom.org/viewtopic.php?f=43&amp;t=52262#p912321]Doom Delta[/url][/b] [[b]5[/b]: [size=85]PlayerLin: 2, Hellser: 2, YukesVonFaust: 1[/size]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8:pngs/&quot; &amp; SUBSTITUTE(SUBSTITUTE(SUBSTITUTE(SUBSTITUTE(SUBSTITUTE([Numbers.D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Doom_Delta.png" calcext:value-type="string">
            <text:p>convert background.png -gravity Center -size 270 -pointsize 24 -fill black -annotate +0-14 'Voted #50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[size=85]&quot; &amp; [Numbers.F56] &amp; &quot;[/size]]&quot;; &quot;&quot;)" office:value-type="string" office:string-value="[b]50. [url=https://forum.zdoom.org/viewtopic.php?f=19&amp;t=35135#p661646]Doom: The Golden Souls[/url][/b] [[b]5[/b]: [size=85]The Ultimate DooMer: 1, Koto: 1, Apaul27 : 2, Мichаеlis: 1[/size]]" calcext:value-type="string">
            <text:p>[b]50. [url=https://forum.zdoom.org/viewtopic.php?f=19&amp;t=35135#p661646]Doom: The Golden Souls[/url][/b] [[b]5[/b]: [size=85]The Ultimate DooMer: 1, Koto: 1, Apaul27 : 2, Мichаеlis: 1[/size]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8:pngs/&quot; &amp; SUBSTITUTE(SUBSTITUTE(SUBSTITUTE(SUBSTITUTE(SUBSTITUTE([Numbers.D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Doom:_The_Golden_Souls.png" calcext:value-type="string">
            <text:p>convert background.png -gravity Center -size 270 -pointsize 24 -fill black -annotate +0-14 'Voted #50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[size=85]&quot; &amp; [Numbers.F57] &amp; &quot;[/size]]&quot;; &quot;&quot;)" office:value-type="string" office:string-value="[b]50. [url=https://forum.zdoom.org/viewtopic.php?f=43&amp;t=48985#p845608]Faspons[/url][/b] [[b]5[/b]: [size=85]Somagu: 1, Bigger C: 4[/size]]" calcext:value-type="string">
            <text:p>[b]50. [url=https://forum.zdoom.org/viewtopic.php?f=43&amp;t=48985#p845608]Faspons[/url][/b] [[b]5[/b]: [size=85]Somagu: 1, Bigger C: 4[/size]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8:pngs/&quot; &amp; SUBSTITUTE(SUBSTITUTE(SUBSTITUTE(SUBSTITUTE(SUBSTITUTE([Numbers.D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Faspons.png" calcext:value-type="string">
            <text:p>convert background.png -gravity Center -size 270 -pointsize 24 -fill black -annotate +0-14 'Voted #50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[size=85]&quot; &amp; [Numbers.F58] &amp; &quot;[/size]]&quot;; &quot;&quot;)" office:value-type="string" office:string-value="[b]50. [url=https://www.doomworld.com/idgames/levels/doom2/Ports/a-c/circus2]Happy Time Circus ][[/url][/b] [[b]5[/b]: [size=85]Ravick: 1, Major Cooke: 4[/size]]" calcext:value-type="string">
            <text:p>[b]50. [url=https://www.doomworld.com/idgames/levels/doom2/Ports/a-c/circus2]Happy Time Circus ][[/url][/b] [[b]5[/b]: [size=85]Ravick: 1, Major Cooke: 4[/size]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8:pngs/&quot; &amp; SUBSTITUTE(SUBSTITUTE(SUBSTITUTE(SUBSTITUTE(SUBSTITUTE([Numbers.D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Happy_Time_Circus_][.png" calcext:value-type="string">
            <text:p>convert background.png -gravity Center -size 270 -pointsize 24 -fill black -annotate +0-14 'Voted #50 mod' -pointsize 20 -fill white -annotate +0+18 'by ZDoom Community' png8:pngs/Happy_Time_Circus_][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[size=85]&quot; &amp; [Numbers.F59] &amp; &quot;[/size]]&quot;; &quot;&quot;)" office:value-type="string" office:string-value="[b]50. [url=https://forum.zdoom.org/viewtopic.php?t=30942#p586255]Hunter’s Moon[/url][/b] [[b]5[/b]: [size=85]ibm5155: 3, D3athStalker: 1, Мichаеlis: 1[/size]]" calcext:value-type="string">
            <text:p>[b]50. [url=https://forum.zdoom.org/viewtopic.php?t=30942#p586255]Hunter’s Moon[/url][/b] [[b]5[/b]: [size=85]ibm5155: 3, D3athStalker: 1, Мichаеlis: 1[/size]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8:pngs/&quot; &amp; SUBSTITUTE(SUBSTITUTE(SUBSTITUTE(SUBSTITUTE(SUBSTITUTE([Numbers.D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Hunter’s_Moon.png" calcext:value-type="string">
            <text:p>convert background.png -gravity Center -size 270 -pointsize 24 -fill black -annotate +0-14 'Voted #50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[size=85]&quot; &amp; [Numbers.F60] &amp; &quot;[/size]]&quot;; &quot;&quot;)" office:value-type="string" office:string-value="[b]50. [url=https://forum.zdoom.org/viewtopic.php?t=29815#p565772]Nazis![/url][/b] [[b]5[/b]: [size=85]ZikShadow: 1, Sgt. Shivers: 4[/size]]" calcext:value-type="string">
            <text:p>[b]50. [url=https://forum.zdoom.org/viewtopic.php?t=29815#p565772]Nazis![/url][/b] [[b]5[/b]: [size=85]ZikShadow: 1, Sgt. Shivers: 4[/size]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8:pngs/&quot; &amp; SUBSTITUTE(SUBSTITUTE(SUBSTITUTE(SUBSTITUTE(SUBSTITUTE([Numbers.D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Nazis!.png" calcext:value-type="string">
            <text:p>convert background.png -gravity Center -size 270 -pointsize 24 -fill black -annotate +0-14 'Voted #50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[size=85]&quot; &amp; [Numbers.F61] &amp; &quot;[/size]]&quot;; &quot;&quot;)" office:value-type="string" office:string-value="[b]50. [url=https://www.moddb.com/mods/brutal-doom/addons/project-brutality]Project Brutality[/url][/b] [[b]5[/b]: [size=85]Koto: 3, JDSH98: 2[/size]]" calcext:value-type="string">
            <text:p>[b]50. [url=https://www.moddb.com/mods/brutal-doom/addons/project-brutality]Project Brutality[/url][/b] [[b]5[/b]: [size=85]Koto: 3, JDSH98: 2[/size]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8:pngs/&quot; &amp; SUBSTITUTE(SUBSTITUTE(SUBSTITUTE(SUBSTITUTE(SUBSTITUTE([Numbers.D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Project_Brutality.png" calcext:value-type="string">
            <text:p>convert background.png -gravity Center -size 270 -pointsize 24 -fill black -annotate +0-14 'Voted #50 mod' -pointsize 20 -fill white -annotate +0+18 'by ZDoom Community' png8:pngs/Project_Brut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[size=85]&quot; &amp; [Numbers.F62] &amp; &quot;[/size]]&quot;; &quot;&quot;)" office:value-type="string" office:string-value="[b]50. [url=http://doomworld.com/idgames/?id=12747]RTC-3057 Hub 1[/url][/b] [[b]5[/b]: [size=85]wildweasel: 5[/size]]" calcext:value-type="string">
            <text:p>[b]50. [url=http://doomworld.com/idgames/?id=12747]RTC-3057 Hub 1[/url][/b] [[b]5[/b]: [size=85]wildweasel: 5[/size]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8:pngs/&quot; &amp; SUBSTITUTE(SUBSTITUTE(SUBSTITUTE(SUBSTITUTE(SUBSTITUTE([Numbers.D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RTC-3057_Hub_1.png" calcext:value-type="string">
            <text:p>convert background.png -gravity Center -size 270 -pointsize 24 -fill black -annotate +0-14 'Voted #50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[size=85]&quot; &amp; [Numbers.F63] &amp; &quot;[/size]]&quot;; &quot;&quot;)" office:value-type="string" office:string-value="[b]50. [url=https://forum.zdoom.org/viewtopic.php?f=42&amp;t=35879#p677083]S.U.P.E.R Natural[/url][/b] [[b]5[/b]: [size=85]Major Cooke: 5[/size]]" calcext:value-type="string">
            <text:p>[b]50. [url=https://forum.zdoom.org/viewtopic.php?f=42&amp;t=35879#p677083]S.U.P.E.R Natural[/url][/b] [[b]5[/b]: [size=85]Major Cooke: 5[/size]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8:pngs/&quot; &amp; SUBSTITUTE(SUBSTITUTE(SUBSTITUTE(SUBSTITUTE(SUBSTITUTE([Numbers.D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S.U.P.E.R_Natural.png" calcext:value-type="string">
            <text:p>convert background.png -gravity Center -size 270 -pointsize 24 -fill black -annotate +0-14 'Voted #50 mod' -pointsize 20 -fill white -annotate +0+18 'by ZDoom Community' png8:pngs/S.U.P.E.R_Natur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[size=85]&quot; &amp; [Numbers.F64] &amp; &quot;[/size]]&quot;; &quot;&quot;)" office:value-type="string" office:string-value="[b]50. [url=https://forum.zdoom.org/viewtopic.php?f=43&amp;t=57310#p1010252]Shades of Doom[/url][/b] [[b]5[/b]: [size=85]GAA1992: 2, eharper256: 3[/size]]" calcext:value-type="string">
            <text:p>[b]50. [url=https://forum.zdoom.org/viewtopic.php?f=43&amp;t=57310#p1010252]Shades of Doom[/url][/b] [[b]5[/b]: [size=85]GAA1992: 2, eharper256: 3[/size]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8:pngs/&quot; &amp; SUBSTITUTE(SUBSTITUTE(SUBSTITUTE(SUBSTITUTE(SUBSTITUTE([Numbers.D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Shades_of_Doom.png" calcext:value-type="string">
            <text:p>convert background.png -gravity Center -size 270 -pointsize 24 -fill black -annotate +0-14 'Voted #50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[size=85]&quot; &amp; [Numbers.F65] &amp; &quot;[/size]]&quot;; &quot;&quot;)" office:value-type="string" office:string-value="[b]50. [url=https://forum.zdoom.org/viewtopic.php?t=33330#p630834]Terrorists![/url][/b] [[b]5[/b]: [size=85] TheNightATK300: 2, TriMetall: 2, ZikShadow: 1[/size]]" calcext:value-type="string">
            <text:p>[b]50. [url=https://forum.zdoom.org/viewtopic.php?t=33330#p630834]Terrorists![/url][/b] [[b]5[/b]: [size=85] TheNightATK300: 2, TriMetall: 2, ZikShadow: 1[/size]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8:pngs/&quot; &amp; SUBSTITUTE(SUBSTITUTE(SUBSTITUTE(SUBSTITUTE(SUBSTITUTE([Numbers.D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Terrorists!.png" calcext:value-type="string">
            <text:p>convert background.png -gravity Center -size 270 -pointsize 24 -fill black -annotate +0-14 'Voted #50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[size=85]&quot; &amp; [Numbers.F66] &amp; &quot;[/size]]&quot;; &quot;&quot;)" office:value-type="string" office:string-value="[b]50. [url=https://forum.zdoom.org/viewtopic.php?f=43&amp;t=57655#p1015050]The Soldier Z[/url][/b] [[b]5[/b]: [size=85]Shi No Hime: 5[/size]]" calcext:value-type="string">
            <text:p>[b]50. [url=https://forum.zdoom.org/viewtopic.php?f=43&amp;t=57655#p1015050]The Soldier Z[/url][/b] [[b]5[/b]: [size=85]Shi No Hime: 5[/size]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8:pngs/&quot; &amp; SUBSTITUTE(SUBSTITUTE(SUBSTITUTE(SUBSTITUTE(SUBSTITUTE([Numbers.D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The_Soldier_Z.png" calcext:value-type="string">
            <text:p>convert background.png -gravity Center -size 270 -pointsize 24 -fill black -annotate +0-14 'Voted #50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[size=85]&quot; &amp; [Numbers.F67] &amp; &quot;[/size]]&quot;; &quot;&quot;)" office:value-type="string" office:string-value="[b]50. [url=https://zandronum.com/forum/viewtopic.php?t=123]Who Dun It[/url][/b] [[b]5[/b]: [size=85]Matt: 3, Revae: 2[/size]]" calcext:value-type="string">
            <text:p>[b]50. [url=https://zandronum.com/forum/viewtopic.php?t=123]Who Dun It[/url][/b] [[b]5[/b]: [size=85]Matt: 3, Revae: 2[/size]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8:pngs/&quot; &amp; SUBSTITUTE(SUBSTITUTE(SUBSTITUTE(SUBSTITUTE(SUBSTITUTE([Numbers.D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Who_Dun_It.png" calcext:value-type="string">
            <text:p>convert background.png -gravity Center -size 270 -pointsize 24 -fill black -annotate +0-14 'Voted #50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[size=85]&quot; &amp; [Numbers.F68] &amp; &quot;[/size]]&quot;; &quot;&quot;)" office:value-type="string" office:string-value="[b]65. [url=https://forum.zdoom.org/viewtopic.php?f=43&amp;t=48872#p842280]10x[/url][/b] [[b]4[/b]: [size=85]Beed28: 4[/size]]" calcext:value-type="string">
            <text:p>[b]65. [url=https://forum.zdoom.org/viewtopic.php?f=43&amp;t=48872#p842280]10x[/url][/b] [[b]4[/b]: [size=85]Beed28: 4[/size]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8:pngs/&quot; &amp; SUBSTITUTE(SUBSTITUTE(SUBSTITUTE(SUBSTITUTE(SUBSTITUTE([Numbers.D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8:pngs/10x.png" calcext:value-type="string">
            <text:p>convert background.png -gravity Center -size 270 -pointsize 24 -fill black -annotate +0-14 'Voted #65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[size=85]&quot; &amp; [Numbers.F69] &amp; &quot;[/size]]&quot;; &quot;&quot;)" office:value-type="string" office:string-value="[b]65. [url=http://action.mancubus.net/actiondoom/]Action Doom[/url][/b] [[b]4[/b]: [size=85]lil'devil: 2, QuakedoomNukem Cz: 1, IdiotBitz: 1[/size]]" calcext:value-type="string">
            <text:p>[b]65. [url=http://action.mancubus.net/actiondoom/]Action Doom[/url][/b] [[b]4[/b]: [size=85]lil'devil: 2, QuakedoomNukem Cz: 1, IdiotBitz: 1[/size]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8:pngs/&quot; &amp; SUBSTITUTE(SUBSTITUTE(SUBSTITUTE(SUBSTITUTE(SUBSTITUTE([Numbers.D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8:pngs/Action_Doom.png" calcext:value-type="string">
            <text:p>convert background.png -gravity Center -size 270 -pointsize 24 -fill black -annotate +0-14 'Voted #65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[size=85]&quot; &amp; [Numbers.F70] &amp; &quot;[/size]]&quot;; &quot;&quot;)" office:value-type="string" office:string-value="[b]65. [url=https://forum.zdoom.org/viewtopic.php?f=43&amp;t=55487#p982784]AEons Of Death[/url][/b] [[b]4[/b]: [size=85]leodoom85: 1, undeadmonk354: 2, lil'devil: 1[/size]]" calcext:value-type="string">
            <text:p>[b]65. [url=https://forum.zdoom.org/viewtopic.php?f=43&amp;t=55487#p982784]AEons Of Death[/url][/b] [[b]4[/b]: [size=85]leodoom85: 1, undeadmonk354: 2, lil'devil: 1[/size]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8:pngs/&quot; &amp; SUBSTITUTE(SUBSTITUTE(SUBSTITUTE(SUBSTITUTE(SUBSTITUTE([Numbers.D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8:pngs/AEons_Of_Death.png" calcext:value-type="string">
            <text:p>convert background.png -gravity Center -size 270 -pointsize 24 -fill black -annotate +0-14 'Voted #65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[size=85]&quot; &amp; [Numbers.F71] &amp; &quot;[/size]]&quot;; &quot;&quot;)" office:value-type="string" office:string-value="[b]65. [url=https://forum.zdoom.org/viewtopic.php?f=43&amp;t=52363#p914958]Argent[/url][/b] [[b]4[/b]: [size=85]Cyanide: 1, eharper256: 3[/size]]" calcext:value-type="string">
            <text:p>[b]65. [url=https://forum.zdoom.org/viewtopic.php?f=43&amp;t=52363#p914958]Argent[/url][/b] [[b]4[/b]: [size=85]Cyanide: 1, eharper256: 3[/size]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8:pngs/&quot; &amp; SUBSTITUTE(SUBSTITUTE(SUBSTITUTE(SUBSTITUTE(SUBSTITUTE([Numbers.D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8:pngs/Argent.png" calcext:value-type="string">
            <text:p>convert background.png -gravity Center -size 270 -pointsize 24 -fill black -annotate +0-14 'Voted #65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[size=85]&quot; &amp; [Numbers.F72] &amp; &quot;[/size]]&quot;; &quot;&quot;)" office:value-type="string" office:string-value="[b]65. [url=https://forum.zdoom.org/viewtopic.php?f=43&amp;t=50004]Beautiful Doom[/url][/b] [[b]4[/b]: [size=85]m8f: 1, ZippeyKeys12: 1, GAA1992: 1, Мichаеlis: 1[/size]]" calcext:value-type="string">
            <text:p>[b]65. [url=https://forum.zdoom.org/viewtopic.php?f=43&amp;t=50004]Beautiful Doom[/url][/b] [[b]4[/b]: [size=85]m8f: 1, ZippeyKeys12: 1, GAA1992: 1, Мichаеlis: 1[/size]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8:pngs/&quot; &amp; SUBSTITUTE(SUBSTITUTE(SUBSTITUTE(SUBSTITUTE(SUBSTITUTE([Numbers.D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8:pngs/Beautiful_Doom.png" calcext:value-type="string">
            <text:p>convert background.png -gravity Center -size 270 -pointsize 24 -fill black -annotate +0-14 'Voted #65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[size=85]&quot; &amp; [Numbers.F73] &amp; &quot;[/size]]&quot;; &quot;&quot;)" office:value-type="string" office:string-value="[b]65. [url=https://www.doomworld.com/idgames/levels/doom2/Ports/m-o/njbgpabh]BGPA Missions Liberation[/url][/b] [[b]4[/b]: [size=85]Ravick: 1, Koto: 3[/size]]" calcext:value-type="string">
            <text:p>[b]65. [url=https://www.doomworld.com/idgames/levels/doom2/Ports/m-o/njbgpabh]BGPA Missions Liberation[/url][/b] [[b]4[/b]: [size=85]Ravick: 1, Koto: 3[/size]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8:pngs/&quot; &amp; SUBSTITUTE(SUBSTITUTE(SUBSTITUTE(SUBSTITUTE(SUBSTITUTE([Numbers.D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8:pngs/BGPA_Missions_Liberation.png" calcext:value-type="string">
            <text:p>convert background.png -gravity Center -size 270 -pointsize 24 -fill black -annotate +0-14 'Voted #65 mod' -pointsize 20 -fill white -annotate +0+18 'by ZDoom Community' png8:pngs/BGPA_Missions_Liber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[size=85]&quot; &amp; [Numbers.F74] &amp; &quot;[/size]]&quot;; &quot;&quot;)" office:value-type="string" office:string-value="[b]65. [url=https://www.doomworld.com/idgames/levels/doom2/Ports/d-f/de-pkg]Demon Eclipse[/url][/b] [[b]4[/b]: [size=85]The Ultimate DooMer: 1, Solmir : 3[/size]]" calcext:value-type="string">
            <text:p>[b]65. [url=https://www.doomworld.com/idgames/levels/doom2/Ports/d-f/de-pkg]Demon Eclipse[/url][/b] [[b]4[/b]: [size=85]The Ultimate DooMer: 1, Solmir : 3[/size]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8:pngs/&quot; &amp; SUBSTITUTE(SUBSTITUTE(SUBSTITUTE(SUBSTITUTE(SUBSTITUTE([Numbers.D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8:pngs/Demon_Eclipse.png" calcext:value-type="string">
            <text:p>convert background.png -gravity Center -size 270 -pointsize 24 -fill black -annotate +0-14 'Voted #65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[size=85]&quot; &amp; [Numbers.F75] &amp; &quot;[/size]]&quot;; &quot;&quot;)" office:value-type="string" office:string-value="[b]65. [url=https://forum.zdoom.org/viewtopic.php?t=45804#p760002]Hocusdoom[/url][/b] [[b]4[/b]: [size=85]Master Medi: 2, Мichаеlis: 2[/size]]" calcext:value-type="string">
            <text:p>[b]65. [url=https://forum.zdoom.org/viewtopic.php?t=45804#p760002]Hocusdoom[/url][/b] [[b]4[/b]: [size=85]Master Medi: 2, Мichаеlis: 2[/size]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8:pngs/&quot; &amp; SUBSTITUTE(SUBSTITUTE(SUBSTITUTE(SUBSTITUTE(SUBSTITUTE([Numbers.D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8:pngs/Hocusdoom.png" calcext:value-type="string">
            <text:p>convert background.png -gravity Center -size 270 -pointsize 24 -fill black -annotate +0-14 'Voted #65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[size=85]&quot; &amp; [Numbers.F76] &amp; &quot;[/size]]&quot;; &quot;&quot;)" office:value-type="string" office:string-value="[b]65. [url=https://forum.zdoom.org/viewtopic.php?f=43&amp;t=57092#p1006758]Juvenile Power Fantasy[/url][/b] [[b]4[/b]: [size=85]Brohnesorge: 2, Rachael: 1, Shi No Hime: 1[/size]]" calcext:value-type="string">
            <text:p>[b]65. [url=https://forum.zdoom.org/viewtopic.php?f=43&amp;t=57092#p1006758]Juvenile Power Fantasy[/url][/b] [[b]4[/b]: [size=85]Brohnesorge: 2, Rachael: 1, Shi No Hime: 1[/size]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8:pngs/&quot; &amp; SUBSTITUTE(SUBSTITUTE(SUBSTITUTE(SUBSTITUTE(SUBSTITUTE([Numbers.D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8:pngs/Juvenile_Power_Fantasy.png" calcext:value-type="string">
            <text:p>convert background.png -gravity Center -size 270 -pointsize 24 -fill black -annotate +0-14 'Voted #65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[size=85]&quot; &amp; [Numbers.F77] &amp; &quot;[/size]]&quot;; &quot;&quot;)" office:value-type="string" office:string-value="[b]65. [url=https://forum.zdoom.org/viewtopic.php?f=19&amp;t=52867#p925329]Project Einherjar[/url][/b] [[b]4[/b]: [size=85]Rachael: 1, TheLightBad96: 2, YukesVonFaust: 1[/size]]" calcext:value-type="string">
            <text:p>[b]65. [url=https://forum.zdoom.org/viewtopic.php?f=19&amp;t=52867#p925329]Project Einherjar[/url][/b] [[b]4[/b]: [size=85]Rachael: 1, TheLightBad96: 2, YukesVonFaust: 1[/size]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8:pngs/&quot; &amp; SUBSTITUTE(SUBSTITUTE(SUBSTITUTE(SUBSTITUTE(SUBSTITUTE([Numbers.D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8:pngs/Project_Einherjar.png" calcext:value-type="string">
            <text:p>convert background.png -gravity Center -size 270 -pointsize 24 -fill black -annotate +0-14 'Voted #65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[size=85]&quot; &amp; [Numbers.F78] &amp; &quot;[/size]]&quot;; &quot;&quot;)" office:value-type="string" office:string-value="[b]65. [url=https://forum.zdoom.org/viewtopic.php?t=23024&amp;#p451257]Serpent Resurrection[/url][/b] [[b]4[/b]: [size=85]The Ultimate DooMer: 1, TheMightyHeracross: 3[/size]]" calcext:value-type="string">
            <text:p>[b]65. [url=https://forum.zdoom.org/viewtopic.php?t=23024&amp;#p451257]Serpent Resurrection[/url][/b] [[b]4[/b]: [size=85]The Ultimate DooMer: 1, TheMightyHeracross: 3[/size]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8:pngs/&quot; &amp; SUBSTITUTE(SUBSTITUTE(SUBSTITUTE(SUBSTITUTE(SUBSTITUTE([Numbers.D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8:pngs/Serpent_Resurrection.png" calcext:value-type="string">
            <text:p>convert background.png -gravity Center -size 270 -pointsize 24 -fill black -annotate +0-14 'Voted #65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[size=85]&quot; &amp; [Numbers.F79] &amp; &quot;[/size]]&quot;; &quot;&quot;)" office:value-type="string" office:string-value="[b]65. [url=https://forum.zdoom.org/viewtopic.php?t=52301#p913612]Shadow Of The Wool Ball[/url][/b] [[b]4[/b]: [size=85]QuakedoomNukem Cz: 1, Apaul27 : 3[/size]]" calcext:value-type="string">
            <text:p>[b]65. [url=https://forum.zdoom.org/viewtopic.php?t=52301#p913612]Shadow Of The Wool Ball[/url][/b] [[b]4[/b]: [size=85]QuakedoomNukem Cz: 1, Apaul27 : 3[/size]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8:pngs/&quot; &amp; SUBSTITUTE(SUBSTITUTE(SUBSTITUTE(SUBSTITUTE(SUBSTITUTE([Numbers.D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8:pngs/Shadow_Of_The_Wool_Ball.png" calcext:value-type="string">
            <text:p>convert background.png -gravity Center -size 270 -pointsize 24 -fill black -annotate +0-14 'Voted #65 mod' -pointsize 20 -fill white -annotate +0+18 'by ZDoom Community' png8:pngs/Shadow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[size=85]&quot; &amp; [Numbers.F80] &amp; &quot;[/size]]&quot;; &quot;&quot;)" office:value-type="string" office:string-value="[b]65. [url=https://forum.zdoom.org/viewtopic.php?t=47302#p800865]Shut up and Bleed[/url][/b] [[b]4[/b]: [size=85]GAA1992: 1, Somagu: 1, Azba: 1, YukesVonFaust: 1[/size]]" calcext:value-type="string">
            <text:p>[b]65. [url=https://forum.zdoom.org/viewtopic.php?t=47302#p800865]Shut up and Bleed[/url][/b] [[b]4[/b]: [size=85]GAA1992: 1, Somagu: 1, Azba: 1, YukesVonFaust: 1[/size]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8:pngs/&quot; &amp; SUBSTITUTE(SUBSTITUTE(SUBSTITUTE(SUBSTITUTE(SUBSTITUTE([Numbers.D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8:pngs/Shut_up_and_Bleed.png" calcext:value-type="string">
            <text:p>convert background.png -gravity Center -size 270 -pointsize 24 -fill black -annotate +0-14 'Voted #65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[size=85]&quot; &amp; [Numbers.F81] &amp; &quot;[/size]]&quot;; &quot;&quot;)" office:value-type="string" office:string-value="[b]65. [url=https://forum.zdoom.org/viewtopic.php?f=42&amp;t=60219#p1049804]Soundless Mound[/url][/b] [[b]4[/b]: [size=85]Rachael: 1, dard22: 3[/size]]" calcext:value-type="string">
            <text:p>[b]65. [url=https://forum.zdoom.org/viewtopic.php?f=42&amp;t=60219#p1049804]Soundless Mound[/url][/b] [[b]4[/b]: [size=85]Rachael: 1, dard22: 3[/size]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8:pngs/&quot; &amp; SUBSTITUTE(SUBSTITUTE(SUBSTITUTE(SUBSTITUTE(SUBSTITUTE([Numbers.D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8:pngs/Soundless_Mound.png" calcext:value-type="string">
            <text:p>convert background.png -gravity Center -size 270 -pointsize 24 -fill black -annotate +0-14 'Voted #65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[size=85]&quot; &amp; [Numbers.F82] &amp; &quot;[/size]]&quot;; &quot;&quot;)" office:value-type="string" office:string-value="[b]65. [url=https://forum.zdoom.org/viewtopic.php?f=105&amp;t=54992#p971348]SpriteShadow[/url][/b] [[b]4[/b]: [size=85]m8f: 1, Caligari87: 1, Hipnotic Rogue: 1, Cyanide: 1[/size]]" calcext:value-type="string">
            <text:p>[b]65. [url=https://forum.zdoom.org/viewtopic.php?f=105&amp;t=54992#p971348]SpriteShadow[/url][/b] [[b]4[/b]: [size=85]m8f: 1, Caligari87: 1, Hipnotic Rogue: 1, Cyanide: 1[/size]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8:pngs/&quot; &amp; SUBSTITUTE(SUBSTITUTE(SUBSTITUTE(SUBSTITUTE(SUBSTITUTE([Numbers.D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8:pngs/SpriteShadow.png" calcext:value-type="string">
            <text:p>convert background.png -gravity Center -size 270 -pointsize 24 -fill black -annotate +0-14 'Voted #65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[size=85]&quot; &amp; [Numbers.F83] &amp; &quot;[/size]]&quot;; &quot;&quot;)" office:value-type="string" office:string-value="[b]65. [url=http://stronghold.drdteam.org/]Stronghold: On the Edge of Chaos[/url][/b] [[b]4[/b]: [size=85]Caligari87: 2, The Ultimate DooMer: 1, Ravick: 1[/size]]" calcext:value-type="string">
            <text:p>[b]65. [url=http://stronghold.drdteam.org/]Stronghold: On the Edge of Chaos[/url][/b] [[b]4[/b]: [size=85]Caligari87: 2, The Ultimate DooMer: 1, Ravick: 1[/size]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8:pngs/&quot; &amp; SUBSTITUTE(SUBSTITUTE(SUBSTITUTE(SUBSTITUTE(SUBSTITUTE([Numbers.D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8:pngs/Stronghold:_On_the_Edge_of_Chaos.png" calcext:value-type="string">
            <text:p>convert background.png -gravity Center -size 270 -pointsize 24 -fill black -annotate +0-14 'Voted #65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[size=85]&quot; &amp; [Numbers.F84] &amp; &quot;[/size]]&quot;; &quot;&quot;)" office:value-type="string" office:string-value="[b]65. [url=https://forum.zdoom.org/viewtopic.php?t=55741#p985511]Waterlab GZD[/url][/b] [[b]4[/b]: [size=85]Caligari87: 1, Jaxxoon R: 3[/size]]" calcext:value-type="string">
            <text:p>[b]65. [url=https://forum.zdoom.org/viewtopic.php?t=55741#p985511]Waterlab GZD[/url][/b] [[b]4[/b]: [size=85]Caligari87: 1, Jaxxoon R: 3[/size]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8:pngs/&quot; &amp; SUBSTITUTE(SUBSTITUTE(SUBSTITUTE(SUBSTITUTE(SUBSTITUTE([Numbers.D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8:pngs/Waterlab_GZD.png" calcext:value-type="string">
            <text:p>convert background.png -gravity Center -size 270 -pointsize 24 -fill black -annotate +0-14 'Voted #65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[size=85]&quot; &amp; [Numbers.F85] &amp; &quot;[/size]]&quot;; &quot;&quot;)" office:value-type="string" office:string-value="[b]82. [url=https://www.doomworld.com/idgames/combos/alanguns]Alandoguns[/url][/b] [[b]3[/b]: [size=85]lil'devil: 1, Мichаеlis: 2[/size]]" calcext:value-type="string">
            <text:p>[b]82. [url=https://www.doomworld.com/idgames/combos/alanguns]Alandoguns[/url][/b] [[b]3[/b]: [size=85]lil'devil: 1, Мichаеlis: 2[/size]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8:pngs/&quot; &amp; SUBSTITUTE(SUBSTITUTE(SUBSTITUTE(SUBSTITUTE(SUBSTITUTE([Numbers.D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Alandoguns.png" calcext:value-type="string">
            <text:p>convert background.png -gravity Center -size 270 -pointsize 24 -fill black -annotate +0-14 'Voted #82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[size=85]&quot; &amp; [Numbers.F86] &amp; &quot;[/size]]&quot;; &quot;&quot;)" office:value-type="string" office:string-value="[b]82. [url=https://forum.zdoom.org/viewtopic.php?f=43&amp;t=54322#p956169]Bullet-Eye[/url][/b] [[b]3[/b]: [size=85]Ikazu-san: 3[/size]]" calcext:value-type="string">
            <text:p>[b]82. [url=https://forum.zdoom.org/viewtopic.php?f=43&amp;t=54322#p956169]Bullet-Eye[/url][/b] [[b]3[/b]: [size=85]Ikazu-san: 3[/size]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8:pngs/&quot; &amp; SUBSTITUTE(SUBSTITUTE(SUBSTITUTE(SUBSTITUTE(SUBSTITUTE([Numbers.D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Bullet-Eye.png" calcext:value-type="string">
            <text:p>convert background.png -gravity Center -size 270 -pointsize 24 -fill black -annotate +0-14 'Voted #82 mod' -pointsize 20 -fill white -annotate +0+18 'by ZDoom Community' png8:pngs/Bullet-Ey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[size=85]&quot; &amp; [Numbers.F87] &amp; &quot;[/size]]&quot;; &quot;&quot;)" office:value-type="string" office:string-value="[b]82. [url=https://forum.zdoom.org/viewtopic.php?f=19&amp;t=35458#p668203]Burl Tumd[/url][/b] [[b]3[/b]: [size=85]Combine_Kegan: 2, Azba: 1[/size]]" calcext:value-type="string">
            <text:p>[b]82. [url=https://forum.zdoom.org/viewtopic.php?f=19&amp;t=35458#p668203]Burl Tumd[/url][/b] [[b]3[/b]: [size=85]Combine_Kegan: 2, Azba: 1[/size]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8:pngs/&quot; &amp; SUBSTITUTE(SUBSTITUTE(SUBSTITUTE(SUBSTITUTE(SUBSTITUTE([Numbers.D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Burl_Tumd.png" calcext:value-type="string">
            <text:p>convert background.png -gravity Center -size 270 -pointsize 24 -fill black -annotate +0-14 'Voted #82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[size=85]&quot; &amp; [Numbers.F88] &amp; &quot;[/size]]&quot;; &quot;&quot;)" office:value-type="string" office:string-value="[b]82. [url=https://zdoom.org/wiki/Cold_as_Hell]Cold as Hell[/url][/b] [[b]3[/b]: [size=85]Ravick: 1, Solmir : 2[/size]]" calcext:value-type="string">
            <text:p>[b]82. [url=https://zdoom.org/wiki/Cold_as_Hell]Cold as Hell[/url][/b] [[b]3[/b]: [size=85]Ravick: 1, Solmir : 2[/size]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8:pngs/&quot; &amp; SUBSTITUTE(SUBSTITUTE(SUBSTITUTE(SUBSTITUTE(SUBSTITUTE([Numbers.D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Cold_as_Hell.png" calcext:value-type="string">
            <text:p>convert background.png -gravity Center -size 270 -pointsize 24 -fill black -annotate +0-14 'Voted #82 mod' -pointsize 20 -fill white -annotate +0+18 'by ZDoom Community' png8:pngs/Cold_as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[size=85]&quot; &amp; [Numbers.F89] &amp; &quot;[/size]]&quot;; &quot;&quot;)" office:value-type="string" office:string-value="[b]82. [url=https://www.doomworld.com/idgames/combos/wwhcdiaz]Diaz: Last Hours of Purity[/url][/b] [[b]3[/b]: [size=85]TheMightyHeracross: 3[/size]]" calcext:value-type="string">
            <text:p>[b]82. [url=https://www.doomworld.com/idgames/combos/wwhcdiaz]Diaz: Last Hours of Purity[/url][/b] [[b]3[/b]: [size=85]TheMightyHeracross: 3[/size]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8:pngs/&quot; &amp; SUBSTITUTE(SUBSTITUTE(SUBSTITUTE(SUBSTITUTE(SUBSTITUTE([Numbers.D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Diaz:_Last_Hours_of_Purity.png" calcext:value-type="string">
            <text:p>convert background.png -gravity Center -size 270 -pointsize 24 -fill black -annotate +0-14 'Voted #82 mod' -pointsize 20 -fill white -annotate +0+18 'by ZDoom Community' png8:pngs/Diaz:_Last_Hours_of_Pur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[size=85]&quot; &amp; [Numbers.F90] &amp; &quot;[/size]]&quot;; &quot;&quot;)" office:value-type="string" office:string-value="[b]82. [url=https://forum.zdoom.org/viewtopic.php?f=19&amp;t=46509#p778245]Droplets: Simulated Blood[/url][/b] [[b]3[/b]: [size=85]Hipnotic Rogue: 1, GAA1992: 1, IdiotBitz: 1[/size]]" calcext:value-type="string">
            <text:p>[b]82. [url=https://forum.zdoom.org/viewtopic.php?f=19&amp;t=46509#p778245]Droplets: Simulated Blood[/url][/b] [[b]3[/b]: [size=85]Hipnotic Rogue: 1, GAA1992: 1, IdiotBitz: 1[/size]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8:pngs/&quot; &amp; SUBSTITUTE(SUBSTITUTE(SUBSTITUTE(SUBSTITUTE(SUBSTITUTE([Numbers.D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Droplets:_Simulated_Blood.png" calcext:value-type="string">
            <text:p>convert background.png -gravity Center -size 270 -pointsize 24 -fill black -annotate +0-14 'Voted #82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[size=85]&quot; &amp; [Numbers.F91] &amp; &quot;[/size]]&quot;; &quot;&quot;)" office:value-type="string" office:string-value="[b]82. [url=https://forum.zdoom.org/viewtopic.php?f=43&amp;t=58486#p1027620]Factotum[/url][/b] [[b]3[/b]: [size=85]kadu522: 1, YukesVonFaust: 2[/size]]" calcext:value-type="string">
            <text:p>[b]82. [url=https://forum.zdoom.org/viewtopic.php?f=43&amp;t=58486#p1027620]Factotum[/url][/b] [[b]3[/b]: [size=85]kadu522: 1, YukesVonFaust: 2[/size]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8:pngs/&quot; &amp; SUBSTITUTE(SUBSTITUTE(SUBSTITUTE(SUBSTITUTE(SUBSTITUTE([Numbers.D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Factotum.png" calcext:value-type="string">
            <text:p>convert background.png -gravity Center -size 270 -pointsize 24 -fill black -annotate +0-14 'Voted #82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[size=85]&quot; &amp; [Numbers.F92] &amp; &quot;[/size]]&quot;; &quot;&quot;)" office:value-type="string" office:string-value="[b]82. [url=https://www.doomworld.com/idgames/levels/doom2/Ports/a-c/circus666]Happy Time Circus[/url][/b] [[b]3[/b]: [size=85]Major Cooke: 3[/size]]" calcext:value-type="string">
            <text:p>[b]82. [url=https://www.doomworld.com/idgames/levels/doom2/Ports/a-c/circus666]Happy Time Circus[/url][/b] [[b]3[/b]: [size=85]Major Cooke: 3[/size]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8:pngs/&quot; &amp; SUBSTITUTE(SUBSTITUTE(SUBSTITUTE(SUBSTITUTE(SUBSTITUTE([Numbers.D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Happy_Time_Circus.png" calcext:value-type="string">
            <text:p>convert background.png -gravity Center -size 270 -pointsize 24 -fill black -annotate +0-14 'Voted #82 mod' -pointsize 20 -fill white -annotate +0+18 'by ZDoom Community' png8:pngs/Happy_Time_Circ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[size=85]&quot; &amp; [Numbers.F93] &amp; &quot;[/size]]&quot;; &quot;&quot;)" office:value-type="string" office:string-value="[b]82. [url=https://forum.zdoom.org/viewtopic.php?f=43&amp;t=56762]Heretical Doom[/url][/b] [[b]3[/b]: [size=85]eharper256: 3[/size]]" calcext:value-type="string">
            <text:p>[b]82. [url=https://forum.zdoom.org/viewtopic.php?f=43&amp;t=56762]Heretical Doom[/url][/b] [[b]3[/b]: [size=85]eharper256: 3[/size]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8:pngs/&quot; &amp; SUBSTITUTE(SUBSTITUTE(SUBSTITUTE(SUBSTITUTE(SUBSTITUTE([Numbers.D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Heretical_Doom.png" calcext:value-type="string">
            <text:p>convert background.png -gravity Center -size 270 -pointsize 24 -fill black -annotate +0-14 'Voted #82 mod' -pointsize 20 -fill white -annotate +0+18 'by ZDoom Community' png8:pngs/Heretic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[size=85]&quot; &amp; [Numbers.F94] &amp; &quot;[/size]]&quot;; &quot;&quot;)" office:value-type="string" office:string-value="[b]82. [url=https://forum.zdoom.org/viewtopic.php?f=46&amp;t=29117#p553405]Jimmy’s Jukebox[/url][/b] [[b]3[/b]: [size=85]Tapwave: 3[/size]]" calcext:value-type="string">
            <text:p>[b]82. [url=https://forum.zdoom.org/viewtopic.php?f=46&amp;t=29117#p553405]Jimmy’s Jukebox[/url][/b] [[b]3[/b]: [size=85]Tapwave: 3[/size]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8:pngs/&quot; &amp; SUBSTITUTE(SUBSTITUTE(SUBSTITUTE(SUBSTITUTE(SUBSTITUTE([Numbers.D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Jimmy’s_Jukebox.png" calcext:value-type="string">
            <text:p>convert background.png -gravity Center -size 270 -pointsize 24 -fill black -annotate +0-14 'Voted #82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[size=85]&quot; &amp; [Numbers.F95] &amp; &quot;[/size]]&quot;; &quot;&quot;)" office:value-type="string" office:string-value="[b]82. [url=http://www.prodigal-game.com/doomwads.html]Redux E2M4[/url][/b] [[b]3[/b]: [size=85]Jaxxoon R: 3[/size]]" calcext:value-type="string">
            <text:p>[b]82. [url=http://www.prodigal-game.com/doomwads.html]Redux E2M4[/url][/b] [[b]3[/b]: [size=85]Jaxxoon R: 3[/size]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8:pngs/&quot; &amp; SUBSTITUTE(SUBSTITUTE(SUBSTITUTE(SUBSTITUTE(SUBSTITUTE([Numbers.D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Redux_E2M4.png" calcext:value-type="string">
            <text:p>convert background.png -gravity Center -size 270 -pointsize 24 -fill black -annotate +0-14 'Voted #82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[size=85]&quot; &amp; [Numbers.F96] &amp; &quot;[/size]]&quot;; &quot;&quot;)" office:value-type="string" office:string-value="[b]82. [url=https://forum.zdoom.org/viewtopic.php?f=45&amp;t=24974#p479313]scalliano's 667 Shuffle[/url][/b] [[b]3[/b]: [size=85]leodoom85: 1, Мichаеlis: 2[/size]]" calcext:value-type="string">
            <text:p>[b]82. [url=https://forum.zdoom.org/viewtopic.php?f=45&amp;t=24974#p479313]scalliano's 667 Shuffle[/url][/b] [[b]3[/b]: [size=85]leodoom85: 1, Мichаеlis: 2[/size]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8:pngs/&quot; &amp; SUBSTITUTE(SUBSTITUTE(SUBSTITUTE(SUBSTITUTE(SUBSTITUTE([Numbers.D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scalliano_s_667_Shuffle.png" calcext:value-type="string">
            <text:p>convert background.png -gravity Center -size 270 -pointsize 24 -fill black -annotate +0-14 'Voted #82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[size=85]&quot; &amp; [Numbers.F97] &amp; &quot;[/size]]&quot;; &quot;&quot;)" office:value-type="string" office:string-value="[b]82. [url=https://www.doomworld.com/idgames/levels/doom2/Ports/megawads/sonic]Super Sonic DooM[/url][/b] [[b]3[/b]: [size=85]PlayerLin: 3[/size]]" calcext:value-type="string">
            <text:p>[b]82. [url=https://www.doomworld.com/idgames/levels/doom2/Ports/megawads/sonic]Super Sonic DooM[/url][/b] [[b]3[/b]: [size=85]PlayerLin: 3[/size]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8:pngs/&quot; &amp; SUBSTITUTE(SUBSTITUTE(SUBSTITUTE(SUBSTITUTE(SUBSTITUTE([Numbers.D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Super_Sonic_DooM.png" calcext:value-type="string">
            <text:p>convert background.png -gravity Center -size 270 -pointsize 24 -fill black -annotate +0-14 'Voted #82 mod' -pointsize 20 -fill white -annotate +0+18 'by ZDoom Community' png8:pngs/Super_Sonic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[size=85]&quot; &amp; [Numbers.F98] &amp; &quot;[/size]]&quot;; &quot;&quot;)" office:value-type="string" office:string-value="[b]82. [url=http://waltersgameboy.tripod.com/simpdoom/]The Ultimate Simpsons Doom [/url][/b] [[b]3[/b]: [size=85]undeadmonk354: 3[/size]]" calcext:value-type="string">
            <text:p>[b]82. [url=http://waltersgameboy.tripod.com/simpdoom/]The Ultimate Simpsons Doom [/url][/b] [[b]3[/b]: [size=85]undeadmonk354: 3[/size]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8:pngs/&quot; &amp; SUBSTITUTE(SUBSTITUTE(SUBSTITUTE(SUBSTITUTE(SUBSTITUTE([Numbers.D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The_Ultimate_Simpsons_Doom_.png" calcext:value-type="string">
            <text:p>convert background.png -gravity Center -size 270 -pointsize 24 -fill black -annotate +0-14 'Voted #82 mod' -pointsize 20 -fill white -annotate +0+18 'by ZDoom Community' png8:pngs/The_Ultimate_Simpsons_Doom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[size=85]&quot; &amp; [Numbers.F99] &amp; &quot;[/size]]&quot;; &quot;&quot;)" office:value-type="string" office:string-value="[b]82. [url=https://www.doomworld.com/idgames/levels/doom2/Ports/v-z/void]Void[/url][/b] [[b]3[/b]: [size=85]Jaxxoon R: 3[/size]]" calcext:value-type="string">
            <text:p>[b]82. [url=https://www.doomworld.com/idgames/levels/doom2/Ports/v-z/void]Void[/url][/b] [[b]3[/b]: [size=85]Jaxxoon R: 3[/size]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8:pngs/&quot; &amp; SUBSTITUTE(SUBSTITUTE(SUBSTITUTE(SUBSTITUTE(SUBSTITUTE([Numbers.D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Void.png" calcext:value-type="string">
            <text:p>convert background.png -gravity Center -size 270 -pointsize 24 -fill black -annotate +0-14 'Voted #82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[size=85]&quot; &amp; [Numbers.F100] &amp; &quot;[/size]]&quot;; &quot;&quot;)" office:value-type="string" office:string-value="[b]82. [url=http://lazrojas.com/wolfendoom/arctic_2.html]WolfenDOOM: Operation: Arctic Wolf[/url][/b] [[b]3[/b]: [size=85]Sgt. Shivers: 3[/size]]" calcext:value-type="string">
            <text:p>[b]82. [url=http://lazrojas.com/wolfendoom/arctic_2.html]WolfenDOOM: Operation: Arctic Wolf[/url][/b] [[b]3[/b]: [size=85]Sgt. Shivers: 3[/size]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8:pngs/&quot; &amp; SUBSTITUTE(SUBSTITUTE(SUBSTITUTE(SUBSTITUTE(SUBSTITUTE([Numbers.D1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WolfenDOOM:_Operation:_Arctic_Wolf.png" calcext:value-type="string">
            <text:p>convert background.png -gravity Center -size 270 -pointsize 24 -fill black -annotate +0-14 'Voted #82 mod' -pointsize 20 -fill white -annotate +0+18 'by ZDoom Community' png8:pngs/WolfenDOOM:_Operation:_Arctic_Wolf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[size=85]&quot; &amp; [Numbers.F101] &amp; &quot;[/size]]&quot;; &quot;&quot;)" office:value-type="string" office:string-value="[b]98. [url=https://forum.zdoom.org/viewtopic.php?f=43&amp;t=54914#p969409]Aetherius[/url][/b] [[b]2[/b]: [size=85]PlayerLin: 2[/size]]" calcext:value-type="string">
            <text:p>[b]98. [url=https://forum.zdoom.org/viewtopic.php?f=43&amp;t=54914#p969409]Aetherius[/url][/b] [[b]2[/b]: [size=85]PlayerLin: 2[/size]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8:pngs/&quot; &amp; SUBSTITUTE(SUBSTITUTE(SUBSTITUTE(SUBSTITUTE(SUBSTITUTE([Numbers.D1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Aetherius.png" calcext:value-type="string">
            <text:p>convert background.png -gravity Center -size 270 -pointsize 24 -fill black -annotate +0-14 'Voted #98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[size=85]&quot; &amp; [Numbers.F102] &amp; &quot;[/size]]&quot;; &quot;&quot;)" office:value-type="string" office:string-value="[b]98. [url=https://forum.zdoom.org/viewtopic.php?f=43&amp;t=53545#p940527]BlackWarrior[/url][/b] [[b]2[/b]: [size=85]Somagu: 1, PlayerLin: 1[/size]]" calcext:value-type="string">
            <text:p>[b]98. [url=https://forum.zdoom.org/viewtopic.php?f=43&amp;t=53545#p940527]BlackWarrior[/url][/b] [[b]2[/b]: [size=85]Somagu: 1, PlayerLin: 1[/size]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8:pngs/&quot; &amp; SUBSTITUTE(SUBSTITUTE(SUBSTITUTE(SUBSTITUTE(SUBSTITUTE([Numbers.D1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BlackWarrior.png" calcext:value-type="string">
            <text:p>convert background.png -gravity Center -size 270 -pointsize 24 -fill black -annotate +0-14 'Voted #98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[size=85]&quot; &amp; [Numbers.F103] &amp; &quot;[/size]]&quot;; &quot;&quot;)" office:value-type="string" office:string-value="[b]98. [url=https://forum.zdoom.org/viewtopic.php?f=19&amp;t=57800#p1017196]Castlevania - Simon's Destiny[/url][/b] [[b]2[/b]: [size=85]Rachael: 1, QuakedoomNukem Cz: 1[/size]]" calcext:value-type="string">
            <text:p>[b]98. [url=https://forum.zdoom.org/viewtopic.php?f=19&amp;t=57800#p1017196]Castlevania - Simon's Destiny[/url][/b] [[b]2[/b]: [size=85]Rachael: 1, QuakedoomNukem Cz: 1[/size]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8:pngs/&quot; &amp; SUBSTITUTE(SUBSTITUTE(SUBSTITUTE(SUBSTITUTE(SUBSTITUTE([Numbers.D1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Castlevania_-_Simon_s_Destiny.png" calcext:value-type="string">
            <text:p>convert background.png -gravity Center -size 270 -pointsize 24 -fill black -annotate +0-14 'Voted #98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[size=85]&quot; &amp; [Numbers.F104] &amp; &quot;[/size]]&quot;; &quot;&quot;)" office:value-type="string" office:string-value="[b]98. [url=https://forum.zdoom.org/viewtopic.php?f=43&amp;t=58535#p1028376]Complex Doom[/url][/b] [[b]2[/b]: [size=85]leodoom85: 1, Rowsol: 1[/size]]" calcext:value-type="string">
            <text:p>[b]98. [url=https://forum.zdoom.org/viewtopic.php?f=43&amp;t=58535#p1028376]Complex Doom[/url][/b] [[b]2[/b]: [size=85]leodoom85: 1, Rowsol: 1[/size]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8:pngs/&quot; &amp; SUBSTITUTE(SUBSTITUTE(SUBSTITUTE(SUBSTITUTE(SUBSTITUTE([Numbers.D1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Complex_Doom.png" calcext:value-type="string">
            <text:p>convert background.png -gravity Center -size 270 -pointsize 24 -fill black -annotate +0-14 'Voted #98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[size=85]&quot; &amp; [Numbers.F105] &amp; &quot;[/size]]&quot;; &quot;&quot;)" office:value-type="string" office:string-value="[b]98. [url=https://forum.zdoom.org/viewtopic.php?f=19&amp;t=55298#p978283]Consolation Prize: The PSX Doom TC[/url][/b] [[b]2[/b]: [size=85]GAA1992: 1, IdiotBitz: 1[/size]]" calcext:value-type="string">
            <text:p>[b]98. [url=https://forum.zdoom.org/viewtopic.php?f=19&amp;t=55298#p978283]Consolation Prize: The PSX Doom TC[/url][/b] [[b]2[/b]: [size=85]GAA1992: 1, IdiotBitz: 1[/size]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8:pngs/&quot; &amp; SUBSTITUTE(SUBSTITUTE(SUBSTITUTE(SUBSTITUTE(SUBSTITUTE([Numbers.D1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Consolation_Prize:_The_PSX_Doom_TC.png" calcext:value-type="string">
            <text:p>convert background.png -gravity Center -size 270 -pointsize 24 -fill black -annotate +0-14 'Voted #98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[size=85]&quot; &amp; [Numbers.F106] &amp; &quot;[/size]]&quot;; &quot;&quot;)" office:value-type="string" office:string-value="[b]98. [url=https://forum.zdoom.org/viewtopic.php?t=36667#p694653]Crossfire[/url][/b] [[b]2[/b]: [size=85]Somagu: 1, Marrub: 1[/size]]" calcext:value-type="string">
            <text:p>[b]98. [url=https://forum.zdoom.org/viewtopic.php?t=36667#p694653]Crossfire[/url][/b] [[b]2[/b]: [size=85]Somagu: 1, Marrub: 1[/size]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8:pngs/&quot; &amp; SUBSTITUTE(SUBSTITUTE(SUBSTITUTE(SUBSTITUTE(SUBSTITUTE([Numbers.D1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Crossfire.png" calcext:value-type="string">
            <text:p>convert background.png -gravity Center -size 270 -pointsize 24 -fill black -annotate +0-14 'Voted #98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[size=85]&quot; &amp; [Numbers.F107] &amp; &quot;[/size]]&quot;; &quot;&quot;)" office:value-type="string" office:string-value="[b]98. [url=https://forum.zdoom.org/viewtopic.php?f=19&amp;t=36608]Cyberrunner[/url][/b] [[b]2[/b]: [size=85]Revae: 2[/size]]" calcext:value-type="string">
            <text:p>[b]98. [url=https://forum.zdoom.org/viewtopic.php?f=19&amp;t=36608]Cyberrunner[/url][/b] [[b]2[/b]: [size=85]Revae: 2[/size]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8:pngs/&quot; &amp; SUBSTITUTE(SUBSTITUTE(SUBSTITUTE(SUBSTITUTE(SUBSTITUTE([Numbers.D1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Cyberrunner.png" calcext:value-type="string">
            <text:p>convert background.png -gravity Center -size 270 -pointsize 24 -fill black -annotate +0-14 'Voted #98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[size=85]&quot; &amp; [Numbers.F108] &amp; &quot;[/size]]&quot;; &quot;&quot;)" office:value-type="string" office:string-value="[b]98. [url=https://forum.zdoom.org/viewtopic.php?t=55048#p972862]DamNums[/url][/b] [[b]2[/b]: [size=85]Hipnotic Rogue: 1, Мichаеlis: 1[/size]]" calcext:value-type="string">
            <text:p>[b]98. [url=https://forum.zdoom.org/viewtopic.php?t=55048#p972862]DamNums[/url][/b] [[b]2[/b]: [size=85]Hipnotic Rogue: 1, Мichаеlis: 1[/size]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8:pngs/&quot; &amp; SUBSTITUTE(SUBSTITUTE(SUBSTITUTE(SUBSTITUTE(SUBSTITUTE([Numbers.D1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DamNums.png" calcext:value-type="string">
            <text:p>convert background.png -gravity Center -size 270 -pointsize 24 -fill black -annotate +0-14 'Voted #98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[size=85]&quot; &amp; [Numbers.F109] &amp; &quot;[/size]]&quot;; &quot;&quot;)" office:value-type="string" office:string-value="[b]98. [url=https://forum.zdoom.org/viewtopic.php?f=43&amp;t=58521#p1028226]Dead Marine[/url][/b] [[b]2[/b]: [size=85]m8f: 1, GAA1992: 1[/size]]" calcext:value-type="string">
            <text:p>[b]98. [url=https://forum.zdoom.org/viewtopic.php?f=43&amp;t=58521#p1028226]Dead Marine[/url][/b] [[b]2[/b]: [size=85]m8f: 1, GAA1992: 1[/size]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8:pngs/&quot; &amp; SUBSTITUTE(SUBSTITUTE(SUBSTITUTE(SUBSTITUTE(SUBSTITUTE([Numbers.D1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Dead_Marine.png" calcext:value-type="string">
            <text:p>convert background.png -gravity Center -size 270 -pointsize 24 -fill black -annotate +0-14 'Voted #98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[size=85]&quot; &amp; [Numbers.F110] &amp; &quot;[/size]]&quot;; &quot;&quot;)" office:value-type="string" office:string-value="[b]98. [url=https://forum.zdoom.org/viewtopic.php?f=42&amp;t=54708#p964549]dead.air[/url][/b] [[b]2[/b]: [size=85]Rachael: 1, Мichаеlis: 1[/size]]" calcext:value-type="string">
            <text:p>[b]98. [url=https://forum.zdoom.org/viewtopic.php?f=42&amp;t=54708#p964549]dead.air[/url][/b] [[b]2[/b]: [size=85]Rachael: 1, Мichаеlis: 1[/size]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8:pngs/&quot; &amp; SUBSTITUTE(SUBSTITUTE(SUBSTITUTE(SUBSTITUTE(SUBSTITUTE([Numbers.D1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dead.air.png" calcext:value-type="string">
            <text:p>convert background.png -gravity Center -size 270 -pointsize 24 -fill black -annotate +0-14 'Voted #98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[size=85]&quot; &amp; [Numbers.F111] &amp; &quot;[/size]]&quot;; &quot;&quot;)" office:value-type="string" office:string-value="[b]98. [url=https://forum.zdoom.org/viewtopic.php?f=43&amp;t=59887#p1045489]Demon CounterStrike[/url][/b] [[b]2[/b]: [size=85]Shadelight: 2[/size]]" calcext:value-type="string">
            <text:p>[b]98. [url=https://forum.zdoom.org/viewtopic.php?f=43&amp;t=59887#p1045489]Demon CounterStrike[/url][/b] [[b]2[/b]: [size=85]Shadelight: 2[/size]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8:pngs/&quot; &amp; SUBSTITUTE(SUBSTITUTE(SUBSTITUTE(SUBSTITUTE(SUBSTITUTE([Numbers.D1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Demon_CounterStrike.png" calcext:value-type="string">
            <text:p>convert background.png -gravity Center -size 270 -pointsize 24 -fill black -annotate +0-14 'Voted #98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[size=85]&quot; &amp; [Numbers.F112] &amp; &quot;[/size]]&quot;; &quot;&quot;)" office:value-type="string" office:string-value="[b]98. [url=https://forum.zdoom.org/viewtopic.php?f=19&amp;t=48208#p824651]Eriguns 2[/url][/b] [[b]2[/b]: [size=85]Hipnotic Rogue: 1, Cyanide: 1[/size]]" calcext:value-type="string">
            <text:p>[b]98. [url=https://forum.zdoom.org/viewtopic.php?f=19&amp;t=48208#p824651]Eriguns 2[/url][/b] [[b]2[/b]: [size=85]Hipnotic Rogue: 1, Cyanide: 1[/size]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8:pngs/&quot; &amp; SUBSTITUTE(SUBSTITUTE(SUBSTITUTE(SUBSTITUTE(SUBSTITUTE([Numbers.D1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Eriguns_2.png" calcext:value-type="string">
            <text:p>convert background.png -gravity Center -size 270 -pointsize 24 -fill black -annotate +0-14 'Voted #98 mod' -pointsize 20 -fill white -annotate +0+18 'by ZDoom Community' png8: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[size=85]&quot; &amp; [Numbers.F113] &amp; &quot;[/size]]&quot;; &quot;&quot;)" office:value-type="string" office:string-value="[b]98. [url=https://forum.zdoom.org/viewtopic.php?t=31034#p587707]Error: Doom[/url][/b] [[b]2[/b]: [size=85]Marrub: 2[/size]]" calcext:value-type="string">
            <text:p>[b]98. [url=https://forum.zdoom.org/viewtopic.php?t=31034#p587707]Error: Doom[/url][/b] [[b]2[/b]: [size=85]Marrub: 2[/size]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8:pngs/&quot; &amp; SUBSTITUTE(SUBSTITUTE(SUBSTITUTE(SUBSTITUTE(SUBSTITUTE([Numbers.D1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Error:_Doom.png" calcext:value-type="string">
            <text:p>convert background.png -gravity Center -size 270 -pointsize 24 -fill black -annotate +0-14 'Voted #98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[size=85]&quot; &amp; [Numbers.F114] &amp; &quot;[/size]]&quot;; &quot;&quot;)" office:value-type="string" office:string-value="[b]98. [url=http://www.moddb.com/mods/final-neodoom]Final NeoDoom[/url][/b] [[b]2[/b]: [size=85]The Ultimate DooMer: 1, Ravick: 1[/size]]" calcext:value-type="string">
            <text:p>[b]98. [url=http://www.moddb.com/mods/final-neodoom]Final NeoDoom[/url][/b] [[b]2[/b]: [size=85]The Ultimate DooMer: 1, Ravick: 1[/size]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8:pngs/&quot; &amp; SUBSTITUTE(SUBSTITUTE(SUBSTITUTE(SUBSTITUTE(SUBSTITUTE([Numbers.D1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Final_NeoDoom.png" calcext:value-type="string">
            <text:p>convert background.png -gravity Center -size 270 -pointsize 24 -fill black -annotate +0-14 'Voted #98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[size=85]&quot; &amp; [Numbers.F115] &amp; &quot;[/size]]&quot;; &quot;&quot;)" office:value-type="string" office:string-value="[b]98. [url=https://forum.zdoom.org/viewtopic.php?f=43&amp;t=46413#p775648]FragTrak[/url][/b] [[b]2[/b]: [size=85]Ikazu-san: 2[/size]]" calcext:value-type="string">
            <text:p>[b]98. [url=https://forum.zdoom.org/viewtopic.php?f=43&amp;t=46413#p775648]FragTrak[/url][/b] [[b]2[/b]: [size=85]Ikazu-san: 2[/size]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8:pngs/&quot; &amp; SUBSTITUTE(SUBSTITUTE(SUBSTITUTE(SUBSTITUTE(SUBSTITUTE([Numbers.D1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FragTrak.png" calcext:value-type="string">
            <text:p>convert background.png -gravity Center -size 270 -pointsize 24 -fill black -annotate +0-14 'Voted #98 mod' -pointsize 20 -fill white -annotate +0+18 'by ZDoom Community' png8:pngs/FragTr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[size=85]&quot; &amp; [Numbers.F116] &amp; &quot;[/size]]&quot;; &quot;&quot;)" office:value-type="string" office:string-value="[b]98. [url=https://forum.zdoom.org/viewtopic.php?f=19&amp;t=46718#p784166]Gene-Tech: Before the Storm[/url][/b] [[b]2[/b]: [size=85]Rachael: 1, Ravick: 1[/size]]" calcext:value-type="string">
            <text:p>[b]98. [url=https://forum.zdoom.org/viewtopic.php?f=19&amp;t=46718#p784166]Gene-Tech: Before the Storm[/url][/b] [[b]2[/b]: [size=85]Rachael: 1, Ravick: 1[/size]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8:pngs/&quot; &amp; SUBSTITUTE(SUBSTITUTE(SUBSTITUTE(SUBSTITUTE(SUBSTITUTE([Numbers.D1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Gene-Tech:_Before_the_Storm.png" calcext:value-type="string">
            <text:p>convert background.png -gravity Center -size 270 -pointsize 24 -fill black -annotate +0-14 'Voted #98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[size=85]&quot; &amp; [Numbers.F117] &amp; &quot;[/size]]&quot;; &quot;&quot;)" office:value-type="string" office:string-value="[b]98. [url=https://forum.zdoom.org/viewtopic.php?t=58009#p1020405]HeXeReTiC Fantasy[/url][/b] [[b]2[/b]: [size=85]Sumwunn: 2[/size]]" calcext:value-type="string">
            <text:p>[b]98. [url=https://forum.zdoom.org/viewtopic.php?t=58009#p1020405]HeXeReTiC Fantasy[/url][/b] [[b]2[/b]: [size=85]Sumwunn: 2[/size]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8:pngs/&quot; &amp; SUBSTITUTE(SUBSTITUTE(SUBSTITUTE(SUBSTITUTE(SUBSTITUTE([Numbers.D1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HeXeReTiC_Fantasy.png" calcext:value-type="string">
            <text:p>convert background.png -gravity Center -size 270 -pointsize 24 -fill black -annotate +0-14 'Voted #98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[size=85]&quot; &amp; [Numbers.F118] &amp; &quot;[/size]]&quot;; &quot;&quot;)" office:value-type="string" office:string-value="[b]98. [url=https://forum.zdoom.org/viewtopic.php?f=43&amp;t=37130#p705156]Insanity's Requiem[/url][/b] [[b]2[/b]: [size=85]D3athStalker: 2[/size]]" calcext:value-type="string">
            <text:p>[b]98. [url=https://forum.zdoom.org/viewtopic.php?f=43&amp;t=37130#p705156]Insanity's Requiem[/url][/b] [[b]2[/b]: [size=85]D3athStalker: 2[/size]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8:pngs/&quot; &amp; SUBSTITUTE(SUBSTITUTE(SUBSTITUTE(SUBSTITUTE(SUBSTITUTE([Numbers.D1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Insanity_s_Requiem.png" calcext:value-type="string">
            <text:p>convert background.png -gravity Center -size 270 -pointsize 24 -fill black -annotate +0-14 'Voted #98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[size=85]&quot; &amp; [Numbers.F119] &amp; &quot;[/size]]&quot;; &quot;&quot;)" office:value-type="string" office:string-value="[b]98. [url=https://forum.zdoom.org/viewtopic.php?f=3&amp;t=13117#p267820]Queen's Crusade[/url][/b] [[b]2[/b]: [size=85]Matt: 2[/size]]" calcext:value-type="string">
            <text:p>[b]98. [url=https://forum.zdoom.org/viewtopic.php?f=3&amp;t=13117#p267820]Queen's Crusade[/url][/b] [[b]2[/b]: [size=85]Matt: 2[/size]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8:pngs/&quot; &amp; SUBSTITUTE(SUBSTITUTE(SUBSTITUTE(SUBSTITUTE(SUBSTITUTE([Numbers.D1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Queen_s_Crusade.png" calcext:value-type="string">
            <text:p>convert background.png -gravity Center -size 270 -pointsize 24 -fill black -annotate +0-14 'Voted #98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[size=85]&quot; &amp; [Numbers.F120] &amp; &quot;[/size]]&quot;; &quot;&quot;)" office:value-type="string" office:string-value="[b]98. [url=https://www.joshuaosullivan.co.uk/skulldash/]Skulldash[/url][/b] [[b]2[/b]: [size=85]The Ultimate DooMer: 1, QuakedoomNukem Cz: 1[/size]]" calcext:value-type="string">
            <text:p>[b]98. [url=https://www.joshuaosullivan.co.uk/skulldash/]Skulldash[/url][/b] [[b]2[/b]: [size=85]The Ultimate DooMer: 1, QuakedoomNukem Cz: 1[/size]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8:pngs/&quot; &amp; SUBSTITUTE(SUBSTITUTE(SUBSTITUTE(SUBSTITUTE(SUBSTITUTE([Numbers.D1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Skulldash.png" calcext:value-type="string">
            <text:p>convert background.png -gravity Center -size 270 -pointsize 24 -fill black -annotate +0-14 'Voted #98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[size=85]&quot; &amp; [Numbers.F121] &amp; &quot;[/size]]&quot;; &quot;&quot;)" office:value-type="string" office:string-value="[b]98. [url=https://forum.zdoom.org/viewtopic.php?f=43&amp;t=46174#p769209]Sneaky Doom[/url][/b] [[b]2[/b]: [size=85]sycspysycspy: 2[/size]]" calcext:value-type="string">
            <text:p>[b]98. [url=https://forum.zdoom.org/viewtopic.php?f=43&amp;t=46174#p769209]Sneaky Doom[/url][/b] [[b]2[/b]: [size=85]sycspysycspy: 2[/size]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8:pngs/&quot; &amp; SUBSTITUTE(SUBSTITUTE(SUBSTITUTE(SUBSTITUTE(SUBSTITUTE([Numbers.D1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Sneaky_Doom.png" calcext:value-type="string">
            <text:p>convert background.png -gravity Center -size 270 -pointsize 24 -fill black -annotate +0-14 'Voted #98 mod' -pointsize 20 -fill white -annotate +0+18 'by ZDoom Community' png8:pngs/Sneaky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[size=85]&quot; &amp; [Numbers.F122] &amp; &quot;[/size]]&quot;; &quot;&quot;)" office:value-type="string" office:string-value="[b]98. [url=https://forum.zdoom.org/viewtopic.php?t=49369#p854693]Strange Aeons[/url][/b] [[b]2[/b]: [size=85]Rachael: 1, Мichаеlis: 1[/size]]" calcext:value-type="string">
            <text:p>[b]98. [url=https://forum.zdoom.org/viewtopic.php?t=49369#p854693]Strange Aeons[/url][/b] [[b]2[/b]: [size=85]Rachael: 1, Мichаеlis: 1[/size]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8:pngs/&quot; &amp; SUBSTITUTE(SUBSTITUTE(SUBSTITUTE(SUBSTITUTE(SUBSTITUTE([Numbers.D1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Strange_Aeons.png" calcext:value-type="string">
            <text:p>convert background.png -gravity Center -size 270 -pointsize 24 -fill black -annotate +0-14 'Voted #98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[size=85]&quot; &amp; [Numbers.F123] &amp; &quot;[/size]]&quot;; &quot;&quot;)" office:value-type="string" office:string-value="[b]98. [url=https://forum.zdoom.org/viewtopic.php?f=43&amp;t=57902#p1018827]Sun Damage Omen[/url][/b] [[b]2[/b]: [size=85]Matt: 2[/size]]" calcext:value-type="string">
            <text:p>[b]98. [url=https://forum.zdoom.org/viewtopic.php?f=43&amp;t=57902#p1018827]Sun Damage Omen[/url][/b] [[b]2[/b]: [size=85]Matt: 2[/size]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8:pngs/&quot; &amp; SUBSTITUTE(SUBSTITUTE(SUBSTITUTE(SUBSTITUTE(SUBSTITUTE([Numbers.D1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Sun_Damage_Omen.png" calcext:value-type="string">
            <text:p>convert background.png -gravity Center -size 270 -pointsize 24 -fill black -annotate +0-14 'Voted #98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[size=85]&quot; &amp; [Numbers.F124] &amp; &quot;[/size]]&quot;; &quot;&quot;)" office:value-type="string" office:string-value="[b]98. [url=https://forum.zdoom.org/viewtopic.php?t=37064#p703739]The Space Pirate[/url][/b] [[b]2[/b]: [size=85]Olroda: 2[/size]]" calcext:value-type="string">
            <text:p>[b]98. [url=https://forum.zdoom.org/viewtopic.php?t=37064#p703739]The Space Pirate[/url][/b] [[b]2[/b]: [size=85]Olroda: 2[/size]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8:pngs/&quot; &amp; SUBSTITUTE(SUBSTITUTE(SUBSTITUTE(SUBSTITUTE(SUBSTITUTE([Numbers.D1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The_Space_Pirate.png" calcext:value-type="string">
            <text:p>convert background.png -gravity Center -size 270 -pointsize 24 -fill black -annotate +0-14 'Voted #98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[size=85]&quot; &amp; [Numbers.F125] &amp; &quot;[/size]]&quot;; &quot;&quot;)" office:value-type="string" office:string-value="[b]98. [url=https://forum.zdoom.org/viewtopic.php?f=42&amp;t=45877#p761802]Threshold Of Pain[/url][/b] [[b]2[/b]: [size=85]JDSH98: 2[/size]]" calcext:value-type="string">
            <text:p>[b]98. [url=https://forum.zdoom.org/viewtopic.php?f=42&amp;t=45877#p761802]Threshold Of Pain[/url][/b] [[b]2[/b]: [size=85]JDSH98: 2[/size]]</text:p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8:pngs/&quot; &amp; SUBSTITUTE(SUBSTITUTE(SUBSTITUTE(SUBSTITUTE(SUBSTITUTE([Numbers.D1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Threshold_Of_Pain.png" calcext:value-type="string">
            <text:p>convert background.png -gravity Center -size 270 -pointsize 24 -fill black -annotate +0-14 'Voted #98 mod' -pointsize 20 -fill white -annotate +0+18 'by ZDoom Community' png8:pngs/Threshold_Of_P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[size=85]&quot; &amp; [Numbers.F126] &amp; &quot;[/size]]&quot;; &quot;&quot;)" office:value-type="string" office:string-value="[b]98. [url=https://forum.zdoom.org/viewtopic.php?f=19&amp;t=27981#p535716]TurboCharged ARCADE![/url][/b] [[b]2[/b]: [size=85]Major Cooke: 2[/size]]" calcext:value-type="string">
            <text:p>[b]98. [url=https://forum.zdoom.org/viewtopic.php?f=19&amp;t=27981#p535716]TurboCharged ARCADE![/url][/b] [[b]2[/b]: [size=85]Major Cooke: 2[/size]]</text:p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8:pngs/&quot; &amp; SUBSTITUTE(SUBSTITUTE(SUBSTITUTE(SUBSTITUTE(SUBSTITUTE([Numbers.D1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TurboCharged_ARCADE!.png" calcext:value-type="string">
            <text:p>convert background.png -gravity Center -size 270 -pointsize 24 -fill black -annotate +0-14 'Voted #98 mod' -pointsize 20 -fill white -annotate +0+18 'by ZDoom Community' png8:pngs/TurboCharged_ARCADE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[size=85]&quot; &amp; [Numbers.F127] &amp; &quot;[/size]]&quot;; &quot;&quot;)" office:value-type="string" office:string-value="[b]98. [url=https://forum.zdoom.org/viewtopic.php?f=43&amp;t=60612]Ultra Crispy[/url][/b] [[b]2[/b]: [size=85]YukesVonFaust: 2[/size]]" calcext:value-type="string">
            <text:p>[b]98. [url=https://forum.zdoom.org/viewtopic.php?f=43&amp;t=60612]Ultra Crispy[/url][/b] [[b]2[/b]: [size=85]YukesVonFaust: 2[/size]]</text:p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8:pngs/&quot; &amp; SUBSTITUTE(SUBSTITUTE(SUBSTITUTE(SUBSTITUTE(SUBSTITUTE([Numbers.D1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Ultra_Crispy.png" calcext:value-type="string">
            <text:p>convert background.png -gravity Center -size 270 -pointsize 24 -fill black -annotate +0-14 'Voted #98 mod' -pointsize 20 -fill white -annotate +0+18 'by ZDoom Community' png8:pngs/Ultra_Cri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[size=85]&quot; &amp; [Numbers.F128] &amp; &quot;[/size]]&quot;; &quot;&quot;)" office:value-type="string" office:string-value="[b]98. [url=https://forum.zdoom.org/viewtopic.php?f=42&amp;t=25358#p484506]Unloved[/url][/b] [[b]2[/b]: [size=85]Rachael: 1, Ravick: 1[/size]]" calcext:value-type="string">
            <text:p>[b]98. [url=https://forum.zdoom.org/viewtopic.php?f=42&amp;t=25358#p484506]Unloved[/url][/b] [[b]2[/b]: [size=85]Rachael: 1, Ravick: 1[/size]]</text:p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8:pngs/&quot; &amp; SUBSTITUTE(SUBSTITUTE(SUBSTITUTE(SUBSTITUTE(SUBSTITUTE([Numbers.D1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Unloved.png" calcext:value-type="string">
            <text:p>convert background.png -gravity Center -size 270 -pointsize 24 -fill black -annotate +0-14 'Voted #98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[size=85]&quot; &amp; [Numbers.F129] &amp; &quot;[/size]]&quot;; &quot;&quot;)" office:value-type="string" office:string-value="[b]98. [url=https://forum.zdoom.org/viewtopic.php?f=19&amp;t=36821#p698354]Weapons of Saturn[/url][/b] [[b]2[/b]: [size=85]m8f: 1, Cyanide: 1[/size]]" calcext:value-type="string">
            <text:p>[b]98. [url=https://forum.zdoom.org/viewtopic.php?f=19&amp;t=36821#p698354]Weapons of Saturn[/url][/b] [[b]2[/b]: [size=85]m8f: 1, Cyanide: 1[/size]]</text:p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8:pngs/&quot; &amp; SUBSTITUTE(SUBSTITUTE(SUBSTITUTE(SUBSTITUTE(SUBSTITUTE([Numbers.D1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Weapons_of_Saturn.png" calcext:value-type="string">
            <text:p>convert background.png -gravity Center -size 270 -pointsize 24 -fill black -annotate +0-14 'Voted #98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[size=85]&quot; &amp; [Numbers.F130] &amp; &quot;[/size]]&quot;; &quot;&quot;)" office:value-type="string" office:string-value="[b]98. [url=http://lazrojas.com/wolfendoom/astrostein_2.html]WolfenDOOM:  Astrostein[/url][/b] [[b]2[/b]: [size=85]Sgt. Shivers: 2[/size]]" calcext:value-type="string">
            <text:p>[b]98. [url=http://lazrojas.com/wolfendoom/astrostein_2.html]WolfenDOOM: <text:s/>Astrostein[/url][/b] [[b]2[/b]: [size=85]Sgt. Shivers: 2[/size]]</text:p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8:pngs/&quot; &amp; SUBSTITUTE(SUBSTITUTE(SUBSTITUTE(SUBSTITUTE(SUBSTITUTE([Numbers.D1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WolfenDOOM:__Astrostein.png" calcext:value-type="string">
            <text:p>convert background.png -gravity Center -size 270 -pointsize 24 -fill black -annotate +0-14 'Voted #98 mod' -pointsize 20 -fill white -annotate +0+18 'by ZDoom Community' png8:pngs/WolfenDOOM:__Astroste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[size=85]&quot; &amp; [Numbers.F131] &amp; &quot;[/size]]&quot;; &quot;&quot;)" office:value-type="string" office:string-value="[b]128. [url=https://www.doomworld.com/idgames/levels/doom/Ports/0-9/007ltsd]007: Licence to Spell DooM[/url][/b] [[b]1[/b]: [size=85]The Ultimate DooMer: 1[/size]]" calcext:value-type="string">
            <text:p>[b]128. [url=https://www.doomworld.com/idgames/levels/doom/Ports/0-9/007ltsd]007: Licence to Spell DooM[/url][/b] [[b]1[/b]: [size=85]The Ultimate DooMer: 1[/size]]</text:p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8:pngs/&quot; &amp; SUBSTITUTE(SUBSTITUTE(SUBSTITUTE(SUBSTITUTE(SUBSTITUTE([Numbers.D1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007:_Licence_to_Spell_DooM.png" calcext:value-type="string">
            <text:p>convert background.png -gravity Center -size 270 -pointsize 24 -fill black -annotate +0-14 'Voted #128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[size=85]&quot; &amp; [Numbers.F132] &amp; &quot;[/size]]&quot;; &quot;&quot;)" office:value-type="string" office:string-value="[b]128. [url=https://forum.zdoom.org/viewtopic.php?f=42&amp;t=54247#p954473]20 Monsters Challenge[/url][/b] [[b]1[/b]: [size=85]Rachael: 1[/size]]" calcext:value-type="string">
            <text:p>[b]128. [url=https://forum.zdoom.org/viewtopic.php?f=42&amp;t=54247#p954473]20 Monsters Challenge[/url][/b] [[b]1[/b]: [size=85]Rachael: 1[/size]]</text:p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8:pngs/&quot; &amp; SUBSTITUTE(SUBSTITUTE(SUBSTITUTE(SUBSTITUTE(SUBSTITUTE([Numbers.D1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20_Monsters_Challenge.png" calcext:value-type="string">
            <text:p>convert background.png -gravity Center -size 270 -pointsize 24 -fill black -annotate +0-14 'Voted #128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[size=85]&quot; &amp; [Numbers.F133] &amp; &quot;[/size]]&quot;; &quot;&quot;)" office:value-type="string" office:string-value="[b]128. [url=https://forum.zdoom.org/viewtopic.php?t=36877#p699326]Accessories to Murder[/url][/b] [[b]1[/b]: [size=85]Cyanide: 1[/size]]" calcext:value-type="string">
            <text:p>[b]128. [url=https://forum.zdoom.org/viewtopic.php?t=36877#p699326]Accessories to Murder[/url][/b] [[b]1[/b]: [size=85]Cyanide: 1[/size]]</text:p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8:pngs/&quot; &amp; SUBSTITUTE(SUBSTITUTE(SUBSTITUTE(SUBSTITUTE(SUBSTITUTE([Numbers.D1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Accessories_to_Murder.png" calcext:value-type="string">
            <text:p>convert background.png -gravity Center -size 270 -pointsize 24 -fill black -annotate +0-14 'Voted #128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[size=85]&quot; &amp; [Numbers.F134] &amp; &quot;[/size]]&quot;; &quot;&quot;)" office:value-type="string" office:string-value="[b]128. [url=https://forum.zdoom.org/viewtopic.php?t=58501#p1027895]Alfonzone[/url][/b] [[b]1[/b]: [size=85]The Ultimate DooMer: 1[/size]]" calcext:value-type="string">
            <text:p>[b]128. [url=https://forum.zdoom.org/viewtopic.php?t=58501#p1027895]Alfonzone[/url][/b] [[b]1[/b]: [size=85]The Ultimate DooMer: 1[/size]]</text:p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8:pngs/&quot; &amp; SUBSTITUTE(SUBSTITUTE(SUBSTITUTE(SUBSTITUTE(SUBSTITUTE([Numbers.D1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Alfonzone.png" calcext:value-type="string">
            <text:p>convert background.png -gravity Center -size 270 -pointsize 24 -fill black -annotate +0-14 'Voted #128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[size=85]&quot; &amp; [Numbers.F135] &amp; &quot;[/size]]&quot;; &quot;&quot;)" office:value-type="string" office:string-value="[b]128. [url=https://www.moddb.com/mods/acm-2014]Aliens: Colonial Marines TC[/url][/b] [[b]1[/b]: [size=85]Ravick: 1[/size]]" calcext:value-type="string">
            <text:p>[b]128. [url=https://www.moddb.com/mods/acm-2014]Aliens: Colonial Marines TC[/url][/b] [[b]1[/b]: [size=85]Ravick: 1[/size]]</text:p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8:pngs/&quot; &amp; SUBSTITUTE(SUBSTITUTE(SUBSTITUTE(SUBSTITUTE(SUBSTITUTE([Numbers.D1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Aliens:_Colonial_Marines_TC.png" calcext:value-type="string">
            <text:p>convert background.png -gravity Center -size 270 -pointsize 24 -fill black -annotate +0-14 'Voted #128 mod' -pointsize 20 -fill white -annotate +0+18 'by ZDoom Community' png8:pngs/Aliens:_Colonial_Marin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[size=85]&quot; &amp; [Numbers.F136] &amp; &quot;[/size]]&quot;; &quot;&quot;)" office:value-type="string" office:string-value="[b]128. [url=https://forum.zdoom.org/viewtopic.php?t=56483#p998194]All Clear Message[/url][/b] [[b]1[/b]: [size=85]Cyanide: 1[/size]]" calcext:value-type="string">
            <text:p>[b]128. [url=https://forum.zdoom.org/viewtopic.php?t=56483#p998194]All Clear Message[/url][/b] [[b]1[/b]: [size=85]Cyanide: 1[/size]]</text:p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8:pngs/&quot; &amp; SUBSTITUTE(SUBSTITUTE(SUBSTITUTE(SUBSTITUTE(SUBSTITUTE([Numbers.D1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All_Clear_Message.png" calcext:value-type="string">
            <text:p>convert background.png -gravity Center -size 270 -pointsize 24 -fill black -annotate +0-14 'Voted #128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[size=85]&quot; &amp; [Numbers.F137] &amp; &quot;[/size]]&quot;; &quot;&quot;)" office:value-type="string" office:string-value="[b]128. [url=https://forum.zdoom.org/viewtopic.php?f=43&amp;t=57464#p1012472]Banhammer[/url][/b] [[b]1[/b]: [size=85]leodoom85: 1[/size]]" calcext:value-type="string">
            <text:p>[b]128. [url=https://forum.zdoom.org/viewtopic.php?f=43&amp;t=57464#p1012472]Banhammer[/url][/b] [[b]1[/b]: [size=85]leodoom85: 1[/size]]</text:p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8:pngs/&quot; &amp; SUBSTITUTE(SUBSTITUTE(SUBSTITUTE(SUBSTITUTE(SUBSTITUTE([Numbers.D1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Banhammer.png" calcext:value-type="string">
            <text:p>convert background.png -gravity Center -size 270 -pointsize 24 -fill black -annotate +0-14 'Voted #128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[size=85]&quot; &amp; [Numbers.F138] &amp; &quot;[/size]]&quot;; &quot;&quot;)" office:value-type="string" office:string-value="[b]128. [url=https://forum.zdoom.org/viewtopic.php?f=3&amp;t=37949#p722987]Brutalkick[/url][/b] [[b]1[/b]: [size=85]Hipnotic Rogue: 1[/size]]" calcext:value-type="string">
            <text:p>[b]128. [url=https://forum.zdoom.org/viewtopic.php?f=3&amp;t=37949#p722987]Brutalkick[/url][/b] [[b]1[/b]: [size=85]Hipnotic Rogue: 1[/size]]</text:p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8:pngs/&quot; &amp; SUBSTITUTE(SUBSTITUTE(SUBSTITUTE(SUBSTITUTE(SUBSTITUTE([Numbers.D1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Brutalkick.png" calcext:value-type="string">
            <text:p>convert background.png -gravity Center -size 270 -pointsize 24 -fill black -annotate +0-14 'Voted #128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[size=85]&quot; &amp; [Numbers.F139] &amp; &quot;[/size]]&quot;; &quot;&quot;)" office:value-type="string" office:string-value="[b]128. [url=https://forum.zdoom.org/viewtopic.php?t=34569#p653208]Call of Dooty[/url][/b] [[b]1[/b]: [size=85]wolfmanfp: 1[/size]]" calcext:value-type="string">
            <text:p>[b]128. [url=https://forum.zdoom.org/viewtopic.php?t=34569#p653208]Call of Dooty[/url][/b] [[b]1[/b]: [size=85]wolfmanfp: 1[/size]]</text:p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8:pngs/&quot; &amp; SUBSTITUTE(SUBSTITUTE(SUBSTITUTE(SUBSTITUTE(SUBSTITUTE([Numbers.D1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Call_of_Dooty.png" calcext:value-type="string">
            <text:p>convert background.png -gravity Center -size 270 -pointsize 24 -fill black -annotate +0-14 'Voted #128 mod' -pointsize 20 -fill white -annotate +0+18 'by ZDoom Community' png8:pngs/Call_of_Doo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[size=85]&quot; &amp; [Numbers.F140] &amp; &quot;[/size]]&quot;; &quot;&quot;)" office:value-type="string" office:string-value="[b]128. [url=https://forum.zdoom.org/viewtopic.php?f=43&amp;t=60456#p1052735]Champions[/url][/b] [[b]1[/b]: [size=85]IdiotBitz: 1[/size]]" calcext:value-type="string">
            <text:p>[b]128. [url=https://forum.zdoom.org/viewtopic.php?f=43&amp;t=60456#p1052735]Champions[/url][/b] [[b]1[/b]: [size=85]IdiotBitz: 1[/size]]</text:p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8:pngs/&quot; &amp; SUBSTITUTE(SUBSTITUTE(SUBSTITUTE(SUBSTITUTE(SUBSTITUTE([Numbers.D1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Champions.png" calcext:value-type="string">
            <text:p>convert background.png -gravity Center -size 270 -pointsize 24 -fill black -annotate +0-14 'Voted #128 mod' -pointsize 20 -fill white -annotate +0+18 'by ZDoom Community' png8:pngs/Champi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[size=85]&quot; &amp; [Numbers.F141] &amp; &quot;[/size]]&quot;; &quot;&quot;)" office:value-type="string" office:string-value="[b]128. [url=https://www.doomworld.com/idgames/?id=12363]Chosen[/url][/b] [[b]1[/b]: [size=85]Bigger C: 1[/size]]" calcext:value-type="string">
            <text:p>[b]128. [url=https://www.doomworld.com/idgames/?id=12363]Chosen[/url][/b] [[b]1[/b]: [size=85]Bigger C: 1[/size]]</text:p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8:pngs/&quot; &amp; SUBSTITUTE(SUBSTITUTE(SUBSTITUTE(SUBSTITUTE(SUBSTITUTE([Numbers.D1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Chosen.png" calcext:value-type="string">
            <text:p>convert background.png -gravity Center -size 270 -pointsize 24 -fill black -annotate +0-14 'Voted #128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[size=85]&quot; &amp; [Numbers.F142] &amp; &quot;[/size]]&quot;; &quot;&quot;)" office:value-type="string" office:string-value="[b]128. [url=https://forum.zdoom.org/viewtopic.php?f=61&amp;t=57834#p1017698]Complex Doom: LCA[/url][/b] [[b]1[/b]: [size=85]leodoom85: 1[/size]]" calcext:value-type="string">
            <text:p>[b]128. [url=https://forum.zdoom.org/viewtopic.php?f=61&amp;t=57834#p1017698]Complex Doom: LCA[/url][/b] [[b]1[/b]: [size=85]leodoom85: 1[/size]]</text:p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8:pngs/&quot; &amp; SUBSTITUTE(SUBSTITUTE(SUBSTITUTE(SUBSTITUTE(SUBSTITUTE([Numbers.D1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Complex_Doom:_LCA.png" calcext:value-type="string">
            <text:p>convert background.png -gravity Center -size 270 -pointsize 24 -fill black -annotate +0-14 'Voted #128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[size=85]&quot; &amp; [Numbers.F143] &amp; &quot;[/size]]&quot;; &quot;&quot;)" office:value-type="string" office:string-value="[b]128. [url=https://forum.zdoom.org/viewtopic.php?f=43&amp;t=51446]CustomDoom[/url][/b] [[b]1[/b]: [size=85]m8f: 1[/size]]" calcext:value-type="string">
            <text:p>[b]128. [url=https://forum.zdoom.org/viewtopic.php?f=43&amp;t=51446]CustomDoom[/url][/b] [[b]1[/b]: [size=85]m8f: 1[/size]]</text:p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8:pngs/&quot; &amp; SUBSTITUTE(SUBSTITUTE(SUBSTITUTE(SUBSTITUTE(SUBSTITUTE([Numbers.D1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CustomDoom.png" calcext:value-type="string">
            <text:p>convert background.png -gravity Center -size 270 -pointsize 24 -fill black -annotate +0-14 'Voted #128 mod' -pointsize 20 -fill white -annotate +0+18 'by ZDoom Community' png8:pngs/Custom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[size=85]&quot; &amp; [Numbers.F144] &amp; &quot;[/size]]&quot;; &quot;&quot;)" office:value-type="string" office:string-value="[b]128. [url=https://www.doomworld.com/idgames/levels/doom2/Ports/d-f/dark7]Dark 7 (with Mission Pack)[/url][/b] [[b]1[/b]: [size=85]The Ultimate DooMer: 1[/size]]" calcext:value-type="string">
            <text:p>[b]128. [url=https://www.doomworld.com/idgames/levels/doom2/Ports/d-f/dark7]Dark 7 (with Mission Pack)[/url][/b] [[b]1[/b]: [size=85]The Ultimate DooMer: 1[/size]]</text:p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8:pngs/&quot; &amp; SUBSTITUTE(SUBSTITUTE(SUBSTITUTE(SUBSTITUTE(SUBSTITUTE([Numbers.D1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Dark_7__with_Mission_Pack_.png" calcext:value-type="string">
            <text:p>convert background.png -gravity Center -size 270 -pointsize 24 -fill black -annotate +0-14 'Voted #128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[size=85]&quot; &amp; [Numbers.F145] &amp; &quot;[/size]]&quot;; &quot;&quot;)" office:value-type="string" office:string-value="[b]128. [url=https://forum.zdoom.org/viewtopic.php?t=58375#p1025963]Dark Encounters[/url][/b] [[b]1[/b]: [size=85]The Ultimate DooMer: 1[/size]]" calcext:value-type="string">
            <text:p>[b]128. [url=https://forum.zdoom.org/viewtopic.php?t=58375#p1025963]Dark Encounters[/url][/b] [[b]1[/b]: [size=85]The Ultimate DooMer: 1[/size]]</text:p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8:pngs/&quot; &amp; SUBSTITUTE(SUBSTITUTE(SUBSTITUTE(SUBSTITUTE(SUBSTITUTE([Numbers.D1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Dark_Encounters.png" calcext:value-type="string">
            <text:p>convert background.png -gravity Center -size 270 -pointsize 24 -fill black -annotate +0-14 'Voted #128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[size=85]&quot; &amp; [Numbers.F146] &amp; &quot;[/size]]&quot;; &quot;&quot;)" office:value-type="string" office:string-value="[b]128. [url=https://forum.zdoom.org/viewtopic.php?t=46787#p786254]Demonsteele: NowThatsWhatICallMIDI[/url][/b] [[b]1[/b]: [size=85]HaraSwift: 1[/size]]" calcext:value-type="string">
            <text:p>[b]128. [url=https://forum.zdoom.org/viewtopic.php?t=46787#p786254]Demonsteele: NowThatsWhatICallMIDI[/url][/b] [[b]1[/b]: [size=85]HaraSwift: 1[/size]]</text:p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8:pngs/&quot; &amp; SUBSTITUTE(SUBSTITUTE(SUBSTITUTE(SUBSTITUTE(SUBSTITUTE([Numbers.D1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Demonsteele:_NowThatsWhatICallMIDI.png" calcext:value-type="string">
            <text:p>convert background.png -gravity Center -size 270 -pointsize 24 -fill black -annotate +0-14 'Voted #128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[size=85]&quot; &amp; [Numbers.F147] &amp; &quot;[/size]]&quot;; &quot;&quot;)" office:value-type="string" office:string-value="[b]128. [url=https://www.moddb.com/mods/dont-play-with-hell-black-edition]Don`t play with HELL – Black Edition[/url][/b] [[b]1[/b]: [size=85]Ravick: 1[/size]]" calcext:value-type="string">
            <text:p>[b]128. [url=https://www.moddb.com/mods/dont-play-with-hell-black-edition]Don`t play with HELL – Black Edition[/url][/b] [[b]1[/b]: [size=85]Ravick: 1[/size]]</text:p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8:pngs/&quot; &amp; SUBSTITUTE(SUBSTITUTE(SUBSTITUTE(SUBSTITUTE(SUBSTITUTE([Numbers.D1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Don-t_play_with_HELL_–_Black_Edition.png" calcext:value-type="string">
            <text:p>convert background.png -gravity Center -size 270 -pointsize 24 -fill black -annotate +0-14 'Voted #128 mod' -pointsize 20 -fill white -annotate +0+18 'by ZDoom Community' png8:pngs/Don-t_play_with_HELL_–_Black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[size=85]&quot; &amp; [Numbers.F148] &amp; &quot;[/size]]&quot;; &quot;&quot;)" office:value-type="string" office:string-value="[b]128. [url=https://www.doomworld.com/forum/topic/62403-doom-2-minor-sprite-fixing-project-v19-release-updated-12718/]Doom 2 Minor Sprite Fixing Project[/url][/b] [[b]1[/b]: [size=85]m8f: 1[/size]]" calcext:value-type="string">
            <text:p>[b]128. [url=https://www.doomworld.com/forum/topic/62403-doom-2-minor-sprite-fixing-project-v19-release-updated-12718/]Doom 2 Minor Sprite Fixing Project[/url][/b] [[b]1[/b]: [size=85]m8f: 1[/size]]</text:p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8:pngs/&quot; &amp; SUBSTITUTE(SUBSTITUTE(SUBSTITUTE(SUBSTITUTE(SUBSTITUTE([Numbers.D1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Doom_2_Minor_Sprite_Fixing_Project.png" calcext:value-type="string">
            <text:p>convert background.png -gravity Center -size 270 -pointsize 24 -fill black -annotate +0-14 'Voted #128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[size=85]&quot; &amp; [Numbers.F149] &amp; &quot;[/size]]&quot;; &quot;&quot;)" office:value-type="string" office:string-value="[b]128. [url=https://forum.zdoom.org/viewtopic.php?f=43&amp;t=51596]Doom 64 'weapons only'[/url][/b] [[b]1[/b]: [size=85]Hipnotic Rogue: 1[/size]]" calcext:value-type="string">
            <text:p>[b]128. [url=https://forum.zdoom.org/viewtopic.php?f=43&amp;t=51596]Doom 64 'weapons only'[/url][/b] [[b]1[/b]: [size=85]Hipnotic Rogue: 1[/size]]</text:p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8:pngs/&quot; &amp; SUBSTITUTE(SUBSTITUTE(SUBSTITUTE(SUBSTITUTE(SUBSTITUTE([Numbers.D1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Doom_64__weapons_only_.png" calcext:value-type="string">
            <text:p>convert background.png -gravity Center -size 270 -pointsize 24 -fill black -annotate +0-14 'Voted #128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[size=85]&quot; &amp; [Numbers.F150] &amp; &quot;[/size]]&quot;; &quot;&quot;)" office:value-type="string" office:string-value="[b]128. [url=https://forum.zdoom.org/viewtopic.php?f=43&amp;t=58499#p1027836]Doom Loot Box Mod[/url][/b] [[b]1[/b]: [size=85]IdiotBitz: 1[/size]]" calcext:value-type="string">
            <text:p>[b]128. [url=https://forum.zdoom.org/viewtopic.php?f=43&amp;t=58499#p1027836]Doom Loot Box Mod[/url][/b] [[b]1[/b]: [size=85]IdiotBitz: 1[/size]]</text:p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8:pngs/&quot; &amp; SUBSTITUTE(SUBSTITUTE(SUBSTITUTE(SUBSTITUTE(SUBSTITUTE([Numbers.D1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Doom_Loot_Box_Mod.png" calcext:value-type="string">
            <text:p>convert background.png -gravity Center -size 270 -pointsize 24 -fill black -annotate +0-14 'Voted #128 mod' -pointsize 20 -fill white -annotate +0+18 'by ZDoom Community' png8:pngs/Doom_Loot_Box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[size=85]&quot; &amp; [Numbers.F151] &amp; &quot;[/size]]&quot;; &quot;&quot;)" office:value-type="string" office:string-value="[b]128. [url=https://forum.zdoom.org/viewtopic.php?f=19&amp;t=48208#p824651]Eriguns 1[/url][/b] [[b]1[/b]: [size=85]Cyanide: 1[/size]]" calcext:value-type="string">
            <text:p>[b]128. [url=https://forum.zdoom.org/viewtopic.php?f=19&amp;t=48208#p824651]Eriguns 1[/url][/b] [[b]1[/b]: [size=85]Cyanide: 1[/size]]</text:p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8:pngs/&quot; &amp; SUBSTITUTE(SUBSTITUTE(SUBSTITUTE(SUBSTITUTE(SUBSTITUTE([Numbers.D1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Eriguns_1.png" calcext:value-type="string">
            <text:p>convert background.png -gravity Center -size 270 -pointsize 24 -fill black -annotate +0-14 'Voted #128 mod' -pointsize 20 -fill white -annotate +0+18 'by ZDoom Community' png8:pngs/Eriguns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[size=85]&quot; &amp; [Numbers.F152] &amp; &quot;[/size]]&quot;; &quot;&quot;)" office:value-type="string" office:string-value="[b]128. [url=https://forum.zdoom.org/viewtopic.php?f=19&amp;t=52631#p920489]Fading Corpses Universal[/url][/b] [[b]1[/b]: [size=85]m8f: 1[/size]]" calcext:value-type="string">
            <text:p>[b]128. [url=https://forum.zdoom.org/viewtopic.php?f=19&amp;t=52631#p920489]Fading Corpses Universal[/url][/b] [[b]1[/b]: [size=85]m8f: 1[/size]]</text:p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8:pngs/&quot; &amp; SUBSTITUTE(SUBSTITUTE(SUBSTITUTE(SUBSTITUTE(SUBSTITUTE([Numbers.D1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Fading_Corpses_Universal.png" calcext:value-type="string">
            <text:p>convert background.png -gravity Center -size 270 -pointsize 24 -fill black -annotate +0-14 'Voted #128 mod' -pointsize 20 -fill white -annotate +0+18 'by ZDoom Community' png8:pngs/Fading_Corpses_Univers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[size=85]&quot; &amp; [Numbers.F153] &amp; &quot;[/size]]&quot;; &quot;&quot;)" office:value-type="string" office:string-value="[b]128. [url=https://forum.zdoom.org/viewtopic.php?f=43&amp;t=58923#p1033516]FamiliarDoom[/url][/b] [[b]1[/b]: [size=85]kadu522: 1[/size]]" calcext:value-type="string">
            <text:p>[b]128. [url=https://forum.zdoom.org/viewtopic.php?f=43&amp;t=58923#p1033516]FamiliarDoom[/url][/b] [[b]1[/b]: [size=85]kadu522: 1[/size]]</text:p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8:pngs/&quot; &amp; SUBSTITUTE(SUBSTITUTE(SUBSTITUTE(SUBSTITUTE(SUBSTITUTE([Numbers.D1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FamiliarDoom.png" calcext:value-type="string">
            <text:p>convert background.png -gravity Center -size 270 -pointsize 24 -fill black -annotate +0-14 'Voted #128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[size=85]&quot; &amp; [Numbers.F154] &amp; &quot;[/size]]&quot;; &quot;&quot;)" office:value-type="string" office:string-value="[b]128. [url=https://forum.zdoom.org/viewtopic.php?f=105&amp;t=35388#p666921]Footsteps[/url][/b] [[b]1[/b]: [size=85]m8f: 1[/size]]" calcext:value-type="string">
            <text:p>[b]128. [url=https://forum.zdoom.org/viewtopic.php?f=105&amp;t=35388#p666921]Footsteps[/url][/b] [[b]1[/b]: [size=85]m8f: 1[/size]]</text:p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8:pngs/&quot; &amp; SUBSTITUTE(SUBSTITUTE(SUBSTITUTE(SUBSTITUTE(SUBSTITUTE([Numbers.D1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Footsteps.png" calcext:value-type="string">
            <text:p>convert background.png -gravity Center -size 270 -pointsize 24 -fill black -annotate +0-14 'Voted #128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[size=85]&quot; &amp; [Numbers.F155] &amp; &quot;[/size]]&quot;; &quot;&quot;)" office:value-type="string" office:string-value="[b]128. [url=https://forum.zdoom.org/viewtopic.php?f=19&amp;t=57252#p1009564]Ghoul School 3D[/url][/b] [[b]1[/b]: [size=85]Rachael: 1[/size]]" calcext:value-type="string">
            <text:p>[b]128. [url=https://forum.zdoom.org/viewtopic.php?f=19&amp;t=57252#p1009564]Ghoul School 3D[/url][/b] [[b]1[/b]: [size=85]Rachael: 1[/size]]</text:p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8:pngs/&quot; &amp; SUBSTITUTE(SUBSTITUTE(SUBSTITUTE(SUBSTITUTE(SUBSTITUTE([Numbers.D1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Ghoul_School_3D.png" calcext:value-type="string">
            <text:p>convert background.png -gravity Center -size 270 -pointsize 24 -fill black -annotate +0-14 'Voted #128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[size=85]&quot; &amp; [Numbers.F156] &amp; &quot;[/size]]&quot;; &quot;&quot;)" office:value-type="string" office:string-value="[b]128. [url=https://forum.zdoom.org/viewtopic.php?f=46&amp;t=56148#p994037]GZSHud[/url][/b] [[b]1[/b]: [size=85]Hipnotic Rogue: 1[/size]]" calcext:value-type="string">
            <text:p>[b]128. [url=https://forum.zdoom.org/viewtopic.php?f=46&amp;t=56148#p994037]GZSHud[/url][/b] [[b]1[/b]: [size=85]Hipnotic Rogue: 1[/size]]</text:p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8:pngs/&quot; &amp; SUBSTITUTE(SUBSTITUTE(SUBSTITUTE(SUBSTITUTE(SUBSTITUTE([Numbers.D1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GZSHud.png" calcext:value-type="string">
            <text:p>convert background.png -gravity Center -size 270 -pointsize 24 -fill black -annotate +0-14 'Voted #128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[size=85]&quot; &amp; [Numbers.F157] &amp; &quot;[/size]]&quot;; &quot;&quot;)" office:value-type="string" office:string-value="[b]128. [url=https://forum.zdoom.org/viewtopic.php?f=37&amp;t=47973#p817851]Heretic Widescreened HUD[/url][/b] [[b]1[/b]: [size=85]Hipnotic Rogue: 1[/size]]" calcext:value-type="string">
            <text:p>[b]128. [url=https://forum.zdoom.org/viewtopic.php?f=37&amp;t=47973#p817851]Heretic Widescreened HUD[/url][/b] [[b]1[/b]: [size=85]Hipnotic Rogue: 1[/size]]</text:p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8:pngs/&quot; &amp; SUBSTITUTE(SUBSTITUTE(SUBSTITUTE(SUBSTITUTE(SUBSTITUTE([Numbers.D1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Heretic_Widescreened_HUD.png" calcext:value-type="string">
            <text:p>convert background.png -gravity Center -size 270 -pointsize 24 -fill black -annotate +0-14 'Voted #128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[size=85]&quot; &amp; [Numbers.F158] &amp; &quot;[/size]]&quot;; &quot;&quot;)" office:value-type="string" office:string-value="[b]128. [url=https://www.doomworld.com/idgames/levels/hexen/v-z/viscerus]Hexen: Scourge of Viscerus[/url][/b] [[b]1[/b]: [size=85]Solmir : 1[/size]]" calcext:value-type="string">
            <text:p>[b]128. [url=https://www.doomworld.com/idgames/levels/hexen/v-z/viscerus]Hexen: Scourge of Viscerus[/url][/b] [[b]1[/b]: [size=85]Solmir : 1[/size]]</text:p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8:pngs/&quot; &amp; SUBSTITUTE(SUBSTITUTE(SUBSTITUTE(SUBSTITUTE(SUBSTITUTE([Numbers.D1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Hexen:_Scourge_of_Viscerus.png" calcext:value-type="string">
            <text:p>convert background.png -gravity Center -size 270 -pointsize 24 -fill black -annotate +0-14 'Voted #128 mod' -pointsize 20 -fill white -annotate +0+18 'by ZDoom Community' png8:pngs/Hexen:_Scourge_of_Viscer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[size=85]&quot; &amp; [Numbers.F159] &amp; &quot;[/size]]&quot;; &quot;&quot;)" office:value-type="string" office:string-value="[b]128. [url=https://forum.zdoom.org/viewtopic.php?f=43&amp;t=33766#p638587]HeXercise[/url][/b] [[b]1[/b]: [size=85]Eric_: 1[/size]]" calcext:value-type="string">
            <text:p>[b]128. [url=https://forum.zdoom.org/viewtopic.php?f=43&amp;t=33766#p638587]HeXercise[/url][/b] [[b]1[/b]: [size=85]Eric_: 1[/size]]</text:p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8:pngs/&quot; &amp; SUBSTITUTE(SUBSTITUTE(SUBSTITUTE(SUBSTITUTE(SUBSTITUTE([Numbers.D1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HeXercise.png" calcext:value-type="string">
            <text:p>convert background.png -gravity Center -size 270 -pointsize 24 -fill black -annotate +0-14 'Voted #128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[size=85]&quot; &amp; [Numbers.F160] &amp; &quot;[/size]]&quot;; &quot;&quot;)" office:value-type="string" office:string-value="[b]128. [url=https://forum.zdoom.org/viewtopic.php?f=43&amp;t=57522#p1013338]Highway to Hell[/url][/b] [[b]1[/b]: [size=85]GAA1992: 1[/size]]" calcext:value-type="string">
            <text:p>[b]128. [url=https://forum.zdoom.org/viewtopic.php?f=43&amp;t=57522#p1013338]Highway to Hell[/url][/b] [[b]1[/b]: [size=85]GAA1992: 1[/size]]</text:p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8:pngs/&quot; &amp; SUBSTITUTE(SUBSTITUTE(SUBSTITUTE(SUBSTITUTE(SUBSTITUTE([Numbers.D1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Highway_to_Hell.png" calcext:value-type="string">
            <text:p>convert background.png -gravity Center -size 270 -pointsize 24 -fill black -annotate +0-14 'Voted #128 mod' -pointsize 20 -fill white -annotate +0+18 'by ZDoom Community' png8:pngs/Highway_to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[size=85]&quot; &amp; [Numbers.F161] &amp; &quot;[/size]]&quot;; &quot;&quot;)" office:value-type="string" office:string-value="[b]128. [url=https://www.doomworld.com/idgames/levels/heretic/Ports/hocx]Hordes of Chaos[/url][/b] [[b]1[/b]: [size=85]The Ultimate DooMer: 1[/size]]" calcext:value-type="string">
            <text:p>[b]128. [url=https://www.doomworld.com/idgames/levels/heretic/Ports/hocx]Hordes of Chaos[/url][/b] [[b]1[/b]: [size=85]The Ultimate DooMer: 1[/size]]</text:p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8:pngs/&quot; &amp; SUBSTITUTE(SUBSTITUTE(SUBSTITUTE(SUBSTITUTE(SUBSTITUTE([Numbers.D1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Hordes_of_Chaos.png" calcext:value-type="string">
            <text:p>convert background.png -gravity Center -size 270 -pointsize 24 -fill black -annotate +0-14 'Voted #128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[size=85]&quot; &amp; [Numbers.F162] &amp; &quot;[/size]]&quot;; &quot;&quot;)" office:value-type="string" office:string-value="[b]128. [url=https://forum.zdoom.org/viewtopic.php?f=43&amp;t=48074#p820532]HXRTC Project[/url][/b] [[b]1[/b]: [size=85]leodoom85: 1[/size]]" calcext:value-type="string">
            <text:p>[b]128. [url=https://forum.zdoom.org/viewtopic.php?f=43&amp;t=48074#p820532]HXRTC Project[/url][/b] [[b]1[/b]: [size=85]leodoom85: 1[/size]]</text:p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8:pngs/&quot; &amp; SUBSTITUTE(SUBSTITUTE(SUBSTITUTE(SUBSTITUTE(SUBSTITUTE([Numbers.D1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HXRTC_Project.png" calcext:value-type="string">
            <text:p>convert background.png -gravity Center -size 270 -pointsize 24 -fill black -annotate +0-14 'Voted #128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[size=85]&quot; &amp; [Numbers.F163] &amp; &quot;[/size]]&quot;; &quot;&quot;)" office:value-type="string" office:string-value="[b]128. [url=https://jp.itch.io/doom-keymaster]Keymaster[/url][/b] [[b]1[/b]: [size=85]IdiotBitz: 1[/size]]" calcext:value-type="string">
            <text:p>[b]128. [url=https://jp.itch.io/doom-keymaster]Keymaster[/url][/b] [[b]1[/b]: [size=85]IdiotBitz: 1[/size]]</text:p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8:pngs/&quot; &amp; SUBSTITUTE(SUBSTITUTE(SUBSTITUTE(SUBSTITUTE(SUBSTITUTE([Numbers.D1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Keymaster.png" calcext:value-type="string">
            <text:p>convert background.png -gravity Center -size 270 -pointsize 24 -fill black -annotate +0-14 'Voted #128 mod' -pointsize 20 -fill white -annotate +0+18 'by ZDoom Community' png8:pngs/Keym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[size=85]&quot; &amp; [Numbers.F164] &amp; &quot;[/size]]&quot;; &quot;&quot;)" office:value-type="string" office:string-value="[b]128. [url=https://forum.zdoom.org/viewtopic.php?t=37786#p719312]Lasting Light[/url][/b] [[b]1[/b]: [size=85]Ravick: 1[/size]]" calcext:value-type="string">
            <text:p>[b]128. [url=https://forum.zdoom.org/viewtopic.php?t=37786#p719312]Lasting Light[/url][/b] [[b]1[/b]: [size=85]Ravick: 1[/size]]</text:p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8:pngs/&quot; &amp; SUBSTITUTE(SUBSTITUTE(SUBSTITUTE(SUBSTITUTE(SUBSTITUTE([Numbers.D1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Lasting_Light.png" calcext:value-type="string">
            <text:p>convert background.png -gravity Center -size 270 -pointsize 24 -fill black -annotate +0-14 'Voted #128 mod' -pointsize 20 -fill white -annotate +0+18 'by ZDoom Community' png8:pngs/Lasting_Li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[size=85]&quot; &amp; [Numbers.F165] &amp; &quot;[/size]]&quot;; &quot;&quot;)" office:value-type="string" office:string-value="[b]128. [url=https://www.doomworld.com/idgames/levels/doom2/Ports/j-l/lslsp_gd]LOST SOULSPHERE: Gold Edition[/url][/b] [[b]1[/b]: [size=85]Major Cooke: 1[/size]]" calcext:value-type="string">
            <text:p>[b]128. [url=https://www.doomworld.com/idgames/levels/doom2/Ports/j-l/lslsp_gd]LOST SOULSPHERE: Gold Edition[/url][/b] [[b]1[/b]: [size=85]Major Cooke: 1[/size]]</text:p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8:pngs/&quot; &amp; SUBSTITUTE(SUBSTITUTE(SUBSTITUTE(SUBSTITUTE(SUBSTITUTE([Numbers.D1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LOST_SOULSPHERE:_Gold_Edition.png" calcext:value-type="string">
            <text:p>convert background.png -gravity Center -size 270 -pointsize 24 -fill black -annotate +0-14 'Voted #128 mod' -pointsize 20 -fill white -annotate +0+18 'by ZDoom Community' png8:pngs/LOST_SOULSPHERE:_Gold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[size=85]&quot; &amp; [Numbers.F166] &amp; &quot;[/size]]&quot;; &quot;&quot;)" office:value-type="string" office:string-value="[b]128. [url=https://forum.zdoom.org/viewtopic.php?f=43&amp;t=52041#p907566]Lowtech Remake[/url][/b] [[b]1[/b]: [size=85]YukesVonFaust: 1[/size]]" calcext:value-type="string">
            <text:p>[b]128. [url=https://forum.zdoom.org/viewtopic.php?f=43&amp;t=52041#p907566]Lowtech Remake[/url][/b] [[b]1[/b]: [size=85]YukesVonFaust: 1[/size]]</text:p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8:pngs/&quot; &amp; SUBSTITUTE(SUBSTITUTE(SUBSTITUTE(SUBSTITUTE(SUBSTITUTE([Numbers.D1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Lowtech_Remake.png" calcext:value-type="string">
            <text:p>convert background.png -gravity Center -size 270 -pointsize 24 -fill black -annotate +0-14 'Voted #128 mod' -pointsize 20 -fill white -annotate +0+18 'by ZDoom Community' png8:pngs/Lowtech_Rema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[size=85]&quot; &amp; [Numbers.F167] &amp; &quot;[/size]]&quot;; &quot;&quot;)" office:value-type="string" office:string-value="[b]128. [url=https://forum.zdoom.org/viewtopic.php?f=19&amp;t=28589&amp;start=2490#p925995]MAIS[/url][/b] [[b]1[/b]: [size=85]Sgt. Shivers: 1[/size]]" calcext:value-type="string">
            <text:p>[b]128. [url=https://forum.zdoom.org/viewtopic.php?f=19&amp;t=28589&amp;start=2490#p925995]MAIS[/url][/b] [[b]1[/b]: [size=85]Sgt. Shivers: 1[/size]]</text:p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8:pngs/&quot; &amp; SUBSTITUTE(SUBSTITUTE(SUBSTITUTE(SUBSTITUTE(SUBSTITUTE([Numbers.D1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MAIS.png" calcext:value-type="string">
            <text:p>convert background.png -gravity Center -size 270 -pointsize 24 -fill black -annotate +0-14 'Voted #128 mod' -pointsize 20 -fill white -annotate +0+18 'by ZDoom Community' png8:pngs/MA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[size=85]&quot; &amp; [Numbers.F168] &amp; &quot;[/size]]&quot;; &quot;&quot;)" office:value-type="string" office:string-value="[b]128. [url=https://www.doomworld.com/idgames/levels/doom2/Ports/m-o/massm2]MassMouth 2[/url][/b] [[b]1[/b]: [size=85]The Ultimate DooMer: 1[/size]]" calcext:value-type="string">
            <text:p>[b]128. [url=https://www.doomworld.com/idgames/levels/doom2/Ports/m-o/massm2]MassMouth 2[/url][/b] [[b]1[/b]: [size=85]The Ultimate DooMer: 1[/size]]</text:p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8:pngs/&quot; &amp; SUBSTITUTE(SUBSTITUTE(SUBSTITUTE(SUBSTITUTE(SUBSTITUTE([Numbers.D1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MassMouth_2.png" calcext:value-type="string">
            <text:p>convert background.png -gravity Center -size 270 -pointsize 24 -fill black -annotate +0-14 'Voted #128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[size=85]&quot; &amp; [Numbers.F169] &amp; &quot;[/size]]&quot;; &quot;&quot;)" office:value-type="string" office:string-value="[b]128. [url=https://forum.zdoom.org/viewtopic.php?t=48924#p843884]Megabounce[/url][/b] [[b]1[/b]: [size=85]Beed28: 1[/size]]" calcext:value-type="string">
            <text:p>[b]128. [url=https://forum.zdoom.org/viewtopic.php?t=48924#p843884]Megabounce[/url][/b] [[b]1[/b]: [size=85]Beed28: 1[/size]]</text:p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8:pngs/&quot; &amp; SUBSTITUTE(SUBSTITUTE(SUBSTITUTE(SUBSTITUTE(SUBSTITUTE([Numbers.D1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Megabounce.png" calcext:value-type="string">
            <text:p>convert background.png -gravity Center -size 270 -pointsize 24 -fill black -annotate +0-14 'Voted #128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[size=85]&quot; &amp; [Numbers.F170] &amp; &quot;[/size]]&quot;; &quot;&quot;)" office:value-type="string" office:string-value="[b]128. [url=https://forum.zdoom.org/viewtopic.php?t=45872#p761776]Metroid: Dreadnought[/url][/b] [[b]1[/b]: [size=85]Cyanide: 1[/size]]" calcext:value-type="string">
            <text:p>[b]128. [url=https://forum.zdoom.org/viewtopic.php?t=45872#p761776]Metroid: Dreadnought[/url][/b] [[b]1[/b]: [size=85]Cyanide: 1[/size]]</text:p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8:pngs/&quot; &amp; SUBSTITUTE(SUBSTITUTE(SUBSTITUTE(SUBSTITUTE(SUBSTITUTE([Numbers.D1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Metroid:_Dreadnought.png" calcext:value-type="string">
            <text:p>convert background.png -gravity Center -size 270 -pointsize 24 -fill black -annotate +0-14 'Voted #128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[size=85]&quot; &amp; [Numbers.F171] &amp; &quot;[/size]]&quot;; &quot;&quot;)" office:value-type="string" office:string-value="[b]128. [url=https://forum.zdoom.org/viewtopic.php?t=56838#p1003369]Monster Scouter[/url][/b] [[b]1[/b]: [size=85]Cyanide: 1[/size]]" calcext:value-type="string">
            <text:p>[b]128. [url=https://forum.zdoom.org/viewtopic.php?t=56838#p1003369]Monster Scouter[/url][/b] [[b]1[/b]: [size=85]Cyanide: 1[/size]]</text:p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8:pngs/&quot; &amp; SUBSTITUTE(SUBSTITUTE(SUBSTITUTE(SUBSTITUTE(SUBSTITUTE([Numbers.D1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Monster_Scouter.png" calcext:value-type="string">
            <text:p>convert background.png -gravity Center -size 270 -pointsize 24 -fill black -annotate +0-14 'Voted #128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[size=85]&quot; &amp; [Numbers.F172] &amp; &quot;[/size]]&quot;; &quot;&quot;)" office:value-type="string" office:string-value="[b]128. [url=https://forum.zdoom.org/viewtopic.php?f=43&amp;t=56272]Nameless Lite RPG Mod[/url][/b] [[b]1[/b]: [size=85]IdiotBitz: 1[/size]]" calcext:value-type="string">
            <text:p>[b]128. [url=https://forum.zdoom.org/viewtopic.php?f=43&amp;t=56272]Nameless Lite RPG Mod[/url][/b] [[b]1[/b]: [size=85]IdiotBitz: 1[/size]]</text:p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8:pngs/&quot; &amp; SUBSTITUTE(SUBSTITUTE(SUBSTITUTE(SUBSTITUTE(SUBSTITUTE([Numbers.D1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Nameless_Lite_RPG_Mod.png" calcext:value-type="string">
            <text:p>convert background.png -gravity Center -size 270 -pointsize 24 -fill black -annotate +0-14 'Voted #128 mod' -pointsize 20 -fill white -annotate +0+18 'by ZDoom Community' png8:pngs/Nameless_Lite_RPG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[size=85]&quot; &amp; [Numbers.F173] &amp; &quot;[/size]]&quot;; &quot;&quot;)" office:value-type="string" office:string-value="[b]128. [url=https://forum.zdoom.org/viewtopic.php?f=45&amp;t=11545#p237676]Nash's Gore Mod[/url][/b] [[b]1[/b]: [size=85]Hipnotic Rogue: 1[/size]]" calcext:value-type="string">
            <text:p>[b]128. [url=https://forum.zdoom.org/viewtopic.php?f=45&amp;t=11545#p237676]Nash's Gore Mod[/url][/b] [[b]1[/b]: [size=85]Hipnotic Rogue: 1[/size]]</text:p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8:pngs/&quot; &amp; SUBSTITUTE(SUBSTITUTE(SUBSTITUTE(SUBSTITUTE(SUBSTITUTE([Numbers.D1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Nash_s_Gore_Mod.png" calcext:value-type="string">
            <text:p>convert background.png -gravity Center -size 270 -pointsize 24 -fill black -annotate +0-14 'Voted #128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[size=85]&quot; &amp; [Numbers.F174] &amp; &quot;[/size]]&quot;; &quot;&quot;)" office:value-type="string" office:string-value="[b]128. [url=https://forum.zdoom.org/viewtopic.php?f=46&amp;t=33079#p626384]NC HUD[/url][/b] [[b]1[/b]: [size=85]m8f: 1[/size]]" calcext:value-type="string">
            <text:p>[b]128. [url=https://forum.zdoom.org/viewtopic.php?f=46&amp;t=33079#p626384]NC HUD[/url][/b] [[b]1[/b]: [size=85]m8f: 1[/size]]</text:p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8:pngs/&quot; &amp; SUBSTITUTE(SUBSTITUTE(SUBSTITUTE(SUBSTITUTE(SUBSTITUTE([Numbers.D1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NC_HUD.png" calcext:value-type="string">
            <text:p>convert background.png -gravity Center -size 270 -pointsize 24 -fill black -annotate +0-14 'Voted #128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[size=85]&quot; &amp; [Numbers.F175] &amp; &quot;[/size]]&quot;; &quot;&quot;)" office:value-type="string" office:string-value="[b]128. [url=http://web.archive.org/web/20100527012514/http://members.multimania.co.uk/Enjay001/]njsplash[/url][/b] [[b]1[/b]: [size=85]Hipnotic Rogue: 1[/size]]" calcext:value-type="string">
            <text:p>[b]128. [url=http://web.archive.org/web/20100527012514/http://members.multimania.co.uk/Enjay001/]njsplash[/url][/b] [[b]1[/b]: [size=85]Hipnotic Rogue: 1[/size]]</text:p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8:pngs/&quot; &amp; SUBSTITUTE(SUBSTITUTE(SUBSTITUTE(SUBSTITUTE(SUBSTITUTE([Numbers.D1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njsplash.png" calcext:value-type="string">
            <text:p>convert background.png -gravity Center -size 270 -pointsize 24 -fill black -annotate +0-14 'Voted #128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[size=85]&quot; &amp; [Numbers.F176] &amp; &quot;[/size]]&quot;; &quot;&quot;)" office:value-type="string" office:string-value="[b]128. [url=https://forum.zdoom.org/viewtopic.php?t=47988#p818163]Paranoid and Paranoiac[/url][/b] [[b]1[/b]: [size=85]The Ultimate DooMer: 1[/size]]" calcext:value-type="string">
            <text:p>[b]128. [url=https://forum.zdoom.org/viewtopic.php?t=47988#p818163]Paranoid and Paranoiac[/url][/b] [[b]1[/b]: [size=85]The Ultimate DooMer: 1[/size]]</text:p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8:pngs/&quot; &amp; SUBSTITUTE(SUBSTITUTE(SUBSTITUTE(SUBSTITUTE(SUBSTITUTE([Numbers.D1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Paranoid_and_Paranoiac.png" calcext:value-type="string">
            <text:p>convert background.png -gravity Center -size 270 -pointsize 24 -fill black -annotate +0-14 'Voted #128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[size=85]&quot; &amp; [Numbers.F177] &amp; &quot;[/size]]&quot;; &quot;&quot;)" office:value-type="string" office:string-value="[b]128. [url=http://www.perkristian.net/game_doom-sfx.shtml]Perkristan's HD Sounds[/url][/b] [[b]1[/b]: [size=85]Caligari87: 1[/size]]" calcext:value-type="string">
            <text:p>[b]128. [url=http://www.perkristian.net/game_doom-sfx.shtml]Perkristan's HD Sounds[/url][/b] [[b]1[/b]: [size=85]Caligari87: 1[/size]]</text:p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8:pngs/&quot; &amp; SUBSTITUTE(SUBSTITUTE(SUBSTITUTE(SUBSTITUTE(SUBSTITUTE([Numbers.D1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Perkristan_s_HD_Sounds.png" calcext:value-type="string">
            <text:p>convert background.png -gravity Center -size 270 -pointsize 24 -fill black -annotate +0-14 'Voted #128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[size=85]&quot; &amp; [Numbers.F178] &amp; &quot;[/size]]&quot;; &quot;&quot;)" office:value-type="string" office:string-value="[b]128. [url=https://forum.zdoom.org/viewtopic.php?f=19&amp;t=27649#p529231]Pokémon Doom[/url][/b] [[b]1[/b]: [size=85]Marrub: 1[/size]]" calcext:value-type="string">
            <text:p>[b]128. [url=https://forum.zdoom.org/viewtopic.php?f=19&amp;t=27649#p529231]Pokémon Doom[/url][/b] [[b]1[/b]: [size=85]Marrub: 1[/size]]</text:p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8:pngs/&quot; &amp; SUBSTITUTE(SUBSTITUTE(SUBSTITUTE(SUBSTITUTE(SUBSTITUTE([Numbers.D1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Pokémon_Doom.png" calcext:value-type="string">
            <text:p>convert background.png -gravity Center -size 270 -pointsize 24 -fill black -annotate +0-14 'Voted #128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[size=85]&quot; &amp; [Numbers.F179] &amp; &quot;[/size]]&quot;; &quot;&quot;)" office:value-type="string" office:string-value="[b]128. [url=https://forum.zdoom.org/viewtopic.php?f=43&amp;t=53876#p947619]Project Ironclad[/url][/b] [[b]1[/b]: [size=85]Rachael: 1[/size]]" calcext:value-type="string">
            <text:p>[b]128. [url=https://forum.zdoom.org/viewtopic.php?f=43&amp;t=53876#p947619]Project Ironclad[/url][/b] [[b]1[/b]: [size=85]Rachael: 1[/size]]</text:p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8:pngs/&quot; &amp; SUBSTITUTE(SUBSTITUTE(SUBSTITUTE(SUBSTITUTE(SUBSTITUTE([Numbers.D1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Project_Ironclad.png" calcext:value-type="string">
            <text:p>convert background.png -gravity Center -size 270 -pointsize 24 -fill black -annotate +0-14 'Voted #128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[size=85]&quot; &amp; [Numbers.F180] &amp; &quot;[/size]]&quot;; &quot;&quot;)" office:value-type="string" office:string-value="[b]128. [url=https://forum.zdoom.org/viewtopic.php?f=19&amp;t=46438#p776148]QUAKE: Descent into Heresy[/url][/b] [[b]1[/b]: [size=85]GAA1992: 1[/size]]" calcext:value-type="string">
            <text:p>[b]128. [url=https://forum.zdoom.org/viewtopic.php?f=19&amp;t=46438#p776148]QUAKE: Descent into Heresy[/url][/b] [[b]1[/b]: [size=85]GAA1992: 1[/size]]</text:p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8:pngs/&quot; &amp; SUBSTITUTE(SUBSTITUTE(SUBSTITUTE(SUBSTITUTE(SUBSTITUTE([Numbers.D1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QUAKE:_Descent_into_Heresy.png" calcext:value-type="string">
            <text:p>convert background.png -gravity Center -size 270 -pointsize 24 -fill black -annotate +0-14 'Voted #128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[size=85]&quot; &amp; [Numbers.F181] &amp; &quot;[/size]]&quot;; &quot;&quot;)" office:value-type="string" office:string-value="[b]128. [url=https://sites.google.com/site/realgunshardcore/]Real Guns Hardcore[/url][/b] [[b]1[/b]: [size=85]Koto: 1[/size]]" calcext:value-type="string">
            <text:p>[b]128. [url=https://sites.google.com/site/realgunshardcore/]Real Guns Hardcore[/url][/b] [[b]1[/b]: [size=85]Koto: 1[/size]]</text:p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8:pngs/&quot; &amp; SUBSTITUTE(SUBSTITUTE(SUBSTITUTE(SUBSTITUTE(SUBSTITUTE([Numbers.D1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Real_Guns_Hardcore.png" calcext:value-type="string">
            <text:p>convert background.png -gravity Center -size 270 -pointsize 24 -fill black -annotate +0-14 'Voted #128 mod' -pointsize 20 -fill white -annotate +0+18 'by ZDoom Community' png8:pngs/Real_Guns_Hardco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[size=85]&quot; &amp; [Numbers.F182] &amp; &quot;[/size]]&quot;; &quot;&quot;)" office:value-type="string" office:string-value="[b]128. [url=https://www.doomworld.com/idgames/levels/doom2/Ports/p-r/roch]Realm of Cheogsh[/url][/b] [[b]1[/b]: [size=85]Ravick: 1[/size]]" calcext:value-type="string">
            <text:p>[b]128. [url=https://www.doomworld.com/idgames/levels/doom2/Ports/p-r/roch]Realm of Cheogsh[/url][/b] [[b]1[/b]: [size=85]Ravick: 1[/size]]</text:p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8:pngs/&quot; &amp; SUBSTITUTE(SUBSTITUTE(SUBSTITUTE(SUBSTITUTE(SUBSTITUTE([Numbers.D1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Realm_of_Cheogsh.png" calcext:value-type="string">
            <text:p>convert background.png -gravity Center -size 270 -pointsize 24 -fill black -annotate +0-14 'Voted #128 mod' -pointsize 20 -fill white -annotate +0+18 'by ZDoom Community' png8:pngs/Realm_of_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[size=85]&quot; &amp; [Numbers.F183] &amp; &quot;[/size]]&quot;; &quot;&quot;)" office:value-type="string" office:string-value="[b]128. [url=https://forum.zdoom.org/viewtopic.php?f=46&amp;t=58340#p1025419]Reikall's Voxels[/url][/b] [[b]1[/b]: [size=85]m8f: 1[/size]]" calcext:value-type="string">
            <text:p>[b]128. [url=https://forum.zdoom.org/viewtopic.php?f=46&amp;t=58340#p1025419]Reikall's Voxels[/url][/b] [[b]1[/b]: [size=85]m8f: 1[/size]]</text:p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8:pngs/&quot; &amp; SUBSTITUTE(SUBSTITUTE(SUBSTITUTE(SUBSTITUTE(SUBSTITUTE([Numbers.D1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Reikall_s_Voxels.png" calcext:value-type="string">
            <text:p>convert background.png -gravity Center -size 270 -pointsize 24 -fill black -annotate +0-14 'Voted #128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[size=85]&quot; &amp; [Numbers.F184] &amp; &quot;[/size]]&quot;; &quot;&quot;)" office:value-type="string" office:string-value="[b]128. [url=https://forum.zdoom.org/viewtopic.php?f=43&amp;t=54362#p957165]Run For It![/url][/b] [[b]1[/b]: [size=85]IdiotBitz: 1[/size]]" calcext:value-type="string">
            <text:p>[b]128. [url=https://forum.zdoom.org/viewtopic.php?f=43&amp;t=54362#p957165]Run For It![/url][/b] [[b]1[/b]: [size=85]IdiotBitz: 1[/size]]</text:p>
          </table:table-cell>
          <table:table-cell table:formula="of:=IF([Numbers.C184] &gt; 0; &quot;convert background.png -gravity Center -size 270 -pointsize 24 -fill black -annotate +0-14 'Voted #&quot; &amp; [Numbers.B184] &amp; &quot; mod' -pointsize 20 -fill white -annotate +0+18 'by ZDoom Community' &quot; &amp; &quot;png8:pngs/&quot; &amp; SUBSTITUTE(SUBSTITUTE(SUBSTITUTE(SUBSTITUTE(SUBSTITUTE([Numbers.D1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Run_For_It!.png" calcext:value-type="string">
            <text:p>convert background.png -gravity Center -size 270 -pointsize 24 -fill black -annotate +0-14 'Voted #128 mod' -pointsize 20 -fill white -annotate +0+18 'by ZDoom Community' png8:pngs/Run_For_It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[size=85]&quot; &amp; [Numbers.F185] &amp; &quot;[/size]]&quot;; &quot;&quot;)" office:value-type="string" office:string-value="[b]128. [url=https://forum.zdoom.org/viewtopic.php?t=29792#p565461]SBrightmaps[/url][/b] [[b]1[/b]: [size=85]Hipnotic Rogue: 1[/size]]" calcext:value-type="string">
            <text:p>[b]128. [url=https://forum.zdoom.org/viewtopic.php?t=29792#p565461]SBrightmaps[/url][/b] [[b]1[/b]: [size=85]Hipnotic Rogue: 1[/size]]</text:p>
          </table:table-cell>
          <table:table-cell table:formula="of:=IF([Numbers.C185] &gt; 0; &quot;convert background.png -gravity Center -size 270 -pointsize 24 -fill black -annotate +0-14 'Voted #&quot; &amp; [Numbers.B185] &amp; &quot; mod' -pointsize 20 -fill white -annotate +0+18 'by ZDoom Community' &quot; &amp; &quot;png8:pngs/&quot; &amp; SUBSTITUTE(SUBSTITUTE(SUBSTITUTE(SUBSTITUTE(SUBSTITUTE([Numbers.D1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SBrightmaps.png" calcext:value-type="string">
            <text:p>convert background.png -gravity Center -size 270 -pointsize 24 -fill black -annotate +0-14 'Voted #128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[size=85]&quot; &amp; [Numbers.F186] &amp; &quot;[/size]]&quot;; &quot;&quot;)" office:value-type="string" office:string-value="[b]128. [url=https://www.doomworld.com/idgames/graphics/smm4doom]Simple Mirrored Monsters[/url][/b] [[b]1[/b]: [size=85]m8f: 1[/size]]" calcext:value-type="string">
            <text:p>[b]128. [url=https://www.doomworld.com/idgames/graphics/smm4doom]Simple Mirrored Monsters[/url][/b] [[b]1[/b]: [size=85]m8f: 1[/size]]</text:p>
          </table:table-cell>
          <table:table-cell table:formula="of:=IF([Numbers.C186] &gt; 0; &quot;convert background.png -gravity Center -size 270 -pointsize 24 -fill black -annotate +0-14 'Voted #&quot; &amp; [Numbers.B186] &amp; &quot; mod' -pointsize 20 -fill white -annotate +0+18 'by ZDoom Community' &quot; &amp; &quot;png8:pngs/&quot; &amp; SUBSTITUTE(SUBSTITUTE(SUBSTITUTE(SUBSTITUTE(SUBSTITUTE([Numbers.D1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Simple_Mirrored_Monsters.png" calcext:value-type="string">
            <text:p>convert background.png -gravity Center -size 270 -pointsize 24 -fill black -annotate +0-14 'Voted #128 mod' -pointsize 20 -fill white -annotate +0+18 'by ZDoom Community' png8:pngs/Simple_Mirrored_Mons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[size=85]&quot; &amp; [Numbers.F187] &amp; &quot;[/size]]&quot;; &quot;&quot;)" office:value-type="string" office:string-value="[b]128. [url=https://forum.zdoom.org/viewtopic.php?t=45550#p753192]Smooth Doom[/url][/b] [[b]1[/b]: [size=85]GAA1992: 1[/size]]" calcext:value-type="string">
            <text:p>[b]128. [url=https://forum.zdoom.org/viewtopic.php?t=45550#p753192]Smooth Doom[/url][/b] [[b]1[/b]: [size=85]GAA1992: 1[/size]]</text:p>
          </table:table-cell>
          <table:table-cell table:formula="of:=IF([Numbers.C187] &gt; 0; &quot;convert background.png -gravity Center -size 270 -pointsize 24 -fill black -annotate +0-14 'Voted #&quot; &amp; [Numbers.B187] &amp; &quot; mod' -pointsize 20 -fill white -annotate +0+18 'by ZDoom Community' &quot; &amp; &quot;png8:pngs/&quot; &amp; SUBSTITUTE(SUBSTITUTE(SUBSTITUTE(SUBSTITUTE(SUBSTITUTE([Numbers.D1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Smooth_Doom.png" calcext:value-type="string">
            <text:p>convert background.png -gravity Center -size 270 -pointsize 24 -fill black -annotate +0-14 'Voted #128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[size=85]&quot; &amp; [Numbers.F188] &amp; &quot;[/size]]&quot;; &quot;&quot;)" office:value-type="string" office:string-value="[b]128. [url=https://forum.zdoom.org/viewtopic.php?f=37&amp;t=55161#p975126]Smooth fluids[/url][/b] [[b]1[/b]: [size=85]Hipnotic Rogue: 1[/size]]" calcext:value-type="string">
            <text:p>[b]128. [url=https://forum.zdoom.org/viewtopic.php?f=37&amp;t=55161#p975126]Smooth fluids[/url][/b] [[b]1[/b]: [size=85]Hipnotic Rogue: 1[/size]]</text:p>
          </table:table-cell>
          <table:table-cell table:formula="of:=IF([Numbers.C188] &gt; 0; &quot;convert background.png -gravity Center -size 270 -pointsize 24 -fill black -annotate +0-14 'Voted #&quot; &amp; [Numbers.B188] &amp; &quot; mod' -pointsize 20 -fill white -annotate +0+18 'by ZDoom Community' &quot; &amp; &quot;png8:pngs/&quot; &amp; SUBSTITUTE(SUBSTITUTE(SUBSTITUTE(SUBSTITUTE(SUBSTITUTE([Numbers.D1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Smooth_fluids.png" calcext:value-type="string">
            <text:p>convert background.png -gravity Center -size 270 -pointsize 24 -fill black -annotate +0-14 'Voted #128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[size=85]&quot; &amp; [Numbers.F189] &amp; &quot;[/size]]&quot;; &quot;&quot;)" office:value-type="string" office:string-value="[b]128. [url=https://www.doomworld.com/forum/topic/71133-sound-caulking-now-on-idgames/]Sound Caulking[/url][/b] [[b]1[/b]: [size=85]m8f: 1[/size]]" calcext:value-type="string">
            <text:p>[b]128. [url=https://www.doomworld.com/forum/topic/71133-sound-caulking-now-on-idgames/]Sound Caulking[/url][/b] [[b]1[/b]: [size=85]m8f: 1[/size]]</text:p>
          </table:table-cell>
          <table:table-cell table:formula="of:=IF([Numbers.C189] &gt; 0; &quot;convert background.png -gravity Center -size 270 -pointsize 24 -fill black -annotate +0-14 'Voted #&quot; &amp; [Numbers.B189] &amp; &quot; mod' -pointsize 20 -fill white -annotate +0+18 'by ZDoom Community' &quot; &amp; &quot;png8:pngs/&quot; &amp; SUBSTITUTE(SUBSTITUTE(SUBSTITUTE(SUBSTITUTE(SUBSTITUTE([Numbers.D1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Sound_Caulking.png" calcext:value-type="string">
            <text:p>convert background.png -gravity Center -size 270 -pointsize 24 -fill black -annotate +0-14 'Voted #128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[size=85]&quot; &amp; [Numbers.F190] &amp; &quot;[/size]]&quot;; &quot;&quot;)" office:value-type="string" office:string-value="[b]128. [url=https://forum.zdoom.org/viewtopic.php?f=19&amp;t=60104#p1048348]Splatterhouse 3D[/url][/b] [[b]1[/b]: [size=85]Rachael: 1[/size]]" calcext:value-type="string">
            <text:p>[b]128. [url=https://forum.zdoom.org/viewtopic.php?f=19&amp;t=60104#p1048348]Splatterhouse 3D[/url][/b] [[b]1[/b]: [size=85]Rachael: 1[/size]]</text:p>
          </table:table-cell>
          <table:table-cell table:formula="of:=IF([Numbers.C190] &gt; 0; &quot;convert background.png -gravity Center -size 270 -pointsize 24 -fill black -annotate +0-14 'Voted #&quot; &amp; [Numbers.B190] &amp; &quot; mod' -pointsize 20 -fill white -annotate +0+18 'by ZDoom Community' &quot; &amp; &quot;png8:pngs/&quot; &amp; SUBSTITUTE(SUBSTITUTE(SUBSTITUTE(SUBSTITUTE(SUBSTITUTE([Numbers.D1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Splatterhouse_3D.png" calcext:value-type="string">
            <text:p>convert background.png -gravity Center -size 270 -pointsize 24 -fill black -annotate +0-14 'Voted #128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[size=85]&quot; &amp; [Numbers.F191] &amp; &quot;[/size]]&quot;; &quot;&quot;)" office:value-type="string" office:string-value="[b]128. [url=https://forum.zdoom.org/viewtopic.php?t=56600#p1000024]StatsKeeper[/url][/b] [[b]1[/b]: [size=85]Cyanide: 1[/size]]" calcext:value-type="string">
            <text:p>[b]128. [url=https://forum.zdoom.org/viewtopic.php?t=56600#p1000024]StatsKeeper[/url][/b] [[b]1[/b]: [size=85]Cyanide: 1[/size]]</text:p>
          </table:table-cell>
          <table:table-cell table:formula="of:=IF([Numbers.C191] &gt; 0; &quot;convert background.png -gravity Center -size 270 -pointsize 24 -fill black -annotate +0-14 'Voted #&quot; &amp; [Numbers.B191] &amp; &quot; mod' -pointsize 20 -fill white -annotate +0+18 'by ZDoom Community' &quot; &amp; &quot;png8:pngs/&quot; &amp; SUBSTITUTE(SUBSTITUTE(SUBSTITUTE(SUBSTITUTE(SUBSTITUTE([Numbers.D1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StatsKeeper.png" calcext:value-type="string">
            <text:p>convert background.png -gravity Center -size 270 -pointsize 24 -fill black -annotate +0-14 'Voted #128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[size=85]&quot; &amp; [Numbers.F192] &amp; &quot;[/size]]&quot;; &quot;&quot;)" office:value-type="string" office:string-value="[b]128. [url=https://forum.zdoom.org/viewtopic.php?p=883878#p883878]TGRDM3 (Morgenstern)[/url][/b] [[b]1[/b]: [size=85]Rachael: 1[/size]]" calcext:value-type="string">
            <text:p>[b]128. [url=https://forum.zdoom.org/viewtopic.php?p=883878#p883878]TGRDM3 (Morgenstern)[/url][/b] [[b]1[/b]: [size=85]Rachael: 1[/size]]</text:p>
          </table:table-cell>
          <table:table-cell table:formula="of:=IF([Numbers.C192] &gt; 0; &quot;convert background.png -gravity Center -size 270 -pointsize 24 -fill black -annotate +0-14 'Voted #&quot; &amp; [Numbers.B192] &amp; &quot; mod' -pointsize 20 -fill white -annotate +0+18 'by ZDoom Community' &quot; &amp; &quot;png8:pngs/&quot; &amp; SUBSTITUTE(SUBSTITUTE(SUBSTITUTE(SUBSTITUTE(SUBSTITUTE([Numbers.D1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TGRDM3__Morgenstern_.png" calcext:value-type="string">
            <text:p>convert background.png -gravity Center -size 270 -pointsize 24 -fill black -annotate +0-14 'Voted #128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[size=85]&quot; &amp; [Numbers.F193] &amp; &quot;[/size]]&quot;; &quot;&quot;)" office:value-type="string" office:string-value="[b]128. [url=https://www.doomworld.com/idgames/levels/doom2/Ports/s-u/tcotd21me]The City of The Damned : Apocalypse[/url][/b] [[b]1[/b]: [size=85]Zan: 1[/size]]" calcext:value-type="string">
            <text:p>[b]128. [url=https://www.doomworld.com/idgames/levels/doom2/Ports/s-u/tcotd21me]The City of The Damned : Apocalypse[/url][/b] [[b]1[/b]: [size=85]Zan: 1[/size]]</text:p>
          </table:table-cell>
          <table:table-cell table:formula="of:=IF([Numbers.C193] &gt; 0; &quot;convert background.png -gravity Center -size 270 -pointsize 24 -fill black -annotate +0-14 'Voted #&quot; &amp; [Numbers.B193] &amp; &quot; mod' -pointsize 20 -fill white -annotate +0+18 'by ZDoom Community' &quot; &amp; &quot;png8:pngs/&quot; &amp; SUBSTITUTE(SUBSTITUTE(SUBSTITUTE(SUBSTITUTE(SUBSTITUTE([Numbers.D1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The_City_of_The_Damned_:_Apocalypse.png" calcext:value-type="string">
            <text:p>convert background.png -gravity Center -size 270 -pointsize 24 -fill black -annotate +0-14 'Voted #128 mod' -pointsize 20 -fill white -annotate +0+18 'by ZDoom Community' png8:pngs/The_City_of_The_Damned_:_Apocaly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[size=85]&quot; &amp; [Numbers.F194] &amp; &quot;[/size]]&quot;; &quot;&quot;)" office:value-type="string" office:string-value="[b]128. [url=https://forum.zdoom.org/viewtopic.php?f=43&amp;t=55321#p978965]The Trooper[/url][/b] [[b]1[/b]: [size=85]lil'devil: 1[/size]]" calcext:value-type="string">
            <text:p>[b]128. [url=https://forum.zdoom.org/viewtopic.php?f=43&amp;t=55321#p978965]The Trooper[/url][/b] [[b]1[/b]: [size=85]lil'devil: 1[/size]]</text:p>
          </table:table-cell>
          <table:table-cell table:formula="of:=IF([Numbers.C194] &gt; 0; &quot;convert background.png -gravity Center -size 270 -pointsize 24 -fill black -annotate +0-14 'Voted #&quot; &amp; [Numbers.B194] &amp; &quot; mod' -pointsize 20 -fill white -annotate +0+18 'by ZDoom Community' &quot; &amp; &quot;png8:pngs/&quot; &amp; SUBSTITUTE(SUBSTITUTE(SUBSTITUTE(SUBSTITUTE(SUBSTITUTE([Numbers.D1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The_Trooper.png" calcext:value-type="string">
            <text:p>convert background.png -gravity Center -size 270 -pointsize 24 -fill black -annotate +0-14 'Voted #128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[size=85]&quot; &amp; [Numbers.F195] &amp; &quot;[/size]]&quot;; &quot;&quot;)" office:value-type="string" office:string-value="[b]128. [url=https://forum.zdoom.org/viewtopic.php?f=105&amp;t=55413#p981192]Tilt++[/url][/b] [[b]1[/b]: [size=85]Hipnotic Rogue: 1[/size]]" calcext:value-type="string">
            <text:p>[b]128. [url=https://forum.zdoom.org/viewtopic.php?f=105&amp;t=55413#p981192]Tilt++[/url][/b] [[b]1[/b]: [size=85]Hipnotic Rogue: 1[/size]]</text:p>
          </table:table-cell>
          <table:table-cell table:formula="of:=IF([Numbers.C195] &gt; 0; &quot;convert background.png -gravity Center -size 270 -pointsize 24 -fill black -annotate +0-14 'Voted #&quot; &amp; [Numbers.B195] &amp; &quot; mod' -pointsize 20 -fill white -annotate +0+18 'by ZDoom Community' &quot; &amp; &quot;png8:pngs/&quot; &amp; SUBSTITUTE(SUBSTITUTE(SUBSTITUTE(SUBSTITUTE(SUBSTITUTE([Numbers.D1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Tilt++.png" calcext:value-type="string">
            <text:p>convert background.png -gravity Center -size 270 -pointsize 24 -fill black -annotate +0-14 'Voted #128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[size=85]&quot; &amp; [Numbers.F196] &amp; &quot;[/size]]&quot;; &quot;&quot;)" office:value-type="string" office:string-value="[b]128. [url=https://zdoom.org/wiki/Town_Infection]Town Infection: The Flooding[/url][/b] [[b]1[/b]: [size=85]IdiotBitz: 1[/size]]" calcext:value-type="string">
            <text:p>[b]128. [url=https://zdoom.org/wiki/Town_Infection]Town Infection: The Flooding[/url][/b] [[b]1[/b]: [size=85]IdiotBitz: 1[/size]]</text:p>
          </table:table-cell>
          <table:table-cell table:formula="of:=IF([Numbers.C196] &gt; 0; &quot;convert background.png -gravity Center -size 270 -pointsize 24 -fill black -annotate +0-14 'Voted #&quot; &amp; [Numbers.B196] &amp; &quot; mod' -pointsize 20 -fill white -annotate +0+18 'by ZDoom Community' &quot; &amp; &quot;png8:pngs/&quot; &amp; SUBSTITUTE(SUBSTITUTE(SUBSTITUTE(SUBSTITUTE(SUBSTITUTE([Numbers.D1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Town_Infection:_The_Flooding.png" calcext:value-type="string">
            <text:p>convert background.png -gravity Center -size 270 -pointsize 24 -fill black -annotate +0-14 'Voted #128 mod' -pointsize 20 -fill white -annotate +0+18 'by ZDoom Community' png8:pngs/Town_Infection:_The_Flood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[size=85]&quot; &amp; [Numbers.F197] &amp; &quot;[/size]]&quot;; &quot;&quot;)" office:value-type="string" office:string-value="[b]128. [url=http://www.moddb.com/addons/na132689]WARDUST heretic Sprites[/url][/b] [[b]1[/b]: [size=85]Hipnotic Rogue: 1[/size]]" calcext:value-type="string">
            <text:p>[b]128. [url=http://www.moddb.com/addons/na132689]WARDUST heretic Sprites[/url][/b] [[b]1[/b]: [size=85]Hipnotic Rogue: 1[/size]]</text:p>
          </table:table-cell>
          <table:table-cell table:formula="of:=IF([Numbers.C197] &gt; 0; &quot;convert background.png -gravity Center -size 270 -pointsize 24 -fill black -annotate +0-14 'Voted #&quot; &amp; [Numbers.B197] &amp; &quot; mod' -pointsize 20 -fill white -annotate +0+18 'by ZDoom Community' &quot; &amp; &quot;png8:pngs/&quot; &amp; SUBSTITUTE(SUBSTITUTE(SUBSTITUTE(SUBSTITUTE(SUBSTITUTE([Numbers.D1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WARDUST_heretic_Sprites.png" calcext:value-type="string">
            <text:p>convert background.png -gravity Center -size 270 -pointsize 24 -fill black -annotate +0-14 'Voted #128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[size=85]&quot; &amp; [Numbers.F198] &amp; &quot;[/size]]&quot;; &quot;&quot;)" office:value-type="string" office:string-value="[b]128. [url=https://www.afadoomer.com/wolf3d/default.php]Wolfenstein 3D TC[/url][/b] [[b]1[/b]: [size=85]sycspysycspy: 1[/size]]" calcext:value-type="string">
            <text:p>[b]128. [url=https://www.afadoomer.com/wolf3d/default.php]Wolfenstein 3D TC[/url][/b] [[b]1[/b]: [size=85]sycspysycspy: 1[/size]]</text:p>
          </table:table-cell>
          <table:table-cell table:formula="of:=IF([Numbers.C198] &gt; 0; &quot;convert background.png -gravity Center -size 270 -pointsize 24 -fill black -annotate +0-14 'Voted #&quot; &amp; [Numbers.B198] &amp; &quot; mod' -pointsize 20 -fill white -annotate +0+18 'by ZDoom Community' &quot; &amp; &quot;png8:pngs/&quot; &amp; SUBSTITUTE(SUBSTITUTE(SUBSTITUTE(SUBSTITUTE(SUBSTITUTE([Numbers.D1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Wolfenstein_3D_TC.png" calcext:value-type="string">
            <text:p>convert background.png -gravity Center -size 270 -pointsize 24 -fill black -annotate +0-14 'Voted #128 mod' -pointsize 20 -fill white -annotate +0+18 'by ZDoom Community' png8:pngs/Wolfenstein_3D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[size=85]&quot; &amp; [Numbers.F199] &amp; &quot;[/size]]&quot;; &quot;&quot;)" office:value-type="string" office:string-value="[b]128. [url=https://forum.zdoom.org/viewtopic.php?f=19&amp;t=27258#p520682]ZBlood+[/url][/b] [[b]1[/b]: [size=85]Мichаеlis: 1[/size]]" calcext:value-type="string">
            <text:p>[b]128. [url=https://forum.zdoom.org/viewtopic.php?f=19&amp;t=27258#p520682]ZBlood+[/url][/b] [[b]1[/b]: [size=85]Мichаеlis: 1[/size]]</text:p>
          </table:table-cell>
          <table:table-cell table:formula="of:=IF([Numbers.C199] &gt; 0; &quot;convert background.png -gravity Center -size 270 -pointsize 24 -fill black -annotate +0-14 'Voted #&quot; &amp; [Numbers.B199] &amp; &quot; mod' -pointsize 20 -fill white -annotate +0+18 'by ZDoom Community' &quot; &amp; &quot;png8:pngs/&quot; &amp; SUBSTITUTE(SUBSTITUTE(SUBSTITUTE(SUBSTITUTE(SUBSTITUTE([Numbers.D1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ZBlood+.png" calcext:value-type="string">
            <text:p>convert background.png -gravity Center -size 270 -pointsize 24 -fill black -annotate +0-14 'Voted #128 mod' -pointsize 20 -fill white -annotate +0+18 'by ZDoom Community' png8:pngs/ZBlood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[size=85]&quot; &amp; [Numbers.F200] &amp; &quot;[/size]]&quot;; &quot;&quot;)" office:value-type="string" office:string-value="[b]128. [url=https://forum.zdoom.org/viewtopic.php?f=43&amp;t=50744#p882979]Zion[/url][/b] [[b]1[/b]: [size=85]Apaul27 : 1[/size]]" calcext:value-type="string">
            <text:p>[b]128. [url=https://forum.zdoom.org/viewtopic.php?f=43&amp;t=50744#p882979]Zion[/url][/b] [[b]1[/b]: [size=85]Apaul27 : 1[/size]]</text:p>
          </table:table-cell>
          <table:table-cell table:formula="of:=IF([Numbers.C200] &gt; 0; &quot;convert background.png -gravity Center -size 270 -pointsize 24 -fill black -annotate +0-14 'Voted #&quot; &amp; [Numbers.B200] &amp; &quot; mod' -pointsize 20 -fill white -annotate +0+18 'by ZDoom Community' &quot; &amp; &quot;png8:pngs/&quot; &amp; SUBSTITUTE(SUBSTITUTE(SUBSTITUTE(SUBSTITUTE(SUBSTITUTE([Numbers.D2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Zion.png" calcext:value-type="string">
            <text:p>convert background.png -gravity Center -size 270 -pointsize 24 -fill black -annotate +0-14 'Voted #128 mod' -pointsize 20 -fill white -annotate +0+18 'by ZDoom Community' png8:pngs/Z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[size=85]&quot; &amp; [Numbers.F201] &amp; &quot;[/size]]&quot;; &quot;&quot;)">
            <text:p/>
          </table:table-cell>
          <table:table-cell table:formula="of:=IF([Numbers.C201] &gt; 0; &quot;convert background.png -gravity Center -size 270 -pointsize 24 -fill black -annotate +0-14 'Voted #&quot; &amp; [Numbers.B201] &amp; &quot; mod' -pointsize 20 -fill white -annotate +0+18 'by ZDoom Community' &quot; &amp; &quot;png8:pngs/&quot; &amp; SUBSTITUTE(SUBSTITUTE(SUBSTITUTE(SUBSTITUTE(SUBSTITUTE([Numbers.D2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[size=85]&quot; &amp; [Numbers.F202] &amp; &quot;[/size]]&quot;; &quot;&quot;)">
            <text:p/>
          </table:table-cell>
          <table:table-cell table:formula="of:=IF([Numbers.C202] &gt; 0; &quot;convert background.png -gravity Center -size 270 -pointsize 24 -fill black -annotate +0-14 'Voted #&quot; &amp; [Numbers.B202] &amp; &quot; mod' -pointsize 20 -fill white -annotate +0+18 'by ZDoom Community' &quot; &amp; &quot;png8:pngs/&quot; &amp; SUBSTITUTE(SUBSTITUTE(SUBSTITUTE(SUBSTITUTE(SUBSTITUTE([Numbers.D2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[size=85]&quot; &amp; [Numbers.F203] &amp; &quot;[/size]]&quot;; &quot;&quot;)">
            <text:p/>
          </table:table-cell>
          <table:table-cell table:formula="of:=IF([Numbers.C203] &gt; 0; &quot;convert background.png -gravity Center -size 270 -pointsize 24 -fill black -annotate +0-14 'Voted #&quot; &amp; [Numbers.B203] &amp; &quot; mod' -pointsize 20 -fill white -annotate +0+18 'by ZDoom Community' &quot; &amp; &quot;png8:pngs/&quot; &amp; SUBSTITUTE(SUBSTITUTE(SUBSTITUTE(SUBSTITUTE(SUBSTITUTE([Numbers.D2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[size=85]&quot; &amp; [Numbers.F204] &amp; &quot;[/size]]&quot;; &quot;&quot;)">
            <text:p/>
          </table:table-cell>
          <table:table-cell table:formula="of:=IF([Numbers.C204] &gt; 0; &quot;convert background.png -gravity Center -size 270 -pointsize 24 -fill black -annotate +0-14 'Voted #&quot; &amp; [Numbers.B204] &amp; &quot; mod' -pointsize 20 -fill white -annotate +0+18 'by ZDoom Community' &quot; &amp; &quot;png8:pngs/&quot; &amp; SUBSTITUTE(SUBSTITUTE(SUBSTITUTE(SUBSTITUTE(SUBSTITUTE([Numbers.D2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[size=85]&quot; &amp; [Numbers.F205] &amp; &quot;[/size]]&quot;; &quot;&quot;)">
            <text:p/>
          </table:table-cell>
          <table:table-cell table:formula="of:=IF([Numbers.C205] &gt; 0; &quot;convert background.png -gravity Center -size 270 -pointsize 24 -fill black -annotate +0-14 'Voted #&quot; &amp; [Numbers.B205] &amp; &quot; mod' -pointsize 20 -fill white -annotate +0+18 'by ZDoom Community' &quot; &amp; &quot;png8:pngs/&quot; &amp; SUBSTITUTE(SUBSTITUTE(SUBSTITUTE(SUBSTITUTE(SUBSTITUTE([Numbers.D2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[size=85]&quot; &amp; [Numbers.F206] &amp; &quot;[/size]]&quot;; &quot;&quot;)">
            <text:p/>
          </table:table-cell>
          <table:table-cell table:formula="of:=IF([Numbers.C206] &gt; 0; &quot;convert background.png -gravity Center -size 270 -pointsize 24 -fill black -annotate +0-14 'Voted #&quot; &amp; [Numbers.B206] &amp; &quot; mod' -pointsize 20 -fill white -annotate +0+18 'by ZDoom Community' &quot; &amp; &quot;png8:pngs/&quot; &amp; SUBSTITUTE(SUBSTITUTE(SUBSTITUTE(SUBSTITUTE(SUBSTITUTE([Numbers.D2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[size=85]&quot; &amp; [Numbers.F207] &amp; &quot;[/size]]&quot;; &quot;&quot;)">
            <text:p/>
          </table:table-cell>
          <table:table-cell table:formula="of:=IF([Numbers.C207] &gt; 0; &quot;convert background.png -gravity Center -size 270 -pointsize 24 -fill black -annotate +0-14 'Voted #&quot; &amp; [Numbers.B207] &amp; &quot; mod' -pointsize 20 -fill white -annotate +0+18 'by ZDoom Community' &quot; &amp; &quot;png8:pngs/&quot; &amp; SUBSTITUTE(SUBSTITUTE(SUBSTITUTE(SUBSTITUTE(SUBSTITUTE([Numbers.D2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[size=85]&quot; &amp; [Numbers.F208] &amp; &quot;[/size]]&quot;; &quot;&quot;)">
            <text:p/>
          </table:table-cell>
          <table:table-cell table:formula="of:=IF([Numbers.C208] &gt; 0; &quot;convert background.png -gravity Center -size 270 -pointsize 24 -fill black -annotate +0-14 'Voted #&quot; &amp; [Numbers.B208] &amp; &quot; mod' -pointsize 20 -fill white -annotate +0+18 'by ZDoom Community' &quot; &amp; &quot;png8:pngs/&quot; &amp; SUBSTITUTE(SUBSTITUTE(SUBSTITUTE(SUBSTITUTE(SUBSTITUTE([Numbers.D2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[size=85]&quot; &amp; [Numbers.F209] &amp; &quot;[/size]]&quot;; &quot;&quot;)">
            <text:p/>
          </table:table-cell>
          <table:table-cell table:formula="of:=IF([Numbers.C209] &gt; 0; &quot;convert background.png -gravity Center -size 270 -pointsize 24 -fill black -annotate +0-14 'Voted #&quot; &amp; [Numbers.B209] &amp; &quot; mod' -pointsize 20 -fill white -annotate +0+18 'by ZDoom Community' &quot; &amp; &quot;png8:pngs/&quot; &amp; SUBSTITUTE(SUBSTITUTE(SUBSTITUTE(SUBSTITUTE(SUBSTITUTE([Numbers.D2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[size=85]&quot; &amp; [Numbers.F210] &amp; &quot;[/size]]&quot;; &quot;&quot;)">
            <text:p/>
          </table:table-cell>
          <table:table-cell table:formula="of:=IF([Numbers.C210] &gt; 0; &quot;convert background.png -gravity Center -size 270 -pointsize 24 -fill black -annotate +0-14 'Voted #&quot; &amp; [Numbers.B210] &amp; &quot; mod' -pointsize 20 -fill white -annotate +0+18 'by ZDoom Community' &quot; &amp; &quot;png8:pngs/&quot; &amp; SUBSTITUTE(SUBSTITUTE(SUBSTITUTE(SUBSTITUTE(SUBSTITUTE([Numbers.D2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[size=85]&quot; &amp; [Numbers.F211] &amp; &quot;[/size]]&quot;; &quot;&quot;)">
            <text:p/>
          </table:table-cell>
          <table:table-cell table:formula="of:=IF([Numbers.C211] &gt; 0; &quot;convert background.png -gravity Center -size 270 -pointsize 24 -fill black -annotate +0-14 'Voted #&quot; &amp; [Numbers.B211] &amp; &quot; mod' -pointsize 20 -fill white -annotate +0+18 'by ZDoom Community' &quot; &amp; &quot;png8:pngs/&quot; &amp; SUBSTITUTE(SUBSTITUTE(SUBSTITUTE(SUBSTITUTE(SUBSTITUTE([Numbers.D2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[size=85]&quot; &amp; [Numbers.F212] &amp; &quot;[/size]]&quot;; &quot;&quot;)">
            <text:p/>
          </table:table-cell>
          <table:table-cell table:formula="of:=IF([Numbers.C212] &gt; 0; &quot;convert background.png -gravity Center -size 270 -pointsize 24 -fill black -annotate +0-14 'Voted #&quot; &amp; [Numbers.B212] &amp; &quot; mod' -pointsize 20 -fill white -annotate +0+18 'by ZDoom Community' &quot; &amp; &quot;png8:pngs/&quot; &amp; SUBSTITUTE(SUBSTITUTE(SUBSTITUTE(SUBSTITUTE(SUBSTITUTE([Numbers.D2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[size=85]&quot; &amp; [Numbers.F213] &amp; &quot;[/size]]&quot;; &quot;&quot;)">
            <text:p/>
          </table:table-cell>
          <table:table-cell table:formula="of:=IF([Numbers.C213] &gt; 0; &quot;convert background.png -gravity Center -size 270 -pointsize 24 -fill black -annotate +0-14 'Voted #&quot; &amp; [Numbers.B213] &amp; &quot; mod' -pointsize 20 -fill white -annotate +0+18 'by ZDoom Community' &quot; &amp; &quot;png8:pngs/&quot; &amp; SUBSTITUTE(SUBSTITUTE(SUBSTITUTE(SUBSTITUTE(SUBSTITUTE([Numbers.D2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[size=85]&quot; &amp; [Numbers.F214] &amp; &quot;[/size]]&quot;; &quot;&quot;)">
            <text:p/>
          </table:table-cell>
          <table:table-cell table:formula="of:=IF([Numbers.C214] &gt; 0; &quot;convert background.png -gravity Center -size 270 -pointsize 24 -fill black -annotate +0-14 'Voted #&quot; &amp; [Numbers.B214] &amp; &quot; mod' -pointsize 20 -fill white -annotate +0+18 'by ZDoom Community' &quot; &amp; &quot;png8:pngs/&quot; &amp; SUBSTITUTE(SUBSTITUTE(SUBSTITUTE(SUBSTITUTE(SUBSTITUTE([Numbers.D2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[size=85]&quot; &amp; [Numbers.F215] &amp; &quot;[/size]]&quot;; &quot;&quot;)">
            <text:p/>
          </table:table-cell>
          <table:table-cell table:formula="of:=IF([Numbers.C215] &gt; 0; &quot;convert background.png -gravity Center -size 270 -pointsize 24 -fill black -annotate +0-14 'Voted #&quot; &amp; [Numbers.B215] &amp; &quot; mod' -pointsize 20 -fill white -annotate +0+18 'by ZDoom Community' &quot; &amp; &quot;png8:pngs/&quot; &amp; SUBSTITUTE(SUBSTITUTE(SUBSTITUTE(SUBSTITUTE(SUBSTITUTE([Numbers.D2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[size=85]&quot; &amp; [Numbers.F216] &amp; &quot;[/size]]&quot;; &quot;&quot;)">
            <text:p/>
          </table:table-cell>
          <table:table-cell table:formula="of:=IF([Numbers.C216] &gt; 0; &quot;convert background.png -gravity Center -size 270 -pointsize 24 -fill black -annotate +0-14 'Voted #&quot; &amp; [Numbers.B216] &amp; &quot; mod' -pointsize 20 -fill white -annotate +0+18 'by ZDoom Community' &quot; &amp; &quot;png8:pngs/&quot; &amp; SUBSTITUTE(SUBSTITUTE(SUBSTITUTE(SUBSTITUTE(SUBSTITUTE([Numbers.D2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[size=85]&quot; &amp; [Numbers.F217] &amp; &quot;[/size]]&quot;; &quot;&quot;)">
            <text:p/>
          </table:table-cell>
          <table:table-cell table:formula="of:=IF([Numbers.C217] &gt; 0; &quot;convert background.png -gravity Center -size 270 -pointsize 24 -fill black -annotate +0-14 'Voted #&quot; &amp; [Numbers.B217] &amp; &quot; mod' -pointsize 20 -fill white -annotate +0+18 'by ZDoom Community' &quot; &amp; &quot;png8:pngs/&quot; &amp; SUBSTITUTE(SUBSTITUTE(SUBSTITUTE(SUBSTITUTE(SUBSTITUTE([Numbers.D2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[size=85]&quot; &amp; [Numbers.F218] &amp; &quot;[/size]]&quot;; &quot;&quot;)">
            <text:p/>
          </table:table-cell>
          <table:table-cell table:formula="of:=IF([Numbers.C218] &gt; 0; &quot;convert background.png -gravity Center -size 270 -pointsize 24 -fill black -annotate +0-14 'Voted #&quot; &amp; [Numbers.B218] &amp; &quot; mod' -pointsize 20 -fill white -annotate +0+18 'by ZDoom Community' &quot; &amp; &quot;png8:pngs/&quot; &amp; SUBSTITUTE(SUBSTITUTE(SUBSTITUTE(SUBSTITUTE(SUBSTITUTE([Numbers.D2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[size=85]&quot; &amp; [Numbers.F219] &amp; &quot;[/size]]&quot;; &quot;&quot;)">
            <text:p/>
          </table:table-cell>
          <table:table-cell table:formula="of:=IF([Numbers.C219] &gt; 0; &quot;convert background.png -gravity Center -size 270 -pointsize 24 -fill black -annotate +0-14 'Voted #&quot; &amp; [Numbers.B219] &amp; &quot; mod' -pointsize 20 -fill white -annotate +0+18 'by ZDoom Community' &quot; &amp; &quot;png8:pngs/&quot; &amp; SUBSTITUTE(SUBSTITUTE(SUBSTITUTE(SUBSTITUTE(SUBSTITUTE([Numbers.D2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[size=85]&quot; &amp; [Numbers.F220] &amp; &quot;[/size]]&quot;; &quot;&quot;)">
            <text:p/>
          </table:table-cell>
          <table:table-cell table:formula="of:=IF([Numbers.C220] &gt; 0; &quot;convert background.png -gravity Center -size 270 -pointsize 24 -fill black -annotate +0-14 'Voted #&quot; &amp; [Numbers.B220] &amp; &quot; mod' -pointsize 20 -fill white -annotate +0+18 'by ZDoom Community' &quot; &amp; &quot;png8:pngs/&quot; &amp; SUBSTITUTE(SUBSTITUTE(SUBSTITUTE(SUBSTITUTE(SUBSTITUTE([Numbers.D2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[size=85]&quot; &amp; [Numbers.F221] &amp; &quot;[/size]]&quot;; &quot;&quot;)">
            <text:p/>
          </table:table-cell>
          <table:table-cell table:formula="of:=IF([Numbers.C221] &gt; 0; &quot;convert background.png -gravity Center -size 270 -pointsize 24 -fill black -annotate +0-14 'Voted #&quot; &amp; [Numbers.B221] &amp; &quot; mod' -pointsize 20 -fill white -annotate +0+18 'by ZDoom Community' &quot; &amp; &quot;png8:pngs/&quot; &amp; SUBSTITUTE(SUBSTITUTE(SUBSTITUTE(SUBSTITUTE(SUBSTITUTE([Numbers.D2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[size=85]&quot; &amp; [Numbers.F222] &amp; &quot;[/size]]&quot;; &quot;&quot;)">
            <text:p/>
          </table:table-cell>
          <table:table-cell table:formula="of:=IF([Numbers.C222] &gt; 0; &quot;convert background.png -gravity Center -size 270 -pointsize 24 -fill black -annotate +0-14 'Voted #&quot; &amp; [Numbers.B222] &amp; &quot; mod' -pointsize 20 -fill white -annotate +0+18 'by ZDoom Community' &quot; &amp; &quot;png8:pngs/&quot; &amp; SUBSTITUTE(SUBSTITUTE(SUBSTITUTE(SUBSTITUTE(SUBSTITUTE([Numbers.D2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[size=85]&quot; &amp; [Numbers.F223] &amp; &quot;[/size]]&quot;; &quot;&quot;)">
            <text:p/>
          </table:table-cell>
          <table:table-cell table:formula="of:=IF([Numbers.C223] &gt; 0; &quot;convert background.png -gravity Center -size 270 -pointsize 24 -fill black -annotate +0-14 'Voted #&quot; &amp; [Numbers.B223] &amp; &quot; mod' -pointsize 20 -fill white -annotate +0+18 'by ZDoom Community' &quot; &amp; &quot;png8:pngs/&quot; &amp; SUBSTITUTE(SUBSTITUTE(SUBSTITUTE(SUBSTITUTE(SUBSTITUTE([Numbers.D2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[size=85]&quot; &amp; [Numbers.F224] &amp; &quot;[/size]]&quot;; &quot;&quot;)">
            <text:p/>
          </table:table-cell>
          <table:table-cell table:formula="of:=IF([Numbers.C224] &gt; 0; &quot;convert background.png -gravity Center -size 270 -pointsize 24 -fill black -annotate +0-14 'Voted #&quot; &amp; [Numbers.B224] &amp; &quot; mod' -pointsize 20 -fill white -annotate +0+18 'by ZDoom Community' &quot; &amp; &quot;png8:pngs/&quot; &amp; SUBSTITUTE(SUBSTITUTE(SUBSTITUTE(SUBSTITUTE(SUBSTITUTE([Numbers.D2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[size=85]&quot; &amp; [Numbers.F225] &amp; &quot;[/size]]&quot;; &quot;&quot;)">
            <text:p/>
          </table:table-cell>
          <table:table-cell table:formula="of:=IF([Numbers.C225] &gt; 0; &quot;convert background.png -gravity Center -size 270 -pointsize 24 -fill black -annotate +0-14 'Voted #&quot; &amp; [Numbers.B225] &amp; &quot; mod' -pointsize 20 -fill white -annotate +0+18 'by ZDoom Community' &quot; &amp; &quot;png8:pngs/&quot; &amp; SUBSTITUTE(SUBSTITUTE(SUBSTITUTE(SUBSTITUTE(SUBSTITUTE([Numbers.D2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[size=85]&quot; &amp; [Numbers.F226] &amp; &quot;[/size]]&quot;; &quot;&quot;)">
            <text:p/>
          </table:table-cell>
          <table:table-cell table:formula="of:=IF([Numbers.C226] &gt; 0; &quot;convert background.png -gravity Center -size 270 -pointsize 24 -fill black -annotate +0-14 'Voted #&quot; &amp; [Numbers.B226] &amp; &quot; mod' -pointsize 20 -fill white -annotate +0+18 'by ZDoom Community' &quot; &amp; &quot;png8:pngs/&quot; &amp; SUBSTITUTE(SUBSTITUTE(SUBSTITUTE(SUBSTITUTE(SUBSTITUTE([Numbers.D2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[size=85]&quot; &amp; [Numbers.F227] &amp; &quot;[/size]]&quot;; &quot;&quot;)">
            <text:p/>
          </table:table-cell>
          <table:table-cell table:formula="of:=IF([Numbers.C227] &gt; 0; &quot;convert background.png -gravity Center -size 270 -pointsize 24 -fill black -annotate +0-14 'Voted #&quot; &amp; [Numbers.B227] &amp; &quot; mod' -pointsize 20 -fill white -annotate +0+18 'by ZDoom Community' &quot; &amp; &quot;png8:pngs/&quot; &amp; SUBSTITUTE(SUBSTITUTE(SUBSTITUTE(SUBSTITUTE(SUBSTITUTE([Numbers.D2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[size=85]&quot; &amp; [Numbers.F228] &amp; &quot;[/size]]&quot;; &quot;&quot;)">
            <text:p/>
          </table:table-cell>
          <table:table-cell table:formula="of:=IF([Numbers.C228] &gt; 0; &quot;convert background.png -gravity Center -size 270 -pointsize 24 -fill black -annotate +0-14 'Voted #&quot; &amp; [Numbers.B228] &amp; &quot; mod' -pointsize 20 -fill white -annotate +0+18 'by ZDoom Community' &quot; &amp; &quot;png8:pngs/&quot; &amp; SUBSTITUTE(SUBSTITUTE(SUBSTITUTE(SUBSTITUTE(SUBSTITUTE([Numbers.D2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[size=85]&quot; &amp; [Numbers.F229] &amp; &quot;[/size]]&quot;; &quot;&quot;)">
            <text:p/>
          </table:table-cell>
          <table:table-cell table:formula="of:=IF([Numbers.C229] &gt; 0; &quot;convert background.png -gravity Center -size 270 -pointsize 24 -fill black -annotate +0-14 'Voted #&quot; &amp; [Numbers.B229] &amp; &quot; mod' -pointsize 20 -fill white -annotate +0+18 'by ZDoom Community' &quot; &amp; &quot;png8:pngs/&quot; &amp; SUBSTITUTE(SUBSTITUTE(SUBSTITUTE(SUBSTITUTE(SUBSTITUTE([Numbers.D2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[size=85]&quot; &amp; [Numbers.F230] &amp; &quot;[/size]]&quot;; &quot;&quot;)">
            <text:p/>
          </table:table-cell>
          <table:table-cell table:formula="of:=IF([Numbers.C230] &gt; 0; &quot;convert background.png -gravity Center -size 270 -pointsize 24 -fill black -annotate +0-14 'Voted #&quot; &amp; [Numbers.B230] &amp; &quot; mod' -pointsize 20 -fill white -annotate +0+18 'by ZDoom Community' &quot; &amp; &quot;png8:pngs/&quot; &amp; SUBSTITUTE(SUBSTITUTE(SUBSTITUTE(SUBSTITUTE(SUBSTITUTE([Numbers.D2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[size=85]&quot; &amp; [Numbers.F231] &amp; &quot;[/size]]&quot;; &quot;&quot;)">
            <text:p/>
          </table:table-cell>
          <table:table-cell table:formula="of:=IF([Numbers.C231] &gt; 0; &quot;convert background.png -gravity Center -size 270 -pointsize 24 -fill black -annotate +0-14 'Voted #&quot; &amp; [Numbers.B231] &amp; &quot; mod' -pointsize 20 -fill white -annotate +0+18 'by ZDoom Community' &quot; &amp; &quot;png8:pngs/&quot; &amp; SUBSTITUTE(SUBSTITUTE(SUBSTITUTE(SUBSTITUTE(SUBSTITUTE([Numbers.D2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[size=85]&quot; &amp; [Numbers.F232] &amp; &quot;[/size]]&quot;; &quot;&quot;)">
            <text:p/>
          </table:table-cell>
          <table:table-cell table:formula="of:=IF([Numbers.C232] &gt; 0; &quot;convert background.png -gravity Center -size 270 -pointsize 24 -fill black -annotate +0-14 'Voted #&quot; &amp; [Numbers.B232] &amp; &quot; mod' -pointsize 20 -fill white -annotate +0+18 'by ZDoom Community' &quot; &amp; &quot;png8:pngs/&quot; &amp; SUBSTITUTE(SUBSTITUTE(SUBSTITUTE(SUBSTITUTE(SUBSTITUTE([Numbers.D2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[size=85]&quot; &amp; [Numbers.F233] &amp; &quot;[/size]]&quot;; &quot;&quot;)">
            <text:p/>
          </table:table-cell>
          <table:table-cell table:formula="of:=IF([Numbers.C233] &gt; 0; &quot;convert background.png -gravity Center -size 270 -pointsize 24 -fill black -annotate +0-14 'Voted #&quot; &amp; [Numbers.B233] &amp; &quot; mod' -pointsize 20 -fill white -annotate +0+18 'by ZDoom Community' &quot; &amp; &quot;png8:pngs/&quot; &amp; SUBSTITUTE(SUBSTITUTE(SUBSTITUTE(SUBSTITUTE(SUBSTITUTE([Numbers.D2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[size=85]&quot; &amp; [Numbers.F234] &amp; &quot;[/size]]&quot;; &quot;&quot;)">
            <text:p/>
          </table:table-cell>
          <table:table-cell table:formula="of:=IF([Numbers.C234] &gt; 0; &quot;convert background.png -gravity Center -size 270 -pointsize 24 -fill black -annotate +0-14 'Voted #&quot; &amp; [Numbers.B234] &amp; &quot; mod' -pointsize 20 -fill white -annotate +0+18 'by ZDoom Community' &quot; &amp; &quot;png8:pngs/&quot; &amp; SUBSTITUTE(SUBSTITUTE(SUBSTITUTE(SUBSTITUTE(SUBSTITUTE([Numbers.D2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[size=85]&quot; &amp; [Numbers.F235] &amp; &quot;[/size]]&quot;; &quot;&quot;)">
            <text:p/>
          </table:table-cell>
          <table:table-cell table:formula="of:=IF([Numbers.C235] &gt; 0; &quot;convert background.png -gravity Center -size 270 -pointsize 24 -fill black -annotate +0-14 'Voted #&quot; &amp; [Numbers.B235] &amp; &quot; mod' -pointsize 20 -fill white -annotate +0+18 'by ZDoom Community' &quot; &amp; &quot;png8:pngs/&quot; &amp; SUBSTITUTE(SUBSTITUTE(SUBSTITUTE(SUBSTITUTE(SUBSTITUTE([Numbers.D2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[size=85]&quot; &amp; [Numbers.F236] &amp; &quot;[/size]]&quot;; &quot;&quot;)">
            <text:p/>
          </table:table-cell>
          <table:table-cell table:formula="of:=IF([Numbers.C236] &gt; 0; &quot;convert background.png -gravity Center -size 270 -pointsize 24 -fill black -annotate +0-14 'Voted #&quot; &amp; [Numbers.B236] &amp; &quot; mod' -pointsize 20 -fill white -annotate +0+18 'by ZDoom Community' &quot; &amp; &quot;png8:pngs/&quot; &amp; SUBSTITUTE(SUBSTITUTE(SUBSTITUTE(SUBSTITUTE(SUBSTITUTE([Numbers.D2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[size=85]&quot; &amp; [Numbers.F237] &amp; &quot;[/size]]&quot;; &quot;&quot;)">
            <text:p/>
          </table:table-cell>
          <table:table-cell table:formula="of:=IF([Numbers.C237] &gt; 0; &quot;convert background.png -gravity Center -size 270 -pointsize 24 -fill black -annotate +0-14 'Voted #&quot; &amp; [Numbers.B237] &amp; &quot; mod' -pointsize 20 -fill white -annotate +0+18 'by ZDoom Community' &quot; &amp; &quot;png8:pngs/&quot; &amp; SUBSTITUTE(SUBSTITUTE(SUBSTITUTE(SUBSTITUTE(SUBSTITUTE([Numbers.D2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[size=85]&quot; &amp; [Numbers.F238] &amp; &quot;[/size]]&quot;; &quot;&quot;)">
            <text:p/>
          </table:table-cell>
          <table:table-cell table:formula="of:=IF([Numbers.C238] &gt; 0; &quot;convert background.png -gravity Center -size 270 -pointsize 24 -fill black -annotate +0-14 'Voted #&quot; &amp; [Numbers.B238] &amp; &quot; mod' -pointsize 20 -fill white -annotate +0+18 'by ZDoom Community' &quot; &amp; &quot;png8:pngs/&quot; &amp; SUBSTITUTE(SUBSTITUTE(SUBSTITUTE(SUBSTITUTE(SUBSTITUTE([Numbers.D2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[size=85]&quot; &amp; [Numbers.F239] &amp; &quot;[/size]]&quot;; &quot;&quot;)">
            <text:p/>
          </table:table-cell>
          <table:table-cell table:formula="of:=IF([Numbers.C239] &gt; 0; &quot;convert background.png -gravity Center -size 270 -pointsize 24 -fill black -annotate +0-14 'Voted #&quot; &amp; [Numbers.B239] &amp; &quot; mod' -pointsize 20 -fill white -annotate +0+18 'by ZDoom Community' &quot; &amp; &quot;png8:pngs/&quot; &amp; SUBSTITUTE(SUBSTITUTE(SUBSTITUTE(SUBSTITUTE(SUBSTITUTE([Numbers.D2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[size=85]&quot; &amp; [Numbers.F240] &amp; &quot;[/size]]&quot;; &quot;&quot;)">
            <text:p/>
          </table:table-cell>
          <table:table-cell table:formula="of:=IF([Numbers.C240] &gt; 0; &quot;convert background.png -gravity Center -size 270 -pointsize 24 -fill black -annotate +0-14 'Voted #&quot; &amp; [Numbers.B240] &amp; &quot; mod' -pointsize 20 -fill white -annotate +0+18 'by ZDoom Community' &quot; &amp; &quot;png8:pngs/&quot; &amp; SUBSTITUTE(SUBSTITUTE(SUBSTITUTE(SUBSTITUTE(SUBSTITUTE([Numbers.D2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[size=85]&quot; &amp; [Numbers.F241] &amp; &quot;[/size]]&quot;; &quot;&quot;)">
            <text:p/>
          </table:table-cell>
          <table:table-cell table:formula="of:=IF([Numbers.C241] &gt; 0; &quot;convert background.png -gravity Center -size 270 -pointsize 24 -fill black -annotate +0-14 'Voted #&quot; &amp; [Numbers.B241] &amp; &quot; mod' -pointsize 20 -fill white -annotate +0+18 'by ZDoom Community' &quot; &amp; &quot;png8:pngs/&quot; &amp; SUBSTITUTE(SUBSTITUTE(SUBSTITUTE(SUBSTITUTE(SUBSTITUTE([Numbers.D2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[size=85]&quot; &amp; [Numbers.F242] &amp; &quot;[/size]]&quot;; &quot;&quot;)">
            <text:p/>
          </table:table-cell>
          <table:table-cell table:formula="of:=IF([Numbers.C242] &gt; 0; &quot;convert background.png -gravity Center -size 270 -pointsize 24 -fill black -annotate +0-14 'Voted #&quot; &amp; [Numbers.B242] &amp; &quot; mod' -pointsize 20 -fill white -annotate +0+18 'by ZDoom Community' &quot; &amp; &quot;png8:pngs/&quot; &amp; SUBSTITUTE(SUBSTITUTE(SUBSTITUTE(SUBSTITUTE(SUBSTITUTE([Numbers.D2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[size=85]&quot; &amp; [Numbers.F243] &amp; &quot;[/size]]&quot;; &quot;&quot;)">
            <text:p/>
          </table:table-cell>
          <table:table-cell table:formula="of:=IF([Numbers.C243] &gt; 0; &quot;convert background.png -gravity Center -size 270 -pointsize 24 -fill black -annotate +0-14 'Voted #&quot; &amp; [Numbers.B243] &amp; &quot; mod' -pointsize 20 -fill white -annotate +0+18 'by ZDoom Community' &quot; &amp; &quot;png8:pngs/&quot; &amp; SUBSTITUTE(SUBSTITUTE(SUBSTITUTE(SUBSTITUTE(SUBSTITUTE([Numbers.D2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[size=85]&quot; &amp; [Numbers.F244] &amp; &quot;[/size]]&quot;; &quot;&quot;)">
            <text:p/>
          </table:table-cell>
          <table:table-cell table:formula="of:=IF([Numbers.C244] &gt; 0; &quot;convert background.png -gravity Center -size 270 -pointsize 24 -fill black -annotate +0-14 'Voted #&quot; &amp; [Numbers.B244] &amp; &quot; mod' -pointsize 20 -fill white -annotate +0+18 'by ZDoom Community' &quot; &amp; &quot;png8:pngs/&quot; &amp; SUBSTITUTE(SUBSTITUTE(SUBSTITUTE(SUBSTITUTE(SUBSTITUTE([Numbers.D2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[size=85]&quot; &amp; [Numbers.F245] &amp; &quot;[/size]]&quot;; &quot;&quot;)">
            <text:p/>
          </table:table-cell>
          <table:table-cell table:formula="of:=IF([Numbers.C245] &gt; 0; &quot;convert background.png -gravity Center -size 270 -pointsize 24 -fill black -annotate +0-14 'Voted #&quot; &amp; [Numbers.B245] &amp; &quot; mod' -pointsize 20 -fill white -annotate +0+18 'by ZDoom Community' &quot; &amp; &quot;png8:pngs/&quot; &amp; SUBSTITUTE(SUBSTITUTE(SUBSTITUTE(SUBSTITUTE(SUBSTITUTE([Numbers.D2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[size=85]&quot; &amp; [Numbers.F246] &amp; &quot;[/size]]&quot;; &quot;&quot;)">
            <text:p/>
          </table:table-cell>
          <table:table-cell table:formula="of:=IF([Numbers.C246] &gt; 0; &quot;convert background.png -gravity Center -size 270 -pointsize 24 -fill black -annotate +0-14 'Voted #&quot; &amp; [Numbers.B246] &amp; &quot; mod' -pointsize 20 -fill white -annotate +0+18 'by ZDoom Community' &quot; &amp; &quot;png8:pngs/&quot; &amp; SUBSTITUTE(SUBSTITUTE(SUBSTITUTE(SUBSTITUTE(SUBSTITUTE([Numbers.D2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[size=85]&quot; &amp; [Numbers.F247] &amp; &quot;[/size]]&quot;; &quot;&quot;)">
            <text:p/>
          </table:table-cell>
          <table:table-cell table:formula="of:=IF([Numbers.C247] &gt; 0; &quot;convert background.png -gravity Center -size 270 -pointsize 24 -fill black -annotate +0-14 'Voted #&quot; &amp; [Numbers.B247] &amp; &quot; mod' -pointsize 20 -fill white -annotate +0+18 'by ZDoom Community' &quot; &amp; &quot;png8:pngs/&quot; &amp; SUBSTITUTE(SUBSTITUTE(SUBSTITUTE(SUBSTITUTE(SUBSTITUTE([Numbers.D24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[size=85]&quot; &amp; [Numbers.F248] &amp; &quot;[/size]]&quot;; &quot;&quot;)">
            <text:p/>
          </table:table-cell>
          <table:table-cell table:formula="of:=IF([Numbers.C248] &gt; 0; &quot;convert background.png -gravity Center -size 270 -pointsize 24 -fill black -annotate +0-14 'Voted #&quot; &amp; [Numbers.B248] &amp; &quot; mod' -pointsize 20 -fill white -annotate +0+18 'by ZDoom Community' &quot; &amp; &quot;png8:pngs/&quot; &amp; SUBSTITUTE(SUBSTITUTE(SUBSTITUTE(SUBSTITUTE(SUBSTITUTE([Numbers.D24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[size=85]&quot; &amp; [Numbers.F249] &amp; &quot;[/size]]&quot;; &quot;&quot;)">
            <text:p/>
          </table:table-cell>
          <table:table-cell table:formula="of:=IF([Numbers.C249] &gt; 0; &quot;convert background.png -gravity Center -size 270 -pointsize 24 -fill black -annotate +0-14 'Voted #&quot; &amp; [Numbers.B249] &amp; &quot; mod' -pointsize 20 -fill white -annotate +0+18 'by ZDoom Community' &quot; &amp; &quot;png8:pngs/&quot; &amp; SUBSTITUTE(SUBSTITUTE(SUBSTITUTE(SUBSTITUTE(SUBSTITUTE([Numbers.D24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[size=85]&quot; &amp; [Numbers.F250] &amp; &quot;[/size]]&quot;; &quot;&quot;)">
            <text:p/>
          </table:table-cell>
          <table:table-cell table:formula="of:=IF([Numbers.C250] &gt; 0; &quot;convert background.png -gravity Center -size 270 -pointsize 24 -fill black -annotate +0-14 'Voted #&quot; &amp; [Numbers.B250] &amp; &quot; mod' -pointsize 20 -fill white -annotate +0+18 'by ZDoom Community' &quot; &amp; &quot;png8:pngs/&quot; &amp; SUBSTITUTE(SUBSTITUTE(SUBSTITUTE(SUBSTITUTE(SUBSTITUTE([Numbers.D25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[size=85]&quot; &amp; [Numbers.F251] &amp; &quot;[/size]]&quot;; &quot;&quot;)">
            <text:p/>
          </table:table-cell>
          <table:table-cell table:formula="of:=IF([Numbers.C251] &gt; 0; &quot;convert background.png -gravity Center -size 270 -pointsize 24 -fill black -annotate +0-14 'Voted #&quot; &amp; [Numbers.B251] &amp; &quot; mod' -pointsize 20 -fill white -annotate +0+18 'by ZDoom Community' &quot; &amp; &quot;png8:pngs/&quot; &amp; SUBSTITUTE(SUBSTITUTE(SUBSTITUTE(SUBSTITUTE(SUBSTITUTE([Numbers.D25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[size=85]&quot; &amp; [Numbers.F252] &amp; &quot;[/size]]&quot;; &quot;&quot;)">
            <text:p/>
          </table:table-cell>
          <table:table-cell table:formula="of:=IF([Numbers.C252] &gt; 0; &quot;convert background.png -gravity Center -size 270 -pointsize 24 -fill black -annotate +0-14 'Voted #&quot; &amp; [Numbers.B252] &amp; &quot; mod' -pointsize 20 -fill white -annotate +0+18 'by ZDoom Community' &quot; &amp; &quot;png8:pngs/&quot; &amp; SUBSTITUTE(SUBSTITUTE(SUBSTITUTE(SUBSTITUTE(SUBSTITUTE([Numbers.D25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[size=85]&quot; &amp; [Numbers.F253] &amp; &quot;[/size]]&quot;; &quot;&quot;)">
            <text:p/>
          </table:table-cell>
          <table:table-cell table:formula="of:=IF([Numbers.C253] &gt; 0; &quot;convert background.png -gravity Center -size 270 -pointsize 24 -fill black -annotate +0-14 'Voted #&quot; &amp; [Numbers.B253] &amp; &quot; mod' -pointsize 20 -fill white -annotate +0+18 'by ZDoom Community' &quot; &amp; &quot;png8:pngs/&quot; &amp; SUBSTITUTE(SUBSTITUTE(SUBSTITUTE(SUBSTITUTE(SUBSTITUTE([Numbers.D25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[size=85]&quot; &amp; [Numbers.F254] &amp; &quot;[/size]]&quot;; &quot;&quot;)">
            <text:p/>
          </table:table-cell>
          <table:table-cell table:formula="of:=IF([Numbers.C254] &gt; 0; &quot;convert background.png -gravity Center -size 270 -pointsize 24 -fill black -annotate +0-14 'Voted #&quot; &amp; [Numbers.B254] &amp; &quot; mod' -pointsize 20 -fill white -annotate +0+18 'by ZDoom Community' &quot; &amp; &quot;png8:pngs/&quot; &amp; SUBSTITUTE(SUBSTITUTE(SUBSTITUTE(SUBSTITUTE(SUBSTITUTE([Numbers.D25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[size=85]&quot; &amp; [Numbers.F255] &amp; &quot;[/size]]&quot;; &quot;&quot;)">
            <text:p/>
          </table:table-cell>
          <table:table-cell table:formula="of:=IF([Numbers.C255] &gt; 0; &quot;convert background.png -gravity Center -size 270 -pointsize 24 -fill black -annotate +0-14 'Voted #&quot; &amp; [Numbers.B255] &amp; &quot; mod' -pointsize 20 -fill white -annotate +0+18 'by ZDoom Community' &quot; &amp; &quot;png8:pngs/&quot; &amp; SUBSTITUTE(SUBSTITUTE(SUBSTITUTE(SUBSTITUTE(SUBSTITUTE([Numbers.D25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[size=85]&quot; &amp; [Numbers.F256] &amp; &quot;[/size]]&quot;; &quot;&quot;)">
            <text:p/>
          </table:table-cell>
          <table:table-cell table:formula="of:=IF([Numbers.C256] &gt; 0; &quot;convert background.png -gravity Center -size 270 -pointsize 24 -fill black -annotate +0-14 'Voted #&quot; &amp; [Numbers.B256] &amp; &quot; mod' -pointsize 20 -fill white -annotate +0+18 'by ZDoom Community' &quot; &amp; &quot;png8:pngs/&quot; &amp; SUBSTITUTE(SUBSTITUTE(SUBSTITUTE(SUBSTITUTE(SUBSTITUTE([Numbers.D25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[size=85]&quot; &amp; [Numbers.F257] &amp; &quot;[/size]]&quot;; &quot;&quot;)">
            <text:p/>
          </table:table-cell>
          <table:table-cell table:formula="of:=IF([Numbers.C257] &gt; 0; &quot;convert background.png -gravity Center -size 270 -pointsize 24 -fill black -annotate +0-14 'Voted #&quot; &amp; [Numbers.B257] &amp; &quot; mod' -pointsize 20 -fill white -annotate +0+18 'by ZDoom Community' &quot; &amp; &quot;png8:pngs/&quot; &amp; SUBSTITUTE(SUBSTITUTE(SUBSTITUTE(SUBSTITUTE(SUBSTITUTE([Numbers.D25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[size=85]&quot; &amp; [Numbers.F258] &amp; &quot;[/size]]&quot;; &quot;&quot;)">
            <text:p/>
          </table:table-cell>
          <table:table-cell table:formula="of:=IF([Numbers.C258] &gt; 0; &quot;convert background.png -gravity Center -size 270 -pointsize 24 -fill black -annotate +0-14 'Voted #&quot; &amp; [Numbers.B258] &amp; &quot; mod' -pointsize 20 -fill white -annotate +0+18 'by ZDoom Community' &quot; &amp; &quot;png8:pngs/&quot; &amp; SUBSTITUTE(SUBSTITUTE(SUBSTITUTE(SUBSTITUTE(SUBSTITUTE([Numbers.D25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[size=85]&quot; &amp; [Numbers.F259] &amp; &quot;[/size]]&quot;; &quot;&quot;)">
            <text:p/>
          </table:table-cell>
          <table:table-cell table:formula="of:=IF([Numbers.C259] &gt; 0; &quot;convert background.png -gravity Center -size 270 -pointsize 24 -fill black -annotate +0-14 'Voted #&quot; &amp; [Numbers.B259] &amp; &quot; mod' -pointsize 20 -fill white -annotate +0+18 'by ZDoom Community' &quot; &amp; &quot;png8:pngs/&quot; &amp; SUBSTITUTE(SUBSTITUTE(SUBSTITUTE(SUBSTITUTE(SUBSTITUTE([Numbers.D25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[size=85]&quot; &amp; [Numbers.F260] &amp; &quot;[/size]]&quot;; &quot;&quot;)">
            <text:p/>
          </table:table-cell>
          <table:table-cell table:formula="of:=IF([Numbers.C260] &gt; 0; &quot;convert background.png -gravity Center -size 270 -pointsize 24 -fill black -annotate +0-14 'Voted #&quot; &amp; [Numbers.B260] &amp; &quot; mod' -pointsize 20 -fill white -annotate +0+18 'by ZDoom Community' &quot; &amp; &quot;png8:pngs/&quot; &amp; SUBSTITUTE(SUBSTITUTE(SUBSTITUTE(SUBSTITUTE(SUBSTITUTE([Numbers.D26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[size=85]&quot; &amp; [Numbers.F261] &amp; &quot;[/size]]&quot;; &quot;&quot;)">
            <text:p/>
          </table:table-cell>
          <table:table-cell table:formula="of:=IF([Numbers.C261] &gt; 0; &quot;convert background.png -gravity Center -size 270 -pointsize 24 -fill black -annotate +0-14 'Voted #&quot; &amp; [Numbers.B261] &amp; &quot; mod' -pointsize 20 -fill white -annotate +0+18 'by ZDoom Community' &quot; &amp; &quot;png8:pngs/&quot; &amp; SUBSTITUTE(SUBSTITUTE(SUBSTITUTE(SUBSTITUTE(SUBSTITUTE([Numbers.D26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[size=85]&quot; &amp; [Numbers.F262] &amp; &quot;[/size]]&quot;; &quot;&quot;)">
            <text:p/>
          </table:table-cell>
          <table:table-cell table:formula="of:=IF([Numbers.C262] &gt; 0; &quot;convert background.png -gravity Center -size 270 -pointsize 24 -fill black -annotate +0-14 'Voted #&quot; &amp; [Numbers.B262] &amp; &quot; mod' -pointsize 20 -fill white -annotate +0+18 'by ZDoom Community' &quot; &amp; &quot;png8:pngs/&quot; &amp; SUBSTITUTE(SUBSTITUTE(SUBSTITUTE(SUBSTITUTE(SUBSTITUTE([Numbers.D26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[size=85]&quot; &amp; [Numbers.F263] &amp; &quot;[/size]]&quot;; &quot;&quot;)">
            <text:p/>
          </table:table-cell>
          <table:table-cell table:formula="of:=IF([Numbers.C263] &gt; 0; &quot;convert background.png -gravity Center -size 270 -pointsize 24 -fill black -annotate +0-14 'Voted #&quot; &amp; [Numbers.B263] &amp; &quot; mod' -pointsize 20 -fill white -annotate +0+18 'by ZDoom Community' &quot; &amp; &quot;png8:pngs/&quot; &amp; SUBSTITUTE(SUBSTITUTE(SUBSTITUTE(SUBSTITUTE(SUBSTITUTE([Numbers.D26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[size=85]&quot; &amp; [Numbers.F264] &amp; &quot;[/size]]&quot;; &quot;&quot;)">
            <text:p/>
          </table:table-cell>
          <table:table-cell table:formula="of:=IF([Numbers.C264] &gt; 0; &quot;convert background.png -gravity Center -size 270 -pointsize 24 -fill black -annotate +0-14 'Voted #&quot; &amp; [Numbers.B264] &amp; &quot; mod' -pointsize 20 -fill white -annotate +0+18 'by ZDoom Community' &quot; &amp; &quot;png8:pngs/&quot; &amp; SUBSTITUTE(SUBSTITUTE(SUBSTITUTE(SUBSTITUTE(SUBSTITUTE([Numbers.D26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[size=85]&quot; &amp; [Numbers.F265] &amp; &quot;[/size]]&quot;; &quot;&quot;)">
            <text:p/>
          </table:table-cell>
          <table:table-cell table:formula="of:=IF([Numbers.C265] &gt; 0; &quot;convert background.png -gravity Center -size 270 -pointsize 24 -fill black -annotate +0-14 'Voted #&quot; &amp; [Numbers.B265] &amp; &quot; mod' -pointsize 20 -fill white -annotate +0+18 'by ZDoom Community' &quot; &amp; &quot;png8:pngs/&quot; &amp; SUBSTITUTE(SUBSTITUTE(SUBSTITUTE(SUBSTITUTE(SUBSTITUTE([Numbers.D26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[size=85]&quot; &amp; [Numbers.F266] &amp; &quot;[/size]]&quot;; &quot;&quot;)">
            <text:p/>
          </table:table-cell>
          <table:table-cell table:formula="of:=IF([Numbers.C266] &gt; 0; &quot;convert background.png -gravity Center -size 270 -pointsize 24 -fill black -annotate +0-14 'Voted #&quot; &amp; [Numbers.B266] &amp; &quot; mod' -pointsize 20 -fill white -annotate +0+18 'by ZDoom Community' &quot; &amp; &quot;png8:pngs/&quot; &amp; SUBSTITUTE(SUBSTITUTE(SUBSTITUTE(SUBSTITUTE(SUBSTITUTE([Numbers.D26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[size=85]&quot; &amp; [Numbers.F267] &amp; &quot;[/size]]&quot;; &quot;&quot;)">
            <text:p/>
          </table:table-cell>
          <table:table-cell table:formula="of:=IF([Numbers.C267] &gt; 0; &quot;convert background.png -gravity Center -size 270 -pointsize 24 -fill black -annotate +0-14 'Voted #&quot; &amp; [Numbers.B267] &amp; &quot; mod' -pointsize 20 -fill white -annotate +0+18 'by ZDoom Community' &quot; &amp; &quot;png8:pngs/&quot; &amp; SUBSTITUTE(SUBSTITUTE(SUBSTITUTE(SUBSTITUTE(SUBSTITUTE([Numbers.D26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[size=85]&quot; &amp; [Numbers.F268] &amp; &quot;[/size]]&quot;; &quot;&quot;)">
            <text:p/>
          </table:table-cell>
          <table:table-cell table:formula="of:=IF([Numbers.C268] &gt; 0; &quot;convert background.png -gravity Center -size 270 -pointsize 24 -fill black -annotate +0-14 'Voted #&quot; &amp; [Numbers.B268] &amp; &quot; mod' -pointsize 20 -fill white -annotate +0+18 'by ZDoom Community' &quot; &amp; &quot;png8:pngs/&quot; &amp; SUBSTITUTE(SUBSTITUTE(SUBSTITUTE(SUBSTITUTE(SUBSTITUTE([Numbers.D26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&quot;[b]&quot; &amp; [Numbers.B269] &amp; &quot;. &quot; &amp; &quot;[url=&quot; &amp; [Numbers.E269] &amp; &quot;]&quot; &amp; [Numbers.D269] &amp; &quot;[/url][/b]&quot; &amp;  &quot; [[b]&quot; &amp; [Numbers.C269] &amp; &quot;[/b]: [size=85]&quot; &amp; [Numbers.F269] &amp; &quot;[/size]]&quot;; &quot;&quot;)">
            <text:p/>
          </table:table-cell>
          <table:table-cell table:formula="of:=IF([Numbers.C269] &gt; 0; &quot;convert background.png -gravity Center -size 270 -pointsize 24 -fill black -annotate +0-14 'Voted #&quot; &amp; [Numbers.B269] &amp; &quot; mod' -pointsize 20 -fill white -annotate +0+18 'by ZDoom Community' &quot; &amp; &quot;png8:pngs/&quot; &amp; SUBSTITUTE(SUBSTITUTE(SUBSTITUTE(SUBSTITUTE(SUBSTITUTE([Numbers.D26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&quot;[b]&quot; &amp; [Numbers.B270] &amp; &quot;. &quot; &amp; &quot;[url=&quot; &amp; [Numbers.E270] &amp; &quot;]&quot; &amp; [Numbers.D270] &amp; &quot;[/url][/b]&quot; &amp;  &quot; [[b]&quot; &amp; [Numbers.C270] &amp; &quot;[/b]: [size=85]&quot; &amp; [Numbers.F270] &amp; &quot;[/size]]&quot;; &quot;&quot;)">
            <text:p/>
          </table:table-cell>
          <table:table-cell table:formula="of:=IF([Numbers.C270] &gt; 0; &quot;convert background.png -gravity Center -size 270 -pointsize 24 -fill black -annotate +0-14 'Voted #&quot; &amp; [Numbers.B270] &amp; &quot; mod' -pointsize 20 -fill white -annotate +0+18 'by ZDoom Community' &quot; &amp; &quot;png8:pngs/&quot; &amp; SUBSTITUTE(SUBSTITUTE(SUBSTITUTE(SUBSTITUTE(SUBSTITUTE([Numbers.D27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&quot;[b]&quot; &amp; [Numbers.B271] &amp; &quot;. &quot; &amp; &quot;[url=&quot; &amp; [Numbers.E271] &amp; &quot;]&quot; &amp; [Numbers.D271] &amp; &quot;[/url][/b]&quot; &amp;  &quot; [[b]&quot; &amp; [Numbers.C271] &amp; &quot;[/b]: [size=85]&quot; &amp; [Numbers.F271] &amp; &quot;[/size]]&quot;; &quot;&quot;)">
            <text:p/>
          </table:table-cell>
          <table:table-cell table:formula="of:=IF([Numbers.C271] &gt; 0; &quot;convert background.png -gravity Center -size 270 -pointsize 24 -fill black -annotate +0-14 'Voted #&quot; &amp; [Numbers.B271] &amp; &quot; mod' -pointsize 20 -fill white -annotate +0+18 'by ZDoom Community' &quot; &amp; &quot;png8:pngs/&quot; &amp; SUBSTITUTE(SUBSTITUTE(SUBSTITUTE(SUBSTITUTE(SUBSTITUTE([Numbers.D27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&quot;[b]&quot; &amp; [Numbers.B272] &amp; &quot;. &quot; &amp; &quot;[url=&quot; &amp; [Numbers.E272] &amp; &quot;]&quot; &amp; [Numbers.D272] &amp; &quot;[/url][/b]&quot; &amp;  &quot; [[b]&quot; &amp; [Numbers.C272] &amp; &quot;[/b]: [size=85]&quot; &amp; [Numbers.F272] &amp; &quot;[/size]]&quot;; &quot;&quot;)">
            <text:p/>
          </table:table-cell>
          <table:table-cell table:formula="of:=IF([Numbers.C272] &gt; 0; &quot;convert background.png -gravity Center -size 270 -pointsize 24 -fill black -annotate +0-14 'Voted #&quot; &amp; [Numbers.B272] &amp; &quot; mod' -pointsize 20 -fill white -annotate +0+18 'by ZDoom Community' &quot; &amp; &quot;png8:pngs/&quot; &amp; SUBSTITUTE(SUBSTITUTE(SUBSTITUTE(SUBSTITUTE(SUBSTITUTE([Numbers.D27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[size=85]&quot; &amp; [Numbers.F273] &amp; &quot;[/size]]&quot;; &quot;&quot;)">
            <text:p/>
          </table:table-cell>
          <table:table-cell table:formula="of:=IF([Numbers.C273] &gt; 0; &quot;convert background.png -gravity Center -size 270 -pointsize 24 -fill black -annotate +0-14 'Voted #&quot; &amp; [Numbers.B273] &amp; &quot; mod' -pointsize 20 -fill white -annotate +0+18 'by ZDoom Community' &quot; &amp; &quot;png8:pngs/&quot; &amp; SUBSTITUTE(SUBSTITUTE(SUBSTITUTE(SUBSTITUTE(SUBSTITUTE([Numbers.D27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[size=85]&quot; &amp; [Numbers.F274] &amp; &quot;[/size]]&quot;; &quot;&quot;)">
            <text:p/>
          </table:table-cell>
          <table:table-cell table:formula="of:=IF([Numbers.C274] &gt; 0; &quot;convert background.png -gravity Center -size 270 -pointsize 24 -fill black -annotate +0-14 'Voted #&quot; &amp; [Numbers.B274] &amp; &quot; mod' -pointsize 20 -fill white -annotate +0+18 'by ZDoom Community' &quot; &amp; &quot;png8:pngs/&quot; &amp; SUBSTITUTE(SUBSTITUTE(SUBSTITUTE(SUBSTITUTE(SUBSTITUTE([Numbers.D27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[size=85]&quot; &amp; [Numbers.F275] &amp; &quot;[/size]]&quot;; &quot;&quot;)">
            <text:p/>
          </table:table-cell>
          <table:table-cell table:formula="of:=IF([Numbers.C275] &gt; 0; &quot;convert background.png -gravity Center -size 270 -pointsize 24 -fill black -annotate +0-14 'Voted #&quot; &amp; [Numbers.B275] &amp; &quot; mod' -pointsize 20 -fill white -annotate +0+18 'by ZDoom Community' &quot; &amp; &quot;png8:pngs/&quot; &amp; SUBSTITUTE(SUBSTITUTE(SUBSTITUTE(SUBSTITUTE(SUBSTITUTE([Numbers.D27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[size=85]&quot; &amp; [Numbers.F276] &amp; &quot;[/size]]&quot;; &quot;&quot;)">
            <text:p/>
          </table:table-cell>
          <table:table-cell table:formula="of:=IF([Numbers.C276] &gt; 0; &quot;convert background.png -gravity Center -size 270 -pointsize 24 -fill black -annotate +0-14 'Voted #&quot; &amp; [Numbers.B276] &amp; &quot; mod' -pointsize 20 -fill white -annotate +0+18 'by ZDoom Community' &quot; &amp; &quot;png8:pngs/&quot; &amp; SUBSTITUTE(SUBSTITUTE(SUBSTITUTE(SUBSTITUTE(SUBSTITUTE([Numbers.D27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[size=85]&quot; &amp; [Numbers.F277] &amp; &quot;[/size]]&quot;; &quot;&quot;)">
            <text:p/>
          </table:table-cell>
          <table:table-cell table:formula="of:=IF([Numbers.C277] &gt; 0; &quot;convert background.png -gravity Center -size 270 -pointsize 24 -fill black -annotate +0-14 'Voted #&quot; &amp; [Numbers.B277] &amp; &quot; mod' -pointsize 20 -fill white -annotate +0+18 'by ZDoom Community' &quot; &amp; &quot;png8:pngs/&quot; &amp; SUBSTITUTE(SUBSTITUTE(SUBSTITUTE(SUBSTITUTE(SUBSTITUTE([Numbers.D27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[size=85]&quot; &amp; [Numbers.F278] &amp; &quot;[/size]]&quot;; &quot;&quot;)">
            <text:p/>
          </table:table-cell>
          <table:table-cell table:formula="of:=IF([Numbers.C278] &gt; 0; &quot;convert background.png -gravity Center -size 270 -pointsize 24 -fill black -annotate +0-14 'Voted #&quot; &amp; [Numbers.B278] &amp; &quot; mod' -pointsize 20 -fill white -annotate +0+18 'by ZDoom Community' &quot; &amp; &quot;png8:pngs/&quot; &amp; SUBSTITUTE(SUBSTITUTE(SUBSTITUTE(SUBSTITUTE(SUBSTITUTE([Numbers.D27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&quot;[b]&quot; &amp; [Numbers.B279] &amp; &quot;. &quot; &amp; &quot;[url=&quot; &amp; [Numbers.E279] &amp; &quot;]&quot; &amp; [Numbers.D279] &amp; &quot;[/url][/b]&quot; &amp;  &quot; [[b]&quot; &amp; [Numbers.C279] &amp; &quot;[/b]: [size=85]&quot; &amp; [Numbers.F279] &amp; &quot;[/size]]&quot;; &quot;&quot;)">
            <text:p/>
          </table:table-cell>
          <table:table-cell table:formula="of:=IF([Numbers.C279] &gt; 0; &quot;convert background.png -gravity Center -size 270 -pointsize 24 -fill black -annotate +0-14 'Voted #&quot; &amp; [Numbers.B279] &amp; &quot; mod' -pointsize 20 -fill white -annotate +0+18 'by ZDoom Community' &quot; &amp; &quot;png8:pngs/&quot; &amp; SUBSTITUTE(SUBSTITUTE(SUBSTITUTE(SUBSTITUTE(SUBSTITUTE([Numbers.D27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[size=85]&quot; &amp; [Numbers.F280] &amp; &quot;[/size]]&quot;; &quot;&quot;)">
            <text:p/>
          </table:table-cell>
          <table:table-cell table:formula="of:=IF([Numbers.C280] &gt; 0; &quot;convert background.png -gravity Center -size 270 -pointsize 24 -fill black -annotate +0-14 'Voted #&quot; &amp; [Numbers.B280] &amp; &quot; mod' -pointsize 20 -fill white -annotate +0+18 'by ZDoom Community' &quot; &amp; &quot;png8:pngs/&quot; &amp; SUBSTITUTE(SUBSTITUTE(SUBSTITUTE(SUBSTITUTE(SUBSTITUTE([Numbers.D28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[size=85]&quot; &amp; [Numbers.F281] &amp; &quot;[/size]]&quot;; &quot;&quot;)">
            <text:p/>
          </table:table-cell>
          <table:table-cell table:formula="of:=IF([Numbers.C281] &gt; 0; &quot;convert background.png -gravity Center -size 270 -pointsize 24 -fill black -annotate +0-14 'Voted #&quot; &amp; [Numbers.B281] &amp; &quot; mod' -pointsize 20 -fill white -annotate +0+18 'by ZDoom Community' &quot; &amp; &quot;png8:pngs/&quot; &amp; SUBSTITUTE(SUBSTITUTE(SUBSTITUTE(SUBSTITUTE(SUBSTITUTE([Numbers.D28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[size=85]&quot; &amp; [Numbers.F282] &amp; &quot;[/size]]&quot;; &quot;&quot;)">
            <text:p/>
          </table:table-cell>
          <table:table-cell table:formula="of:=IF([Numbers.C282] &gt; 0; &quot;convert background.png -gravity Center -size 270 -pointsize 24 -fill black -annotate +0-14 'Voted #&quot; &amp; [Numbers.B282] &amp; &quot; mod' -pointsize 20 -fill white -annotate +0+18 'by ZDoom Community' &quot; &amp; &quot;png8:pngs/&quot; &amp; SUBSTITUTE(SUBSTITUTE(SUBSTITUTE(SUBSTITUTE(SUBSTITUTE([Numbers.D28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[size=85]&quot; &amp; [Numbers.F283] &amp; &quot;[/size]]&quot;; &quot;&quot;)">
            <text:p/>
          </table:table-cell>
          <table:table-cell table:formula="of:=IF([Numbers.C283] &gt; 0; &quot;convert background.png -gravity Center -size 270 -pointsize 24 -fill black -annotate +0-14 'Voted #&quot; &amp; [Numbers.B283] &amp; &quot; mod' -pointsize 20 -fill white -annotate +0+18 'by ZDoom Community' &quot; &amp; &quot;png8:pngs/&quot; &amp; SUBSTITUTE(SUBSTITUTE(SUBSTITUTE(SUBSTITUTE(SUBSTITUTE([Numbers.D28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[size=85]&quot; &amp; [Numbers.F284] &amp; &quot;[/size]]&quot;; &quot;&quot;)">
            <text:p/>
          </table:table-cell>
          <table:table-cell table:formula="of:=IF([Numbers.C284] &gt; 0; &quot;convert background.png -gravity Center -size 270 -pointsize 24 -fill black -annotate +0-14 'Voted #&quot; &amp; [Numbers.B284] &amp; &quot; mod' -pointsize 20 -fill white -annotate +0+18 'by ZDoom Community' &quot; &amp; &quot;png8:pngs/&quot; &amp; SUBSTITUTE(SUBSTITUTE(SUBSTITUTE(SUBSTITUTE(SUBSTITUTE([Numbers.D28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[size=85]&quot; &amp; [Numbers.F285] &amp; &quot;[/size]]&quot;; &quot;&quot;)">
            <text:p/>
          </table:table-cell>
          <table:table-cell table:formula="of:=IF([Numbers.C285] &gt; 0; &quot;convert background.png -gravity Center -size 270 -pointsize 24 -fill black -annotate +0-14 'Voted #&quot; &amp; [Numbers.B285] &amp; &quot; mod' -pointsize 20 -fill white -annotate +0+18 'by ZDoom Community' &quot; &amp; &quot;png8:pngs/&quot; &amp; SUBSTITUTE(SUBSTITUTE(SUBSTITUTE(SUBSTITUTE(SUBSTITUTE([Numbers.D28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[size=85]&quot; &amp; [Numbers.F286] &amp; &quot;[/size]]&quot;; &quot;&quot;)">
            <text:p/>
          </table:table-cell>
          <table:table-cell table:formula="of:=IF([Numbers.C286] &gt; 0; &quot;convert background.png -gravity Center -size 270 -pointsize 24 -fill black -annotate +0-14 'Voted #&quot; &amp; [Numbers.B286] &amp; &quot; mod' -pointsize 20 -fill white -annotate +0+18 'by ZDoom Community' &quot; &amp; &quot;png8:pngs/&quot; &amp; SUBSTITUTE(SUBSTITUTE(SUBSTITUTE(SUBSTITUTE(SUBSTITUTE([Numbers.D28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[size=85]&quot; &amp; [Numbers.F287] &amp; &quot;[/size]]&quot;; &quot;&quot;)">
            <text:p/>
          </table:table-cell>
          <table:table-cell table:formula="of:=IF([Numbers.C287] &gt; 0; &quot;convert background.png -gravity Center -size 270 -pointsize 24 -fill black -annotate +0-14 'Voted #&quot; &amp; [Numbers.B287] &amp; &quot; mod' -pointsize 20 -fill white -annotate +0+18 'by ZDoom Community' &quot; &amp; &quot;png8:pngs/&quot; &amp; SUBSTITUTE(SUBSTITUTE(SUBSTITUTE(SUBSTITUTE(SUBSTITUTE([Numbers.D28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[size=85]&quot; &amp; [Numbers.F288] &amp; &quot;[/size]]&quot;; &quot;&quot;)">
            <text:p/>
          </table:table-cell>
          <table:table-cell table:formula="of:=IF([Numbers.C288] &gt; 0; &quot;convert background.png -gravity Center -size 270 -pointsize 24 -fill black -annotate +0-14 'Voted #&quot; &amp; [Numbers.B288] &amp; &quot; mod' -pointsize 20 -fill white -annotate +0+18 'by ZDoom Community' &quot; &amp; &quot;png8:pngs/&quot; &amp; SUBSTITUTE(SUBSTITUTE(SUBSTITUTE(SUBSTITUTE(SUBSTITUTE([Numbers.D28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[size=85]&quot; &amp; [Numbers.F289] &amp; &quot;[/size]]&quot;; &quot;&quot;)">
            <text:p/>
          </table:table-cell>
          <table:table-cell table:formula="of:=IF([Numbers.C289] &gt; 0; &quot;convert background.png -gravity Center -size 270 -pointsize 24 -fill black -annotate +0-14 'Voted #&quot; &amp; [Numbers.B289] &amp; &quot; mod' -pointsize 20 -fill white -annotate +0+18 'by ZDoom Community' &quot; &amp; &quot;png8:pngs/&quot; &amp; SUBSTITUTE(SUBSTITUTE(SUBSTITUTE(SUBSTITUTE(SUBSTITUTE([Numbers.D28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[size=85]&quot; &amp; [Numbers.F290] &amp; &quot;[/size]]&quot;; &quot;&quot;)">
            <text:p/>
          </table:table-cell>
          <table:table-cell table:formula="of:=IF([Numbers.C290] &gt; 0; &quot;convert background.png -gravity Center -size 270 -pointsize 24 -fill black -annotate +0-14 'Voted #&quot; &amp; [Numbers.B290] &amp; &quot; mod' -pointsize 20 -fill white -annotate +0+18 'by ZDoom Community' &quot; &amp; &quot;png8:pngs/&quot; &amp; SUBSTITUTE(SUBSTITUTE(SUBSTITUTE(SUBSTITUTE(SUBSTITUTE([Numbers.D29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[size=85]&quot; &amp; [Numbers.F291] &amp; &quot;[/size]]&quot;; &quot;&quot;)">
            <text:p/>
          </table:table-cell>
          <table:table-cell table:formula="of:=IF([Numbers.C291] &gt; 0; &quot;convert background.png -gravity Center -size 270 -pointsize 24 -fill black -annotate +0-14 'Voted #&quot; &amp; [Numbers.B291] &amp; &quot; mod' -pointsize 20 -fill white -annotate +0+18 'by ZDoom Community' &quot; &amp; &quot;png8:pngs/&quot; &amp; SUBSTITUTE(SUBSTITUTE(SUBSTITUTE(SUBSTITUTE(SUBSTITUTE([Numbers.D29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[size=85]&quot; &amp; [Numbers.F292] &amp; &quot;[/size]]&quot;; &quot;&quot;)">
            <text:p/>
          </table:table-cell>
          <table:table-cell table:formula="of:=IF([Numbers.C292] &gt; 0; &quot;convert background.png -gravity Center -size 270 -pointsize 24 -fill black -annotate +0-14 'Voted #&quot; &amp; [Numbers.B292] &amp; &quot; mod' -pointsize 20 -fill white -annotate +0+18 'by ZDoom Community' &quot; &amp; &quot;png8:pngs/&quot; &amp; SUBSTITUTE(SUBSTITUTE(SUBSTITUTE(SUBSTITUTE(SUBSTITUTE([Numbers.D29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[size=85]&quot; &amp; [Numbers.F293] &amp; &quot;[/size]]&quot;; &quot;&quot;)">
            <text:p/>
          </table:table-cell>
          <table:table-cell table:formula="of:=IF([Numbers.C293] &gt; 0; &quot;convert background.png -gravity Center -size 270 -pointsize 24 -fill black -annotate +0-14 'Voted #&quot; &amp; [Numbers.B293] &amp; &quot; mod' -pointsize 20 -fill white -annotate +0+18 'by ZDoom Community' &quot; &amp; &quot;png8:pngs/&quot; &amp; SUBSTITUTE(SUBSTITUTE(SUBSTITUTE(SUBSTITUTE(SUBSTITUTE([Numbers.D29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[size=85]&quot; &amp; [Numbers.F294] &amp; &quot;[/size]]&quot;; &quot;&quot;)">
            <text:p/>
          </table:table-cell>
          <table:table-cell table:formula="of:=IF([Numbers.C294] &gt; 0; &quot;convert background.png -gravity Center -size 270 -pointsize 24 -fill black -annotate +0-14 'Voted #&quot; &amp; [Numbers.B294] &amp; &quot; mod' -pointsize 20 -fill white -annotate +0+18 'by ZDoom Community' &quot; &amp; &quot;png8:pngs/&quot; &amp; SUBSTITUTE(SUBSTITUTE(SUBSTITUTE(SUBSTITUTE(SUBSTITUTE([Numbers.D29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[size=85]&quot; &amp; [Numbers.F295] &amp; &quot;[/size]]&quot;; &quot;&quot;)">
            <text:p/>
          </table:table-cell>
          <table:table-cell table:formula="of:=IF([Numbers.C295] &gt; 0; &quot;convert background.png -gravity Center -size 270 -pointsize 24 -fill black -annotate +0-14 'Voted #&quot; &amp; [Numbers.B295] &amp; &quot; mod' -pointsize 20 -fill white -annotate +0+18 'by ZDoom Community' &quot; &amp; &quot;png8:pngs/&quot; &amp; SUBSTITUTE(SUBSTITUTE(SUBSTITUTE(SUBSTITUTE(SUBSTITUTE([Numbers.D29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[size=85]&quot; &amp; [Numbers.F296] &amp; &quot;[/size]]&quot;; &quot;&quot;)">
            <text:p/>
          </table:table-cell>
          <table:table-cell table:formula="of:=IF([Numbers.C296] &gt; 0; &quot;convert background.png -gravity Center -size 270 -pointsize 24 -fill black -annotate +0-14 'Voted #&quot; &amp; [Numbers.B296] &amp; &quot; mod' -pointsize 20 -fill white -annotate +0+18 'by ZDoom Community' &quot; &amp; &quot;png8:pngs/&quot; &amp; SUBSTITUTE(SUBSTITUTE(SUBSTITUTE(SUBSTITUTE(SUBSTITUTE([Numbers.D29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[size=85]&quot; &amp; [Numbers.F297] &amp; &quot;[/size]]&quot;; &quot;&quot;)">
            <text:p/>
          </table:table-cell>
          <table:table-cell table:formula="of:=IF([Numbers.C297] &gt; 0; &quot;convert background.png -gravity Center -size 270 -pointsize 24 -fill black -annotate +0-14 'Voted #&quot; &amp; [Numbers.B297] &amp; &quot; mod' -pointsize 20 -fill white -annotate +0+18 'by ZDoom Community' &quot; &amp; &quot;png8:pngs/&quot; &amp; SUBSTITUTE(SUBSTITUTE(SUBSTITUTE(SUBSTITUTE(SUBSTITUTE([Numbers.D29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[size=85]&quot; &amp; [Numbers.F298] &amp; &quot;[/size]]&quot;; &quot;&quot;)">
            <text:p/>
          </table:table-cell>
          <table:table-cell table:formula="of:=IF([Numbers.C298] &gt; 0; &quot;convert background.png -gravity Center -size 270 -pointsize 24 -fill black -annotate +0-14 'Voted #&quot; &amp; [Numbers.B298] &amp; &quot; mod' -pointsize 20 -fill white -annotate +0+18 'by ZDoom Community' &quot; &amp; &quot;png8:pngs/&quot; &amp; SUBSTITUTE(SUBSTITUTE(SUBSTITUTE(SUBSTITUTE(SUBSTITUTE([Numbers.D29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[size=85]&quot; &amp; [Numbers.F299] &amp; &quot;[/size]]&quot;; &quot;&quot;)">
            <text:p/>
          </table:table-cell>
          <table:table-cell table:formula="of:=IF([Numbers.C299] &gt; 0; &quot;convert background.png -gravity Center -size 270 -pointsize 24 -fill black -annotate +0-14 'Voted #&quot; &amp; [Numbers.B299] &amp; &quot; mod' -pointsize 20 -fill white -annotate +0+18 'by ZDoom Community' &quot; &amp; &quot;png8:pngs/&quot; &amp; SUBSTITUTE(SUBSTITUTE(SUBSTITUTE(SUBSTITUTE(SUBSTITUTE([Numbers.D29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[size=85]&quot; &amp; [Numbers.F300] &amp; &quot;[/size]]&quot;; &quot;&quot;)">
            <text:p/>
          </table:table-cell>
          <table:table-cell table:formula="of:=IF([Numbers.C300] &gt; 0; &quot;convert background.png -gravity Center -size 270 -pointsize 24 -fill black -annotate +0-14 'Voted #&quot; &amp; [Numbers.B300] &amp; &quot; mod' -pointsize 20 -fill white -annotate +0+18 'by ZDoom Community' &quot; &amp; &quot;png8:pngs/&quot; &amp; SUBSTITUTE(SUBSTITUTE(SUBSTITUTE(SUBSTITUTE(SUBSTITUTE([Numbers.D30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[size=85]&quot; &amp; [Numbers.F301] &amp; &quot;[/size]]&quot;; &quot;&quot;)">
            <text:p/>
          </table:table-cell>
          <table:table-cell table:formula="of:=IF([Numbers.C301] &gt; 0; &quot;convert background.png -gravity Center -size 270 -pointsize 24 -fill black -annotate +0-14 'Voted #&quot; &amp; [Numbers.B301] &amp; &quot; mod' -pointsize 20 -fill white -annotate +0+18 'by ZDoom Community' &quot; &amp; &quot;png8:pngs/&quot; &amp; SUBSTITUTE(SUBSTITUTE(SUBSTITUTE(SUBSTITUTE(SUBSTITUTE([Numbers.D3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[size=85]&quot; &amp; [Numbers.F302] &amp; &quot;[/size]]&quot;; &quot;&quot;)">
            <text:p/>
          </table:table-cell>
          <table:table-cell table:formula="of:=IF([Numbers.C302] &gt; 0; &quot;convert background.png -gravity Center -size 270 -pointsize 24 -fill black -annotate +0-14 'Voted #&quot; &amp; [Numbers.B302] &amp; &quot; mod' -pointsize 20 -fill white -annotate +0+18 'by ZDoom Community' &quot; &amp; &quot;png8:pngs/&quot; &amp; SUBSTITUTE(SUBSTITUTE(SUBSTITUTE(SUBSTITUTE(SUBSTITUTE([Numbers.D3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[size=85]&quot; &amp; [Numbers.F303] &amp; &quot;[/size]]&quot;; &quot;&quot;)">
            <text:p/>
          </table:table-cell>
          <table:table-cell table:formula="of:=IF([Numbers.C303] &gt; 0; &quot;convert background.png -gravity Center -size 270 -pointsize 24 -fill black -annotate +0-14 'Voted #&quot; &amp; [Numbers.B303] &amp; &quot; mod' -pointsize 20 -fill white -annotate +0+18 'by ZDoom Community' &quot; &amp; &quot;png8:pngs/&quot; &amp; SUBSTITUTE(SUBSTITUTE(SUBSTITUTE(SUBSTITUTE(SUBSTITUTE([Numbers.D3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[size=85]&quot; &amp; [Numbers.F304] &amp; &quot;[/size]]&quot;; &quot;&quot;)">
            <text:p/>
          </table:table-cell>
          <table:table-cell table:formula="of:=IF([Numbers.C304] &gt; 0; &quot;convert background.png -gravity Center -size 270 -pointsize 24 -fill black -annotate +0-14 'Voted #&quot; &amp; [Numbers.B304] &amp; &quot; mod' -pointsize 20 -fill white -annotate +0+18 'by ZDoom Community' &quot; &amp; &quot;png8:pngs/&quot; &amp; SUBSTITUTE(SUBSTITUTE(SUBSTITUTE(SUBSTITUTE(SUBSTITUTE([Numbers.D3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[size=85]&quot; &amp; [Numbers.F305] &amp; &quot;[/size]]&quot;; &quot;&quot;)">
            <text:p/>
          </table:table-cell>
          <table:table-cell table:formula="of:=IF([Numbers.C305] &gt; 0; &quot;convert background.png -gravity Center -size 270 -pointsize 24 -fill black -annotate +0-14 'Voted #&quot; &amp; [Numbers.B305] &amp; &quot; mod' -pointsize 20 -fill white -annotate +0+18 'by ZDoom Community' &quot; &amp; &quot;png8:pngs/&quot; &amp; SUBSTITUTE(SUBSTITUTE(SUBSTITUTE(SUBSTITUTE(SUBSTITUTE([Numbers.D3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[size=85]&quot; &amp; [Numbers.F306] &amp; &quot;[/size]]&quot;; &quot;&quot;)">
            <text:p/>
          </table:table-cell>
          <table:table-cell table:formula="of:=IF([Numbers.C306] &gt; 0; &quot;convert background.png -gravity Center -size 270 -pointsize 24 -fill black -annotate +0-14 'Voted #&quot; &amp; [Numbers.B306] &amp; &quot; mod' -pointsize 20 -fill white -annotate +0+18 'by ZDoom Community' &quot; &amp; &quot;png8:pngs/&quot; &amp; SUBSTITUTE(SUBSTITUTE(SUBSTITUTE(SUBSTITUTE(SUBSTITUTE([Numbers.D3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[size=85]&quot; &amp; [Numbers.F307] &amp; &quot;[/size]]&quot;; &quot;&quot;)">
            <text:p/>
          </table:table-cell>
          <table:table-cell table:formula="of:=IF([Numbers.C307] &gt; 0; &quot;convert background.png -gravity Center -size 270 -pointsize 24 -fill black -annotate +0-14 'Voted #&quot; &amp; [Numbers.B307] &amp; &quot; mod' -pointsize 20 -fill white -annotate +0+18 'by ZDoom Community' &quot; &amp; &quot;png8:pngs/&quot; &amp; SUBSTITUTE(SUBSTITUTE(SUBSTITUTE(SUBSTITUTE(SUBSTITUTE([Numbers.D3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[size=85]&quot; &amp; [Numbers.F308] &amp; &quot;[/size]]&quot;; &quot;&quot;)">
            <text:p/>
          </table:table-cell>
          <table:table-cell table:formula="of:=IF([Numbers.C308] &gt; 0; &quot;convert background.png -gravity Center -size 270 -pointsize 24 -fill black -annotate +0-14 'Voted #&quot; &amp; [Numbers.B308] &amp; &quot; mod' -pointsize 20 -fill white -annotate +0+18 'by ZDoom Community' &quot; &amp; &quot;png8:pngs/&quot; &amp; SUBSTITUTE(SUBSTITUTE(SUBSTITUTE(SUBSTITUTE(SUBSTITUTE([Numbers.D3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[size=85]&quot; &amp; [Numbers.F309] &amp; &quot;[/size]]&quot;; &quot;&quot;)">
            <text:p/>
          </table:table-cell>
          <table:table-cell table:formula="of:=IF([Numbers.C309] &gt; 0; &quot;convert background.png -gravity Center -size 270 -pointsize 24 -fill black -annotate +0-14 'Voted #&quot; &amp; [Numbers.B309] &amp; &quot; mod' -pointsize 20 -fill white -annotate +0+18 'by ZDoom Community' &quot; &amp; &quot;png8:pngs/&quot; &amp; SUBSTITUTE(SUBSTITUTE(SUBSTITUTE(SUBSTITUTE(SUBSTITUTE([Numbers.D3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[size=85]&quot; &amp; [Numbers.F310] &amp; &quot;[/size]]&quot;; &quot;&quot;)">
            <text:p/>
          </table:table-cell>
          <table:table-cell table:formula="of:=IF([Numbers.C310] &gt; 0; &quot;convert background.png -gravity Center -size 270 -pointsize 24 -fill black -annotate +0-14 'Voted #&quot; &amp; [Numbers.B310] &amp; &quot; mod' -pointsize 20 -fill white -annotate +0+18 'by ZDoom Community' &quot; &amp; &quot;png8:pngs/&quot; &amp; SUBSTITUTE(SUBSTITUTE(SUBSTITUTE(SUBSTITUTE(SUBSTITUTE([Numbers.D3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[size=85]&quot; &amp; [Numbers.F311] &amp; &quot;[/size]]&quot;; &quot;&quot;)">
            <text:p/>
          </table:table-cell>
          <table:table-cell table:formula="of:=IF([Numbers.C311] &gt; 0; &quot;convert background.png -gravity Center -size 270 -pointsize 24 -fill black -annotate +0-14 'Voted #&quot; &amp; [Numbers.B311] &amp; &quot; mod' -pointsize 20 -fill white -annotate +0+18 'by ZDoom Community' &quot; &amp; &quot;png8:pngs/&quot; &amp; SUBSTITUTE(SUBSTITUTE(SUBSTITUTE(SUBSTITUTE(SUBSTITUTE([Numbers.D3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[size=85]&quot; &amp; [Numbers.F312] &amp; &quot;[/size]]&quot;; &quot;&quot;)">
            <text:p/>
          </table:table-cell>
          <table:table-cell table:formula="of:=IF([Numbers.C312] &gt; 0; &quot;convert background.png -gravity Center -size 270 -pointsize 24 -fill black -annotate +0-14 'Voted #&quot; &amp; [Numbers.B312] &amp; &quot; mod' -pointsize 20 -fill white -annotate +0+18 'by ZDoom Community' &quot; &amp; &quot;png8:pngs/&quot; &amp; SUBSTITUTE(SUBSTITUTE(SUBSTITUTE(SUBSTITUTE(SUBSTITUTE([Numbers.D3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[size=85]&quot; &amp; [Numbers.F313] &amp; &quot;[/size]]&quot;; &quot;&quot;)">
            <text:p/>
          </table:table-cell>
          <table:table-cell table:formula="of:=IF([Numbers.C313] &gt; 0; &quot;convert background.png -gravity Center -size 270 -pointsize 24 -fill black -annotate +0-14 'Voted #&quot; &amp; [Numbers.B313] &amp; &quot; mod' -pointsize 20 -fill white -annotate +0+18 'by ZDoom Community' &quot; &amp; &quot;png8:pngs/&quot; &amp; SUBSTITUTE(SUBSTITUTE(SUBSTITUTE(SUBSTITUTE(SUBSTITUTE([Numbers.D3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[size=85]&quot; &amp; [Numbers.F314] &amp; &quot;[/size]]&quot;; &quot;&quot;)">
            <text:p/>
          </table:table-cell>
          <table:table-cell table:formula="of:=IF([Numbers.C314] &gt; 0; &quot;convert background.png -gravity Center -size 270 -pointsize 24 -fill black -annotate +0-14 'Voted #&quot; &amp; [Numbers.B314] &amp; &quot; mod' -pointsize 20 -fill white -annotate +0+18 'by ZDoom Community' &quot; &amp; &quot;png8:pngs/&quot; &amp; SUBSTITUTE(SUBSTITUTE(SUBSTITUTE(SUBSTITUTE(SUBSTITUTE([Numbers.D3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[size=85]&quot; &amp; [Numbers.F315] &amp; &quot;[/size]]&quot;; &quot;&quot;)">
            <text:p/>
          </table:table-cell>
          <table:table-cell table:formula="of:=IF([Numbers.C315] &gt; 0; &quot;convert background.png -gravity Center -size 270 -pointsize 24 -fill black -annotate +0-14 'Voted #&quot; &amp; [Numbers.B315] &amp; &quot; mod' -pointsize 20 -fill white -annotate +0+18 'by ZDoom Community' &quot; &amp; &quot;png8:pngs/&quot; &amp; SUBSTITUTE(SUBSTITUTE(SUBSTITUTE(SUBSTITUTE(SUBSTITUTE([Numbers.D3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[size=85]&quot; &amp; [Numbers.F316] &amp; &quot;[/size]]&quot;; &quot;&quot;)">
            <text:p/>
          </table:table-cell>
          <table:table-cell table:formula="of:=IF([Numbers.C316] &gt; 0; &quot;convert background.png -gravity Center -size 270 -pointsize 24 -fill black -annotate +0-14 'Voted #&quot; &amp; [Numbers.B316] &amp; &quot; mod' -pointsize 20 -fill white -annotate +0+18 'by ZDoom Community' &quot; &amp; &quot;png8:pngs/&quot; &amp; SUBSTITUTE(SUBSTITUTE(SUBSTITUTE(SUBSTITUTE(SUBSTITUTE([Numbers.D3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[size=85]&quot; &amp; [Numbers.F317] &amp; &quot;[/size]]&quot;; &quot;&quot;)">
            <text:p/>
          </table:table-cell>
          <table:table-cell table:formula="of:=IF([Numbers.C317] &gt; 0; &quot;convert background.png -gravity Center -size 270 -pointsize 24 -fill black -annotate +0-14 'Voted #&quot; &amp; [Numbers.B317] &amp; &quot; mod' -pointsize 20 -fill white -annotate +0+18 'by ZDoom Community' &quot; &amp; &quot;png8:pngs/&quot; &amp; SUBSTITUTE(SUBSTITUTE(SUBSTITUTE(SUBSTITUTE(SUBSTITUTE([Numbers.D3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[size=85]&quot; &amp; [Numbers.F318] &amp; &quot;[/size]]&quot;; &quot;&quot;)">
            <text:p/>
          </table:table-cell>
          <table:table-cell table:formula="of:=IF([Numbers.C318] &gt; 0; &quot;convert background.png -gravity Center -size 270 -pointsize 24 -fill black -annotate +0-14 'Voted #&quot; &amp; [Numbers.B318] &amp; &quot; mod' -pointsize 20 -fill white -annotate +0+18 'by ZDoom Community' &quot; &amp; &quot;png8:pngs/&quot; &amp; SUBSTITUTE(SUBSTITUTE(SUBSTITUTE(SUBSTITUTE(SUBSTITUTE([Numbers.D3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[size=85]&quot; &amp; [Numbers.F319] &amp; &quot;[/size]]&quot;; &quot;&quot;)">
            <text:p/>
          </table:table-cell>
          <table:table-cell table:formula="of:=IF([Numbers.C319] &gt; 0; &quot;convert background.png -gravity Center -size 270 -pointsize 24 -fill black -annotate +0-14 'Voted #&quot; &amp; [Numbers.B319] &amp; &quot; mod' -pointsize 20 -fill white -annotate +0+18 'by ZDoom Community' &quot; &amp; &quot;png8:pngs/&quot; &amp; SUBSTITUTE(SUBSTITUTE(SUBSTITUTE(SUBSTITUTE(SUBSTITUTE([Numbers.D3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[size=85]&quot; &amp; [Numbers.F320] &amp; &quot;[/size]]&quot;; &quot;&quot;)">
            <text:p/>
          </table:table-cell>
          <table:table-cell table:formula="of:=IF([Numbers.C320] &gt; 0; &quot;convert background.png -gravity Center -size 270 -pointsize 24 -fill black -annotate +0-14 'Voted #&quot; &amp; [Numbers.B320] &amp; &quot; mod' -pointsize 20 -fill white -annotate +0+18 'by ZDoom Community' &quot; &amp; &quot;png8:pngs/&quot; &amp; SUBSTITUTE(SUBSTITUTE(SUBSTITUTE(SUBSTITUTE(SUBSTITUTE([Numbers.D3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[size=85]&quot; &amp; [Numbers.F321] &amp; &quot;[/size]]&quot;; &quot;&quot;)">
            <text:p/>
          </table:table-cell>
          <table:table-cell table:formula="of:=IF([Numbers.C321] &gt; 0; &quot;convert background.png -gravity Center -size 270 -pointsize 24 -fill black -annotate +0-14 'Voted #&quot; &amp; [Numbers.B321] &amp; &quot; mod' -pointsize 20 -fill white -annotate +0+18 'by ZDoom Community' &quot; &amp; &quot;png8:pngs/&quot; &amp; SUBSTITUTE(SUBSTITUTE(SUBSTITUTE(SUBSTITUTE(SUBSTITUTE([Numbers.D3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[size=85]&quot; &amp; [Numbers.F322] &amp; &quot;[/size]]&quot;; &quot;&quot;)">
            <text:p/>
          </table:table-cell>
          <table:table-cell table:formula="of:=IF([Numbers.C322] &gt; 0; &quot;convert background.png -gravity Center -size 270 -pointsize 24 -fill black -annotate +0-14 'Voted #&quot; &amp; [Numbers.B322] &amp; &quot; mod' -pointsize 20 -fill white -annotate +0+18 'by ZDoom Community' &quot; &amp; &quot;png8:pngs/&quot; &amp; SUBSTITUTE(SUBSTITUTE(SUBSTITUTE(SUBSTITUTE(SUBSTITUTE([Numbers.D3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[size=85]&quot; &amp; [Numbers.F323] &amp; &quot;[/size]]&quot;; &quot;&quot;)">
            <text:p/>
          </table:table-cell>
          <table:table-cell table:formula="of:=IF([Numbers.C323] &gt; 0; &quot;convert background.png -gravity Center -size 270 -pointsize 24 -fill black -annotate +0-14 'Voted #&quot; &amp; [Numbers.B323] &amp; &quot; mod' -pointsize 20 -fill white -annotate +0+18 'by ZDoom Community' &quot; &amp; &quot;png8:pngs/&quot; &amp; SUBSTITUTE(SUBSTITUTE(SUBSTITUTE(SUBSTITUTE(SUBSTITUTE([Numbers.D3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[size=85]&quot; &amp; [Numbers.F324] &amp; &quot;[/size]]&quot;; &quot;&quot;)">
            <text:p/>
          </table:table-cell>
          <table:table-cell table:formula="of:=IF([Numbers.C324] &gt; 0; &quot;convert background.png -gravity Center -size 270 -pointsize 24 -fill black -annotate +0-14 'Voted #&quot; &amp; [Numbers.B324] &amp; &quot; mod' -pointsize 20 -fill white -annotate +0+18 'by ZDoom Community' &quot; &amp; &quot;png8:pngs/&quot; &amp; SUBSTITUTE(SUBSTITUTE(SUBSTITUTE(SUBSTITUTE(SUBSTITUTE([Numbers.D3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[size=85]&quot; &amp; [Numbers.F325] &amp; &quot;[/size]]&quot;; &quot;&quot;)">
            <text:p/>
          </table:table-cell>
          <table:table-cell table:formula="of:=IF([Numbers.C325] &gt; 0; &quot;convert background.png -gravity Center -size 270 -pointsize 24 -fill black -annotate +0-14 'Voted #&quot; &amp; [Numbers.B325] &amp; &quot; mod' -pointsize 20 -fill white -annotate +0+18 'by ZDoom Community' &quot; &amp; &quot;png8:pngs/&quot; &amp; SUBSTITUTE(SUBSTITUTE(SUBSTITUTE(SUBSTITUTE(SUBSTITUTE([Numbers.D3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[size=85]&quot; &amp; [Numbers.F326] &amp; &quot;[/size]]&quot;; &quot;&quot;)">
            <text:p/>
          </table:table-cell>
          <table:table-cell table:formula="of:=IF([Numbers.C326] &gt; 0; &quot;convert background.png -gravity Center -size 270 -pointsize 24 -fill black -annotate +0-14 'Voted #&quot; &amp; [Numbers.B326] &amp; &quot; mod' -pointsize 20 -fill white -annotate +0+18 'by ZDoom Community' &quot; &amp; &quot;png8:pngs/&quot; &amp; SUBSTITUTE(SUBSTITUTE(SUBSTITUTE(SUBSTITUTE(SUBSTITUTE([Numbers.D3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[size=85]&quot; &amp; [Numbers.F327] &amp; &quot;[/size]]&quot;; &quot;&quot;)">
            <text:p/>
          </table:table-cell>
          <table:table-cell table:formula="of:=IF([Numbers.C327] &gt; 0; &quot;convert background.png -gravity Center -size 270 -pointsize 24 -fill black -annotate +0-14 'Voted #&quot; &amp; [Numbers.B327] &amp; &quot; mod' -pointsize 20 -fill white -annotate +0+18 'by ZDoom Community' &quot; &amp; &quot;png8:pngs/&quot; &amp; SUBSTITUTE(SUBSTITUTE(SUBSTITUTE(SUBSTITUTE(SUBSTITUTE([Numbers.D3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[size=85]&quot; &amp; [Numbers.F328] &amp; &quot;[/size]]&quot;; &quot;&quot;)">
            <text:p/>
          </table:table-cell>
          <table:table-cell table:formula="of:=IF([Numbers.C328] &gt; 0; &quot;convert background.png -gravity Center -size 270 -pointsize 24 -fill black -annotate +0-14 'Voted #&quot; &amp; [Numbers.B328] &amp; &quot; mod' -pointsize 20 -fill white -annotate +0+18 'by ZDoom Community' &quot; &amp; &quot;png8:pngs/&quot; &amp; SUBSTITUTE(SUBSTITUTE(SUBSTITUTE(SUBSTITUTE(SUBSTITUTE([Numbers.D3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[size=85]&quot; &amp; [Numbers.F329] &amp; &quot;[/size]]&quot;; &quot;&quot;)">
            <text:p/>
          </table:table-cell>
          <table:table-cell table:formula="of:=IF([Numbers.C329] &gt; 0; &quot;convert background.png -gravity Center -size 270 -pointsize 24 -fill black -annotate +0-14 'Voted #&quot; &amp; [Numbers.B329] &amp; &quot; mod' -pointsize 20 -fill white -annotate +0+18 'by ZDoom Community' &quot; &amp; &quot;png8:pngs/&quot; &amp; SUBSTITUTE(SUBSTITUTE(SUBSTITUTE(SUBSTITUTE(SUBSTITUTE([Numbers.D3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[size=85]&quot; &amp; [Numbers.F330] &amp; &quot;[/size]]&quot;; &quot;&quot;)">
            <text:p/>
          </table:table-cell>
          <table:table-cell table:formula="of:=IF([Numbers.C330] &gt; 0; &quot;convert background.png -gravity Center -size 270 -pointsize 24 -fill black -annotate +0-14 'Voted #&quot; &amp; [Numbers.B330] &amp; &quot; mod' -pointsize 20 -fill white -annotate +0+18 'by ZDoom Community' &quot; &amp; &quot;png8:pngs/&quot; &amp; SUBSTITUTE(SUBSTITUTE(SUBSTITUTE(SUBSTITUTE(SUBSTITUTE([Numbers.D3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[size=85]&quot; &amp; [Numbers.F331] &amp; &quot;[/size]]&quot;; &quot;&quot;)">
            <text:p/>
          </table:table-cell>
          <table:table-cell table:formula="of:=IF([Numbers.C331] &gt; 0; &quot;convert background.png -gravity Center -size 270 -pointsize 24 -fill black -annotate +0-14 'Voted #&quot; &amp; [Numbers.B331] &amp; &quot; mod' -pointsize 20 -fill white -annotate +0+18 'by ZDoom Community' &quot; &amp; &quot;png8:pngs/&quot; &amp; SUBSTITUTE(SUBSTITUTE(SUBSTITUTE(SUBSTITUTE(SUBSTITUTE([Numbers.D3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[size=85]&quot; &amp; [Numbers.F332] &amp; &quot;[/size]]&quot;; &quot;&quot;)">
            <text:p/>
          </table:table-cell>
          <table:table-cell table:formula="of:=IF([Numbers.C332] &gt; 0; &quot;convert background.png -gravity Center -size 270 -pointsize 24 -fill black -annotate +0-14 'Voted #&quot; &amp; [Numbers.B332] &amp; &quot; mod' -pointsize 20 -fill white -annotate +0+18 'by ZDoom Community' &quot; &amp; &quot;png8:pngs/&quot; &amp; SUBSTITUTE(SUBSTITUTE(SUBSTITUTE(SUBSTITUTE(SUBSTITUTE([Numbers.D3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[size=85]&quot; &amp; [Numbers.F333] &amp; &quot;[/size]]&quot;; &quot;&quot;)">
            <text:p/>
          </table:table-cell>
          <table:table-cell table:formula="of:=IF([Numbers.C333] &gt; 0; &quot;convert background.png -gravity Center -size 270 -pointsize 24 -fill black -annotate +0-14 'Voted #&quot; &amp; [Numbers.B333] &amp; &quot; mod' -pointsize 20 -fill white -annotate +0+18 'by ZDoom Community' &quot; &amp; &quot;png8:pngs/&quot; &amp; SUBSTITUTE(SUBSTITUTE(SUBSTITUTE(SUBSTITUTE(SUBSTITUTE([Numbers.D3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[size=85]&quot; &amp; [Numbers.F334] &amp; &quot;[/size]]&quot;; &quot;&quot;)">
            <text:p/>
          </table:table-cell>
          <table:table-cell table:formula="of:=IF([Numbers.C334] &gt; 0; &quot;convert background.png -gravity Center -size 270 -pointsize 24 -fill black -annotate +0-14 'Voted #&quot; &amp; [Numbers.B334] &amp; &quot; mod' -pointsize 20 -fill white -annotate +0+18 'by ZDoom Community' &quot; &amp; &quot;png8:pngs/&quot; &amp; SUBSTITUTE(SUBSTITUTE(SUBSTITUTE(SUBSTITUTE(SUBSTITUTE([Numbers.D3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[size=85]&quot; &amp; [Numbers.F335] &amp; &quot;[/size]]&quot;; &quot;&quot;)">
            <text:p/>
          </table:table-cell>
          <table:table-cell table:formula="of:=IF([Numbers.C335] &gt; 0; &quot;convert background.png -gravity Center -size 270 -pointsize 24 -fill black -annotate +0-14 'Voted #&quot; &amp; [Numbers.B335] &amp; &quot; mod' -pointsize 20 -fill white -annotate +0+18 'by ZDoom Community' &quot; &amp; &quot;png8:pngs/&quot; &amp; SUBSTITUTE(SUBSTITUTE(SUBSTITUTE(SUBSTITUTE(SUBSTITUTE([Numbers.D3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[size=85]&quot; &amp; [Numbers.F336] &amp; &quot;[/size]]&quot;; &quot;&quot;)">
            <text:p/>
          </table:table-cell>
          <table:table-cell table:formula="of:=IF([Numbers.C336] &gt; 0; &quot;convert background.png -gravity Center -size 270 -pointsize 24 -fill black -annotate +0-14 'Voted #&quot; &amp; [Numbers.B336] &amp; &quot; mod' -pointsize 20 -fill white -annotate +0+18 'by ZDoom Community' &quot; &amp; &quot;png8:pngs/&quot; &amp; SUBSTITUTE(SUBSTITUTE(SUBSTITUTE(SUBSTITUTE(SUBSTITUTE([Numbers.D3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[size=85]&quot; &amp; [Numbers.F337] &amp; &quot;[/size]]&quot;; &quot;&quot;)">
            <text:p/>
          </table:table-cell>
          <table:table-cell table:formula="of:=IF([Numbers.C337] &gt; 0; &quot;convert background.png -gravity Center -size 270 -pointsize 24 -fill black -annotate +0-14 'Voted #&quot; &amp; [Numbers.B337] &amp; &quot; mod' -pointsize 20 -fill white -annotate +0+18 'by ZDoom Community' &quot; &amp; &quot;png8:pngs/&quot; &amp; SUBSTITUTE(SUBSTITUTE(SUBSTITUTE(SUBSTITUTE(SUBSTITUTE([Numbers.D3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[size=85]&quot; &amp; [Numbers.F338] &amp; &quot;[/size]]&quot;; &quot;&quot;)">
            <text:p/>
          </table:table-cell>
          <table:table-cell table:formula="of:=IF([Numbers.C338] &gt; 0; &quot;convert background.png -gravity Center -size 270 -pointsize 24 -fill black -annotate +0-14 'Voted #&quot; &amp; [Numbers.B338] &amp; &quot; mod' -pointsize 20 -fill white -annotate +0+18 'by ZDoom Community' &quot; &amp; &quot;png8:pngs/&quot; &amp; SUBSTITUTE(SUBSTITUTE(SUBSTITUTE(SUBSTITUTE(SUBSTITUTE([Numbers.D3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[size=85]&quot; &amp; [Numbers.F339] &amp; &quot;[/size]]&quot;; &quot;&quot;)">
            <text:p/>
          </table:table-cell>
          <table:table-cell table:formula="of:=IF([Numbers.C339] &gt; 0; &quot;convert background.png -gravity Center -size 270 -pointsize 24 -fill black -annotate +0-14 'Voted #&quot; &amp; [Numbers.B339] &amp; &quot; mod' -pointsize 20 -fill white -annotate +0+18 'by ZDoom Community' &quot; &amp; &quot;png8:pngs/&quot; &amp; SUBSTITUTE(SUBSTITUTE(SUBSTITUTE(SUBSTITUTE(SUBSTITUTE([Numbers.D3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[size=85]&quot; &amp; [Numbers.F340] &amp; &quot;[/size]]&quot;; &quot;&quot;)">
            <text:p/>
          </table:table-cell>
          <table:table-cell table:formula="of:=IF([Numbers.C340] &gt; 0; &quot;convert background.png -gravity Center -size 270 -pointsize 24 -fill black -annotate +0-14 'Voted #&quot; &amp; [Numbers.B340] &amp; &quot; mod' -pointsize 20 -fill white -annotate +0+18 'by ZDoom Community' &quot; &amp; &quot;png8:pngs/&quot; &amp; SUBSTITUTE(SUBSTITUTE(SUBSTITUTE(SUBSTITUTE(SUBSTITUTE([Numbers.D3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[size=85]&quot; &amp; [Numbers.F341] &amp; &quot;[/size]]&quot;; &quot;&quot;)">
            <text:p/>
          </table:table-cell>
          <table:table-cell table:formula="of:=IF([Numbers.C341] &gt; 0; &quot;convert background.png -gravity Center -size 270 -pointsize 24 -fill black -annotate +0-14 'Voted #&quot; &amp; [Numbers.B341] &amp; &quot; mod' -pointsize 20 -fill white -annotate +0+18 'by ZDoom Community' &quot; &amp; &quot;png8:pngs/&quot; &amp; SUBSTITUTE(SUBSTITUTE(SUBSTITUTE(SUBSTITUTE(SUBSTITUTE([Numbers.D3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[size=85]&quot; &amp; [Numbers.F342] &amp; &quot;[/size]]&quot;; &quot;&quot;)">
            <text:p/>
          </table:table-cell>
          <table:table-cell table:formula="of:=IF([Numbers.C342] &gt; 0; &quot;convert background.png -gravity Center -size 270 -pointsize 24 -fill black -annotate +0-14 'Voted #&quot; &amp; [Numbers.B342] &amp; &quot; mod' -pointsize 20 -fill white -annotate +0+18 'by ZDoom Community' &quot; &amp; &quot;png8:pngs/&quot; &amp; SUBSTITUTE(SUBSTITUTE(SUBSTITUTE(SUBSTITUTE(SUBSTITUTE([Numbers.D3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[size=85]&quot; &amp; [Numbers.F343] &amp; &quot;[/size]]&quot;; &quot;&quot;)">
            <text:p/>
          </table:table-cell>
          <table:table-cell table:formula="of:=IF([Numbers.C343] &gt; 0; &quot;convert background.png -gravity Center -size 270 -pointsize 24 -fill black -annotate +0-14 'Voted #&quot; &amp; [Numbers.B343] &amp; &quot; mod' -pointsize 20 -fill white -annotate +0+18 'by ZDoom Community' &quot; &amp; &quot;png8:pngs/&quot; &amp; SUBSTITUTE(SUBSTITUTE(SUBSTITUTE(SUBSTITUTE(SUBSTITUTE([Numbers.D3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[size=85]&quot; &amp; [Numbers.F344] &amp; &quot;[/size]]&quot;; &quot;&quot;)">
            <text:p/>
          </table:table-cell>
          <table:table-cell table:formula="of:=IF([Numbers.C344] &gt; 0; &quot;convert background.png -gravity Center -size 270 -pointsize 24 -fill black -annotate +0-14 'Voted #&quot; &amp; [Numbers.B344] &amp; &quot; mod' -pointsize 20 -fill white -annotate +0+18 'by ZDoom Community' &quot; &amp; &quot;png8:pngs/&quot; &amp; SUBSTITUTE(SUBSTITUTE(SUBSTITUTE(SUBSTITUTE(SUBSTITUTE([Numbers.D3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[size=85]&quot; &amp; [Numbers.F345] &amp; &quot;[/size]]&quot;; &quot;&quot;)">
            <text:p/>
          </table:table-cell>
          <table:table-cell table:formula="of:=IF([Numbers.C345] &gt; 0; &quot;convert background.png -gravity Center -size 270 -pointsize 24 -fill black -annotate +0-14 'Voted #&quot; &amp; [Numbers.B345] &amp; &quot; mod' -pointsize 20 -fill white -annotate +0+18 'by ZDoom Community' &quot; &amp; &quot;png8:pngs/&quot; &amp; SUBSTITUTE(SUBSTITUTE(SUBSTITUTE(SUBSTITUTE(SUBSTITUTE([Numbers.D3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[size=85]&quot; &amp; [Numbers.F346] &amp; &quot;[/size]]&quot;; &quot;&quot;)">
            <text:p/>
          </table:table-cell>
          <table:table-cell table:formula="of:=IF([Numbers.C346] &gt; 0; &quot;convert background.png -gravity Center -size 270 -pointsize 24 -fill black -annotate +0-14 'Voted #&quot; &amp; [Numbers.B346] &amp; &quot; mod' -pointsize 20 -fill white -annotate +0+18 'by ZDoom Community' &quot; &amp; &quot;png8:pngs/&quot; &amp; SUBSTITUTE(SUBSTITUTE(SUBSTITUTE(SUBSTITUTE(SUBSTITUTE([Numbers.D3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gravity Center -size 270 -pointsize 24 -fill black -annotate +0-14 'Voted #&quot; &amp; [Numbers.B347] &amp; &quot; mod' -pointsize 20 -fill white -annotate +0+18 'by ZDoom Community' &quot; &amp; &quot;pngs/&quot; &amp; SUBSTITUTE(SUBSTITUTE(SUBSTITUTE(SUBSTITUTE([Numbers.D34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gravity Center -size 270 -pointsize 24 -fill black -annotate +0-14 'Voted #&quot; &amp; [Numbers.B348] &amp; &quot; mod' -pointsize 20 -fill white -annotate +0+18 'by ZDoom Community' &quot; &amp; &quot;pngs/&quot; &amp; SUBSTITUTE(SUBSTITUTE(SUBSTITUTE(SUBSTITUTE([Numbers.D34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gravity Center -size 270 -pointsize 24 -fill black -annotate +0-14 'Voted #&quot; &amp; [Numbers.B349] &amp; &quot; mod' -pointsize 20 -fill white -annotate +0+18 'by ZDoom Community' &quot; &amp; &quot;pngs/&quot; &amp; SUBSTITUTE(SUBSTITUTE(SUBSTITUTE(SUBSTITUTE([Numbers.D34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gravity Center -size 270 -pointsize 24 -fill black -annotate +0-14 'Voted #&quot; &amp; [Numbers.B350] &amp; &quot; mod' -pointsize 20 -fill white -annotate +0+18 'by ZDoom Community' &quot; &amp; &quot;pngs/&quot; &amp; SUBSTITUTE(SUBSTITUTE(SUBSTITUTE(SUBSTITUTE([Numbers.D35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gravity Center -size 270 -pointsize 24 -fill black -annotate +0-14 'Voted #&quot; &amp; [Numbers.B351] &amp; &quot; mod' -pointsize 20 -fill white -annotate +0+18 'by ZDoom Community' &quot; &amp; &quot;pngs/&quot; &amp; SUBSTITUTE(SUBSTITUTE(SUBSTITUTE(SUBSTITUTE([Numbers.D35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gravity Center -size 270 -pointsize 24 -fill black -annotate +0-14 'Voted #&quot; &amp; [Numbers.B352] &amp; &quot; mod' -pointsize 20 -fill white -annotate +0+18 'by ZDoom Community' &quot; &amp; &quot;pngs/&quot; &amp; SUBSTITUTE(SUBSTITUTE(SUBSTITUTE(SUBSTITUTE([Numbers.D35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gravity Center -size 270 -pointsize 24 -fill black -annotate +0-14 'Voted #&quot; &amp; [Numbers.B353] &amp; &quot; mod' -pointsize 20 -fill white -annotate +0+18 'by ZDoom Community' &quot; &amp; &quot;pngs/&quot; &amp; SUBSTITUTE(SUBSTITUTE(SUBSTITUTE(SUBSTITUTE([Numbers.D35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gravity Center -size 270 -pointsize 24 -fill black -annotate +0-14 'Voted #&quot; &amp; [Numbers.B354] &amp; &quot; mod' -pointsize 20 -fill white -annotate +0+18 'by ZDoom Community' &quot; &amp; &quot;pngs/&quot; &amp; SUBSTITUTE(SUBSTITUTE(SUBSTITUTE(SUBSTITUTE([Numbers.D35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gravity Center -size 270 -pointsize 24 -fill black -annotate +0-14 'Voted #&quot; &amp; [Numbers.B355] &amp; &quot; mod' -pointsize 20 -fill white -annotate +0+18 'by ZDoom Community' &quot; &amp; &quot;pngs/&quot; &amp; SUBSTITUTE(SUBSTITUTE(SUBSTITUTE(SUBSTITUTE([Numbers.D35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gravity Center -size 270 -pointsize 24 -fill black -annotate +0-14 'Voted #&quot; &amp; [Numbers.B356] &amp; &quot; mod' -pointsize 20 -fill white -annotate +0+18 'by ZDoom Community' &quot; &amp; &quot;pngs/&quot; &amp; SUBSTITUTE(SUBSTITUTE(SUBSTITUTE(SUBSTITUTE([Numbers.D35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gravity Center -size 270 -pointsize 24 -fill black -annotate +0-14 'Voted #&quot; &amp; [Numbers.B357] &amp; &quot; mod' -pointsize 20 -fill white -annotate +0+18 'by ZDoom Community' &quot; &amp; &quot;pngs/&quot; &amp; SUBSTITUTE(SUBSTITUTE(SUBSTITUTE(SUBSTITUTE([Numbers.D35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gravity Center -size 270 -pointsize 24 -fill black -annotate +0-14 'Voted #&quot; &amp; [Numbers.B358] &amp; &quot; mod' -pointsize 20 -fill white -annotate +0+18 'by ZDoom Community' &quot; &amp; &quot;pngs/&quot; &amp; SUBSTITUTE(SUBSTITUTE(SUBSTITUTE(SUBSTITUTE([Numbers.D35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gravity Center -size 270 -pointsize 24 -fill black -annotate +0-14 'Voted #&quot; &amp; [Numbers.B359] &amp; &quot; mod' -pointsize 20 -fill white -annotate +0+18 'by ZDoom Community' &quot; &amp; &quot;pngs/&quot; &amp; SUBSTITUTE(SUBSTITUTE(SUBSTITUTE(SUBSTITUTE([Numbers.D35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gravity Center -size 270 -pointsize 24 -fill black -annotate +0-14 'Voted #&quot; &amp; [Numbers.B360] &amp; &quot; mod' -pointsize 20 -fill white -annotate +0+18 'by ZDoom Community' &quot; &amp; &quot;pngs/&quot; &amp; SUBSTITUTE(SUBSTITUTE(SUBSTITUTE(SUBSTITUTE([Numbers.D36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gravity Center -size 270 -pointsize 24 -fill black -annotate +0-14 'Voted #&quot; &amp; [Numbers.B361] &amp; &quot; mod' -pointsize 20 -fill white -annotate +0+18 'by ZDoom Community' &quot; &amp; &quot;pngs/&quot; &amp; SUBSTITUTE(SUBSTITUTE(SUBSTITUTE(SUBSTITUTE([Numbers.D36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gravity Center -size 270 -pointsize 24 -fill black -annotate +0-14 'Voted #&quot; &amp; [Numbers.B362] &amp; &quot; mod' -pointsize 20 -fill white -annotate +0+18 'by ZDoom Community' &quot; &amp; &quot;pngs/&quot; &amp; SUBSTITUTE(SUBSTITUTE(SUBSTITUTE(SUBSTITUTE([Numbers.D36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gravity Center -size 270 -pointsize 24 -fill black -annotate +0-14 'Voted #&quot; &amp; [Numbers.B363] &amp; &quot; mod' -pointsize 20 -fill white -annotate +0+18 'by ZDoom Community' &quot; &amp; &quot;pngs/&quot; &amp; SUBSTITUTE(SUBSTITUTE(SUBSTITUTE(SUBSTITUTE([Numbers.D36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gravity Center -size 270 -pointsize 24 -fill black -annotate +0-14 'Voted #&quot; &amp; [Numbers.B364] &amp; &quot; mod' -pointsize 20 -fill white -annotate +0+18 'by ZDoom Community' &quot; &amp; &quot;pngs/&quot; &amp; SUBSTITUTE(SUBSTITUTE(SUBSTITUTE(SUBSTITUTE([Numbers.D36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gravity Center -size 270 -pointsize 24 -fill black -annotate +0-14 'Voted #&quot; &amp; [Numbers.B365] &amp; &quot; mod' -pointsize 20 -fill white -annotate +0+18 'by ZDoom Community' &quot; &amp; &quot;pngs/&quot; &amp; SUBSTITUTE(SUBSTITUTE(SUBSTITUTE(SUBSTITUTE([Numbers.D36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gravity Center -size 270 -pointsize 24 -fill black -annotate +0-14 'Voted #&quot; &amp; [Numbers.B366] &amp; &quot; mod' -pointsize 20 -fill white -annotate +0+18 'by ZDoom Community' &quot; &amp; &quot;pngs/&quot; &amp; SUBSTITUTE(SUBSTITUTE(SUBSTITUTE(SUBSTITUTE([Numbers.D36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gravity Center -size 270 -pointsize 24 -fill black -annotate +0-14 'Voted #&quot; &amp; [Numbers.B367] &amp; &quot; mod' -pointsize 20 -fill white -annotate +0+18 'by ZDoom Community' &quot; &amp; &quot;pngs/&quot; &amp; SUBSTITUTE(SUBSTITUTE(SUBSTITUTE(SUBSTITUTE([Numbers.D36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gravity Center -size 270 -pointsize 24 -fill black -annotate +0-14 'Voted #&quot; &amp; [Numbers.B368] &amp; &quot; mod' -pointsize 20 -fill white -annotate +0+18 'by ZDoom Community' &quot; &amp; &quot;pngs/&quot; &amp; SUBSTITUTE(SUBSTITUTE(SUBSTITUTE(SUBSTITUTE([Numbers.D36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gravity Center -size 270 -pointsize 24 -fill black -annotate +0-14 'Voted #&quot; &amp; [Numbers.B369] &amp; &quot; mod' -pointsize 20 -fill white -annotate +0+18 'by ZDoom Community' &quot; &amp; &quot;pngs/&quot; &amp; SUBSTITUTE(SUBSTITUTE(SUBSTITUTE(SUBSTITUTE([Numbers.D36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gravity Center -size 270 -pointsize 24 -fill black -annotate +0-14 'Voted #&quot; &amp; [Numbers.B370] &amp; &quot; mod' -pointsize 20 -fill white -annotate +0+18 'by ZDoom Community' &quot; &amp; &quot;pngs/&quot; &amp; SUBSTITUTE(SUBSTITUTE(SUBSTITUTE(SUBSTITUTE([Numbers.D37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gravity Center -size 270 -pointsize 24 -fill black -annotate +0-14 'Voted #&quot; &amp; [Numbers.B371] &amp; &quot; mod' -pointsize 20 -fill white -annotate +0+18 'by ZDoom Community' &quot; &amp; &quot;pngs/&quot; &amp; SUBSTITUTE(SUBSTITUTE(SUBSTITUTE(SUBSTITUTE([Numbers.D37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gravity Center -size 270 -pointsize 24 -fill black -annotate +0-14 'Voted #&quot; &amp; [Numbers.B372] &amp; &quot; mod' -pointsize 20 -fill white -annotate +0+18 'by ZDoom Community' &quot; &amp; &quot;pngs/&quot; &amp; SUBSTITUTE(SUBSTITUTE(SUBSTITUTE(SUBSTITUTE([Numbers.D37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gravity Center -size 270 -pointsize 24 -fill black -annotate +0-14 'Voted #&quot; &amp; [Numbers.B373] &amp; &quot; mod' -pointsize 20 -fill white -annotate +0+18 'by ZDoom Community' &quot; &amp; &quot;pngs/&quot; &amp; SUBSTITUTE(SUBSTITUTE(SUBSTITUTE(SUBSTITUTE([Numbers.D37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gravity Center -size 270 -pointsize 24 -fill black -annotate +0-14 'Voted #&quot; &amp; [Numbers.B374] &amp; &quot; mod' -pointsize 20 -fill white -annotate +0+18 'by ZDoom Community' &quot; &amp; &quot;pngs/&quot; &amp; SUBSTITUTE(SUBSTITUTE(SUBSTITUTE(SUBSTITUTE([Numbers.D37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gravity Center -size 270 -pointsize 24 -fill black -annotate +0-14 'Voted #&quot; &amp; [Numbers.B375] &amp; &quot; mod' -pointsize 20 -fill white -annotate +0+18 'by ZDoom Community' &quot; &amp; &quot;pngs/&quot; &amp; SUBSTITUTE(SUBSTITUTE(SUBSTITUTE(SUBSTITUTE([Numbers.D37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gravity Center -size 270 -pointsize 24 -fill black -annotate +0-14 'Voted #&quot; &amp; [Numbers.B376] &amp; &quot; mod' -pointsize 20 -fill white -annotate +0+18 'by ZDoom Community' &quot; &amp; &quot;pngs/&quot; &amp; SUBSTITUTE(SUBSTITUTE(SUBSTITUTE(SUBSTITUTE([Numbers.D37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gravity Center -size 270 -pointsize 24 -fill black -annotate +0-14 'Voted #&quot; &amp; [Numbers.B377] &amp; &quot; mod' -pointsize 20 -fill white -annotate +0+18 'by ZDoom Community' &quot; &amp; &quot;pngs/&quot; &amp; SUBSTITUTE(SUBSTITUTE(SUBSTITUTE(SUBSTITUTE([Numbers.D37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table table:name="Mentions" table:style-name="ta1">
        <table:table-column table:style-name="co10" table:default-cell-style-name="Default"/>
        <table:table-column table:style-name="co11" table:default-cell-style-name="Default"/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Runaway Train</text:p>
          </table:table-cell>
          <table:table-cell office:value-type="string" calcext:value-type="string">
            <text:p>https://www.doomworld.com/idgames/levels/doom2/Ports/m-o/njtrain</text:p>
          </table:table-cell>
        </table:table-row>
        <table:table-row table:style-name="ro3">
          <table:table-cell office:value-type="string" calcext:value-type="string">
            <text:p>Chex Quest 3</text:p>
          </table:table-cell>
          <table:table-cell office:value-type="string" calcext:value-type="string">
            <text:p>http://www.chucktropolis.com/gamers.htm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3">00/00/0000</text:date>, <text:time style:data-style-name="N2" text:time-value="20:09:18.1809231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18-07-23T20:25:28.698122890</dc:date>
    <meta:editing-duration>P1DT11H31M32S</meta:editing-duration>
    <meta:editing-cycles>154</meta:editing-cycles>
    <meta:generator>LibreOffice/5.2.7.2$Linux_X86_64 LibreOffice_project/20m0$Build-2</meta:generator>
    <meta:document-statistic meta:table-count="3" meta:cell-count="3818" meta:object-count="0"/>
  </office:meta>
</office:document-meta>
</file>